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929in"/>
    </style:style>
    <style:style style:name="co2" style:family="table-column">
      <style:table-column-properties fo:break-before="auto" style:column-width="0.85in"/>
    </style:style>
    <style:style style:name="co3" style:family="table-column">
      <style:table-column-properties fo:break-before="auto" style:column-width="1.3862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1.2465in"/>
    </style:style>
    <style:style style:name="co6" style:family="table-column">
      <style:table-column-properties fo:break-before="auto" style:column-width="1.6972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6256in" svg:height="7.4917in" svg:x="10.8744in" svg:y="0.4594in">
            <draw:object draw:notify-on-update-of-ranges="Sheet1.I1:Sheet1.I1 Sheet1.I2:Sheet1.I60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row table:style-name="ro1">
          <table:table-cell office:value-type="string">
            <text:p>Symbol</text:p>
          </table:table-cell>
          <table:table-cell office:value-type="string">
            <text:p>Adj Multiple</text:p>
          </table:table-cell>
          <table:table-cell table:style-name="Default" office:value-type="string">
            <text:p>Date</text:p>
          </table:table-cell>
          <table:table-cell office:value-type="string">
            <text:p>Average Price</text:p>
          </table:table-cell>
          <table:table-cell office:value-type="string">
            <text:p>Adj Average Price</text:p>
          </table:table-cell>
          <table:table-cell office:value-type="string">
            <text:p>Forward Lag <text:s/>1</text:p>
          </table:table-cell>
          <table:table-cell office:value-type="string">
            <text:p>Prediction</text:p>
          </table:table-cell>
          <table:table-cell office:value-type="string">
            <text:p>Choice</text:p>
          </table:table-cell>
          <table:table-cell office:value-type="string">
            <text:p>Sim</text:p>
          </table:table-cell>
          <table:table-cell office:value-type="string">
            <text:p>Trade Amount</text:p>
          </table:table-cell>
          <table:table-cell office:value-type="string">
            <text:p>Correlation</text:p>
          </table:table-cell>
          <table:table-cell office:value-type="string">
            <text:p>Average Return</text:p>
          </table:table-cell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2-01-02 00:00:0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-0.0750000000000001">
            <text:p>-0.075</text:p>
          </table:table-cell>
          <table:table-cell office:value-type="float" office:value="0.0333975205485374">
            <text:p>0.0333975205</text:p>
          </table:table-cell>
          <table:table-cell table:formula="of:=IF([.G2]&gt;0;1;0)"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table:formula="of:=CORREL([.F1:.F6144];[.G1:.G6144])" office:value-type="float" office:value="0.218258329986779">
            <text:p>0.21825833</text:p>
          </table:table-cell>
          <table:table-cell table:formula="of:=AVERAGE([.F2:.F6144])" office:value-type="float" office:value="0.0769100779815964">
            <text:p>0.076910078</text:p>
          </table:table-cell>
        </table:table-row>
        <table:table-row table:style-name="ro1">
          <table:table-cell office:value-type="string">
            <text:p>IMMY</text:p>
          </table:table-cell>
          <table:table-cell office:value-type="float" office:value="0.025">
            <text:p>0.025</text:p>
          </table:table-cell>
          <table:table-cell office:value-type="string">
            <text:p>2012-01-03 00:00:00</text:p>
          </table:table-cell>
          <table:table-cell office:value-type="float" office:value="0.0825">
            <text:p>0.0825</text:p>
          </table:table-cell>
          <table:table-cell office:value-type="float" office:value="3.3">
            <text:p>3.3</text:p>
          </table:table-cell>
          <table:table-cell office:value-type="float" office:value="-0.0303030303030303">
            <text:p>-0.0303030303</text:p>
          </table:table-cell>
          <table:table-cell office:value-type="float" office:value="0.133809878494989">
            <text:p>0.1338098785</text:p>
          </table:table-cell>
          <table:table-cell table:formula="of:=IF([.G3]&gt;0;1;0)" office:value-type="float" office:value="1">
            <text:p>1</text:p>
          </table:table-cell>
          <table:table-cell table:formula="of:=IF([.I2]&gt;=0;IF([.H3]=1;[.I2]+([.F3]*[.J3])-20;[.I2]);0)" office:value-type="float" office:value="9828.48484848485">
            <text:p>9828.4848484849</text:p>
          </table:table-cell>
          <table:table-cell table:formula="of:=IF([.I2]&gt;1000;[.I2]*0.5;1000)" office:value-type="float" office:value="5000">
            <text:p>5000</text:p>
          </table:table-cell>
          <table:table-cell table:number-columns-repeated="2"/>
        </table:table-row>
        <table:table-row table:style-name="ro1">
          <table:table-cell office:value-type="string">
            <text:p>EMXX</text:p>
          </table:table-cell>
          <table:table-cell office:value-type="float" office:value="1">
            <text:p>1</text:p>
          </table:table-cell>
          <table:table-cell office:value-type="string">
            <text:p>2012-01-04 00:00:00</text:p>
          </table:table-cell>
          <table:table-cell table:number-columns-repeated="2" office:value-type="float" office:value="2.12">
            <text:p>2.12</text:p>
          </table:table-cell>
          <table:table-cell office:value-type="float" office:value="0.00353773584905648">
            <text:p>0.0035377358</text:p>
          </table:table-cell>
          <table:table-cell office:value-type="float" office:value="0.101438750721476">
            <text:p>0.1014387507</text:p>
          </table:table-cell>
          <table:table-cell table:formula="of:=IF([.G4]&gt;0;1;0)" office:value-type="float" office:value="1">
            <text:p>1</text:p>
          </table:table-cell>
          <table:table-cell table:formula="of:=IF([.I3]&gt;=0;IF([.H4]=1;[.I3]+([.F4]*[.J4])-20;[.I3]);0)" office:value-type="float" office:value="9825.87014008005">
            <text:p>9825.8701400801</text:p>
          </table:table-cell>
          <table:table-cell table:formula="of:=IF([.I3]&gt;1000;[.I3]*0.5;1000)" office:value-type="float" office:value="4914.24242424242">
            <text:p>4914.2424242424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1-05 00:00:00</text:p>
          </table:table-cell>
          <table:table-cell office:value-type="float" office:value="0.015">
            <text:p>0.015</text:p>
          </table:table-cell>
          <table:table-cell office:value-type="float" office:value="1.5">
            <text:p>1.5</text:p>
          </table:table-cell>
          <table:table-cell office:value-type="float" office:value="-0.166666666666667">
            <text:p>-0.1666666667</text:p>
          </table:table-cell>
          <table:table-cell office:value-type="float" office:value="0.177989367018827">
            <text:p>0.177989367</text:p>
          </table:table-cell>
          <table:table-cell table:formula="of:=IF([.G5]&gt;0;1;0)" office:value-type="float" office:value="1">
            <text:p>1</text:p>
          </table:table-cell>
          <table:table-cell table:formula="of:=IF([.I4]&gt;=0;IF([.H5]=1;[.I4]+([.F5]*[.J5])-20;[.I4]);0)" office:value-type="float" office:value="8987.04762840671">
            <text:p>8987.0476284067</text:p>
          </table:table-cell>
          <table:table-cell table:formula="of:=IF([.I4]&gt;1000;[.I4]*0.5;1000)" office:value-type="float" office:value="4912.93507004002">
            <text:p>4912.93507004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1-06 00:00:00</text:p>
          </table:table-cell>
          <table:table-cell office:value-type="float" office:value="0.0125">
            <text:p>0.0125</text:p>
          </table:table-cell>
          <table:table-cell office:value-type="float" office:value="1.25">
            <text:p>1.25</text:p>
          </table:table-cell>
          <table:table-cell office:value-type="float" office:value="0">
            <text:p>0</text:p>
          </table:table-cell>
          <table:table-cell office:value-type="float" office:value="0.248707828478549">
            <text:p>0.2487078285</text:p>
          </table:table-cell>
          <table:table-cell table:formula="of:=IF([.G6]&gt;0;1;0)" office:value-type="float" office:value="1">
            <text:p>1</text:p>
          </table:table-cell>
          <table:table-cell table:formula="of:=IF([.I5]&gt;=0;IF([.H6]=1;[.I5]+([.F6]*[.J6])-20;[.I5]);0)" office:value-type="float" office:value="8967.04762840671">
            <text:p>8967.0476284067</text:p>
          </table:table-cell>
          <table:table-cell table:formula="of:=IF([.I5]&gt;1000;[.I5]*0.5;1000)" office:value-type="float" office:value="4493.52381420335">
            <text:p>4493.5238142034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2-01-09 00:00:0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15429331316347">
            <text:p>0.1154293313</text:p>
          </table:table-cell>
          <table:table-cell table:formula="of:=IF([.G7]&gt;0;1;0)" office:value-type="float" office:value="1">
            <text:p>1</text:p>
          </table:table-cell>
          <table:table-cell table:formula="of:=IF([.I6]&gt;=0;IF([.H7]=1;[.I6]+([.F7]*[.J7])-20;[.I6]);0)" office:value-type="float" office:value="10067.9285819575">
            <text:p>10067.9285819575</text:p>
          </table:table-cell>
          <table:table-cell table:formula="of:=IF([.I6]&gt;1000;[.I6]*0.5;1000)" office:value-type="float" office:value="4483.52381420335">
            <text:p>4483.5238142034</text:p>
          </table:table-cell>
          <table:table-cell table:number-columns-repeated="2"/>
        </table:table-row>
        <table:table-row table:style-name="ro1">
          <table:table-cell office:value-type="string">
            <text:p>MSLP</text:p>
          </table:table-cell>
          <table:table-cell office:value-type="float" office:value="0.00117233294255569">
            <text:p>0.0011723329</text:p>
          </table:table-cell>
          <table:table-cell office:value-type="string">
            <text:p>2012-01-10 00:00:00</text:p>
          </table:table-cell>
          <table:table-cell office:value-type="float" office:value="0.01">
            <text:p>0.01</text:p>
          </table:table-cell>
          <table:table-cell office:value-type="float" office:value="8.53">
            <text:p>8.53</text:p>
          </table:table-cell>
          <table:table-cell office:value-type="float" office:value="0">
            <text:p>0</text:p>
          </table:table-cell>
          <table:table-cell office:value-type="float" office:value="0.0922404775886322">
            <text:p>0.0922404776</text:p>
          </table:table-cell>
          <table:table-cell table:formula="of:=IF([.G8]&gt;0;1;0)" office:value-type="float" office:value="1">
            <text:p>1</text:p>
          </table:table-cell>
          <table:table-cell table:formula="of:=IF([.I7]&gt;=0;IF([.H8]=1;[.I7]+([.F8]*[.J8])-20;[.I7]);0)" office:value-type="float" office:value="10047.9285819575">
            <text:p>10047.9285819575</text:p>
          </table:table-cell>
          <table:table-cell table:formula="of:=IF([.I7]&gt;1000;[.I7]*0.5;1000)" office:value-type="float" office:value="5033.96429097877">
            <text:p>5033.9642909788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00396039603960396">
            <text:p>0.003960396</text:p>
          </table:table-cell>
          <table:table-cell office:value-type="string">
            <text:p>2012-01-11 00:00:00</text:p>
          </table:table-cell>
          <table:table-cell office:value-type="float" office:value="0.015">
            <text:p>0.015</text:p>
          </table:table-cell>
          <table:table-cell office:value-type="float" office:value="3.7875">
            <text:p>3.7875</text:p>
          </table:table-cell>
          <table:table-cell office:value-type="float" office:value="0.333333333333333">
            <text:p>0.3333333333</text:p>
          </table:table-cell>
          <table:table-cell office:value-type="float" office:value="0.214433428857259">
            <text:p>0.2144334289</text:p>
          </table:table-cell>
          <table:table-cell table:formula="of:=IF([.G9]&gt;0;1;0)" office:value-type="float" office:value="1">
            <text:p>1</text:p>
          </table:table-cell>
          <table:table-cell table:formula="of:=IF([.I8]&gt;=0;IF([.H9]=1;[.I8]+([.F9]*[.J9])-20;[.I8]);0)" office:value-type="float" office:value="11702.5833456171">
            <text:p>11702.5833456171</text:p>
          </table:table-cell>
          <table:table-cell table:formula="of:=IF([.I8]&gt;1000;[.I8]*0.5;1000)" office:value-type="float" office:value="5023.96429097877">
            <text:p>5023.9642909788</text:p>
          </table:table-cell>
          <table:table-cell table:number-columns-repeated="2"/>
        </table:table-row>
        <table:table-row table:style-name="ro1">
          <table:table-cell office:value-type="string">
            <text:p>LPTN</text:p>
          </table:table-cell>
          <table:table-cell office:value-type="float" office:value="0.142857142857143">
            <text:p>0.1428571429</text:p>
          </table:table-cell>
          <table:table-cell office:value-type="string">
            <text:p>2012-01-12 00:00:00</text:p>
          </table:table-cell>
          <table:table-cell office:value-type="float" office:value="1.185">
            <text:p>1.185</text:p>
          </table:table-cell>
          <table:table-cell office:value-type="float" office:value="8.295">
            <text:p>8.295</text:p>
          </table:table-cell>
          <table:table-cell office:value-type="float" office:value="-0.00210970464135018">
            <text:p>-0.0021097046</text:p>
          </table:table-cell>
          <table:table-cell office:value-type="float" office:value="0.245693876854873">
            <text:p>0.2456938769</text:p>
          </table:table-cell>
          <table:table-cell table:formula="of:=IF([.G10]&gt;0;1;0)" office:value-type="float" office:value="1">
            <text:p>1</text:p>
          </table:table-cell>
          <table:table-cell table:formula="of:=IF([.I9]&gt;=0;IF([.H10]=1;[.I9]+([.F10]*[.J10])-20;[.I9]);0)" office:value-type="float" office:value="11670.2388484171">
            <text:p>11670.2388484171</text:p>
          </table:table-cell>
          <table:table-cell table:formula="of:=IF([.I9]&gt;1000;[.I9]*0.5;1000)" office:value-type="float" office:value="5851.29167280857">
            <text:p>5851.2916728086</text:p>
          </table:table-cell>
          <table:table-cell table:number-columns-repeated="2"/>
        </table:table-row>
        <table:table-row table:style-name="ro1">
          <table:table-cell office:value-type="string">
            <text:p>MSLP</text:p>
          </table:table-cell>
          <table:table-cell office:value-type="float" office:value="0.00117233294255569">
            <text:p>0.0011723329</text:p>
          </table:table-cell>
          <table:table-cell office:value-type="string">
            <text:p>2012-01-13 00:00:00</text:p>
          </table:table-cell>
          <table:table-cell office:value-type="float" office:value="0.01">
            <text:p>0.01</text:p>
          </table:table-cell>
          <table:table-cell office:value-type="float" office:value="8.53">
            <text:p>8.53</text:p>
          </table:table-cell>
          <table:table-cell office:value-type="float" office:value="0">
            <text:p>0</text:p>
          </table:table-cell>
          <table:table-cell office:value-type="float" office:value="0.123874738112554">
            <text:p>0.1238747381</text:p>
          </table:table-cell>
          <table:table-cell table:formula="of:=IF([.G11]&gt;0;1;0)" office:value-type="float" office:value="1">
            <text:p>1</text:p>
          </table:table-cell>
          <table:table-cell table:formula="of:=IF([.I10]&gt;=0;IF([.H11]=1;[.I10]+([.F11]*[.J11])-20;[.I10]);0)" office:value-type="float" office:value="11650.2388484171">
            <text:p>11650.2388484171</text:p>
          </table:table-cell>
          <table:table-cell table:formula="of:=IF([.I10]&gt;1000;[.I10]*0.5;1000)" office:value-type="float" office:value="5835.11942420856">
            <text:p>5835.1194242086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2-01-16 00:00:00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0104870507227239">
            <text:p>0.0104870507</text:p>
          </table:table-cell>
          <table:table-cell table:formula="of:=IF([.G12]&gt;0;1;0)" office:value-type="float" office:value="1">
            <text:p>1</text:p>
          </table:table-cell>
          <table:table-cell table:formula="of:=IF([.I11]&gt;=0;IF([.H12]=1;[.I11]+([.F12]*[.J12])-20;[.I11]);0)" office:value-type="float" office:value="11630.2388484171">
            <text:p>11630.2388484171</text:p>
          </table:table-cell>
          <table:table-cell table:formula="of:=IF([.I11]&gt;1000;[.I11]*0.5;1000)" office:value-type="float" office:value="5825.11942420856">
            <text:p>5825.1194242086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0033003300330033">
            <text:p>0.00330033</text:p>
          </table:table-cell>
          <table:table-cell office:value-type="string">
            <text:p>2012-01-17 00:00:00</text:p>
          </table:table-cell>
          <table:table-cell office:value-type="float" office:value="0.01">
            <text:p>0.01</text:p>
          </table:table-cell>
          <table:table-cell office:value-type="float" office:value="3.03">
            <text:p>3.03</text:p>
          </table:table-cell>
          <table:table-cell office:value-type="float" office:value="0">
            <text:p>0</text:p>
          </table:table-cell>
          <table:table-cell office:value-type="float" office:value="0.259873555971388">
            <text:p>0.259873556</text:p>
          </table:table-cell>
          <table:table-cell table:formula="of:=IF([.G13]&gt;0;1;0)" office:value-type="float" office:value="1">
            <text:p>1</text:p>
          </table:table-cell>
          <table:table-cell table:formula="of:=IF([.I12]&gt;=0;IF([.H13]=1;[.I12]+([.F13]*[.J13])-20;[.I12]);0)" office:value-type="float" office:value="11610.2388484171">
            <text:p>11610.2388484171</text:p>
          </table:table-cell>
          <table:table-cell table:formula="of:=IF([.I12]&gt;1000;[.I12]*0.5;1000)" office:value-type="float" office:value="5815.11942420856">
            <text:p>5815.1194242086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0033003300330033">
            <text:p>0.00330033</text:p>
          </table:table-cell>
          <table:table-cell office:value-type="string">
            <text:p>2012-01-18 00:00:00</text:p>
          </table:table-cell>
          <table:table-cell office:value-type="float" office:value="0.01">
            <text:p>0.01</text:p>
          </table:table-cell>
          <table:table-cell office:value-type="float" office:value="3.03">
            <text:p>3.03</text:p>
          </table:table-cell>
          <table:table-cell office:value-type="float" office:value="-0.333333333333333">
            <text:p>-0.3333333333</text:p>
          </table:table-cell>
          <table:table-cell office:value-type="float" office:value="0.221590147813314">
            <text:p>0.2215901478</text:p>
          </table:table-cell>
          <table:table-cell table:formula="of:=IF([.G14]&gt;0;1;0)" office:value-type="float" office:value="1">
            <text:p>1</text:p>
          </table:table-cell>
          <table:table-cell table:formula="of:=IF([.I13]&gt;=0;IF([.H14]=1;[.I13]+([.F14]*[.J14])-20;[.I13]);0)" office:value-type="float" office:value="9655.1990403476">
            <text:p>9655.1990403476</text:p>
          </table:table-cell>
          <table:table-cell table:formula="of:=IF([.I13]&gt;1000;[.I13]*0.5;1000)" office:value-type="float" office:value="5805.11942420856">
            <text:p>5805.1194242086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00495049504950495">
            <text:p>0.004950495</text:p>
          </table:table-cell>
          <table:table-cell office:value-type="string">
            <text:p>2012-01-19 00:00:00</text:p>
          </table:table-cell>
          <table:table-cell office:value-type="float" office:value="0.01">
            <text:p>0.01</text:p>
          </table:table-cell>
          <table:table-cell office:value-type="float" office:value="2.02">
            <text:p>2.02</text:p>
          </table:table-cell>
          <table:table-cell office:value-type="float" office:value="1.33168316831683">
            <text:p>1.3316831683</text:p>
          </table:table-cell>
          <table:table-cell office:value-type="float" office:value="0.177518586060497">
            <text:p>0.1775185861</text:p>
          </table:table-cell>
          <table:table-cell table:formula="of:=IF([.G15]&gt;0;1;0)" office:value-type="float" office:value="1">
            <text:p>1</text:p>
          </table:table-cell>
          <table:table-cell table:formula="of:=IF([.I14]&gt;=0;IF([.H15]=1;[.I14]+([.F15]*[.J15])-20;[.I14]);0)" office:value-type="float" office:value="16064.0320647375">
            <text:p>16064.0320647375</text:p>
          </table:table-cell>
          <table:table-cell table:formula="of:=IF([.I14]&gt;1000;[.I14]*0.5;1000)" office:value-type="float" office:value="4827.5995201738">
            <text:p>4827.5995201738</text:p>
          </table:table-cell>
          <table:table-cell table:number-columns-repeated="2"/>
        </table:table-row>
        <table:table-row table:style-name="ro1">
          <table:table-cell office:value-type="string">
            <text:p>IMMY</text:p>
          </table:table-cell>
          <table:table-cell office:value-type="float" office:value="0.025">
            <text:p>0.025</text:p>
          </table:table-cell>
          <table:table-cell office:value-type="string">
            <text:p>2012-01-20 00:00:00</text:p>
          </table:table-cell>
          <table:table-cell office:value-type="float" office:value="0.07">
            <text:p>0.07</text:p>
          </table:table-cell>
          <table:table-cell office:value-type="float" office:value="2.8">
            <text:p>2.8</text:p>
          </table:table-cell>
          <table:table-cell office:value-type="float" office:value="0">
            <text:p>0</text:p>
          </table:table-cell>
          <table:table-cell office:value-type="float" office:value="0.11947193503886">
            <text:p>0.119471935</text:p>
          </table:table-cell>
          <table:table-cell table:formula="of:=IF([.G16]&gt;0;1;0)" office:value-type="float" office:value="1">
            <text:p>1</text:p>
          </table:table-cell>
          <table:table-cell table:formula="of:=IF([.I15]&gt;=0;IF([.H16]=1;[.I15]+([.F16]*[.J16])-20;[.I15]);0)" office:value-type="float" office:value="16044.0320647375">
            <text:p>16044.0320647375</text:p>
          </table:table-cell>
          <table:table-cell table:formula="of:=IF([.I15]&gt;1000;[.I15]*0.5;1000)" office:value-type="float" office:value="8032.01603236873">
            <text:p>8032.0160323687</text:p>
          </table:table-cell>
          <table:table-cell table:number-columns-repeated="2"/>
        </table:table-row>
        <table:table-row table:style-name="ro1">
          <table:table-cell office:value-type="string">
            <text:p>GTHP</text:p>
          </table:table-cell>
          <table:table-cell office:value-type="float" office:value="1">
            <text:p>1</text:p>
          </table:table-cell>
          <table:table-cell office:value-type="string">
            <text:p>2012-01-23 00:00:00</text:p>
          </table:table-cell>
          <table:table-cell table:number-columns-repeated="2" office:value-type="float" office:value="0.6325">
            <text:p>0.6325</text:p>
          </table:table-cell>
          <table:table-cell office:value-type="float" office:value="0.122529644268774">
            <text:p>0.1225296443</text:p>
          </table:table-cell>
          <table:table-cell office:value-type="float" office:value="0.491109973590405">
            <text:p>0.4911099736</text:p>
          </table:table-cell>
          <table:table-cell table:formula="of:=IF([.G17]&gt;0;1;0)" office:value-type="float" office:value="1">
            <text:p>1</text:p>
          </table:table-cell>
          <table:table-cell table:formula="of:=IF([.I16]&gt;=0;IF([.H17]=1;[.I16]+([.F17]*[.J17])-20;[.I16]);0)" office:value-type="float" office:value="17006.966835502">
            <text:p>17006.966835502</text:p>
          </table:table-cell>
          <table:table-cell table:formula="of:=IF([.I16]&gt;1000;[.I16]*0.5;1000)" office:value-type="float" office:value="8022.01603236873">
            <text:p>8022.0160323687</text:p>
          </table:table-cell>
          <table:table-cell table:number-columns-repeated="2"/>
        </table:table-row>
        <table:table-row table:style-name="ro1">
          <table:table-cell office:value-type="string">
            <text:p>GTHP</text:p>
          </table:table-cell>
          <table:table-cell office:value-type="float" office:value="1">
            <text:p>1</text:p>
          </table:table-cell>
          <table:table-cell office:value-type="string">
            <text:p>2012-01-24 00:00:00</text:p>
          </table:table-cell>
          <table:table-cell table:number-columns-repeated="2" office:value-type="float" office:value="0.71">
            <text:p>0.71</text:p>
          </table:table-cell>
          <table:table-cell office:value-type="float" office:value="-0.0105633802816902">
            <text:p>-0.0105633803</text:p>
          </table:table-cell>
          <table:table-cell office:value-type="float" office:value="0.12840042347819">
            <text:p>0.1284004235</text:p>
          </table:table-cell>
          <table:table-cell table:formula="of:=IF([.G18]&gt;0;1;0)" office:value-type="float" office:value="1">
            <text:p>1</text:p>
          </table:table-cell>
          <table:table-cell table:formula="of:=IF([.I17]&gt;=0;IF([.H18]=1;[.I17]+([.F18]*[.J18])-20;[.I17]);0)" office:value-type="float" office:value="16897.1413064413">
            <text:p>16897.1413064413</text:p>
          </table:table-cell>
          <table:table-cell table:formula="of:=IF([.I17]&gt;1000;[.I17]*0.5;1000)" office:value-type="float" office:value="8503.48341775101">
            <text:p>8503.483417751</text:p>
          </table:table-cell>
          <table:table-cell table:number-columns-repeated="2"/>
        </table:table-row>
        <table:table-row table:style-name="ro1">
          <table:table-cell office:value-type="string">
            <text:p>GTHP</text:p>
          </table:table-cell>
          <table:table-cell office:value-type="float" office:value="1">
            <text:p>1</text:p>
          </table:table-cell>
          <table:table-cell office:value-type="string">
            <text:p>2012-01-25 00:00:00</text:p>
          </table:table-cell>
          <table:table-cell table:number-columns-repeated="2" office:value-type="float" office:value="0.7025">
            <text:p>0.7025</text:p>
          </table:table-cell>
          <table:table-cell office:value-type="float" office:value="-0.0213523131672596">
            <text:p>-0.0213523132</text:p>
          </table:table-cell>
          <table:table-cell office:value-type="float" office:value="0.175732413978098">
            <text:p>0.175732414</text:p>
          </table:table-cell>
          <table:table-cell table:formula="of:=IF([.G19]&gt;0;1;0)" office:value-type="float" office:value="1">
            <text:p>1</text:p>
          </table:table-cell>
          <table:table-cell table:formula="of:=IF([.I18]&gt;=0;IF([.H19]=1;[.I18]+([.F19]*[.J19])-20;[.I18]);0)" office:value-type="float" office:value="16696.744780038">
            <text:p>16696.744780038</text:p>
          </table:table-cell>
          <table:table-cell table:formula="of:=IF([.I18]&gt;1000;[.I18]*0.5;1000)" office:value-type="float" office:value="8448.57065322063">
            <text:p>8448.5706532206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00247524752475248">
            <text:p>0.0024752475</text:p>
          </table:table-cell>
          <table:table-cell office:value-type="string">
            <text:p>2012-01-26 00:00:00</text:p>
          </table:table-cell>
          <table:table-cell office:value-type="float" office:value="0.01">
            <text:p>0.01</text:p>
          </table:table-cell>
          <table:table-cell office:value-type="float" office:value="4.04">
            <text:p>4.04</text:p>
          </table:table-cell>
          <table:table-cell office:value-type="float" office:value="0.125">
            <text:p>0.125</text:p>
          </table:table-cell>
          <table:table-cell office:value-type="float" office:value="0.12053578140958">
            <text:p>0.1205357814</text:p>
          </table:table-cell>
          <table:table-cell table:formula="of:=IF([.G20]&gt;0;1;0)" office:value-type="float" office:value="1">
            <text:p>1</text:p>
          </table:table-cell>
          <table:table-cell table:formula="of:=IF([.I19]&gt;=0;IF([.H20]=1;[.I19]+([.F20]*[.J20])-20;[.I19]);0)" office:value-type="float" office:value="17720.2913287903">
            <text:p>17720.2913287903</text:p>
          </table:table-cell>
          <table:table-cell table:formula="of:=IF([.I19]&gt;1000;[.I19]*0.5;1000)" office:value-type="float" office:value="8348.37239001899">
            <text:p>8348.372390019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0033003300330033">
            <text:p>0.00330033</text:p>
          </table:table-cell>
          <table:table-cell office:value-type="string">
            <text:p>2012-01-27 00:00:00</text:p>
          </table:table-cell>
          <table:table-cell office:value-type="float" office:value="0.015">
            <text:p>0.015</text:p>
          </table:table-cell>
          <table:table-cell office:value-type="float" office:value="4.545">
            <text:p>4.545</text:p>
          </table:table-cell>
          <table:table-cell office:value-type="float" office:value="0.035753575357536">
            <text:p>0.0357535754</text:p>
          </table:table-cell>
          <table:table-cell office:value-type="float" office:value="0.223909371986714">
            <text:p>0.223909372</text:p>
          </table:table-cell>
          <table:table-cell table:formula="of:=IF([.G21]&gt;0;1;0)" office:value-type="float" office:value="1">
            <text:p>1</text:p>
          </table:table-cell>
          <table:table-cell table:formula="of:=IF([.I20]&gt;=0;IF([.H21]=1;[.I20]+([.F21]*[.J21])-20;[.I20]);0)" office:value-type="float" office:value="18017.073214481">
            <text:p>18017.073214481</text:p>
          </table:table-cell>
          <table:table-cell table:formula="of:=IF([.I20]&gt;1000;[.I20]*0.5;1000)" office:value-type="float" office:value="8860.14566439517">
            <text:p>8860.1456643952</text:p>
          </table:table-cell>
          <table:table-cell table:number-columns-repeated="2"/>
        </table:table-row>
        <table:table-row table:style-name="ro1">
          <table:table-cell office:value-type="string">
            <text:p>LPAD</text:p>
          </table:table-cell>
          <table:table-cell office:value-type="float" office:value="1">
            <text:p>1</text:p>
          </table:table-cell>
          <table:table-cell office:value-type="string">
            <text:p>2012-01-30 00:00:00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342857142857143">
            <text:p>0.3428571429</text:p>
          </table:table-cell>
          <table:table-cell office:value-type="float" office:value="0.0608857493407665">
            <text:p>0.0608857493</text:p>
          </table:table-cell>
          <table:table-cell table:formula="of:=IF([.G22]&gt;0;1;0)" office:value-type="float" office:value="1">
            <text:p>1</text:p>
          </table:table-cell>
          <table:table-cell table:formula="of:=IF([.I21]&gt;=0;IF([.H22]=1;[.I21]+([.F22]*[.J22])-20;[.I21]);0)" office:value-type="float" office:value="21085.7143369635">
            <text:p>21085.7143369635</text:p>
          </table:table-cell>
          <table:table-cell table:formula="of:=IF([.I21]&gt;1000;[.I21]*0.5;1000)" office:value-type="float" office:value="9008.53660724052">
            <text:p>9008.5366072405</text:p>
          </table:table-cell>
          <table:table-cell table:number-columns-repeated="2"/>
        </table:table-row>
        <table:table-row table:style-name="ro1">
          <table:table-cell office:value-type="string">
            <text:p>MOBQ</text:p>
          </table:table-cell>
          <table:table-cell office:value-type="float" office:value="1">
            <text:p>1</text:p>
          </table:table-cell>
          <table:table-cell office:value-type="string">
            <text:p>2012-01-31 00:00:00</text:p>
          </table:table-cell>
          <table:table-cell table:number-columns-repeated="2" office:value-type="float" office:value="0.525">
            <text:p>0.525</text:p>
          </table:table-cell>
          <table:table-cell office:value-type="float" office:value="0.142857142857143">
            <text:p>0.1428571429</text:p>
          </table:table-cell>
          <table:table-cell office:value-type="float" office:value="0.0775080158027432">
            <text:p>0.0775080158</text:p>
          </table:table-cell>
          <table:table-cell table:formula="of:=IF([.G23]&gt;0;1;0)" office:value-type="float" office:value="1">
            <text:p>1</text:p>
          </table:table-cell>
          <table:table-cell table:formula="of:=IF([.I22]&gt;=0;IF([.H23]=1;[.I22]+([.F23]*[.J23])-20;[.I22]);0)" office:value-type="float" office:value="22571.8367896038">
            <text:p>22571.8367896038</text:p>
          </table:table-cell>
          <table:table-cell table:formula="of:=IF([.I22]&gt;1000;[.I22]*0.5;1000)" office:value-type="float" office:value="10542.8571684818">
            <text:p>10542.8571684818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00297619047619048">
            <text:p>0.0029761905</text:p>
          </table:table-cell>
          <table:table-cell office:value-type="string">
            <text:p>2012-02-01 00:00:00</text:p>
          </table:table-cell>
          <table:table-cell office:value-type="float" office:value="0.01">
            <text:p>0.01</text:p>
          </table:table-cell>
          <table:table-cell office:value-type="float" office:value="3.36">
            <text:p>3.36</text:p>
          </table:table-cell>
          <table:table-cell office:value-type="float" office:value="0">
            <text:p>0</text:p>
          </table:table-cell>
          <table:table-cell office:value-type="float" office:value="0.135319432172349">
            <text:p>0.1353194322</text:p>
          </table:table-cell>
          <table:table-cell table:formula="of:=IF([.G24]&gt;0;1;0)" office:value-type="float" office:value="1">
            <text:p>1</text:p>
          </table:table-cell>
          <table:table-cell table:formula="of:=IF([.I23]&gt;=0;IF([.H24]=1;[.I23]+([.F24]*[.J24])-20;[.I23]);0)" office:value-type="float" office:value="22551.8367896038">
            <text:p>22551.8367896038</text:p>
          </table:table-cell>
          <table:table-cell table:formula="of:=IF([.I23]&gt;1000;[.I23]*0.5;1000)" office:value-type="float" office:value="11285.9183948019">
            <text:p>11285.9183948019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00297619047619048">
            <text:p>0.0029761905</text:p>
          </table:table-cell>
          <table:table-cell office:value-type="string">
            <text:p>2012-02-02 00:00:00</text:p>
          </table:table-cell>
          <table:table-cell office:value-type="float" office:value="0.01">
            <text:p>0.01</text:p>
          </table:table-cell>
          <table:table-cell office:value-type="float" office:value="3.36">
            <text:p>3.36</text:p>
          </table:table-cell>
          <table:table-cell office:value-type="float" office:value="0">
            <text:p>0</text:p>
          </table:table-cell>
          <table:table-cell office:value-type="float" office:value="0.106338791370579">
            <text:p>0.1063387914</text:p>
          </table:table-cell>
          <table:table-cell table:formula="of:=IF([.G25]&gt;0;1;0)" office:value-type="float" office:value="1">
            <text:p>1</text:p>
          </table:table-cell>
          <table:table-cell table:formula="of:=IF([.I24]&gt;=0;IF([.H25]=1;[.I24]+([.F25]*[.J25])-20;[.I24]);0)" office:value-type="float" office:value="22531.8367896038">
            <text:p>22531.8367896038</text:p>
          </table:table-cell>
          <table:table-cell table:formula="of:=IF([.I24]&gt;1000;[.I24]*0.5;1000)" office:value-type="float" office:value="11275.9183948019">
            <text:p>11275.9183948019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00297619047619048">
            <text:p>0.0029761905</text:p>
          </table:table-cell>
          <table:table-cell office:value-type="string">
            <text:p>2012-02-03 00:00:00</text:p>
          </table:table-cell>
          <table:table-cell office:value-type="float" office:value="0.01">
            <text:p>0.01</text:p>
          </table:table-cell>
          <table:table-cell office:value-type="float" office:value="3.36">
            <text:p>3.36</text:p>
          </table:table-cell>
          <table:table-cell office:value-type="float" office:value="0">
            <text:p>0</text:p>
          </table:table-cell>
          <table:table-cell office:value-type="float" office:value="0.0977901200351275">
            <text:p>0.09779012</text:p>
          </table:table-cell>
          <table:table-cell table:formula="of:=IF([.G26]&gt;0;1;0)" office:value-type="float" office:value="1">
            <text:p>1</text:p>
          </table:table-cell>
          <table:table-cell table:formula="of:=IF([.I25]&gt;=0;IF([.H26]=1;[.I25]+([.F26]*[.J26])-20;[.I25]);0)" office:value-type="float" office:value="22511.8367896038">
            <text:p>22511.8367896038</text:p>
          </table:table-cell>
          <table:table-cell table:formula="of:=IF([.I25]&gt;1000;[.I25]*0.5;1000)" office:value-type="float" office:value="11265.9183948019">
            <text:p>11265.9183948019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2-02-06 00:00:00</text:p>
          </table:table-cell>
          <table:table-cell table:number-columns-repeated="2" office:value-type="float" office:value="0.27">
            <text:p>0.27</text:p>
          </table:table-cell>
          <table:table-cell office:value-type="float" office:value="0.296296296296296">
            <text:p>0.2962962963</text:p>
          </table:table-cell>
          <table:table-cell office:value-type="float" office:value="0.220839446289731">
            <text:p>0.2208394463</text:p>
          </table:table-cell>
          <table:table-cell table:formula="of:=IF([.G27]&gt;0;1;0)" office:value-type="float" office:value="1">
            <text:p>1</text:p>
          </table:table-cell>
          <table:table-cell table:formula="of:=IF([.I26]&gt;=0;IF([.H27]=1;[.I26]+([.F27]*[.J27])-20;[.I26]);0)" office:value-type="float" office:value="25826.9237213969">
            <text:p>25826.9237213969</text:p>
          </table:table-cell>
          <table:table-cell table:formula="of:=IF([.I26]&gt;1000;[.I26]*0.5;1000)" office:value-type="float" office:value="11255.9183948019">
            <text:p>11255.9183948019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00297619047619048">
            <text:p>0.0029761905</text:p>
          </table:table-cell>
          <table:table-cell office:value-type="string">
            <text:p>2012-02-07 00:00:00</text:p>
          </table:table-cell>
          <table:table-cell office:value-type="float" office:value="0.01">
            <text:p>0.01</text:p>
          </table:table-cell>
          <table:table-cell office:value-type="float" office:value="3.36">
            <text:p>3.36</text:p>
          </table:table-cell>
          <table:table-cell office:value-type="float" office:value="0">
            <text:p>0</text:p>
          </table:table-cell>
          <table:table-cell office:value-type="float" office:value="0.0361411250239608">
            <text:p>0.036141125</text:p>
          </table:table-cell>
          <table:table-cell table:formula="of:=IF([.G28]&gt;0;1;0)" office:value-type="float" office:value="1">
            <text:p>1</text:p>
          </table:table-cell>
          <table:table-cell table:formula="of:=IF([.I27]&gt;=0;IF([.H28]=1;[.I27]+([.F28]*[.J28])-20;[.I27]);0)" office:value-type="float" office:value="25806.9237213969">
            <text:p>25806.9237213969</text:p>
          </table:table-cell>
          <table:table-cell table:formula="of:=IF([.I27]&gt;1000;[.I27]*0.5;1000)" office:value-type="float" office:value="12913.4618606985">
            <text:p>12913.4618606985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00297619047619048">
            <text:p>0.0029761905</text:p>
          </table:table-cell>
          <table:table-cell office:value-type="string">
            <text:p>2012-02-08 00:00:00</text:p>
          </table:table-cell>
          <table:table-cell office:value-type="float" office:value="0.01">
            <text:p>0.01</text:p>
          </table:table-cell>
          <table:table-cell office:value-type="float" office:value="3.36">
            <text:p>3.36</text:p>
          </table:table-cell>
          <table:table-cell office:value-type="float" office:value="0">
            <text:p>0</text:p>
          </table:table-cell>
          <table:table-cell office:value-type="float" office:value="0.0587751745394249">
            <text:p>0.0587751745</text:p>
          </table:table-cell>
          <table:table-cell table:formula="of:=IF([.G29]&gt;0;1;0)" office:value-type="float" office:value="1">
            <text:p>1</text:p>
          </table:table-cell>
          <table:table-cell table:formula="of:=IF([.I28]&gt;=0;IF([.H29]=1;[.I28]+([.F29]*[.J29])-20;[.I28]);0)" office:value-type="float" office:value="25786.9237213969">
            <text:p>25786.9237213969</text:p>
          </table:table-cell>
          <table:table-cell table:formula="of:=IF([.I28]&gt;1000;[.I28]*0.5;1000)" office:value-type="float" office:value="12903.4618606985">
            <text:p>12903.4618606985</text:p>
          </table:table-cell>
          <table:table-cell table:number-columns-repeated="2"/>
        </table:table-row>
        <table:table-row table:style-name="ro1">
          <table:table-cell office:value-type="string">
            <text:p>SGAS</text:p>
          </table:table-cell>
          <table:table-cell office:value-type="float" office:value="1">
            <text:p>1</text:p>
          </table:table-cell>
          <table:table-cell office:value-type="string">
            <text:p>2012-02-09 00:00:00</text:p>
          </table:table-cell>
          <table:table-cell table:number-columns-repeated="2" office:value-type="float" office:value="0.315">
            <text:p>0.315</text:p>
          </table:table-cell>
          <table:table-cell office:value-type="float" office:value="0.111111111111111">
            <text:p>0.1111111111</text:p>
          </table:table-cell>
          <table:table-cell office:value-type="float" office:value="0.0909861844858995">
            <text:p>0.0909861845</text:p>
          </table:table-cell>
          <table:table-cell table:formula="of:=IF([.G30]&gt;0;1;0)" office:value-type="float" office:value="1">
            <text:p>1</text:p>
          </table:table-cell>
          <table:table-cell table:formula="of:=IF([.I29]&gt;=0;IF([.H30]=1;[.I29]+([.F30]*[.J30])-20;[.I29]);0)" office:value-type="float" office:value="27199.5305948078">
            <text:p>27199.5305948078</text:p>
          </table:table-cell>
          <table:table-cell table:formula="of:=IF([.I29]&gt;1000;[.I29]*0.5;1000)" office:value-type="float" office:value="12893.4618606985">
            <text:p>12893.4618606985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0.0025">
            <text:p>0.0025</text:p>
          </table:table-cell>
          <table:table-cell office:value-type="string">
            <text:p>2012-02-10 00:00:00</text:p>
          </table:table-cell>
          <table:table-cell office:value-type="float" office:value="25">
            <text:p>25</text:p>
          </table:table-cell>
          <table:table-cell office:value-type="float" office:value="10000">
            <text:p>10000</text:p>
          </table:table-cell>
          <table:table-cell office:value-type="float" office:value="0.12">
            <text:p>0.12</text:p>
          </table:table-cell>
          <table:table-cell office:value-type="float" office:value="0.0660266252117038">
            <text:p>0.0660266252</text:p>
          </table:table-cell>
          <table:table-cell table:formula="of:=IF([.G31]&gt;0;1;0)" office:value-type="float" office:value="1">
            <text:p>1</text:p>
          </table:table-cell>
          <table:table-cell table:formula="of:=IF([.I30]&gt;=0;IF([.H31]=1;[.I30]+([.F31]*[.J31])-20;[.I30]);0)" office:value-type="float" office:value="28811.5024304963">
            <text:p>28811.5024304963</text:p>
          </table:table-cell>
          <table:table-cell table:formula="of:=IF([.I30]&gt;1000;[.I30]*0.5;1000)" office:value-type="float" office:value="13599.7652974039">
            <text:p>13599.7652974039</text:p>
          </table:table-cell>
          <table:table-cell table:number-columns-repeated="2"/>
        </table:table-row>
        <table:table-row table:style-name="ro1">
          <table:table-cell office:value-type="string">
            <text:p>AEHR</text:p>
          </table:table-cell>
          <table:table-cell office:value-type="float" office:value="1">
            <text:p>1</text:p>
          </table:table-cell>
          <table:table-cell office:value-type="string">
            <text:p>2012-02-13 00:00:00</text:p>
          </table:table-cell>
          <table:table-cell table:number-columns-repeated="2" office:value-type="float" office:value="0.7975">
            <text:p>0.7975</text:p>
          </table:table-cell>
          <table:table-cell office:value-type="float" office:value="0.00313479623824442">
            <text:p>0.0031347962</text:p>
          </table:table-cell>
          <table:table-cell office:value-type="float" office:value="0.0370328961571392">
            <text:p>0.0370328962</text:p>
          </table:table-cell>
          <table:table-cell table:formula="of:=IF([.G32]&gt;0;1;0)" office:value-type="float" office:value="1">
            <text:p>1</text:p>
          </table:table-cell>
          <table:table-cell table:formula="of:=IF([.I31]&gt;=0;IF([.H32]=1;[.I31]+([.F32]*[.J32])-20;[.I31]);0)" office:value-type="float" office:value="28836.661525215">
            <text:p>28836.661525215</text:p>
          </table:table-cell>
          <table:table-cell table:formula="of:=IF([.I31]&gt;1000;[.I31]*0.5;1000)" office:value-type="float" office:value="14405.7512152482">
            <text:p>14405.7512152482</text:p>
          </table:table-cell>
          <table:table-cell table:number-columns-repeated="2"/>
        </table:table-row>
        <table:table-row table:style-name="ro1">
          <table:table-cell office:value-type="string">
            <text:p>YOD</text:p>
          </table:table-cell>
          <table:table-cell office:value-type="float" office:value="1">
            <text:p>1</text:p>
          </table:table-cell>
          <table:table-cell office:value-type="string">
            <text:p>2012-02-14 00:00:00</text:p>
          </table:table-cell>
          <table:table-cell table:number-columns-repeated="2" office:value-type="float" office:value="6.875">
            <text:p>6.875</text:p>
          </table:table-cell>
          <table:table-cell office:value-type="float" office:value="-0.0330909090909089">
            <text:p>-0.0330909091</text:p>
          </table:table-cell>
          <table:table-cell office:value-type="float" office:value="0.066077202276048">
            <text:p>0.0660772023</text:p>
          </table:table-cell>
          <table:table-cell table:formula="of:=IF([.G33]&gt;0;1;0)" office:value-type="float" office:value="1">
            <text:p>1</text:p>
          </table:table-cell>
          <table:table-cell table:formula="of:=IF([.I32]&gt;=0;IF([.H33]=1;[.I32]+([.F33]*[.J33])-20;[.I32]);0)" office:value-type="float" office:value="28339.5458527069">
            <text:p>28339.5458527069</text:p>
          </table:table-cell>
          <table:table-cell table:formula="of:=IF([.I32]&gt;1000;[.I32]*0.5;1000)" office:value-type="float" office:value="14418.3307626075">
            <text:p>14418.3307626075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2-02-15 00:00:00</text:p>
          </table:table-cell>
          <table:table-cell table:number-columns-repeated="2" office:value-type="float" office:value="0.1675">
            <text:p>0.1675</text:p>
          </table:table-cell>
          <table:table-cell office:value-type="float" office:value="0.343283582089552">
            <text:p>0.3432835821</text:p>
          </table:table-cell>
          <table:table-cell office:value-type="float" office:value="0.119260252985202">
            <text:p>0.119260253</text:p>
          </table:table-cell>
          <table:table-cell table:formula="of:=IF([.G34]&gt;0;1;0)" office:value-type="float" office:value="1">
            <text:p>1</text:p>
          </table:table-cell>
          <table:table-cell table:formula="of:=IF([.I33]&gt;=0;IF([.H34]=1;[.I33]+([.F34]*[.J34])-20;[.I33]);0)" office:value-type="float" office:value="33183.796260261">
            <text:p>33183.796260261</text:p>
          </table:table-cell>
          <table:table-cell table:formula="of:=IF([.I33]&gt;1000;[.I33]*0.5;1000)" office:value-type="float" office:value="14169.7729263534">
            <text:p>14169.7729263534</text:p>
          </table:table-cell>
          <table:table-cell table:number-columns-repeated="2"/>
        </table:table-row>
        <table:table-row table:style-name="ro1">
          <table:table-cell office:value-type="string">
            <text:p>HDY</text:p>
          </table:table-cell>
          <table:table-cell office:value-type="float" office:value="0.125">
            <text:p>0.125</text:p>
          </table:table-cell>
          <table:table-cell office:value-type="string">
            <text:p>2012-02-16 00:00:00</text:p>
          </table:table-cell>
          <table:table-cell office:value-type="float" office:value="1.26">
            <text:p>1.26</text:p>
          </table:table-cell>
          <table:table-cell office:value-type="float" office:value="10.08">
            <text:p>10.08</text:p>
          </table:table-cell>
          <table:table-cell office:value-type="float" office:value="0.107142857142857">
            <text:p>0.1071428571</text:p>
          </table:table-cell>
          <table:table-cell office:value-type="float" office:value="0.225997055637592">
            <text:p>0.2259970556</text:p>
          </table:table-cell>
          <table:table-cell table:formula="of:=IF([.G35]&gt;0;1;0)" office:value-type="float" office:value="1">
            <text:p>1</text:p>
          </table:table-cell>
          <table:table-cell table:formula="of:=IF([.I34]&gt;=0;IF([.H35]=1;[.I34]+([.F35]*[.J35])-20;[.I34]);0)" office:value-type="float" office:value="34941.4996313464">
            <text:p>34941.4996313464</text:p>
          </table:table-cell>
          <table:table-cell table:formula="of:=IF([.I34]&gt;1000;[.I34]*0.5;1000)" office:value-type="float" office:value="16591.8981301305">
            <text:p>16591.8981301305</text:p>
          </table:table-cell>
          <table:table-cell table:number-columns-repeated="2"/>
        </table:table-row>
        <table:table-row table:style-name="ro1">
          <table:table-cell office:value-type="string">
            <text:p>SCON</text:p>
          </table:table-cell>
          <table:table-cell office:value-type="float" office:value="0.0833333333333334">
            <text:p>0.0833333333</text:p>
          </table:table-cell>
          <table:table-cell office:value-type="string">
            <text:p>2012-02-17 00:00:00</text:p>
          </table:table-cell>
          <table:table-cell office:value-type="float" office:value="0.96">
            <text:p>0.96</text:p>
          </table:table-cell>
          <table:table-cell office:value-type="float" office:value="11.52">
            <text:p>11.52</text:p>
          </table:table-cell>
          <table:table-cell office:value-type="float" office:value="0.0598958333333335">
            <text:p>0.0598958333</text:p>
          </table:table-cell>
          <table:table-cell office:value-type="float" office:value="0.11980319063771">
            <text:p>0.1198031906</text:p>
          </table:table-cell>
          <table:table-cell table:formula="of:=IF([.G36]&gt;0;1;0)" office:value-type="float" office:value="1">
            <text:p>1</text:p>
          </table:table-cell>
          <table:table-cell table:formula="of:=IF([.I35]&gt;=0;IF([.H36]=1;[.I35]+([.F36]*[.J36])-20;[.I35]);0)" office:value-type="float" office:value="35967.9247505144">
            <text:p>35967.9247505144</text:p>
          </table:table-cell>
          <table:table-cell table:formula="of:=IF([.I35]&gt;1000;[.I35]*0.5;1000)" office:value-type="float" office:value="17470.7498156732">
            <text:p>17470.7498156732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2-02-20 00:00:00</text:p>
          </table:table-cell>
          <table:table-cell table:number-columns-repeated="2"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float" office:value="0.0450421455283617">
            <text:p>0.0450421455</text:p>
          </table:table-cell>
          <table:table-cell table:formula="of:=IF([.G37]&gt;0;1;0)" office:value-type="float" office:value="1">
            <text:p>1</text:p>
          </table:table-cell>
          <table:table-cell table:formula="of:=IF([.I36]&gt;=0;IF([.H37]=1;[.I36]+([.F37]*[.J37])-20;[.I36]);0)" office:value-type="float" office:value="35947.9247505144">
            <text:p>35947.9247505144</text:p>
          </table:table-cell>
          <table:table-cell table:formula="of:=IF([.I36]&gt;1000;[.I36]*0.5;1000)" office:value-type="float" office:value="17983.9623752572">
            <text:p>17983.9623752572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0.0025">
            <text:p>0.0025</text:p>
          </table:table-cell>
          <table:table-cell office:value-type="string">
            <text:p>2012-02-21 00:00:00</text:p>
          </table:table-cell>
          <table:table-cell office:value-type="float" office:value="24.5">
            <text:p>24.5</text:p>
          </table:table-cell>
          <table:table-cell office:value-type="float" office:value="9800">
            <text:p>9800</text:p>
          </table:table-cell>
          <table:table-cell office:value-type="float" office:value="-0.0604081632653063">
            <text:p>-0.0604081633</text:p>
          </table:table-cell>
          <table:table-cell office:value-type="float" office:value="0.0693603085499963">
            <text:p>0.0693603085</text:p>
          </table:table-cell>
          <table:table-cell table:formula="of:=IF([.G38]&gt;0;1;0)" office:value-type="float" office:value="1">
            <text:p>1</text:p>
          </table:table-cell>
          <table:table-cell table:formula="of:=IF([.I37]&gt;=0;IF([.H38]=1;[.I37]+([.F38]*[.J38])-20;[.I37]);0)" office:value-type="float" office:value="34842.1506968254">
            <text:p>34842.1506968254</text:p>
          </table:table-cell>
          <table:table-cell table:formula="of:=IF([.I37]&gt;1000;[.I37]*0.5;1000)" office:value-type="float" office:value="17973.9623752572">
            <text:p>17973.9623752572</text:p>
          </table:table-cell>
          <table:table-cell table:number-columns-repeated="2"/>
        </table:table-row>
        <table:table-row table:style-name="ro1">
          <table:table-cell office:value-type="string">
            <text:p>HDY</text:p>
          </table:table-cell>
          <table:table-cell office:value-type="float" office:value="0.125">
            <text:p>0.125</text:p>
          </table:table-cell>
          <table:table-cell office:value-type="string">
            <text:p>2012-02-22 00:00:00</text:p>
          </table:table-cell>
          <table:table-cell office:value-type="float" office:value="1.3625">
            <text:p>1.3625</text:p>
          </table:table-cell>
          <table:table-cell office:value-type="float" office:value="10.9">
            <text:p>10.9</text:p>
          </table:table-cell>
          <table:table-cell office:value-type="float" office:value="-0.0990825688073395">
            <text:p>-0.0990825688</text:p>
          </table:table-cell>
          <table:table-cell office:value-type="float" office:value="0.0845472527130364">
            <text:p>0.0845472527</text:p>
          </table:table-cell>
          <table:table-cell table:formula="of:=IF([.G39]&gt;0;1;0)" office:value-type="float" office:value="1">
            <text:p>1</text:p>
          </table:table-cell>
          <table:table-cell table:formula="of:=IF([.I38]&gt;=0;IF([.H39]=1;[.I38]+([.F39]*[.J39])-20;[.I38]);0)" office:value-type="float" office:value="33096.0257999184">
            <text:p>33096.0257999184</text:p>
          </table:table-cell>
          <table:table-cell table:formula="of:=IF([.I38]&gt;1000;[.I38]*0.5;1000)" office:value-type="float" office:value="17421.0753484127">
            <text:p>17421.0753484127</text:p>
          </table:table-cell>
          <table:table-cell table:number-columns-repeated="2"/>
        </table:table-row>
        <table:table-row table:style-name="ro1">
          <table:table-cell office:value-type="string">
            <text:p>LLEX</text:p>
          </table:table-cell>
          <table:table-cell office:value-type="float" office:value="1">
            <text:p>1</text:p>
          </table:table-cell>
          <table:table-cell office:value-type="string">
            <text:p>2012-02-23 00:00:00</text:p>
          </table:table-cell>
          <table:table-cell table:number-columns-repeated="2" office:value-type="float" office:value="4.0725">
            <text:p>4.0725</text:p>
          </table:table-cell>
          <table:table-cell office:value-type="float" office:value="-0.0405156537753223">
            <text:p>-0.0405156538</text:p>
          </table:table-cell>
          <table:table-cell office:value-type="float" office:value="0.0545771835122105">
            <text:p>0.0545771835</text:p>
          </table:table-cell>
          <table:table-cell table:formula="of:=IF([.G40]&gt;0;1;0)" office:value-type="float" office:value="1">
            <text:p>1</text:p>
          </table:table-cell>
          <table:table-cell table:formula="of:=IF([.I39]&gt;=0;IF([.H40]=1;[.I39]+([.F40]*[.J40])-20;[.I39]);0)" office:value-type="float" office:value="32405.5722385941">
            <text:p>32405.5722385941</text:p>
          </table:table-cell>
          <table:table-cell table:formula="of:=IF([.I39]&gt;1000;[.I39]*0.5;1000)" office:value-type="float" office:value="16548.0128999592">
            <text:p>16548.0128999592</text:p>
          </table:table-cell>
          <table:table-cell table:number-columns-repeated="2"/>
        </table:table-row>
        <table:table-row table:style-name="ro1">
          <table:table-cell office:value-type="string">
            <text:p>GRH</text:p>
          </table:table-cell>
          <table:table-cell office:value-type="float" office:value="1">
            <text:p>1</text:p>
          </table:table-cell>
          <table:table-cell office:value-type="string">
            <text:p>2012-02-24 00:00:00</text:p>
          </table:table-cell>
          <table:table-cell table:number-columns-repeated="2" office:value-type="float" office:value="2.82">
            <text:p>2.82</text:p>
          </table:table-cell>
          <table:table-cell office:value-type="float" office:value="0.021276595744681">
            <text:p>0.0212765957</text:p>
          </table:table-cell>
          <table:table-cell office:value-type="float" office:value="0.0525160040655431">
            <text:p>0.0525160041</text:p>
          </table:table-cell>
          <table:table-cell table:formula="of:=IF([.G41]&gt;0;1;0)" office:value-type="float" office:value="1">
            <text:p>1</text:p>
          </table:table-cell>
          <table:table-cell table:formula="of:=IF([.I40]&gt;=0;IF([.H41]=1;[.I40]+([.F41]*[.J41])-20;[.I40]);0)" office:value-type="float" office:value="32730.3123687919">
            <text:p>32730.3123687919</text:p>
          </table:table-cell>
          <table:table-cell table:formula="of:=IF([.I40]&gt;1000;[.I40]*0.5;1000)" office:value-type="float" office:value="16202.7861192971">
            <text:p>16202.7861192971</text:p>
          </table:table-cell>
          <table:table-cell table:number-columns-repeated="2"/>
        </table:table-row>
        <table:table-row table:style-name="ro1">
          <table:table-cell office:value-type="string">
            <text:p>PZZI</text:p>
          </table:table-cell>
          <table:table-cell office:value-type="float" office:value="1">
            <text:p>1</text:p>
          </table:table-cell>
          <table:table-cell office:value-type="string">
            <text:p>2012-02-27 00:00:00</text:p>
          </table:table-cell>
          <table:table-cell table:number-columns-repeated="2" office:value-type="float" office:value="4.3425">
            <text:p>4.3425</text:p>
          </table:table-cell>
          <table:table-cell office:value-type="float" office:value="0.0189982728842835">
            <text:p>0.0189982729</text:p>
          </table:table-cell>
          <table:table-cell office:value-type="float" office:value="0.06895525879709">
            <text:p>0.0689552588</text:p>
          </table:table-cell>
          <table:table-cell table:formula="of:=IF([.G42]&gt;0;1;0)" office:value-type="float" office:value="1">
            <text:p>1</text:p>
          </table:table-cell>
          <table:table-cell table:formula="of:=IF([.I41]&gt;=0;IF([.H42]=1;[.I41]+([.F42]*[.J42])-20;[.I41]);0)" office:value-type="float" office:value="33021.222071777">
            <text:p>33021.222071777</text:p>
          </table:table-cell>
          <table:table-cell table:formula="of:=IF([.I41]&gt;1000;[.I41]*0.5;1000)" office:value-type="float" office:value="16365.156184396">
            <text:p>16365.156184396</text:p>
          </table:table-cell>
          <table:table-cell table:number-columns-repeated="2"/>
        </table:table-row>
        <table:table-row table:style-name="ro1">
          <table:table-cell office:value-type="string">
            <text:p>AIRI</text:p>
          </table:table-cell>
          <table:table-cell office:value-type="float" office:value="1.06896551724138">
            <text:p>1.0689655172</text:p>
          </table:table-cell>
          <table:table-cell office:value-type="string">
            <text:p>2012-02-28 00:00:00</text:p>
          </table:table-cell>
          <table:table-cell office:value-type="float" office:value="3.1">
            <text:p>3.1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  <table:table-cell office:value-type="float" office:value="0.648982096269055">
            <text:p>0.6489820963</text:p>
          </table:table-cell>
          <table:table-cell table:formula="of:=IF([.G43]&gt;0;1;0)" office:value-type="float" office:value="1">
            <text:p>1</text:p>
          </table:table-cell>
          <table:table-cell table:formula="of:=IF([.I42]&gt;=0;IF([.H43]=1;[.I42]+([.F43]*[.J43])-20;[.I42]);0)" office:value-type="float" office:value="33001.222071777">
            <text:p>33001.222071777</text:p>
          </table:table-cell>
          <table:table-cell table:formula="of:=IF([.I42]&gt;1000;[.I42]*0.5;1000)" office:value-type="float" office:value="16510.6110358885">
            <text:p>16510.6110358885</text:p>
          </table:table-cell>
          <table:table-cell table:number-columns-repeated="2"/>
        </table:table-row>
        <table:table-row table:style-name="ro1">
          <table:table-cell office:value-type="string">
            <text:p>MOBQ</text:p>
          </table:table-cell>
          <table:table-cell office:value-type="float" office:value="1">
            <text:p>1</text:p>
          </table:table-cell>
          <table:table-cell office:value-type="string">
            <text:p>2012-02-29 00:00:00</text:p>
          </table:table-cell>
          <table:table-cell table:number-columns-repeated="2" office:value-type="float" office:value="0.58">
            <text:p>0.58</text:p>
          </table:table-cell>
          <table:table-cell office:value-type="float" office:value="0.0258620689655171">
            <text:p>0.025862069</text:p>
          </table:table-cell>
          <table:table-cell office:value-type="float" office:value="0.103710718042974">
            <text:p>0.103710718</text:p>
          </table:table-cell>
          <table:table-cell table:formula="of:=IF([.G44]&gt;0;1;0)" office:value-type="float" office:value="1">
            <text:p>1</text:p>
          </table:table-cell>
          <table:table-cell table:formula="of:=IF([.I43]&gt;=0;IF([.H44]=1;[.I43]+([.F44]*[.J44])-20;[.I43]);0)" office:value-type="float" office:value="33407.9620123603">
            <text:p>33407.9620123603</text:p>
          </table:table-cell>
          <table:table-cell table:formula="of:=IF([.I43]&gt;1000;[.I43]*0.5;1000)" office:value-type="float" office:value="16500.6110358885">
            <text:p>16500.6110358885</text:p>
          </table:table-cell>
          <table:table-cell table:number-columns-repeated="2"/>
        </table:table-row>
        <table:table-row table:style-name="ro1">
          <table:table-cell office:value-type="string">
            <text:p>AIRI</text:p>
          </table:table-cell>
          <table:table-cell office:value-type="float" office:value="1.06896551724138">
            <text:p>1.0689655172</text:p>
          </table:table-cell>
          <table:table-cell office:value-type="string">
            <text:p>2012-03-01 00:00:00</text:p>
          </table:table-cell>
          <table:table-cell office:value-type="float" office:value="3.1">
            <text:p>3.1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  <table:table-cell office:value-type="float" office:value="0.124988129596304">
            <text:p>0.1249881296</text:p>
          </table:table-cell>
          <table:table-cell table:formula="of:=IF([.G45]&gt;0;1;0)" office:value-type="float" office:value="1">
            <text:p>1</text:p>
          </table:table-cell>
          <table:table-cell table:formula="of:=IF([.I44]&gt;=0;IF([.H45]=1;[.I44]+([.F45]*[.J45])-20;[.I44]);0)" office:value-type="float" office:value="33387.9620123603">
            <text:p>33387.9620123603</text:p>
          </table:table-cell>
          <table:table-cell table:formula="of:=IF([.I44]&gt;1000;[.I44]*0.5;1000)" office:value-type="float" office:value="16703.9810061802">
            <text:p>16703.9810061802</text:p>
          </table:table-cell>
          <table:table-cell table:number-columns-repeated="2"/>
        </table:table-row>
        <table:table-row table:style-name="ro1">
          <table:table-cell office:value-type="string">
            <text:p>OXF</text:p>
          </table:table-cell>
          <table:table-cell office:value-type="float" office:value="1.12676056338028">
            <text:p>1.1267605634</text:p>
          </table:table-cell>
          <table:table-cell office:value-type="string">
            <text:p>2012-03-02 00:00:00</text:p>
          </table:table-cell>
          <table:table-cell office:value-type="float" office:value="8.34">
            <text:p>8.34</text:p>
          </table:table-cell>
          <table:table-cell office:value-type="float" office:value="7.40175">
            <text:p>7.40175</text:p>
          </table:table-cell>
          <table:table-cell office:value-type="float" office:value="-0.0937233436691012">
            <text:p>-0.0937233437</text:p>
          </table:table-cell>
          <table:table-cell office:value-type="float" office:value="0.0787133315592766">
            <text:p>0.0787133316</text:p>
          </table:table-cell>
          <table:table-cell table:formula="of:=IF([.G46]&gt;0;1;0)" office:value-type="float" office:value="1">
            <text:p>1</text:p>
          </table:table-cell>
          <table:table-cell table:formula="of:=IF([.I45]&gt;=0;IF([.H46]=1;[.I45]+([.F46]*[.J46])-20;[.I45]);0)" office:value-type="float" office:value="31803.3462933126">
            <text:p>31803.3462933126</text:p>
          </table:table-cell>
          <table:table-cell table:formula="of:=IF([.I45]&gt;1000;[.I45]*0.5;1000)" office:value-type="float" office:value="16693.9810061802">
            <text:p>16693.9810061802</text:p>
          </table:table-cell>
          <table:table-cell table:number-columns-repeated="2"/>
        </table:table-row>
        <table:table-row table:style-name="ro1">
          <table:table-cell office:value-type="string">
            <text:p>AIRI</text:p>
          </table:table-cell>
          <table:table-cell office:value-type="float" office:value="1.06896551724138">
            <text:p>1.0689655172</text:p>
          </table:table-cell>
          <table:table-cell office:value-type="string">
            <text:p>2012-03-05 00:00:00</text:p>
          </table:table-cell>
          <table:table-cell office:value-type="float" office:value="3.1">
            <text:p>3.1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  <table:table-cell office:value-type="float" office:value="0.0791178960698331">
            <text:p>0.0791178961</text:p>
          </table:table-cell>
          <table:table-cell table:formula="of:=IF([.G47]&gt;0;1;0)" office:value-type="float" office:value="1">
            <text:p>1</text:p>
          </table:table-cell>
          <table:table-cell table:formula="of:=IF([.I46]&gt;=0;IF([.H47]=1;[.I46]+([.F47]*[.J47])-20;[.I46]);0)" office:value-type="float" office:value="31783.3462933126">
            <text:p>31783.3462933126</text:p>
          </table:table-cell>
          <table:table-cell table:formula="of:=IF([.I46]&gt;1000;[.I46]*0.5;1000)" office:value-type="float" office:value="15901.6731466563">
            <text:p>15901.6731466563</text:p>
          </table:table-cell>
          <table:table-cell table:number-columns-repeated="2"/>
        </table:table-row>
        <table:table-row table:style-name="ro1">
          <table:table-cell office:value-type="string">
            <text:p>AIRI</text:p>
          </table:table-cell>
          <table:table-cell office:value-type="float" office:value="1.06896551724138">
            <text:p>1.0689655172</text:p>
          </table:table-cell>
          <table:table-cell office:value-type="string">
            <text:p>2012-03-06 00:00:00</text:p>
          </table:table-cell>
          <table:table-cell office:value-type="float" office:value="3.1">
            <text:p>3.1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  <table:table-cell office:value-type="float" office:value="0.0833326524232341">
            <text:p>0.0833326524</text:p>
          </table:table-cell>
          <table:table-cell table:formula="of:=IF([.G48]&gt;0;1;0)" office:value-type="float" office:value="1">
            <text:p>1</text:p>
          </table:table-cell>
          <table:table-cell table:formula="of:=IF([.I47]&gt;=0;IF([.H48]=1;[.I47]+([.F48]*[.J48])-20;[.I47]);0)" office:value-type="float" office:value="31763.3462933126">
            <text:p>31763.3462933126</text:p>
          </table:table-cell>
          <table:table-cell table:formula="of:=IF([.I47]&gt;1000;[.I47]*0.5;1000)" office:value-type="float" office:value="15891.6731466563">
            <text:p>15891.6731466563</text:p>
          </table:table-cell>
          <table:table-cell table:number-columns-repeated="2"/>
        </table:table-row>
        <table:table-row table:style-name="ro1">
          <table:table-cell office:value-type="string">
            <text:p>AIRI</text:p>
          </table:table-cell>
          <table:table-cell office:value-type="float" office:value="1.06896551724138">
            <text:p>1.0689655172</text:p>
          </table:table-cell>
          <table:table-cell office:value-type="string">
            <text:p>2012-03-07 00:00:00</text:p>
          </table:table-cell>
          <table:table-cell office:value-type="float" office:value="3.1">
            <text:p>3.1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  <table:table-cell office:value-type="float" office:value="0.297990636628941">
            <text:p>0.2979906366</text:p>
          </table:table-cell>
          <table:table-cell table:formula="of:=IF([.G49]&gt;0;1;0)" office:value-type="float" office:value="1">
            <text:p>1</text:p>
          </table:table-cell>
          <table:table-cell table:formula="of:=IF([.I48]&gt;=0;IF([.H49]=1;[.I48]+([.F49]*[.J49])-20;[.I48]);0)" office:value-type="float" office:value="31743.3462933126">
            <text:p>31743.3462933126</text:p>
          </table:table-cell>
          <table:table-cell table:formula="of:=IF([.I48]&gt;1000;[.I48]*0.5;1000)" office:value-type="float" office:value="15881.6731466563">
            <text:p>15881.6731466563</text:p>
          </table:table-cell>
          <table:table-cell table:number-columns-repeated="2"/>
        </table:table-row>
        <table:table-row table:style-name="ro1">
          <table:table-cell office:value-type="string">
            <text:p>AIRI</text:p>
          </table:table-cell>
          <table:table-cell office:value-type="float" office:value="1.06896551724138">
            <text:p>1.0689655172</text:p>
          </table:table-cell>
          <table:table-cell office:value-type="string">
            <text:p>2012-03-08 00:00:00</text:p>
          </table:table-cell>
          <table:table-cell office:value-type="float" office:value="3.1">
            <text:p>3.1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  <table:table-cell office:value-type="float" office:value="0.249178364267119">
            <text:p>0.2491783643</text:p>
          </table:table-cell>
          <table:table-cell table:formula="of:=IF([.G50]&gt;0;1;0)" office:value-type="float" office:value="1">
            <text:p>1</text:p>
          </table:table-cell>
          <table:table-cell table:formula="of:=IF([.I49]&gt;=0;IF([.H50]=1;[.I49]+([.F50]*[.J50])-20;[.I49]);0)" office:value-type="float" office:value="31723.3462933126">
            <text:p>31723.3462933126</text:p>
          </table:table-cell>
          <table:table-cell table:formula="of:=IF([.I49]&gt;1000;[.I49]*0.5;1000)" office:value-type="float" office:value="15871.6731466563">
            <text:p>15871.6731466563</text:p>
          </table:table-cell>
          <table:table-cell table:number-columns-repeated="2"/>
        </table:table-row>
        <table:table-row table:style-name="ro1">
          <table:table-cell office:value-type="string">
            <text:p>MHCC</text:p>
          </table:table-cell>
          <table:table-cell office:value-type="float" office:value="1">
            <text:p>1</text:p>
          </table:table-cell>
          <table:table-cell office:value-type="string">
            <text:p>2012-03-09 00:00:00</text:p>
          </table:table-cell>
          <table:table-cell table:number-columns-repeated="2" office:value-type="float" office:value="1.12">
            <text:p>1.12</text:p>
          </table:table-cell>
          <table:table-cell office:value-type="float" office:value="0">
            <text:p>0</text:p>
          </table:table-cell>
          <table:table-cell office:value-type="float" office:value="0.04279453748363">
            <text:p>0.0427945375</text:p>
          </table:table-cell>
          <table:table-cell table:formula="of:=IF([.G51]&gt;0;1;0)" office:value-type="float" office:value="1">
            <text:p>1</text:p>
          </table:table-cell>
          <table:table-cell table:formula="of:=IF([.I50]&gt;=0;IF([.H51]=1;[.I50]+([.F51]*[.J51])-20;[.I50]);0)" office:value-type="float" office:value="31703.3462933126">
            <text:p>31703.3462933126</text:p>
          </table:table-cell>
          <table:table-cell table:formula="of:=IF([.I50]&gt;1000;[.I50]*0.5;1000)" office:value-type="float" office:value="15861.6731466563">
            <text:p>15861.6731466563</text:p>
          </table:table-cell>
          <table:table-cell table:number-columns-repeated="2"/>
        </table:table-row>
        <table:table-row table:style-name="ro1">
          <table:table-cell office:value-type="string">
            <text:p>ANTH</text:p>
          </table:table-cell>
          <table:table-cell office:value-type="float" office:value="0.125">
            <text:p>0.125</text:p>
          </table:table-cell>
          <table:table-cell office:value-type="string">
            <text:p>2012-03-12 00:00:00</text:p>
          </table:table-cell>
          <table:table-cell office:value-type="float" office:value="3.36">
            <text:p>3.36</text:p>
          </table:table-cell>
          <table:table-cell office:value-type="float" office:value="26.88">
            <text:p>26.88</text:p>
          </table:table-cell>
          <table:table-cell office:value-type="float" office:value="0.0803571428571428">
            <text:p>0.0803571429</text:p>
          </table:table-cell>
          <table:table-cell office:value-type="float" office:value="0.351611352325588">
            <text:p>0.3516113523</text:p>
          </table:table-cell>
          <table:table-cell table:formula="of:=IF([.G52]&gt;0;1;0)" office:value-type="float" office:value="1">
            <text:p>1</text:p>
          </table:table-cell>
          <table:table-cell table:formula="of:=IF([.I51]&gt;=0;IF([.H52]=1;[.I51]+([.F52]*[.J52])-20;[.I51]);0)" office:value-type="float" office:value="32957.1414568832">
            <text:p>32957.1414568832</text:p>
          </table:table-cell>
          <table:table-cell table:formula="of:=IF([.I51]&gt;1000;[.I51]*0.5;1000)" office:value-type="float" office:value="15851.6731466563">
            <text:p>15851.6731466563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2-03-13 00:00:00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-0.0178571428571427">
            <text:p>-0.0178571429</text:p>
          </table:table-cell>
          <table:table-cell office:value-type="float" office:value="0.149786396933184">
            <text:p>0.1497863969</text:p>
          </table:table-cell>
          <table:table-cell table:formula="of:=IF([.G53]&gt;0;1;0)" office:value-type="float" office:value="1">
            <text:p>1</text:p>
          </table:table-cell>
          <table:table-cell table:formula="of:=IF([.I52]&gt;=0;IF([.H53]=1;[.I52]+([.F53]*[.J53])-20;[.I52]);0)" office:value-type="float" office:value="32642.8812653039">
            <text:p>32642.8812653039</text:p>
          </table:table-cell>
          <table:table-cell table:formula="of:=IF([.I52]&gt;1000;[.I52]*0.5;1000)" office:value-type="float" office:value="16478.5707284416">
            <text:p>16478.5707284416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2-03-14 00:00:00</text:p>
          </table:table-cell>
          <table:table-cell table:number-columns-repeated="2" office:value-type="float" office:value="0.275">
            <text:p>0.275</text:p>
          </table:table-cell>
          <table:table-cell office:value-type="float" office:value="0.272727272727272">
            <text:p>0.2727272727</text:p>
          </table:table-cell>
          <table:table-cell office:value-type="float" office:value="0.149822465078534">
            <text:p>0.1498224651</text:p>
          </table:table-cell>
          <table:table-cell table:formula="of:=IF([.G54]&gt;0;1;0)" office:value-type="float" office:value="1">
            <text:p>1</text:p>
          </table:table-cell>
          <table:table-cell table:formula="of:=IF([.I53]&gt;=0;IF([.H54]=1;[.I53]+([.F54]*[.J54])-20;[.I53]);0)" office:value-type="float" office:value="37074.1832560272">
            <text:p>37074.1832560272</text:p>
          </table:table-cell>
          <table:table-cell table:formula="of:=IF([.I53]&gt;1000;[.I53]*0.5;1000)" office:value-type="float" office:value="16321.440632652">
            <text:p>16321.440632652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3-15 00:00:00</text:p>
          </table:table-cell>
          <table:table-cell office:value-type="float" office:value="0.015">
            <text:p>0.015</text:p>
          </table:table-cell>
          <table:table-cell office:value-type="float" office:value="1.5">
            <text:p>1.5</text:p>
          </table:table-cell>
          <table:table-cell office:value-type="float" office:value="0.333333333333333">
            <text:p>0.3333333333</text:p>
          </table:table-cell>
          <table:table-cell office:value-type="float" office:value="0.193687149563926">
            <text:p>0.1936871496</text:p>
          </table:table-cell>
          <table:table-cell table:formula="of:=IF([.G55]&gt;0;1;0)" office:value-type="float" office:value="1">
            <text:p>1</text:p>
          </table:table-cell>
          <table:table-cell table:formula="of:=IF([.I54]&gt;=0;IF([.H55]=1;[.I54]+([.F55]*[.J55])-20;[.I54]);0)" office:value-type="float" office:value="43233.2137986984">
            <text:p>43233.2137986984</text:p>
          </table:table-cell>
          <table:table-cell table:formula="of:=IF([.I54]&gt;1000;[.I54]*0.5;1000)" office:value-type="float" office:value="18537.0916280136">
            <text:p>18537.0916280136</text:p>
          </table:table-cell>
          <table:table-cell table:number-columns-repeated="2"/>
        </table:table-row>
        <table:table-row table:style-name="ro1">
          <table:table-cell office:value-type="string">
            <text:p>IMMY</text:p>
          </table:table-cell>
          <table:table-cell office:value-type="float" office:value="0.2">
            <text:p>0.2</text:p>
          </table:table-cell>
          <table:table-cell office:value-type="string">
            <text:p>2012-03-16 00:00:00</text:p>
          </table:table-cell>
          <table:table-cell office:value-type="float" office:value="0.775">
            <text:p>0.775</text:p>
          </table:table-cell>
          <table:table-cell office:value-type="float" office:value="3.875">
            <text:p>3.875</text:p>
          </table:table-cell>
          <table:table-cell office:value-type="float" office:value="-0.838709677419355">
            <text:p>-0.8387096774</text:p>
          </table:table-cell>
          <table:table-cell office:value-type="float" office:value="0.289390379858212">
            <text:p>0.2893903799</text:p>
          </table:table-cell>
          <table:table-cell table:formula="of:=IF([.G56]&gt;0;1;0)" office:value-type="float" office:value="1">
            <text:p>1</text:p>
          </table:table-cell>
          <table:table-cell table:formula="of:=IF([.I55]&gt;=0;IF([.H56]=1;[.I55]+([.F56]*[.J56])-20;[.I55]);0)" office:value-type="float" office:value="25083.1563992442">
            <text:p>25083.1563992442</text:p>
          </table:table-cell>
          <table:table-cell table:formula="of:=IF([.I55]&gt;1000;[.I55]*0.5;1000)" office:value-type="float" office:value="21616.6068993492">
            <text:p>21616.6068993492</text:p>
          </table:table-cell>
          <table:table-cell table:number-columns-repeated="2"/>
        </table:table-row>
        <table:table-row table:style-name="ro1">
          <table:table-cell office:value-type="string">
            <text:p>IMMY</text:p>
          </table:table-cell>
          <table:table-cell office:value-type="float" office:value="0.2">
            <text:p>0.2</text:p>
          </table:table-cell>
          <table:table-cell office:value-type="string">
            <text:p>2012-03-19 00:00:00</text:p>
          </table:table-cell>
          <table:table-cell office:value-type="float" office:value="0.125">
            <text:p>0.125</text:p>
          </table:table-cell>
          <table:table-cell office:value-type="float" office:value="0.625">
            <text:p>0.625</text:p>
          </table:table-cell>
          <table:table-cell office:value-type="float" office:value="0.6">
            <text:p>0.6</text:p>
          </table:table-cell>
          <table:table-cell office:value-type="float" office:value="0.0733453004101296">
            <text:p>0.0733453004</text:p>
          </table:table-cell>
          <table:table-cell table:formula="of:=IF([.G57]&gt;0;1;0)" office:value-type="float" office:value="1">
            <text:p>1</text:p>
          </table:table-cell>
          <table:table-cell table:formula="of:=IF([.I56]&gt;=0;IF([.H57]=1;[.I56]+([.F57]*[.J57])-20;[.I56]);0)" office:value-type="float" office:value="32588.1033190175">
            <text:p>32588.1033190175</text:p>
          </table:table-cell>
          <table:table-cell table:formula="of:=IF([.I56]&gt;1000;[.I56]*0.5;1000)" office:value-type="float" office:value="12541.5781996221">
            <text:p>12541.5781996221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00297619047619048">
            <text:p>0.0029761905</text:p>
          </table:table-cell>
          <table:table-cell office:value-type="string">
            <text:p>2012-03-20 00:00:00</text:p>
          </table:table-cell>
          <table:table-cell office:value-type="float" office:value="0.01">
            <text:p>0.01</text:p>
          </table:table-cell>
          <table:table-cell office:value-type="float" office:value="3.36">
            <text:p>3.36</text:p>
          </table:table-cell>
          <table:table-cell office:value-type="float" office:value="0">
            <text:p>0</text:p>
          </table:table-cell>
          <table:table-cell office:value-type="float" office:value="0.111248769341426">
            <text:p>0.1112487693</text:p>
          </table:table-cell>
          <table:table-cell table:formula="of:=IF([.G58]&gt;0;1;0)" office:value-type="float" office:value="1">
            <text:p>1</text:p>
          </table:table-cell>
          <table:table-cell table:formula="of:=IF([.I57]&gt;=0;IF([.H58]=1;[.I57]+([.F58]*[.J58])-20;[.I57]);0)" office:value-type="float" office:value="32568.1033190175">
            <text:p>32568.1033190175</text:p>
          </table:table-cell>
          <table:table-cell table:formula="of:=IF([.I57]&gt;1000;[.I57]*0.5;1000)" office:value-type="float" office:value="16294.0516595087">
            <text:p>16294.0516595087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2-03-21 00:00:00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5">
            <text:p>0.25</text:p>
          </table:table-cell>
          <table:table-cell office:value-type="float" office:value="0.165886386387787">
            <text:p>0.1658863864</text:p>
          </table:table-cell>
          <table:table-cell table:formula="of:=IF([.G59]&gt;0;1;0)" office:value-type="float" office:value="1">
            <text:p>1</text:p>
          </table:table-cell>
          <table:table-cell table:formula="of:=IF([.I58]&gt;=0;IF([.H59]=1;[.I58]+([.F59]*[.J59])-20;[.I58]);0)" office:value-type="float" office:value="36619.1162338947">
            <text:p>36619.1162338947</text:p>
          </table:table-cell>
          <table:table-cell table:formula="of:=IF([.I58]&gt;1000;[.I58]*0.5;1000)" office:value-type="float" office:value="16284.0516595087">
            <text:p>16284.0516595087</text:p>
          </table:table-cell>
          <table:table-cell table:number-columns-repeated="2"/>
        </table:table-row>
        <table:table-row table:style-name="ro1">
          <table:table-cell office:value-type="string">
            <text:p>IMMY</text:p>
          </table:table-cell>
          <table:table-cell office:value-type="float" office:value="0.2">
            <text:p>0.2</text:p>
          </table:table-cell>
          <table:table-cell office:value-type="string">
            <text:p>2012-03-22 00:00:00</text:p>
          </table:table-cell>
          <table:table-cell office:value-type="float" office:value="0.26">
            <text:p>0.26</text:p>
          </table:table-cell>
          <table:table-cell office:value-type="float" office:value="1.3">
            <text:p>1.3</text:p>
          </table:table-cell>
          <table:table-cell office:value-type="float" office:value="0.25">
            <text:p>0.25</text:p>
          </table:table-cell>
          <table:table-cell office:value-type="float" office:value="0.312482688190417">
            <text:p>0.3124826882</text:p>
          </table:table-cell>
          <table:table-cell table:formula="of:=IF([.G60]&gt;0;1;0)" office:value-type="float" office:value="1">
            <text:p>1</text:p>
          </table:table-cell>
          <table:table-cell table:formula="of:=IF([.I59]&gt;=0;IF([.H60]=1;[.I59]+([.F60]*[.J60])-20;[.I59]);0)" office:value-type="float" office:value="41176.5057631315">
            <text:p>41176.5057631315</text:p>
          </table:table-cell>
          <table:table-cell table:formula="of:=IF([.I59]&gt;1000;[.I59]*0.5;1000)" office:value-type="float" office:value="18309.5581169473">
            <text:p>18309.5581169473</text:p>
          </table:table-cell>
          <table:table-cell table:number-columns-repeated="2"/>
        </table:table-row>
        <table:table-row table:style-name="ro1">
          <table:table-cell office:value-type="string">
            <text:p>IMMY</text:p>
          </table:table-cell>
          <table:table-cell office:value-type="float" office:value="0.2">
            <text:p>0.2</text:p>
          </table:table-cell>
          <table:table-cell office:value-type="string">
            <text:p>2012-03-23 00:00:00</text:p>
          </table:table-cell>
          <table:table-cell office:value-type="float" office:value="0.325">
            <text:p>0.325</text:p>
          </table:table-cell>
          <table:table-cell office:value-type="float" office:value="1.625">
            <text:p>1.625</text:p>
          </table:table-cell>
          <table:table-cell office:value-type="float" office:value="0.0769230769230769">
            <text:p>0.0769230769</text:p>
          </table:table-cell>
          <table:table-cell office:value-type="float" office:value="0.196854859456122">
            <text:p>0.1968548595</text:p>
          </table:table-cell>
          <table:table-cell table:formula="of:=IF([.G61]&gt;0;1;0)" office:value-type="float" office:value="1">
            <text:p>1</text:p>
          </table:table-cell>
          <table:table-cell table:formula="of:=IF([.I60]&gt;=0;IF([.H61]=1;[.I60]+([.F61]*[.J61])-20;[.I60]);0)" office:value-type="float" office:value="42740.2175232519">
            <text:p>42740.2175232519</text:p>
          </table:table-cell>
          <table:table-cell table:formula="of:=IF([.I60]&gt;1000;[.I60]*0.5;1000)" office:value-type="float" office:value="20588.2528815657">
            <text:p>20588.2528815657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00495049504950495">
            <text:p>0.004950495</text:p>
          </table:table-cell>
          <table:table-cell office:value-type="string">
            <text:p>2012-03-26 00:00:00</text:p>
          </table:table-cell>
          <table:table-cell office:value-type="float" office:value="0.01">
            <text:p>0.01</text:p>
          </table:table-cell>
          <table:table-cell office:value-type="float" office:value="2.02">
            <text:p>2.02</text:p>
          </table:table-cell>
          <table:table-cell office:value-type="float" office:value="0">
            <text:p>0</text:p>
          </table:table-cell>
          <table:table-cell office:value-type="float" office:value="0.418707654978309">
            <text:p>0.418707655</text:p>
          </table:table-cell>
          <table:table-cell table:formula="of:=IF([.G62]&gt;0;1;0)" office:value-type="float" office:value="1">
            <text:p>1</text:p>
          </table:table-cell>
          <table:table-cell table:formula="of:=IF([.I61]&gt;=0;IF([.H62]=1;[.I61]+([.F62]*[.J62])-20;[.I61]);0)" office:value-type="float" office:value="42720.2175232519">
            <text:p>42720.2175232519</text:p>
          </table:table-cell>
          <table:table-cell table:formula="of:=IF([.I61]&gt;1000;[.I61]*0.5;1000)" office:value-type="float" office:value="21370.108761626">
            <text:p>21370.108761626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00495049504950495">
            <text:p>0.004950495</text:p>
          </table:table-cell>
          <table:table-cell office:value-type="string">
            <text:p>2012-03-27 00:00:00</text:p>
          </table:table-cell>
          <table:table-cell office:value-type="float" office:value="0.01">
            <text:p>0.01</text:p>
          </table:table-cell>
          <table:table-cell office:value-type="float" office:value="2.02">
            <text:p>2.02</text:p>
          </table:table-cell>
          <table:table-cell office:value-type="float" office:value="0">
            <text:p>0</text:p>
          </table:table-cell>
          <table:table-cell office:value-type="float" office:value="0.208501934101123">
            <text:p>0.2085019341</text:p>
          </table:table-cell>
          <table:table-cell table:formula="of:=IF([.G63]&gt;0;1;0)" office:value-type="float" office:value="1">
            <text:p>1</text:p>
          </table:table-cell>
          <table:table-cell table:formula="of:=IF([.I62]&gt;=0;IF([.H63]=1;[.I62]+([.F63]*[.J63])-20;[.I62]);0)" office:value-type="float" office:value="42700.2175232519">
            <text:p>42700.2175232519</text:p>
          </table:table-cell>
          <table:table-cell table:formula="of:=IF([.I62]&gt;1000;[.I62]*0.5;1000)" office:value-type="float" office:value="21360.108761626">
            <text:p>21360.108761626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3-28 00:00:00</text:p>
          </table:table-cell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66219369123959">
            <text:p>0.1662193691</text:p>
          </table:table-cell>
          <table:table-cell table:formula="of:=IF([.G64]&gt;0;1;0)" office:value-type="float" office:value="1">
            <text:p>1</text:p>
          </table:table-cell>
          <table:table-cell table:formula="of:=IF([.I63]&gt;=0;IF([.H64]=1;[.I63]+([.F64]*[.J64])-20;[.I63]);0)" office:value-type="float" office:value="42680.2175232519">
            <text:p>42680.2175232519</text:p>
          </table:table-cell>
          <table:table-cell table:formula="of:=IF([.I63]&gt;1000;[.I63]*0.5;1000)" office:value-type="float" office:value="21350.108761626">
            <text:p>21350.108761626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00595238095238095">
            <text:p>0.005952381</text:p>
          </table:table-cell>
          <table:table-cell office:value-type="string">
            <text:p>2012-03-29 00:00:00</text:p>
          </table:table-cell>
          <table:table-cell office:value-type="float" office:value="0.0075">
            <text:p>0.0075</text:p>
          </table:table-cell>
          <table:table-cell office:value-type="float" office:value="1.26">
            <text:p>1.26</text:p>
          </table:table-cell>
          <table:table-cell office:value-type="float" office:value="0.333333333333333">
            <text:p>0.3333333333</text:p>
          </table:table-cell>
          <table:table-cell office:value-type="float" office:value="0.118297934281487">
            <text:p>0.1182979343</text:p>
          </table:table-cell>
          <table:table-cell table:formula="of:=IF([.G65]&gt;0;1;0)" office:value-type="float" office:value="1">
            <text:p>1</text:p>
          </table:table-cell>
          <table:table-cell table:formula="of:=IF([.I64]&gt;=0;IF([.H65]=1;[.I64]+([.F65]*[.J65])-20;[.I64]);0)" office:value-type="float" office:value="49773.5871104606">
            <text:p>49773.5871104606</text:p>
          </table:table-cell>
          <table:table-cell table:formula="of:=IF([.I64]&gt;1000;[.I64]*0.5;1000)" office:value-type="float" office:value="21340.108761626">
            <text:p>21340.108761626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00595238095238095">
            <text:p>0.005952381</text:p>
          </table:table-cell>
          <table:table-cell office:value-type="string">
            <text:p>2012-03-30 00:00:00</text:p>
          </table:table-cell>
          <table:table-cell office:value-type="float" office:value="0.01">
            <text:p>0.01</text:p>
          </table:table-cell>
          <table:table-cell office:value-type="float" office:value="1.68">
            <text:p>1.68</text:p>
          </table:table-cell>
          <table:table-cell office:value-type="float" office:value="0">
            <text:p>0</text:p>
          </table:table-cell>
          <table:table-cell office:value-type="float" office:value="0.257920478381385">
            <text:p>0.2579204784</text:p>
          </table:table-cell>
          <table:table-cell table:formula="of:=IF([.G66]&gt;0;1;0)" office:value-type="float" office:value="1">
            <text:p>1</text:p>
          </table:table-cell>
          <table:table-cell table:formula="of:=IF([.I65]&gt;=0;IF([.H66]=1;[.I65]+([.F66]*[.J66])-20;[.I65]);0)" office:value-type="float" office:value="49753.5871104606">
            <text:p>49753.5871104606</text:p>
          </table:table-cell>
          <table:table-cell table:formula="of:=IF([.I65]&gt;1000;[.I65]*0.5;1000)" office:value-type="float" office:value="24886.7935552303">
            <text:p>24886.7935552303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00595238095238095">
            <text:p>0.005952381</text:p>
          </table:table-cell>
          <table:table-cell office:value-type="string">
            <text:p>2012-04-02 00:00:00</text:p>
          </table:table-cell>
          <table:table-cell office:value-type="float" office:value="0.01">
            <text:p>0.01</text:p>
          </table:table-cell>
          <table:table-cell office:value-type="float" office:value="1.68">
            <text:p>1.68</text:p>
          </table:table-cell>
          <table:table-cell office:value-type="float" office:value="0">
            <text:p>0</text:p>
          </table:table-cell>
          <table:table-cell office:value-type="float" office:value="0.255198267114806">
            <text:p>0.2551982671</text:p>
          </table:table-cell>
          <table:table-cell table:formula="of:=IF([.G67]&gt;0;1;0)" office:value-type="float" office:value="1">
            <text:p>1</text:p>
          </table:table-cell>
          <table:table-cell table:formula="of:=IF([.I66]&gt;=0;IF([.H67]=1;[.I66]+([.F67]*[.J67])-20;[.I66]);0)" office:value-type="float" office:value="49733.5871104606">
            <text:p>49733.5871104606</text:p>
          </table:table-cell>
          <table:table-cell table:formula="of:=IF([.I66]&gt;1000;[.I66]*0.5;1000)" office:value-type="float" office:value="24876.7935552303">
            <text:p>24876.7935552303</text:p>
          </table:table-cell>
          <table:table-cell table:number-columns-repeated="2"/>
        </table:table-row>
        <table:table-row table:style-name="ro1">
          <table:table-cell office:value-type="string">
            <text:p>LPAD</text:p>
          </table:table-cell>
          <table:table-cell office:value-type="float" office:value="1">
            <text:p>1</text:p>
          </table:table-cell>
          <table:table-cell office:value-type="string">
            <text:p>2012-04-03 00:00:00</text:p>
          </table:table-cell>
          <table:table-cell table:number-columns-repeated="2" office:value-type="float" office:value="0.2725">
            <text:p>0.2725</text:p>
          </table:table-cell>
          <table:table-cell office:value-type="float" office:value="0.10091743119266">
            <text:p>0.1009174312</text:p>
          </table:table-cell>
          <table:table-cell office:value-type="float" office:value="0.0768446195329597">
            <text:p>0.0768446195</text:p>
          </table:table-cell>
          <table:table-cell table:formula="of:=IF([.G68]&gt;0;1;0)" office:value-type="float" office:value="1">
            <text:p>1</text:p>
          </table:table-cell>
          <table:table-cell table:formula="of:=IF([.I67]&gt;=0;IF([.H68]=1;[.I67]+([.F68]*[.J68])-20;[.I67]);0)" office:value-type="float" office:value="52223.0800380526">
            <text:p>52223.0800380526</text:p>
          </table:table-cell>
          <table:table-cell table:formula="of:=IF([.I67]&gt;1000;[.I67]*0.5;1000)" office:value-type="float" office:value="24866.7935552303">
            <text:p>24866.7935552303</text:p>
          </table:table-cell>
          <table:table-cell table:number-columns-repeated="2"/>
        </table:table-row>
        <table:table-row table:style-name="ro1">
          <table:table-cell office:value-type="string">
            <text:p>ASTC</text:p>
          </table:table-cell>
          <table:table-cell office:value-type="float" office:value="1">
            <text:p>1</text:p>
          </table:table-cell>
          <table:table-cell office:value-type="string">
            <text:p>2012-04-04 00:00:00</text:p>
          </table:table-cell>
          <table:table-cell table:number-columns-repeated="2" office:value-type="float" office:value="0.845">
            <text:p>0.845</text:p>
          </table:table-cell>
          <table:table-cell office:value-type="float" office:value="-0.0177514792899407">
            <text:p>-0.0177514793</text:p>
          </table:table-cell>
          <table:table-cell office:value-type="float" office:value="0.0684793178707486">
            <text:p>0.0684793179</text:p>
          </table:table-cell>
          <table:table-cell table:formula="of:=IF([.G69]&gt;0;1;0)" office:value-type="float" office:value="1">
            <text:p>1</text:p>
          </table:table-cell>
          <table:table-cell table:formula="of:=IF([.I68]&gt;=0;IF([.H69]=1;[.I68]+([.F69]*[.J69])-20;[.I68]);0)" office:value-type="float" office:value="51739.5615761764">
            <text:p>51739.5615761764</text:p>
          </table:table-cell>
          <table:table-cell table:formula="of:=IF([.I68]&gt;1000;[.I68]*0.5;1000)" office:value-type="float" office:value="26111.5400190263">
            <text:p>26111.5400190263</text:p>
          </table:table-cell>
          <table:table-cell table:number-columns-repeated="2"/>
        </table:table-row>
        <table:table-row table:style-name="ro1">
          <table:table-cell office:value-type="string">
            <text:p>AEZS</text:p>
          </table:table-cell>
          <table:table-cell office:value-type="float" office:value="0.166666666666667">
            <text:p>0.1666666667</text:p>
          </table:table-cell>
          <table:table-cell office:value-type="string">
            <text:p>2012-04-05 00:00:00</text:p>
          </table:table-cell>
          <table:table-cell office:value-type="float" office:value="0.775">
            <text:p>0.775</text:p>
          </table:table-cell>
          <table:table-cell office:value-type="float" office:value="4.65">
            <text:p>4.65</text:p>
          </table:table-cell>
          <table:table-cell office:value-type="float" office:value="0.0451612903225809">
            <text:p>0.0451612903</text:p>
          </table:table-cell>
          <table:table-cell office:value-type="float" office:value="0.122185086111339">
            <text:p>0.1221850861</text:p>
          </table:table-cell>
          <table:table-cell table:formula="of:=IF([.G70]&gt;0;1;0)" office:value-type="float" office:value="1">
            <text:p>1</text:p>
          </table:table-cell>
          <table:table-cell table:formula="of:=IF([.I69]&gt;=0;IF([.H70]=1;[.I69]+([.F70]*[.J70])-20;[.I69]);0)" office:value-type="float" office:value="52887.8742569288">
            <text:p>52887.8742569288</text:p>
          </table:table-cell>
          <table:table-cell table:formula="of:=IF([.I69]&gt;1000;[.I69]*0.5;1000)" office:value-type="float" office:value="25869.7807880882">
            <text:p>25869.7807880882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2-04-06 00:00:00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0104870507227239">
            <text:p>0.0104870507</text:p>
          </table:table-cell>
          <table:table-cell table:formula="of:=IF([.G71]&gt;0;1;0)" office:value-type="float" office:value="1">
            <text:p>1</text:p>
          </table:table-cell>
          <table:table-cell table:formula="of:=IF([.I70]&gt;=0;IF([.H71]=1;[.I70]+([.F71]*[.J71])-20;[.I70]);0)" office:value-type="float" office:value="52867.8742569288">
            <text:p>52867.8742569288</text:p>
          </table:table-cell>
          <table:table-cell table:formula="of:=IF([.I70]&gt;1000;[.I70]*0.5;1000)" office:value-type="float" office:value="26443.9371284644">
            <text:p>26443.9371284644</text:p>
          </table:table-cell>
          <table:table-cell table:number-columns-repeated="2"/>
        </table:table-row>
        <table:table-row table:style-name="ro1">
          <table:table-cell office:value-type="string">
            <text:p>ZTHO</text:p>
          </table:table-cell>
          <table:table-cell office:value-type="float" office:value="1">
            <text:p>1</text:p>
          </table:table-cell>
          <table:table-cell office:value-type="string">
            <text:p>2012-04-09 00:00:00</text:p>
          </table:table-cell>
          <table:table-cell table:number-columns-repeated="2" office:value-type="float" office:value="0.525">
            <text:p>0.525</text:p>
          </table:table-cell>
          <table:table-cell office:value-type="float" office:value="0.666666666666667">
            <text:p>0.6666666667</text:p>
          </table:table-cell>
          <table:table-cell office:value-type="float" office:value="0.290298592238137">
            <text:p>0.2902985922</text:p>
          </table:table-cell>
          <table:table-cell table:formula="of:=IF([.G72]&gt;0;1;0)" office:value-type="float" office:value="1">
            <text:p>1</text:p>
          </table:table-cell>
          <table:table-cell table:formula="of:=IF([.I71]&gt;=0;IF([.H72]=1;[.I71]+([.F72]*[.J72])-20;[.I71]);0)" office:value-type="float" office:value="70470.4990092384">
            <text:p>70470.4990092384</text:p>
          </table:table-cell>
          <table:table-cell table:formula="of:=IF([.I71]&gt;1000;[.I71]*0.5;1000)" office:value-type="float" office:value="26433.9371284644">
            <text:p>26433.9371284644</text:p>
          </table:table-cell>
          <table:table-cell table:number-columns-repeated="2"/>
        </table:table-row>
        <table:table-row table:style-name="ro1">
          <table:table-cell office:value-type="string">
            <text:p>SPHS</text:p>
          </table:table-cell>
          <table:table-cell office:value-type="float" office:value="0.0192307692307692">
            <text:p>0.0192307692</text:p>
          </table:table-cell>
          <table:table-cell office:value-type="string">
            <text:p>2012-04-10 00:00:00</text:p>
          </table:table-cell>
          <table:table-cell office:value-type="float" office:value="0.36">
            <text:p>0.36</text:p>
          </table:table-cell>
          <table:table-cell office:value-type="float" office:value="18.72">
            <text:p>18.72</text:p>
          </table:table-cell>
          <table:table-cell office:value-type="float" office:value="0">
            <text:p>0</text:p>
          </table:table-cell>
          <table:table-cell office:value-type="float" office:value="0.0881398545049889">
            <text:p>0.0881398545</text:p>
          </table:table-cell>
          <table:table-cell table:formula="of:=IF([.G73]&gt;0;1;0)" office:value-type="float" office:value="1">
            <text:p>1</text:p>
          </table:table-cell>
          <table:table-cell table:formula="of:=IF([.I72]&gt;=0;IF([.H73]=1;[.I72]+([.F73]*[.J73])-20;[.I72]);0)" office:value-type="float" office:value="70450.4990092384">
            <text:p>70450.4990092384</text:p>
          </table:table-cell>
          <table:table-cell table:formula="of:=IF([.I72]&gt;1000;[.I72]*0.5;1000)" office:value-type="float" office:value="35235.2495046192">
            <text:p>35235.2495046192</text:p>
          </table:table-cell>
          <table:table-cell table:number-columns-repeated="2"/>
        </table:table-row>
        <table:table-row table:style-name="ro1">
          <table:table-cell office:value-type="string">
            <text:p>AEZS</text:p>
          </table:table-cell>
          <table:table-cell office:value-type="float" office:value="0.166666666666667">
            <text:p>0.1666666667</text:p>
          </table:table-cell>
          <table:table-cell office:value-type="string">
            <text:p>2012-04-11 00:00:00</text:p>
          </table:table-cell>
          <table:table-cell office:value-type="float" office:value="0.74">
            <text:p>0.74</text:p>
          </table:table-cell>
          <table:table-cell office:value-type="float" office:value="4.44">
            <text:p>4.44</text:p>
          </table:table-cell>
          <table:table-cell office:value-type="float" office:value="-0.0641891891891894">
            <text:p>-0.0641891892</text:p>
          </table:table-cell>
          <table:table-cell office:value-type="float" office:value="0.113240930316145">
            <text:p>0.1132409303</text:p>
          </table:table-cell>
          <table:table-cell table:formula="of:=IF([.G74]&gt;0;1;0)" office:value-type="float" office:value="1">
            <text:p>1</text:p>
          </table:table-cell>
          <table:table-cell table:formula="of:=IF([.I73]&gt;=0;IF([.H74]=1;[.I73]+([.F74]*[.J74])-20;[.I73]);0)" office:value-type="float" office:value="68169.41880455">
            <text:p>68169.41880455</text:p>
          </table:table-cell>
          <table:table-cell table:formula="of:=IF([.I73]&gt;1000;[.I73]*0.5;1000)" office:value-type="float" office:value="35225.2495046192">
            <text:p>35225.2495046192</text:p>
          </table:table-cell>
          <table:table-cell table:number-columns-repeated="2"/>
        </table:table-row>
        <table:table-row table:style-name="ro1">
          <table:table-cell office:value-type="string">
            <text:p>ROSG</text:p>
          </table:table-cell>
          <table:table-cell office:value-type="float" office:value="0.0666666666666667">
            <text:p>0.0666666667</text:p>
          </table:table-cell>
          <table:table-cell office:value-type="string">
            <text:p>2012-04-12 00:00:00</text:p>
          </table:table-cell>
          <table:table-cell office:value-type="float" office:value="0.165">
            <text:p>0.165</text:p>
          </table:table-cell>
          <table:table-cell office:value-type="float" office:value="2.475">
            <text:p>2.475</text:p>
          </table:table-cell>
          <table:table-cell office:value-type="float" office:value="0">
            <text:p>0</text:p>
          </table:table-cell>
          <table:table-cell office:value-type="float" office:value="0.180582850589478">
            <text:p>0.1805828506</text:p>
          </table:table-cell>
          <table:table-cell table:formula="of:=IF([.G75]&gt;0;1;0)" office:value-type="float" office:value="1">
            <text:p>1</text:p>
          </table:table-cell>
          <table:table-cell table:formula="of:=IF([.I74]&gt;=0;IF([.H75]=1;[.I74]+([.F75]*[.J75])-20;[.I74]);0)" office:value-type="float" office:value="68149.41880455">
            <text:p>68149.41880455</text:p>
          </table:table-cell>
          <table:table-cell table:formula="of:=IF([.I74]&gt;1000;[.I74]*0.5;1000)" office:value-type="float" office:value="34084.709402275">
            <text:p>34084.709402275</text:p>
          </table:table-cell>
          <table:table-cell table:number-columns-repeated="2"/>
        </table:table-row>
        <table:table-row table:style-name="ro1">
          <table:table-cell office:value-type="string">
            <text:p>SNGX</text:p>
          </table:table-cell>
          <table:table-cell office:value-type="float" office:value="1">
            <text:p>1</text:p>
          </table:table-cell>
          <table:table-cell office:value-type="string">
            <text:p>2012-04-13 00:00:00</text:p>
          </table:table-cell>
          <table:table-cell table:number-columns-repeated="2" office:value-type="float" office:value="0.425">
            <text:p>0.425</text:p>
          </table:table-cell>
          <table:table-cell office:value-type="float" office:value="0">
            <text:p>0</text:p>
          </table:table-cell>
          <table:table-cell office:value-type="float" office:value="0.152080773673043">
            <text:p>0.1520807737</text:p>
          </table:table-cell>
          <table:table-cell table:formula="of:=IF([.G76]&gt;0;1;0)" office:value-type="float" office:value="1">
            <text:p>1</text:p>
          </table:table-cell>
          <table:table-cell table:formula="of:=IF([.I75]&gt;=0;IF([.H76]=1;[.I75]+([.F76]*[.J76])-20;[.I75]);0)" office:value-type="float" office:value="68129.41880455">
            <text:p>68129.41880455</text:p>
          </table:table-cell>
          <table:table-cell table:formula="of:=IF([.I75]&gt;1000;[.I75]*0.5;1000)" office:value-type="float" office:value="34074.709402275">
            <text:p>34074.709402275</text:p>
          </table:table-cell>
          <table:table-cell table:number-columns-repeated="2"/>
        </table:table-row>
        <table:table-row table:style-name="ro1">
          <table:table-cell office:value-type="string">
            <text:p>SGOC</text:p>
          </table:table-cell>
          <table:table-cell office:value-type="float" office:value="1">
            <text:p>1</text:p>
          </table:table-cell>
          <table:table-cell office:value-type="string">
            <text:p>2012-04-16 00:00:00</text:p>
          </table:table-cell>
          <table:table-cell table:number-columns-repeated="2" office:value-type="float" office:value="1.4475">
            <text:p>1.4475</text:p>
          </table:table-cell>
          <table:table-cell office:value-type="float" office:value="0.0172711571675304">
            <text:p>0.0172711572</text:p>
          </table:table-cell>
          <table:table-cell office:value-type="float" office:value="0.130092860132931">
            <text:p>0.1300928601</text:p>
          </table:table-cell>
          <table:table-cell table:formula="of:=IF([.G77]&gt;0;1;0)" office:value-type="float" office:value="1">
            <text:p>1</text:p>
          </table:table-cell>
          <table:table-cell table:formula="of:=IF([.I76]&gt;=0;IF([.H77]=1;[.I76]+([.F77]*[.J77])-20;[.I76]);0)" office:value-type="float" office:value="68697.7557545029">
            <text:p>68697.7557545029</text:p>
          </table:table-cell>
          <table:table-cell table:formula="of:=IF([.I76]&gt;1000;[.I76]*0.5;1000)" office:value-type="float" office:value="34064.709402275">
            <text:p>34064.709402275</text:p>
          </table:table-cell>
          <table:table-cell table:number-columns-repeated="2"/>
        </table:table-row>
        <table:table-row table:style-name="ro1">
          <table:table-cell office:value-type="string">
            <text:p>ROSG</text:p>
          </table:table-cell>
          <table:table-cell office:value-type="float" office:value="0.0666666666666667">
            <text:p>0.0666666667</text:p>
          </table:table-cell>
          <table:table-cell office:value-type="string">
            <text:p>2012-04-17 00:00:00</text:p>
          </table:table-cell>
          <table:table-cell office:value-type="float" office:value="0.1675">
            <text:p>0.1675</text:p>
          </table:table-cell>
          <table:table-cell office:value-type="float" office:value="2.5125">
            <text:p>2.5125</text:p>
          </table:table-cell>
          <table:table-cell office:value-type="float" office:value="-0.0298507462686566">
            <text:p>-0.0298507463</text:p>
          </table:table-cell>
          <table:table-cell office:value-type="float" office:value="0.0730054184844811">
            <text:p>0.0730054185</text:p>
          </table:table-cell>
          <table:table-cell table:formula="of:=IF([.G78]&gt;0;1;0)" office:value-type="float" office:value="1">
            <text:p>1</text:p>
          </table:table-cell>
          <table:table-cell table:formula="of:=IF([.I77]&gt;=0;IF([.H78]=1;[.I77]+([.F78]*[.J78])-20;[.I77]);0)" office:value-type="float" office:value="67652.416116376">
            <text:p>67652.416116376</text:p>
          </table:table-cell>
          <table:table-cell table:formula="of:=IF([.I77]&gt;1000;[.I77]*0.5;1000)" office:value-type="float" office:value="34348.8778772515">
            <text:p>34348.8778772515</text:p>
          </table:table-cell>
          <table:table-cell table:number-columns-repeated="2"/>
        </table:table-row>
        <table:table-row table:style-name="ro1">
          <table:table-cell office:value-type="string">
            <text:p>ROSG</text:p>
          </table:table-cell>
          <table:table-cell office:value-type="float" office:value="0.0666666666666667">
            <text:p>0.0666666667</text:p>
          </table:table-cell>
          <table:table-cell office:value-type="string">
            <text:p>2012-04-18 00:00:00</text:p>
          </table:table-cell>
          <table:table-cell office:value-type="float" office:value="0.1625">
            <text:p>0.1625</text:p>
          </table:table-cell>
          <table:table-cell office:value-type="float" office:value="2.4375">
            <text:p>2.4375</text:p>
          </table:table-cell>
          <table:table-cell office:value-type="float" office:value="0.215384615384615">
            <text:p>0.2153846154</text:p>
          </table:table-cell>
          <table:table-cell office:value-type="float" office:value="0.0574405270411981">
            <text:p>0.057440527</text:p>
          </table:table-cell>
          <table:table-cell table:formula="of:=IF([.G79]&gt;0;1;0)" office:value-type="float" office:value="1">
            <text:p>1</text:p>
          </table:table-cell>
          <table:table-cell table:formula="of:=IF([.I78]&gt;=0;IF([.H79]=1;[.I78]+([.F79]*[.J79])-20;[.I78]);0)" office:value-type="float" office:value="74918.0609289088">
            <text:p>74918.0609289088</text:p>
          </table:table-cell>
          <table:table-cell table:formula="of:=IF([.I78]&gt;1000;[.I78]*0.5;1000)" office:value-type="float" office:value="33826.208058188">
            <text:p>33826.208058188</text:p>
          </table:table-cell>
          <table:table-cell table:number-columns-repeated="2"/>
        </table:table-row>
        <table:table-row table:style-name="ro1">
          <table:table-cell office:value-type="string">
            <text:p>SGOC</text:p>
          </table:table-cell>
          <table:table-cell office:value-type="float" office:value="1">
            <text:p>1</text:p>
          </table:table-cell>
          <table:table-cell office:value-type="string">
            <text:p>2012-04-19 00:00:00</text:p>
          </table:table-cell>
          <table:table-cell table:number-columns-repeated="2" office:value-type="float" office:value="1.365">
            <text:p>1.365</text:p>
          </table:table-cell>
          <table:table-cell office:value-type="float" office:value="0.470695970695971">
            <text:p>0.4706959707</text:p>
          </table:table-cell>
          <table:table-cell office:value-type="float" office:value="0.140523557284267">
            <text:p>0.1405235573</text:p>
          </table:table-cell>
          <table:table-cell table:formula="of:=IF([.G80]&gt;0;1;0)" office:value-type="float" office:value="1">
            <text:p>1</text:p>
          </table:table-cell>
          <table:table-cell table:formula="of:=IF([.I79]&gt;=0;IF([.H80]=1;[.I79]+([.F80]*[.J80])-20;[.I79]);0)" office:value-type="float" office:value="92529.8756347052">
            <text:p>92529.8756347052</text:p>
          </table:table-cell>
          <table:table-cell table:formula="of:=IF([.I79]&gt;1000;[.I79]*0.5;1000)" office:value-type="float" office:value="37459.0304644544">
            <text:p>37459.0304644544</text:p>
          </table:table-cell>
          <table:table-cell table:number-columns-repeated="2"/>
        </table:table-row>
        <table:table-row table:style-name="ro1">
          <table:table-cell office:value-type="string">
            <text:p>IMSC</text:p>
          </table:table-cell>
          <table:table-cell office:value-type="float" office:value="1">
            <text:p>1</text:p>
          </table:table-cell>
          <table:table-cell office:value-type="string">
            <text:p>2012-04-20 00:00:00</text:p>
          </table:table-cell>
          <table:table-cell table:number-columns-repeated="2" office:value-type="float" office:value="0.88">
            <text:p>0.88</text:p>
          </table:table-cell>
          <table:table-cell office:value-type="float" office:value="0.0085227272727273">
            <text:p>0.0085227273</text:p>
          </table:table-cell>
          <table:table-cell office:value-type="float" office:value="0.0634184016794916">
            <text:p>0.0634184017</text:p>
          </table:table-cell>
          <table:table-cell table:formula="of:=IF([.G81]&gt;0;1;0)" office:value-type="float" office:value="1">
            <text:p>1</text:p>
          </table:table-cell>
          <table:table-cell table:formula="of:=IF([.I80]&gt;=0;IF([.H81]=1;[.I80]+([.F81]*[.J81])-20;[.I80]);0)" office:value-type="float" office:value="92904.1790820121">
            <text:p>92904.1790820121</text:p>
          </table:table-cell>
          <table:table-cell table:formula="of:=IF([.I80]&gt;1000;[.I80]*0.5;1000)" office:value-type="float" office:value="46264.9378173526">
            <text:p>46264.9378173526</text:p>
          </table:table-cell>
          <table:table-cell table:number-columns-repeated="2"/>
        </table:table-row>
        <table:table-row table:style-name="ro1">
          <table:table-cell office:value-type="string">
            <text:p>ZTHO</text:p>
          </table:table-cell>
          <table:table-cell office:value-type="float" office:value="1">
            <text:p>1</text:p>
          </table:table-cell>
          <table:table-cell office:value-type="string">
            <text:p>2012-04-23 00:00:00</text:p>
          </table:table-cell>
          <table:table-cell table:number-columns-repeated="2" office:value-type="float" office:value="0.7275">
            <text:p>0.7275</text:p>
          </table:table-cell>
          <table:table-cell office:value-type="float" office:value="0.127147766323024">
            <text:p>0.1271477663</text:p>
          </table:table-cell>
          <table:table-cell office:value-type="float" office:value="0.0704109173118913">
            <text:p>0.0704109173</text:p>
          </table:table-cell>
          <table:table-cell table:formula="of:=IF([.G82]&gt;0;1;0)" office:value-type="float" office:value="1">
            <text:p>1</text:p>
          </table:table-cell>
          <table:table-cell table:formula="of:=IF([.I81]&gt;=0;IF([.H82]=1;[.I81]+([.F82]*[.J82])-20;[.I81]);0)" office:value-type="float" office:value="98790.4585081882">
            <text:p>98790.4585081882</text:p>
          </table:table-cell>
          <table:table-cell table:formula="of:=IF([.I81]&gt;1000;[.I81]*0.5;1000)" office:value-type="float" office:value="46452.0895410061">
            <text:p>46452.0895410061</text:p>
          </table:table-cell>
          <table:table-cell table:number-columns-repeated="2"/>
        </table:table-row>
        <table:table-row table:style-name="ro1">
          <table:table-cell office:value-type="string">
            <text:p>MSLP</text:p>
          </table:table-cell>
          <table:table-cell office:value-type="float" office:value="0.00117302052785924">
            <text:p>0.0011730205</text:p>
          </table:table-cell>
          <table:table-cell office:value-type="string">
            <text:p>2012-04-24 00:00:00</text:p>
          </table:table-cell>
          <table:table-cell office:value-type="float" office:value="0.02">
            <text:p>0.02</text:p>
          </table:table-cell>
          <table:table-cell office:value-type="float" office:value="17.05">
            <text:p>17.05</text:p>
          </table:table-cell>
          <table:table-cell office:value-type="float" office:value="0">
            <text:p>0</text:p>
          </table:table-cell>
          <table:table-cell office:value-type="float" office:value="0.121458957587712">
            <text:p>0.1214589576</text:p>
          </table:table-cell>
          <table:table-cell table:formula="of:=IF([.G83]&gt;0;1;0)" office:value-type="float" office:value="1">
            <text:p>1</text:p>
          </table:table-cell>
          <table:table-cell table:formula="of:=IF([.I82]&gt;=0;IF([.H83]=1;[.I82]+([.F83]*[.J83])-20;[.I82]);0)" office:value-type="float" office:value="98770.4585081882">
            <text:p>98770.4585081882</text:p>
          </table:table-cell>
          <table:table-cell table:formula="of:=IF([.I82]&gt;1000;[.I82]*0.5;1000)" office:value-type="float" office:value="49395.2292540941">
            <text:p>49395.2292540941</text:p>
          </table:table-cell>
          <table:table-cell table:number-columns-repeated="2"/>
        </table:table-row>
        <table:table-row table:style-name="ro1">
          <table:table-cell office:value-type="string">
            <text:p>MSLP</text:p>
          </table:table-cell>
          <table:table-cell office:value-type="float" office:value="0.00117302052785924">
            <text:p>0.0011730205</text:p>
          </table:table-cell>
          <table:table-cell office:value-type="string">
            <text:p>2012-04-25 00:00:00</text:p>
          </table:table-cell>
          <table:table-cell office:value-type="float" office:value="0.02">
            <text:p>0.02</text:p>
          </table:table-cell>
          <table:table-cell office:value-type="float" office:value="17.05">
            <text:p>17.05</text:p>
          </table:table-cell>
          <table:table-cell office:value-type="float" office:value="0">
            <text:p>0</text:p>
          </table:table-cell>
          <table:table-cell office:value-type="float" office:value="0.119971067831554">
            <text:p>0.1199710678</text:p>
          </table:table-cell>
          <table:table-cell table:formula="of:=IF([.G84]&gt;0;1;0)" office:value-type="float" office:value="1">
            <text:p>1</text:p>
          </table:table-cell>
          <table:table-cell table:formula="of:=IF([.I83]&gt;=0;IF([.H84]=1;[.I83]+([.F84]*[.J84])-20;[.I83]);0)" office:value-type="float" office:value="98750.4585081882">
            <text:p>98750.4585081882</text:p>
          </table:table-cell>
          <table:table-cell table:formula="of:=IF([.I83]&gt;1000;[.I83]*0.5;1000)" office:value-type="float" office:value="49385.2292540941">
            <text:p>49385.2292540941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4-26 00:00:00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69656842057722">
            <text:p>0.1696568421</text:p>
          </table:table-cell>
          <table:table-cell table:formula="of:=IF([.G85]&gt;0;1;0)" office:value-type="float" office:value="1">
            <text:p>1</text:p>
          </table:table-cell>
          <table:table-cell table:formula="of:=IF([.I84]&gt;=0;IF([.H85]=1;[.I84]+([.F85]*[.J85])-20;[.I84]);0)" office:value-type="float" office:value="98730.4585081882">
            <text:p>98730.4585081882</text:p>
          </table:table-cell>
          <table:table-cell table:formula="of:=IF([.I84]&gt;1000;[.I84]*0.5;1000)" office:value-type="float" office:value="49375.2292540941">
            <text:p>49375.2292540941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4-27 00:00:00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13933686567912">
            <text:p>0.4139336866</text:p>
          </table:table-cell>
          <table:table-cell table:formula="of:=IF([.G86]&gt;0;1;0)" office:value-type="float" office:value="1">
            <text:p>1</text:p>
          </table:table-cell>
          <table:table-cell table:formula="of:=IF([.I85]&gt;=0;IF([.H86]=1;[.I85]+([.F86]*[.J86])-20;[.I85]);0)" office:value-type="float" office:value="98710.4585081882">
            <text:p>98710.4585081882</text:p>
          </table:table-cell>
          <table:table-cell table:formula="of:=IF([.I85]&gt;1000;[.I85]*0.5;1000)" office:value-type="float" office:value="49365.2292540941">
            <text:p>49365.2292540941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4-30 00:00:00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799840758864576">
            <text:p>0.0799840759</text:p>
          </table:table-cell>
          <table:table-cell table:formula="of:=IF([.G87]&gt;0;1;0)" office:value-type="float" office:value="1">
            <text:p>1</text:p>
          </table:table-cell>
          <table:table-cell table:formula="of:=IF([.I86]&gt;=0;IF([.H87]=1;[.I86]+([.F87]*[.J87])-20;[.I86]);0)" office:value-type="float" office:value="98690.4585081882">
            <text:p>98690.4585081882</text:p>
          </table:table-cell>
          <table:table-cell table:formula="of:=IF([.I86]&gt;1000;[.I86]*0.5;1000)" office:value-type="float" office:value="49355.2292540941">
            <text:p>49355.2292540941</text:p>
          </table:table-cell>
          <table:table-cell table:number-columns-repeated="2"/>
        </table:table-row>
        <table:table-row table:style-name="ro1">
          <table:table-cell office:value-type="string">
            <text:p>ZTHO</text:p>
          </table:table-cell>
          <table:table-cell office:value-type="float" office:value="1">
            <text:p>1</text:p>
          </table:table-cell>
          <table:table-cell office:value-type="string">
            <text:p>2012-05-01 00:00:00</text:p>
          </table:table-cell>
          <table:table-cell table:number-columns-repeated="2" office:value-type="float" office:value="0.45">
            <text:p>0.45</text:p>
          </table:table-cell>
          <table:table-cell office:value-type="float" office:value="0.605555555555556">
            <text:p>0.6055555556</text:p>
          </table:table-cell>
          <table:table-cell office:value-type="float" office:value="5.05808012820513">
            <text:p>5.0580801282</text:p>
          </table:table-cell>
          <table:table-cell table:formula="of:=IF([.G88]&gt;0;1;0)" office:value-type="float" office:value="1">
            <text:p>1</text:p>
          </table:table-cell>
          <table:table-cell table:formula="of:=IF([.I87]&gt;=0;IF([.H88]=1;[.I87]+([.F88]*[.J88])-20;[.I87]);0)" office:value-type="float" office:value="128551.736223167">
            <text:p>128551.736223167</text:p>
          </table:table-cell>
          <table:table-cell table:formula="of:=IF([.I87]&gt;1000;[.I87]*0.5;1000)" office:value-type="float" office:value="49345.2292540941">
            <text:p>49345.2292540941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5-02 00:00:0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-0.075">
            <text:p>-0.075</text:p>
          </table:table-cell>
          <table:table-cell office:value-type="float" office:value="0.0785529257489581">
            <text:p>0.0785529257</text:p>
          </table:table-cell>
          <table:table-cell table:formula="of:=IF([.G89]&gt;0;1;0)" office:value-type="float" office:value="1">
            <text:p>1</text:p>
          </table:table-cell>
          <table:table-cell table:formula="of:=IF([.I88]&gt;=0;IF([.H89]=1;[.I88]+([.F89]*[.J89])-20;[.I88]);0)" office:value-type="float" office:value="123711.046114799">
            <text:p>123711.046114799</text:p>
          </table:table-cell>
          <table:table-cell table:formula="of:=IF([.I88]&gt;1000;[.I88]*0.5;1000)" office:value-type="float" office:value="64275.8681115837">
            <text:p>64275.8681115837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5-03 00:00:00</text:p>
          </table:table-cell>
          <table:table-cell table:number-columns-repeated="2" office:value-type="float" office:value="0.185">
            <text:p>0.185</text:p>
          </table:table-cell>
          <table:table-cell office:value-type="float" office:value="0.459459459459459">
            <text:p>0.4594594595</text:p>
          </table:table-cell>
          <table:table-cell office:value-type="float" office:value="0.125513959445375">
            <text:p>0.1255139594</text:p>
          </table:table-cell>
          <table:table-cell table:formula="of:=IF([.G90]&gt;0;1;0)" office:value-type="float" office:value="1">
            <text:p>1</text:p>
          </table:table-cell>
          <table:table-cell table:formula="of:=IF([.I89]&gt;=0;IF([.H90]=1;[.I89]+([.F90]*[.J90])-20;[.I89]);0)" office:value-type="float" office:value="152111.151303333">
            <text:p>152111.151303333</text:p>
          </table:table-cell>
          <table:table-cell table:formula="of:=IF([.I89]&gt;1000;[.I89]*0.5;1000)" office:value-type="float" office:value="61855.5230573993">
            <text:p>61855.5230573993</text:p>
          </table:table-cell>
          <table:table-cell table:number-columns-repeated="2"/>
        </table:table-row>
        <table:table-row table:style-name="ro1">
          <table:table-cell office:value-type="string">
            <text:p>ALXA</text:p>
          </table:table-cell>
          <table:table-cell office:value-type="float" office:value="0.1">
            <text:p>0.1</text:p>
          </table:table-cell>
          <table:table-cell office:value-type="string">
            <text:p>2012-05-04 00:00:00</text:p>
          </table:table-cell>
          <table:table-cell office:value-type="float" office:value="0.445">
            <text:p>0.445</text:p>
          </table:table-cell>
          <table:table-cell office:value-type="float" office:value="4.45">
            <text:p>4.45</text:p>
          </table:table-cell>
          <table:table-cell office:value-type="float" office:value="0.0730337078651686">
            <text:p>0.0730337079</text:p>
          </table:table-cell>
          <table:table-cell office:value-type="float" office:value="0.0710885323256487">
            <text:p>0.0710885323</text:p>
          </table:table-cell>
          <table:table-cell table:formula="of:=IF([.G91]&gt;0;1;0)" office:value-type="float" office:value="1">
            <text:p>1</text:p>
          </table:table-cell>
          <table:table-cell table:formula="of:=IF([.I90]&gt;=0;IF([.H91]=1;[.I90]+([.F91]*[.J91])-20;[.I90]);0)" office:value-type="float" office:value="157645.771996995">
            <text:p>157645.771996995</text:p>
          </table:table-cell>
          <table:table-cell table:formula="of:=IF([.I90]&gt;1000;[.I90]*0.5;1000)" office:value-type="float" office:value="76055.5756516667">
            <text:p>76055.5756516667</text:p>
          </table:table-cell>
          <table:table-cell table:number-columns-repeated="2"/>
        </table:table-row>
        <table:table-row table:style-name="ro1">
          <table:table-cell office:value-type="string">
            <text:p>ZTHO</text:p>
          </table:table-cell>
          <table:table-cell office:value-type="float" office:value="1">
            <text:p>1</text:p>
          </table:table-cell>
          <table:table-cell office:value-type="string">
            <text:p>2012-05-07 00:00:00</text:p>
          </table:table-cell>
          <table:table-cell table:number-columns-repeated="2" office:value-type="float" office:value="0.72">
            <text:p>0.72</text:p>
          </table:table-cell>
          <table:table-cell office:value-type="float" office:value="0">
            <text:p>0</text:p>
          </table:table-cell>
          <table:table-cell office:value-type="float" office:value="0.0866261708700575">
            <text:p>0.0866261709</text:p>
          </table:table-cell>
          <table:table-cell table:formula="of:=IF([.G92]&gt;0;1;0)" office:value-type="float" office:value="1">
            <text:p>1</text:p>
          </table:table-cell>
          <table:table-cell table:formula="of:=IF([.I91]&gt;=0;IF([.H92]=1;[.I91]+([.F92]*[.J92])-20;[.I91]);0)" office:value-type="float" office:value="157625.771996995">
            <text:p>157625.771996995</text:p>
          </table:table-cell>
          <table:table-cell table:formula="of:=IF([.I91]&gt;1000;[.I91]*0.5;1000)" office:value-type="float" office:value="78822.8859984973">
            <text:p>78822.8859984973</text:p>
          </table:table-cell>
          <table:table-cell table:number-columns-repeated="2"/>
        </table:table-row>
        <table:table-row table:style-name="ro1">
          <table:table-cell office:value-type="string">
            <text:p>ALXA</text:p>
          </table:table-cell>
          <table:table-cell office:value-type="float" office:value="0.1">
            <text:p>0.1</text:p>
          </table:table-cell>
          <table:table-cell office:value-type="string">
            <text:p>2012-05-08 00:00:00</text:p>
          </table:table-cell>
          <table:table-cell office:value-type="float" office:value="0.4325">
            <text:p>0.4325</text:p>
          </table:table-cell>
          <table:table-cell office:value-type="float" office:value="4.325">
            <text:p>4.325</text:p>
          </table:table-cell>
          <table:table-cell office:value-type="float" office:value="-0.0578034682080922">
            <text:p>-0.0578034682</text:p>
          </table:table-cell>
          <table:table-cell office:value-type="float" office:value="0.0696184100227194">
            <text:p>0.06961841</text:p>
          </table:table-cell>
          <table:table-cell table:formula="of:=IF([.G93]&gt;0;1;0)" office:value-type="float" office:value="1">
            <text:p>1</text:p>
          </table:table-cell>
          <table:table-cell table:formula="of:=IF([.I92]&gt;=0;IF([.H93]=1;[.I92]+([.F93]*[.J93])-20;[.I92]);0)" office:value-type="float" office:value="153050.113846792">
            <text:p>153050.113846792</text:p>
          </table:table-cell>
          <table:table-cell table:formula="of:=IF([.I92]&gt;1000;[.I92]*0.5;1000)" office:value-type="float" office:value="78812.8859984973">
            <text:p>78812.8859984973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5-09 00:00:00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0.227272727272727">
            <text:p>0.2272727273</text:p>
          </table:table-cell>
          <table:table-cell office:value-type="float" office:value="0.151920467810656">
            <text:p>0.1519204678</text:p>
          </table:table-cell>
          <table:table-cell table:formula="of:=IF([.G94]&gt;0;1;0)" office:value-type="float" office:value="1">
            <text:p>1</text:p>
          </table:table-cell>
          <table:table-cell table:formula="of:=IF([.I93]&gt;=0;IF([.H94]=1;[.I93]+([.F94]*[.J94])-20;[.I93]);0)" office:value-type="float" office:value="170422.172238473">
            <text:p>170422.172238473</text:p>
          </table:table-cell>
          <table:table-cell table:formula="of:=IF([.I93]&gt;1000;[.I93]*0.5;1000)" office:value-type="float" office:value="76525.0569233962">
            <text:p>76525.0569233962</text:p>
          </table:table-cell>
          <table:table-cell table:number-columns-repeated="2"/>
        </table:table-row>
        <table:table-row table:style-name="ro1">
          <table:table-cell office:value-type="string">
            <text:p>SOHO</text:p>
          </table:table-cell>
          <table:table-cell office:value-type="float" office:value="1.06609195402299">
            <text:p>1.066091954</text:p>
          </table:table-cell>
          <table:table-cell office:value-type="string">
            <text:p>2012-05-10 00:00:00</text:p>
          </table:table-cell>
          <table:table-cell office:value-type="float" office:value="3.6675">
            <text:p>3.6675</text:p>
          </table:table-cell>
          <table:table-cell office:value-type="float" office:value="3.44013477088949">
            <text:p>3.4401347709</text:p>
          </table:table-cell>
          <table:table-cell office:value-type="float" office:value="0.0088616223585547">
            <text:p>0.0088616224</text:p>
          </table:table-cell>
          <table:table-cell office:value-type="float" office:value="0.0676424297503075">
            <text:p>0.0676424298</text:p>
          </table:table-cell>
          <table:table-cell table:formula="of:=IF([.G95]&gt;0;1;0)" office:value-type="float" office:value="1">
            <text:p>1</text:p>
          </table:table-cell>
          <table:table-cell table:formula="of:=IF([.I94]&gt;=0;IF([.H95]=1;[.I94]+([.F95]*[.J95])-20;[.I94]);0)" office:value-type="float" office:value="171157.280704424">
            <text:p>171157.280704424</text:p>
          </table:table-cell>
          <table:table-cell table:formula="of:=IF([.I94]&gt;1000;[.I94]*0.5;1000)" office:value-type="float" office:value="85211.0861192367">
            <text:p>85211.0861192367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5-11 00:00:00</text:p>
          </table:table-cell>
          <table:table-cell table:number-columns-repeated="2" office:value-type="float" office:value="0.165">
            <text:p>0.165</text:p>
          </table:table-cell>
          <table:table-cell office:value-type="float" office:value="0.0303030303030303">
            <text:p>0.0303030303</text:p>
          </table:table-cell>
          <table:table-cell office:value-type="float" office:value="0.0903696341802531">
            <text:p>0.0903696342</text:p>
          </table:table-cell>
          <table:table-cell table:formula="of:=IF([.G96]&gt;0;1;0)" office:value-type="float" office:value="1">
            <text:p>1</text:p>
          </table:table-cell>
          <table:table-cell table:formula="of:=IF([.I95]&gt;=0;IF([.H96]=1;[.I95]+([.F96]*[.J96])-20;[.I95]);0)" office:value-type="float" office:value="173730.57283631">
            <text:p>173730.57283631</text:p>
          </table:table-cell>
          <table:table-cell table:formula="of:=IF([.I95]&gt;1000;[.I95]*0.5;1000)" office:value-type="float" office:value="85578.6403522122">
            <text:p>85578.6403522122</text:p>
          </table:table-cell>
          <table:table-cell table:number-columns-repeated="2"/>
        </table:table-row>
        <table:table-row table:style-name="ro1">
          <table:table-cell office:value-type="string">
            <text:p>ADXS</text:p>
          </table:table-cell>
          <table:table-cell office:value-type="float" office:value="0.00776119402985075">
            <text:p>0.007761194</text:p>
          </table:table-cell>
          <table:table-cell office:value-type="string">
            <text:p>2012-05-14 00:00:00</text:p>
          </table:table-cell>
          <table:table-cell office:value-type="float" office:value="0.1175">
            <text:p>0.1175</text:p>
          </table:table-cell>
          <table:table-cell office:value-type="float" office:value="15.1394230769231">
            <text:p>15.1394230769</text:p>
          </table:table-cell>
          <table:table-cell office:value-type="float" office:value="-0.0677559975749876">
            <text:p>-0.0677559976</text:p>
          </table:table-cell>
          <table:table-cell office:value-type="float" office:value="0.0799329857226969">
            <text:p>0.0799329857</text:p>
          </table:table-cell>
          <table:table-cell table:formula="of:=IF([.G97]&gt;0;1;0)" office:value-type="float" office:value="1">
            <text:p>1</text:p>
          </table:table-cell>
          <table:table-cell table:formula="of:=IF([.I96]&gt;=0;IF([.H97]=1;[.I96]+([.F97]*[.J97])-20;[.I96]);0)" office:value-type="float" office:value="167824.92870041">
            <text:p>167824.92870041</text:p>
          </table:table-cell>
          <table:table-cell table:formula="of:=IF([.I96]&gt;1000;[.I96]*0.5;1000)" office:value-type="float" office:value="86865.2864181547">
            <text:p>86865.2864181547</text:p>
          </table:table-cell>
          <table:table-cell table:number-columns-repeated="2"/>
        </table:table-row>
        <table:table-row table:style-name="ro1">
          <table:table-cell office:value-type="string">
            <text:p>SUMR</text:p>
          </table:table-cell>
          <table:table-cell office:value-type="float" office:value="1">
            <text:p>1</text:p>
          </table:table-cell>
          <table:table-cell office:value-type="string">
            <text:p>2012-05-15 00:00:00</text:p>
          </table:table-cell>
          <table:table-cell table:number-columns-repeated="2" office:value-type="float" office:value="3.3475">
            <text:p>3.3475</text:p>
          </table:table-cell>
          <table:table-cell office:value-type="float" office:value="-0.0754294249439881">
            <text:p>-0.0754294249</text:p>
          </table:table-cell>
          <table:table-cell office:value-type="float" office:value="0.135922923193902">
            <text:p>0.1359229232</text:p>
          </table:table-cell>
          <table:table-cell table:formula="of:=IF([.G98]&gt;0;1;0)" office:value-type="float" office:value="1">
            <text:p>1</text:p>
          </table:table-cell>
          <table:table-cell table:formula="of:=IF([.I97]&gt;=0;IF([.H98]=1;[.I97]+([.F98]*[.J98])-20;[.I97]);0)" office:value-type="float" office:value="161475.459768842">
            <text:p>161475.459768842</text:p>
          </table:table-cell>
          <table:table-cell table:formula="of:=IF([.I97]&gt;1000;[.I97]*0.5;1000)" office:value-type="float" office:value="83912.4643502052">
            <text:p>83912.4643502052</text:p>
          </table:table-cell>
          <table:table-cell table:number-columns-repeated="2"/>
        </table:table-row>
        <table:table-row table:style-name="ro1">
          <table:table-cell office:value-type="string">
            <text:p>NUIN</text:p>
          </table:table-cell>
          <table:table-cell office:value-type="float" office:value="1">
            <text:p>1</text:p>
          </table:table-cell>
          <table:table-cell office:value-type="string">
            <text:p>2012-05-16 00:00:00</text:p>
          </table:table-cell>
          <table:table-cell table:number-columns-repeated="2" office:value-type="float" office:value="1.475">
            <text:p>1.475</text:p>
          </table:table-cell>
          <table:table-cell office:value-type="float" office:value="0.220338983050848">
            <text:p>0.2203389831</text:p>
          </table:table-cell>
          <table:table-cell office:value-type="float" office:value="0.121098626608231">
            <text:p>0.1210986266</text:p>
          </table:table-cell>
          <table:table-cell table:formula="of:=IF([.G99]&gt;0;1;0)" office:value-type="float" office:value="1">
            <text:p>1</text:p>
          </table:table-cell>
          <table:table-cell table:formula="of:=IF([.I98]&gt;=0;IF([.H99]=1;[.I98]+([.F99]*[.J99])-20;[.I98]);0)" office:value-type="float" office:value="179245.129065409">
            <text:p>179245.129065409</text:p>
          </table:table-cell>
          <table:table-cell table:formula="of:=IF([.I98]&gt;1000;[.I98]*0.5;1000)" office:value-type="float" office:value="80737.7298844208">
            <text:p>80737.7298844208</text:p>
          </table:table-cell>
          <table:table-cell table:number-columns-repeated="2"/>
        </table:table-row>
        <table:table-row table:style-name="ro1">
          <table:table-cell office:value-type="string">
            <text:p>GPCM</text:p>
          </table:table-cell>
          <table:table-cell office:value-type="float" office:value="1">
            <text:p>1</text:p>
          </table:table-cell>
          <table:table-cell office:value-type="string">
            <text:p>2012-05-17 00:00:00</text:p>
          </table:table-cell>
          <table:table-cell table:number-columns-repeated="2" office:value-type="float" office:value="0.33">
            <text:p>0.33</text:p>
          </table:table-cell>
          <table:table-cell office:value-type="float" office:value="-0.212121212121212">
            <text:p>-0.2121212121</text:p>
          </table:table-cell>
          <table:table-cell office:value-type="float" office:value="0.0929084337239588">
            <text:p>0.0929084337</text:p>
          </table:table-cell>
          <table:table-cell table:formula="of:=IF([.G100]&gt;0;1;0)" office:value-type="float" office:value="1">
            <text:p>1</text:p>
          </table:table-cell>
          <table:table-cell table:formula="of:=IF([.I99]&gt;=0;IF([.H100]=1;[.I99]+([.F100]*[.J100])-20;[.I99]);0)" office:value-type="float" office:value="160214.28204332">
            <text:p>160214.28204332</text:p>
          </table:table-cell>
          <table:table-cell table:formula="of:=IF([.I99]&gt;1000;[.I99]*0.5;1000)" office:value-type="float" office:value="89622.5645327044">
            <text:p>89622.5645327044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5-18 00:00:00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301268127651323">
            <text:p>0.3012681277</text:p>
          </table:table-cell>
          <table:table-cell table:formula="of:=IF([.G101]&gt;0;1;0)" office:value-type="float" office:value="1">
            <text:p>1</text:p>
          </table:table-cell>
          <table:table-cell table:formula="of:=IF([.I100]&gt;=0;IF([.H101]=1;[.I100]+([.F101]*[.J101])-20;[.I100]);0)" office:value-type="float" office:value="160194.28204332">
            <text:p>160194.28204332</text:p>
          </table:table-cell>
          <table:table-cell table:formula="of:=IF([.I100]&gt;1000;[.I100]*0.5;1000)" office:value-type="float" office:value="80107.14102166">
            <text:p>80107.14102166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5-21 00:00:00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837892496741311">
            <text:p>0.0837892497</text:p>
          </table:table-cell>
          <table:table-cell table:formula="of:=IF([.G102]&gt;0;1;0)" office:value-type="float" office:value="1">
            <text:p>1</text:p>
          </table:table-cell>
          <table:table-cell table:formula="of:=IF([.I101]&gt;=0;IF([.H102]=1;[.I101]+([.F102]*[.J102])-20;[.I101]);0)" office:value-type="float" office:value="160174.28204332">
            <text:p>160174.28204332</text:p>
          </table:table-cell>
          <table:table-cell table:formula="of:=IF([.I101]&gt;1000;[.I101]*0.5;1000)" office:value-type="float" office:value="80097.14102166">
            <text:p>80097.14102166</text:p>
          </table:table-cell>
          <table:table-cell table:number-columns-repeated="2"/>
        </table:table-row>
        <table:table-row table:style-name="ro1">
          <table:table-cell office:value-type="string">
            <text:p>MNGA</text:p>
          </table:table-cell>
          <table:table-cell office:value-type="float" office:value="0.1">
            <text:p>0.1</text:p>
          </table:table-cell>
          <table:table-cell office:value-type="string">
            <text:p>2012-05-22 00:00:00</text:p>
          </table:table-cell>
          <table:table-cell office:value-type="float" office:value="0.7025">
            <text:p>0.7025</text:p>
          </table:table-cell>
          <table:table-cell office:value-type="float" office:value="7.025">
            <text:p>7.025</text:p>
          </table:table-cell>
          <table:table-cell office:value-type="float" office:value="-0.00355871886120973">
            <text:p>-0.0035587189</text:p>
          </table:table-cell>
          <table:table-cell office:value-type="float" office:value="0.133839555230523">
            <text:p>0.1338395552</text:p>
          </table:table-cell>
          <table:table-cell table:formula="of:=IF([.G103]&gt;0;1;0)" office:value-type="float" office:value="1">
            <text:p>1</text:p>
          </table:table-cell>
          <table:table-cell table:formula="of:=IF([.I102]&gt;=0;IF([.H103]=1;[.I102]+([.F103]*[.J103])-20;[.I102]);0)" office:value-type="float" office:value="159869.274424026">
            <text:p>159869.274424026</text:p>
          </table:table-cell>
          <table:table-cell table:formula="of:=IF([.I102]&gt;1000;[.I102]*0.5;1000)" office:value-type="float" office:value="80087.14102166">
            <text:p>80087.14102166</text:p>
          </table:table-cell>
          <table:table-cell table:number-columns-repeated="2"/>
        </table:table-row>
        <table:table-row table:style-name="ro1">
          <table:table-cell office:value-type="string">
            <text:p>DVCR</text:p>
          </table:table-cell>
          <table:table-cell office:value-type="float" office:value="1.08483754512635">
            <text:p>1.0848375451</text:p>
          </table:table-cell>
          <table:table-cell office:value-type="string">
            <text:p>2012-05-23 00:00:00</text:p>
          </table:table-cell>
          <table:table-cell office:value-type="float" office:value="5.92">
            <text:p>5.92</text:p>
          </table:table-cell>
          <table:table-cell office:value-type="float" office:value="5.45703826955075">
            <text:p>5.4570382696</text:p>
          </table:table-cell>
          <table:table-cell office:value-type="float" office:value="-0.0073278955132523">
            <text:p>-0.0073278955</text:p>
          </table:table-cell>
          <table:table-cell office:value-type="float" office:value="0.063320558242514">
            <text:p>0.0633205582</text:p>
          </table:table-cell>
          <table:table-cell table:formula="of:=IF([.G104]&gt;0;1;0)" office:value-type="float" office:value="1">
            <text:p>1</text:p>
          </table:table-cell>
          <table:table-cell table:formula="of:=IF([.I103]&gt;=0;IF([.H104]=1;[.I103]+([.F104]*[.J104])-20;[.I103]);0)" office:value-type="float" office:value="159263.521754647">
            <text:p>159263.521754647</text:p>
          </table:table-cell>
          <table:table-cell table:formula="of:=IF([.I103]&gt;1000;[.I103]*0.5;1000)" office:value-type="float" office:value="79934.6372120129">
            <text:p>79934.6372120129</text:p>
          </table:table-cell>
          <table:table-cell table:number-columns-repeated="2"/>
        </table:table-row>
        <table:table-row table:style-name="ro1">
          <table:table-cell office:value-type="string">
            <text:p>MNOV</text:p>
          </table:table-cell>
          <table:table-cell office:value-type="float" office:value="1">
            <text:p>1</text:p>
          </table:table-cell>
          <table:table-cell office:value-type="string">
            <text:p>2012-05-24 00:00:00</text:p>
          </table:table-cell>
          <table:table-cell table:number-columns-repeated="2" office:value-type="float" office:value="1.4525">
            <text:p>1.4525</text:p>
          </table:table-cell>
          <table:table-cell office:value-type="float" office:value="0.168674698795181">
            <text:p>0.1686746988</text:p>
          </table:table-cell>
          <table:table-cell office:value-type="float" office:value="0.273786201631915">
            <text:p>0.2737862016</text:p>
          </table:table-cell>
          <table:table-cell table:formula="of:=IF([.G105]&gt;0;1;0)" office:value-type="float" office:value="1">
            <text:p>1</text:p>
          </table:table-cell>
          <table:table-cell table:formula="of:=IF([.I104]&gt;=0;IF([.H105]=1;[.I104]+([.F105]*[.J105])-20;[.I104]);0)" office:value-type="float" office:value="172675.385035159">
            <text:p>172675.385035159</text:p>
          </table:table-cell>
          <table:table-cell table:formula="of:=IF([.I104]&gt;1000;[.I104]*0.5;1000)" office:value-type="float" office:value="79631.7608773233">
            <text:p>79631.7608773233</text:p>
          </table:table-cell>
          <table:table-cell table:number-columns-repeated="2"/>
        </table:table-row>
        <table:table-row table:style-name="ro1">
          <table:table-cell office:value-type="string">
            <text:p>DCTH</text:p>
          </table:table-cell>
          <table:table-cell office:value-type="float" office:value="0.0625">
            <text:p>0.0625</text:p>
          </table:table-cell>
          <table:table-cell office:value-type="string">
            <text:p>2012-05-25 00:00:00</text:p>
          </table:table-cell>
          <table:table-cell office:value-type="float" office:value="1.505">
            <text:p>1.505</text:p>
          </table:table-cell>
          <table:table-cell office:value-type="float" office:value="24.08">
            <text:p>24.08</text:p>
          </table:table-cell>
          <table:table-cell office:value-type="float" office:value="0.00664451827242529">
            <text:p>0.0066445183</text:p>
          </table:table-cell>
          <table:table-cell office:value-type="float" office:value="0.122951086023264">
            <text:p>0.122951086</text:p>
          </table:table-cell>
          <table:table-cell table:formula="of:=IF([.G106]&gt;0;1;0)" office:value-type="float" office:value="1">
            <text:p>1</text:p>
          </table:table-cell>
          <table:table-cell table:formula="of:=IF([.I105]&gt;=0;IF([.H106]=1;[.I105]+([.F106]*[.J106])-20;[.I105]);0)" office:value-type="float" office:value="173229.057410691">
            <text:p>173229.057410691</text:p>
          </table:table-cell>
          <table:table-cell table:formula="of:=IF([.I105]&gt;1000;[.I105]*0.5;1000)" office:value-type="float" office:value="86337.6925175795">
            <text:p>86337.6925175795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2-05-28 00:00:00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0104870507227239">
            <text:p>0.0104870507</text:p>
          </table:table-cell>
          <table:table-cell table:formula="of:=IF([.G107]&gt;0;1;0)" office:value-type="float" office:value="1">
            <text:p>1</text:p>
          </table:table-cell>
          <table:table-cell table:formula="of:=IF([.I106]&gt;=0;IF([.H107]=1;[.I106]+([.F107]*[.J107])-20;[.I106]);0)" office:value-type="float" office:value="173209.057410691">
            <text:p>173209.057410691</text:p>
          </table:table-cell>
          <table:table-cell table:formula="of:=IF([.I106]&gt;1000;[.I106]*0.5;1000)" office:value-type="float" office:value="86614.5287053455">
            <text:p>86614.5287053455</text:p>
          </table:table-cell>
          <table:table-cell table:number-columns-repeated="2"/>
        </table:table-row>
        <table:table-row table:style-name="ro1">
          <table:table-cell office:value-type="string">
            <text:p>MNOV</text:p>
          </table:table-cell>
          <table:table-cell office:value-type="float" office:value="1">
            <text:p>1</text:p>
          </table:table-cell>
          <table:table-cell office:value-type="string">
            <text:p>2012-05-29 00:00:00</text:p>
          </table:table-cell>
          <table:table-cell table:number-columns-repeated="2" office:value-type="float" office:value="1.76">
            <text:p>1.76</text:p>
          </table:table-cell>
          <table:table-cell office:value-type="float" office:value="-0.0241477272727272">
            <text:p>-0.0241477273</text:p>
          </table:table-cell>
          <table:table-cell office:value-type="float" office:value="0.107933815934564">
            <text:p>0.1079338159</text:p>
          </table:table-cell>
          <table:table-cell table:formula="of:=IF([.G108]&gt;0;1;0)" office:value-type="float" office:value="1">
            <text:p>1</text:p>
          </table:table-cell>
          <table:table-cell table:formula="of:=IF([.I107]&gt;=0;IF([.H108]=1;[.I107]+([.F108]*[.J108])-20;[.I107]);0)" office:value-type="float" office:value="171097.754870931">
            <text:p>171097.754870931</text:p>
          </table:table-cell>
          <table:table-cell table:formula="of:=IF([.I107]&gt;1000;[.I107]*0.5;1000)" office:value-type="float" office:value="86604.5287053455">
            <text:p>86604.5287053455</text:p>
          </table:table-cell>
          <table:table-cell table:number-columns-repeated="2"/>
        </table:table-row>
        <table:table-row table:style-name="ro1">
          <table:table-cell office:value-type="string">
            <text:p>SITO</text:p>
          </table:table-cell>
          <table:table-cell office:value-type="float" office:value="1">
            <text:p>1</text:p>
          </table:table-cell>
          <table:table-cell office:value-type="string">
            <text:p>2012-05-30 00:00:00</text:p>
          </table:table-cell>
          <table:table-cell table:number-columns-repeated="2" office:value-type="float" office:value="0.215">
            <text:p>0.215</text:p>
          </table:table-cell>
          <table:table-cell office:value-type="float" office:value="0.0697674418604652">
            <text:p>0.0697674419</text:p>
          </table:table-cell>
          <table:table-cell office:value-type="float" office:value="0.210597843760014">
            <text:p>0.2105978438</text:p>
          </table:table-cell>
          <table:table-cell table:formula="of:=IF([.G109]&gt;0;1;0)" office:value-type="float" office:value="1">
            <text:p>1</text:p>
          </table:table-cell>
          <table:table-cell table:formula="of:=IF([.I108]&gt;=0;IF([.H109]=1;[.I108]+([.F109]*[.J109])-20;[.I108]);0)" office:value-type="float" office:value="177046.281203638">
            <text:p>177046.281203638</text:p>
          </table:table-cell>
          <table:table-cell table:formula="of:=IF([.I108]&gt;1000;[.I108]*0.5;1000)" office:value-type="float" office:value="85548.8774354656">
            <text:p>85548.8774354656</text:p>
          </table:table-cell>
          <table:table-cell table:number-columns-repeated="2"/>
        </table:table-row>
        <table:table-row table:style-name="ro1">
          <table:table-cell office:value-type="string">
            <text:p>ENRJ</text:p>
          </table:table-cell>
          <table:table-cell office:value-type="float" office:value="1">
            <text:p>1</text:p>
          </table:table-cell>
          <table:table-cell office:value-type="string">
            <text:p>2012-05-31 00:00:00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0666666666666667">
            <text:p>0.0666666667</text:p>
          </table:table-cell>
          <table:table-cell office:value-type="float" office:value="0.0986532271187943">
            <text:p>0.0986532271</text:p>
          </table:table-cell>
          <table:table-cell table:formula="of:=IF([.G110]&gt;0;1;0)" office:value-type="float" office:value="1">
            <text:p>1</text:p>
          </table:table-cell>
          <table:table-cell table:formula="of:=IF([.I109]&gt;=0;IF([.H110]=1;[.I109]+([.F110]*[.J110])-20;[.I109]);0)" office:value-type="float" office:value="182927.823910426">
            <text:p>182927.823910426</text:p>
          </table:table-cell>
          <table:table-cell table:formula="of:=IF([.I109]&gt;1000;[.I109]*0.5;1000)" office:value-type="float" office:value="88523.1406018191">
            <text:p>88523.1406018191</text:p>
          </table:table-cell>
          <table:table-cell table:number-columns-repeated="2"/>
        </table:table-row>
        <table:table-row table:style-name="ro1">
          <table:table-cell office:value-type="string">
            <text:p>ABIO</text:p>
          </table:table-cell>
          <table:table-cell office:value-type="float" office:value="0.166666666666667">
            <text:p>0.1666666667</text:p>
          </table:table-cell>
          <table:table-cell office:value-type="string">
            <text:p>2012-06-01 00:00:00</text:p>
          </table:table-cell>
          <table:table-cell office:value-type="float" office:value="0.495">
            <text:p>0.495</text:p>
          </table:table-cell>
          <table:table-cell office:value-type="float" office:value="2.97">
            <text:p>2.97</text:p>
          </table:table-cell>
          <table:table-cell office:value-type="float" office:value="-0.0101010101010102">
            <text:p>-0.0101010101</text:p>
          </table:table-cell>
          <table:table-cell office:value-type="float" office:value="0.0922234604221822">
            <text:p>0.0922234604</text:p>
          </table:table-cell>
          <table:table-cell table:formula="of:=IF([.G111]&gt;0;1;0)" office:value-type="float" office:value="1">
            <text:p>1</text:p>
          </table:table-cell>
          <table:table-cell table:formula="of:=IF([.I110]&gt;=0;IF([.H111]=1;[.I110]+([.F111]*[.J111])-20;[.I110]);0)" office:value-type="float" office:value="181983.946011889">
            <text:p>181983.946011889</text:p>
          </table:table-cell>
          <table:table-cell table:formula="of:=IF([.I110]&gt;1000;[.I110]*0.5;1000)" office:value-type="float" office:value="91463.911955213">
            <text:p>91463.911955213</text:p>
          </table:table-cell>
          <table:table-cell table:number-columns-repeated="2"/>
        </table:table-row>
        <table:table-row table:style-name="ro1">
          <table:table-cell office:value-type="string">
            <text:p>BLUSF</text:p>
          </table:table-cell>
          <table:table-cell office:value-type="float" office:value="1">
            <text:p>1</text:p>
          </table:table-cell>
          <table:table-cell office:value-type="string">
            <text:p>2012-06-04 00:00:00</text:p>
          </table:table-cell>
          <table:table-cell table:number-columns-repeated="2" office:value-type="float" office:value="0.565">
            <text:p>0.565</text:p>
          </table:table-cell>
          <table:table-cell office:value-type="float" office:value="0.185840707964602">
            <text:p>0.185840708</text:p>
          </table:table-cell>
          <table:table-cell office:value-type="float" office:value="0.233464219885957">
            <text:p>0.2334642199</text:p>
          </table:table-cell>
          <table:table-cell table:formula="of:=IF([.G112]&gt;0;1;0)" office:value-type="float" office:value="1">
            <text:p>1</text:p>
          </table:table-cell>
          <table:table-cell table:formula="of:=IF([.I111]&gt;=0;IF([.H112]=1;[.I111]+([.F112]*[.J112])-20;[.I111]);0)" office:value-type="float" office:value="198873.958694409">
            <text:p>198873.958694409</text:p>
          </table:table-cell>
          <table:table-cell table:formula="of:=IF([.I111]&gt;1000;[.I111]*0.5;1000)" office:value-type="float" office:value="90991.9730059443">
            <text:p>90991.9730059443</text:p>
          </table:table-cell>
          <table:table-cell table:number-columns-repeated="2"/>
        </table:table-row>
        <table:table-row table:style-name="ro1">
          <table:table-cell office:value-type="string">
            <text:p>ABIO</text:p>
          </table:table-cell>
          <table:table-cell office:value-type="float" office:value="0.166666666666667">
            <text:p>0.1666666667</text:p>
          </table:table-cell>
          <table:table-cell office:value-type="string">
            <text:p>2012-06-05 00:00:00</text:p>
          </table:table-cell>
          <table:table-cell office:value-type="float" office:value="0.455">
            <text:p>0.455</text:p>
          </table:table-cell>
          <table:table-cell office:value-type="float" office:value="2.73">
            <text:p>2.73</text:p>
          </table:table-cell>
          <table:table-cell office:value-type="float" office:value="0.0494505494505495">
            <text:p>0.0494505495</text:p>
          </table:table-cell>
          <table:table-cell office:value-type="float" office:value="0.0635583441285104">
            <text:p>0.0635583441</text:p>
          </table:table-cell>
          <table:table-cell table:formula="of:=IF([.G113]&gt;0;1;0)" office:value-type="float" office:value="1">
            <text:p>1</text:p>
          </table:table-cell>
          <table:table-cell table:formula="of:=IF([.I112]&gt;=0;IF([.H113]=1;[.I112]+([.F113]*[.J113])-20;[.I112]);0)" office:value-type="float" office:value="203771.171958831">
            <text:p>203771.171958831</text:p>
          </table:table-cell>
          <table:table-cell table:formula="of:=IF([.I112]&gt;1000;[.I112]*0.5;1000)" office:value-type="float" office:value="99436.9793472046">
            <text:p>99436.9793472046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6-06 00:00:00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6">
            <text:p>0.6</text:p>
          </table:table-cell>
          <table:table-cell office:value-type="float" office:value="0.296215924853243">
            <text:p>0.2962159249</text:p>
          </table:table-cell>
          <table:table-cell table:formula="of:=IF([.G114]&gt;0;1;0)" office:value-type="float" office:value="1">
            <text:p>1</text:p>
          </table:table-cell>
          <table:table-cell table:formula="of:=IF([.I113]&gt;=0;IF([.H114]=1;[.I113]+([.F114]*[.J114])-20;[.I113]);0)" office:value-type="float" office:value="264882.523546481">
            <text:p>264882.523546481</text:p>
          </table:table-cell>
          <table:table-cell table:formula="of:=IF([.I113]&gt;1000;[.I113]*0.5;1000)" office:value-type="float" office:value="101885.585979416">
            <text:p>101885.585979416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6-07 00:00:0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-0.3">
            <text:p>-0.3</text:p>
          </table:table-cell>
          <table:table-cell office:value-type="float" office:value="0.0580387606028843">
            <text:p>0.0580387606</text:p>
          </table:table-cell>
          <table:table-cell table:formula="of:=IF([.G115]&gt;0;1;0)" office:value-type="float" office:value="1">
            <text:p>1</text:p>
          </table:table-cell>
          <table:table-cell table:formula="of:=IF([.I114]&gt;=0;IF([.H115]=1;[.I114]+([.F115]*[.J115])-20;[.I114]);0)" office:value-type="float" office:value="225130.145014509">
            <text:p>225130.145014509</text:p>
          </table:table-cell>
          <table:table-cell table:formula="of:=IF([.I114]&gt;1000;[.I114]*0.5;1000)" office:value-type="float" office:value="132441.26177324">
            <text:p>132441.26177324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6-08 00:00:00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0.0357142857142856">
            <text:p>0.0357142857</text:p>
          </table:table-cell>
          <table:table-cell office:value-type="float" office:value="0.471243099759764">
            <text:p>0.4712430998</text:p>
          </table:table-cell>
          <table:table-cell table:formula="of:=IF([.G116]&gt;0;1;0)" office:value-type="float" office:value="1">
            <text:p>1</text:p>
          </table:table-cell>
          <table:table-cell table:formula="of:=IF([.I115]&gt;=0;IF([.H116]=1;[.I115]+([.F116]*[.J116])-20;[.I115]);0)" office:value-type="float" office:value="229130.326175482">
            <text:p>229130.326175482</text:p>
          </table:table-cell>
          <table:table-cell table:formula="of:=IF([.I115]&gt;1000;[.I115]*0.5;1000)" office:value-type="float" office:value="112565.072507254">
            <text:p>112565.072507254</text:p>
          </table:table-cell>
          <table:table-cell table:number-columns-repeated="2"/>
        </table:table-row>
        <table:table-row table:style-name="ro1">
          <table:table-cell office:value-type="string">
            <text:p>MSLP</text:p>
          </table:table-cell>
          <table:table-cell office:value-type="float" office:value="0.00117302052785924">
            <text:p>0.0011730205</text:p>
          </table:table-cell>
          <table:table-cell office:value-type="string">
            <text:p>2012-06-11 00:00:00</text:p>
          </table:table-cell>
          <table:table-cell office:value-type="float" office:value="0.015">
            <text:p>0.015</text:p>
          </table:table-cell>
          <table:table-cell office:value-type="float" office:value="12.7875">
            <text:p>12.7875</text:p>
          </table:table-cell>
          <table:table-cell office:value-type="float" office:value="0.333333333333333">
            <text:p>0.3333333333</text:p>
          </table:table-cell>
          <table:table-cell office:value-type="float" office:value="0.169656842057722">
            <text:p>0.1696568421</text:p>
          </table:table-cell>
          <table:table-cell table:formula="of:=IF([.G117]&gt;0;1;0)" office:value-type="float" office:value="1">
            <text:p>1</text:p>
          </table:table-cell>
          <table:table-cell table:formula="of:=IF([.I116]&gt;=0;IF([.H117]=1;[.I116]+([.F117]*[.J117])-20;[.I116]);0)" office:value-type="float" office:value="267298.713871396">
            <text:p>267298.713871396</text:p>
          </table:table-cell>
          <table:table-cell table:formula="of:=IF([.I116]&gt;1000;[.I116]*0.5;1000)" office:value-type="float" office:value="114565.163087741">
            <text:p>114565.163087741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6-12 00:00:00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088108794186495">
            <text:p>0.0881087942</text:p>
          </table:table-cell>
          <table:table-cell table:formula="of:=IF([.G118]&gt;0;1;0)" office:value-type="float" office:value="1">
            <text:p>1</text:p>
          </table:table-cell>
          <table:table-cell table:formula="of:=IF([.I117]&gt;=0;IF([.H118]=1;[.I117]+([.F118]*[.J118])-20;[.I117]);0)" office:value-type="float" office:value="334103.392339245">
            <text:p>334103.392339245</text:p>
          </table:table-cell>
          <table:table-cell table:formula="of:=IF([.I117]&gt;1000;[.I117]*0.5;1000)" office:value-type="float" office:value="133649.356935698">
            <text:p>133649.356935698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6-13 00:00:00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">
            <text:p>0</text:p>
          </table:table-cell>
          <table:table-cell office:value-type="float" office:value="0.497782430881023">
            <text:p>0.4977824309</text:p>
          </table:table-cell>
          <table:table-cell table:formula="of:=IF([.G119]&gt;0;1;0)" office:value-type="float" office:value="1">
            <text:p>1</text:p>
          </table:table-cell>
          <table:table-cell table:formula="of:=IF([.I118]&gt;=0;IF([.H119]=1;[.I118]+([.F119]*[.J119])-20;[.I118]);0)" office:value-type="float" office:value="334083.392339245">
            <text:p>334083.392339245</text:p>
          </table:table-cell>
          <table:table-cell table:formula="of:=IF([.I118]&gt;1000;[.I118]*0.5;1000)" office:value-type="float" office:value="167051.696169622">
            <text:p>167051.696169622</text:p>
          </table:table-cell>
          <table:table-cell table:number-columns-repeated="2"/>
        </table:table-row>
        <table:table-row table:style-name="ro1">
          <table:table-cell office:value-type="string">
            <text:p>SMTP</text:p>
          </table:table-cell>
          <table:table-cell office:value-type="float" office:value="0.227272727272727">
            <text:p>0.2272727273</text:p>
          </table:table-cell>
          <table:table-cell office:value-type="string">
            <text:p>2012-06-14 00:00:00</text:p>
          </table:table-cell>
          <table:table-cell office:value-type="float" office:value="0.8375">
            <text:p>0.8375</text:p>
          </table:table-cell>
          <table:table-cell office:value-type="float" office:value="3.685">
            <text:p>3.685</text:p>
          </table:table-cell>
          <table:table-cell office:value-type="float" office:value="0.352143826322931">
            <text:p>0.3521438263</text:p>
          </table:table-cell>
          <table:table-cell office:value-type="float" office:value="0.10172906061191">
            <text:p>0.1017290606</text:p>
          </table:table-cell>
          <table:table-cell table:formula="of:=IF([.G120]&gt;0;1;0)" office:value-type="float" office:value="1">
            <text:p>1</text:p>
          </table:table-cell>
          <table:table-cell table:formula="of:=IF([.I119]&gt;=0;IF([.H120]=1;[.I119]+([.F120]*[.J120])-20;[.I119]);0)" office:value-type="float" office:value="392886.094383888">
            <text:p>392886.094383888</text:p>
          </table:table-cell>
          <table:table-cell table:formula="of:=IF([.I119]&gt;1000;[.I119]*0.5;1000)" office:value-type="float" office:value="167041.696169622">
            <text:p>167041.696169622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6-15 00:00:00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466666666666667">
            <text:p>0.4666666667</text:p>
          </table:table-cell>
          <table:table-cell office:value-type="float" office:value="0.501361429852082">
            <text:p>0.5013614299</text:p>
          </table:table-cell>
          <table:table-cell table:formula="of:=IF([.G121]&gt;0;1;0)" office:value-type="float" office:value="1">
            <text:p>1</text:p>
          </table:table-cell>
          <table:table-cell table:formula="of:=IF([.I120]&gt;=0;IF([.H121]=1;[.I120]+([.F121]*[.J121])-20;[.I120]);0)" office:value-type="float" office:value="484539.516406795">
            <text:p>484539.516406795</text:p>
          </table:table-cell>
          <table:table-cell table:formula="of:=IF([.I120]&gt;1000;[.I120]*0.5;1000)" office:value-type="float" office:value="196443.047191944">
            <text:p>196443.047191944</text:p>
          </table:table-cell>
          <table:table-cell table:number-columns-repeated="2"/>
        </table:table-row>
        <table:table-row table:style-name="ro1">
          <table:table-cell office:value-type="string">
            <text:p>LPAD</text:p>
          </table:table-cell>
          <table:table-cell office:value-type="float" office:value="1">
            <text:p>1</text:p>
          </table:table-cell>
          <table:table-cell office:value-type="string">
            <text:p>2012-06-18 00:00:00</text:p>
          </table:table-cell>
          <table:table-cell table:number-columns-repeated="2" office:value-type="float" office:value="0.24">
            <text:p>0.24</text:p>
          </table:table-cell>
          <table:table-cell office:value-type="float" office:value="0.0833333333333335">
            <text:p>0.0833333333</text:p>
          </table:table-cell>
          <table:table-cell office:value-type="float" office:value="0.0920499301906192">
            <text:p>0.0920499302</text:p>
          </table:table-cell>
          <table:table-cell table:formula="of:=IF([.G122]&gt;0;1;0)" office:value-type="float" office:value="1">
            <text:p>1</text:p>
          </table:table-cell>
          <table:table-cell table:formula="of:=IF([.I121]&gt;=0;IF([.H122]=1;[.I121]+([.F122]*[.J122])-20;[.I121]);0)" office:value-type="float" office:value="504708.662923745">
            <text:p>504708.662923745</text:p>
          </table:table-cell>
          <table:table-cell table:formula="of:=IF([.I121]&gt;1000;[.I121]*0.5;1000)" office:value-type="float" office:value="242269.758203398">
            <text:p>242269.758203398</text:p>
          </table:table-cell>
          <table:table-cell table:number-columns-repeated="2"/>
        </table:table-row>
        <table:table-row table:style-name="ro1">
          <table:table-cell office:value-type="string">
            <text:p>IMMY</text:p>
          </table:table-cell>
          <table:table-cell office:value-type="float" office:value="0.2">
            <text:p>0.2</text:p>
          </table:table-cell>
          <table:table-cell office:value-type="string">
            <text:p>2012-06-19 00:00:00</text:p>
          </table:table-cell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825794592572081">
            <text:p>0.0825794593</text:p>
          </table:table-cell>
          <table:table-cell table:formula="of:=IF([.G123]&gt;0;1;0)" office:value-type="float" office:value="1">
            <text:p>1</text:p>
          </table:table-cell>
          <table:table-cell table:formula="of:=IF([.I122]&gt;=0;IF([.H123]=1;[.I122]+([.F123]*[.J123])-20;[.I122]);0)" office:value-type="float" office:value="504688.662923745">
            <text:p>504688.662923745</text:p>
          </table:table-cell>
          <table:table-cell table:formula="of:=IF([.I122]&gt;1000;[.I122]*0.5;1000)" office:value-type="float" office:value="252354.331461872">
            <text:p>252354.331461872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6-20 00:00:00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1.71428571428571">
            <text:p>1.7142857143</text:p>
          </table:table-cell>
          <table:table-cell office:value-type="float" office:value="0.632924225452009">
            <text:p>0.6329242255</text:p>
          </table:table-cell>
          <table:table-cell table:formula="of:=IF([.G124]&gt;0;1;0)" office:value-type="float" office:value="1">
            <text:p>1</text:p>
          </table:table-cell>
          <table:table-cell table:formula="of:=IF([.I123]&gt;=0;IF([.H124]=1;[.I123]+([.F124]*[.J124])-20;[.I123]);0)" office:value-type="float" office:value="937258.945429812">
            <text:p>937258.945429812</text:p>
          </table:table-cell>
          <table:table-cell table:formula="of:=IF([.I123]&gt;1000;[.I123]*0.5;1000)" office:value-type="float" office:value="252344.331461873">
            <text:p>252344.331461873</text:p>
          </table:table-cell>
          <table:table-cell table:number-columns-repeated="2"/>
        </table:table-row>
        <table:table-row table:style-name="ro1">
          <table:table-cell office:value-type="string">
            <text:p>SMTP</text:p>
          </table:table-cell>
          <table:table-cell office:value-type="float" office:value="0.22752808988764">
            <text:p>0.2275280899</text:p>
          </table:table-cell>
          <table:table-cell office:value-type="string">
            <text:p>2012-06-21 00:00:00</text:p>
          </table:table-cell>
          <table:table-cell office:value-type="float" office:value="0.81">
            <text:p>0.81</text:p>
          </table:table-cell>
          <table:table-cell office:value-type="float" office:value="3.56">
            <text:p>3.56</text:p>
          </table:table-cell>
          <table:table-cell office:value-type="float" office:value="-0.0870786516853933">
            <text:p>-0.0870786517</text:p>
          </table:table-cell>
          <table:table-cell office:value-type="float" office:value="0.120126651206894">
            <text:p>0.1201266512</text:p>
          </table:table-cell>
          <table:table-cell table:formula="of:=IF([.G125]&gt;0;1;0)" office:value-type="float" office:value="1">
            <text:p>1</text:p>
          </table:table-cell>
          <table:table-cell table:formula="of:=IF([.I124]&gt;=0;IF([.H125]=1;[.I124]+([.F125]*[.J125])-20;[.I124]);0)" office:value-type="float" office:value="896431.322805761">
            <text:p>896431.322805761</text:p>
          </table:table-cell>
          <table:table-cell table:formula="of:=IF([.I124]&gt;1000;[.I124]*0.5;1000)" office:value-type="float" office:value="468629.472714906">
            <text:p>468629.472714906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6-22 00:00:00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6">
            <text:p>0.6</text:p>
          </table:table-cell>
          <table:table-cell office:value-type="float" office:value="0.506810735985656">
            <text:p>0.506810736</text:p>
          </table:table-cell>
          <table:table-cell table:formula="of:=IF([.G126]&gt;0;1;0)" office:value-type="float" office:value="1">
            <text:p>1</text:p>
          </table:table-cell>
          <table:table-cell table:formula="of:=IF([.I125]&gt;=0;IF([.H126]=1;[.I125]+([.F126]*[.J126])-20;[.I125]);0)" office:value-type="float" office:value="1165340.71964749">
            <text:p>1165340.71964749</text:p>
          </table:table-cell>
          <table:table-cell table:formula="of:=IF([.I125]&gt;1000;[.I125]*0.5;1000)" office:value-type="float" office:value="448215.661402881">
            <text:p>448215.661402881</text:p>
          </table:table-cell>
          <table:table-cell table:number-columns-repeated="2"/>
        </table:table-row>
        <table:table-row table:style-name="ro1">
          <table:table-cell office:value-type="string">
            <text:p>IMMY</text:p>
          </table:table-cell>
          <table:table-cell office:value-type="float" office:value="0.2">
            <text:p>0.2</text:p>
          </table:table-cell>
          <table:table-cell office:value-type="string">
            <text:p>2012-06-25 00:00:00</text:p>
          </table:table-cell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176383696771077">
            <text:p>0.1763836968</text:p>
          </table:table-cell>
          <table:table-cell table:formula="of:=IF([.G127]&gt;0;1;0)" office:value-type="float" office:value="1">
            <text:p>1</text:p>
          </table:table-cell>
          <table:table-cell table:formula="of:=IF([.I126]&gt;=0;IF([.H127]=1;[.I126]+([.F127]*[.J127])-20;[.I126]);0)" office:value-type="float" office:value="1165320.71964749">
            <text:p>1165320.71964749</text:p>
          </table:table-cell>
          <table:table-cell table:formula="of:=IF([.I126]&gt;1000;[.I126]*0.5;1000)" office:value-type="float" office:value="582670.359823745">
            <text:p>582670.359823745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6-26 00:00:0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271841162660869">
            <text:p>0.2718411627</text:p>
          </table:table-cell>
          <table:table-cell table:formula="of:=IF([.G128]&gt;0;1;0)" office:value-type="float" office:value="1">
            <text:p>1</text:p>
          </table:table-cell>
          <table:table-cell table:formula="of:=IF([.I127]&gt;=0;IF([.H128]=1;[.I127]+([.F128]*[.J128])-20;[.I127]);0)" office:value-type="float" office:value="1340098.82759461">
            <text:p>1340098.82759461</text:p>
          </table:table-cell>
          <table:table-cell table:formula="of:=IF([.I127]&gt;1000;[.I127]*0.5;1000)" office:value-type="float" office:value="582660.359823745">
            <text:p>582660.359823745</text:p>
          </table:table-cell>
          <table:table-cell table:number-columns-repeated="2"/>
        </table:table-row>
        <table:table-row table:style-name="ro1">
          <table:table-cell office:value-type="string">
            <text:p>MOBQ</text:p>
          </table:table-cell>
          <table:table-cell office:value-type="float" office:value="1">
            <text:p>1</text:p>
          </table:table-cell>
          <table:table-cell office:value-type="string">
            <text:p>2012-06-27 00:00:00</text:p>
          </table:table-cell>
          <table:table-cell table:number-columns-repeated="2" office:value-type="float" office:value="0.495">
            <text:p>0.495</text:p>
          </table:table-cell>
          <table:table-cell office:value-type="float" office:value="0.161616161616162">
            <text:p>0.1616161616</text:p>
          </table:table-cell>
          <table:table-cell office:value-type="float" office:value="0.150425727852212">
            <text:p>0.1504257279</text:p>
          </table:table-cell>
          <table:table-cell table:formula="of:=IF([.G129]&gt;0;1;0)" office:value-type="float" office:value="1">
            <text:p>1</text:p>
          </table:table-cell>
          <table:table-cell table:formula="of:=IF([.I128]&gt;=0;IF([.H129]=1;[.I128]+([.F129]*[.J129])-20;[.I128]);0)" office:value-type="float" office:value="1448369.64194569">
            <text:p>1448369.64194569</text:p>
          </table:table-cell>
          <table:table-cell table:formula="of:=IF([.I128]&gt;1000;[.I128]*0.5;1000)" office:value-type="float" office:value="670049.413797307">
            <text:p>670049.413797307</text:p>
          </table:table-cell>
          <table:table-cell table:number-columns-repeated="2"/>
        </table:table-row>
        <table:table-row table:style-name="ro1">
          <table:table-cell office:value-type="string">
            <text:p>ANTH</text:p>
          </table:table-cell>
          <table:table-cell office:value-type="float" office:value="0.125">
            <text:p>0.125</text:p>
          </table:table-cell>
          <table:table-cell office:value-type="string">
            <text:p>2012-06-28 00:00:00</text:p>
          </table:table-cell>
          <table:table-cell office:value-type="float" office:value="0.9">
            <text:p>0.9</text:p>
          </table:table-cell>
          <table:table-cell office:value-type="float" office:value="7.2">
            <text:p>7.2</text:p>
          </table:table-cell>
          <table:table-cell office:value-type="float" office:value="-0.191666666666667">
            <text:p>-0.1916666667</text:p>
          </table:table-cell>
          <table:table-cell office:value-type="float" office:value="0.321308226083404">
            <text:p>0.3213082261</text:p>
          </table:table-cell>
          <table:table-cell table:formula="of:=IF([.G130]&gt;0;1;0)" office:value-type="float" office:value="1">
            <text:p>1</text:p>
          </table:table-cell>
          <table:table-cell table:formula="of:=IF([.I129]&gt;=0;IF([.H130]=1;[.I129]+([.F130]*[.J130])-20;[.I129]);0)" office:value-type="float" office:value="1309547.55125923">
            <text:p>1309547.55125923</text:p>
          </table:table-cell>
          <table:table-cell table:formula="of:=IF([.I129]&gt;1000;[.I129]*0.5;1000)" office:value-type="float" office:value="724184.820972847">
            <text:p>724184.820972847</text:p>
          </table:table-cell>
          <table:table-cell table:number-columns-repeated="2"/>
        </table:table-row>
        <table:table-row table:style-name="ro1">
          <table:table-cell office:value-type="string">
            <text:p>ANTH</text:p>
          </table:table-cell>
          <table:table-cell office:value-type="float" office:value="0.125">
            <text:p>0.125</text:p>
          </table:table-cell>
          <table:table-cell office:value-type="string">
            <text:p>2012-06-29 00:00:00</text:p>
          </table:table-cell>
          <table:table-cell office:value-type="float" office:value="0.7275">
            <text:p>0.7275</text:p>
          </table:table-cell>
          <table:table-cell office:value-type="float" office:value="5.82">
            <text:p>5.82</text:p>
          </table:table-cell>
          <table:table-cell office:value-type="float" office:value="-0.0618556701030927">
            <text:p>-0.0618556701</text:p>
          </table:table-cell>
          <table:table-cell office:value-type="float" office:value="0.139329702945692">
            <text:p>0.1393297029</text:p>
          </table:table-cell>
          <table:table-cell table:formula="of:=IF([.G131]&gt;0;1;0)" office:value-type="float" office:value="1">
            <text:p>1</text:p>
          </table:table-cell>
          <table:table-cell table:formula="of:=IF([.I130]&gt;=0;IF([.H131]=1;[.I130]+([.F131]*[.J131])-20;[.I130]);0)" office:value-type="float" office:value="1269026.08060173">
            <text:p>1269026.08060173</text:p>
          </table:table-cell>
          <table:table-cell table:formula="of:=IF([.I130]&gt;1000;[.I130]*0.5;1000)" office:value-type="float" office:value="654773.775629615">
            <text:p>654773.775629615</text:p>
          </table:table-cell>
          <table:table-cell table:number-columns-repeated="2"/>
        </table:table-row>
        <table:table-row table:style-name="ro1">
          <table:table-cell office:value-type="string">
            <text:p>ANTH</text:p>
          </table:table-cell>
          <table:table-cell office:value-type="float" office:value="0.125">
            <text:p>0.125</text:p>
          </table:table-cell>
          <table:table-cell office:value-type="string">
            <text:p>2012-07-02 00:00:00</text:p>
          </table:table-cell>
          <table:table-cell office:value-type="float" office:value="0.6825">
            <text:p>0.6825</text:p>
          </table:table-cell>
          <table:table-cell office:value-type="float" office:value="5.46">
            <text:p>5.46</text:p>
          </table:table-cell>
          <table:table-cell office:value-type="float" office:value="0.0512820512820511">
            <text:p>0.0512820513</text:p>
          </table:table-cell>
          <table:table-cell office:value-type="float" office:value="0.263679631875212">
            <text:p>0.2636796319</text:p>
          </table:table-cell>
          <table:table-cell table:formula="of:=IF([.G132]&gt;0;1;0)" office:value-type="float" office:value="1">
            <text:p>1</text:p>
          </table:table-cell>
          <table:table-cell table:formula="of:=IF([.I131]&gt;=0;IF([.H132]=1;[.I131]+([.F132]*[.J132])-20;[.I131]);0)" office:value-type="float" office:value="1301545.21087357">
            <text:p>1301545.21087357</text:p>
          </table:table-cell>
          <table:table-cell table:formula="of:=IF([.I131]&gt;1000;[.I131]*0.5;1000)" office:value-type="float" office:value="634513.040300865">
            <text:p>634513.040300865</text:p>
          </table:table-cell>
          <table:table-cell table:number-columns-repeated="2"/>
        </table:table-row>
        <table:table-row table:style-name="ro1">
          <table:table-cell office:value-type="string">
            <text:p>ANTH</text:p>
          </table:table-cell>
          <table:table-cell office:value-type="float" office:value="0.125">
            <text:p>0.125</text:p>
          </table:table-cell>
          <table:table-cell office:value-type="string">
            <text:p>2012-07-03 00:00:00</text:p>
          </table:table-cell>
          <table:table-cell office:value-type="float" office:value="0.7175">
            <text:p>0.7175</text:p>
          </table:table-cell>
          <table:table-cell office:value-type="float" office:value="5.74">
            <text:p>5.74</text:p>
          </table:table-cell>
          <table:table-cell office:value-type="float" office:value="0.0174216027874563">
            <text:p>0.0174216028</text:p>
          </table:table-cell>
          <table:table-cell office:value-type="float" office:value="0.259723506906061">
            <text:p>0.2597235069</text:p>
          </table:table-cell>
          <table:table-cell table:formula="of:=IF([.G133]&gt;0;1;0)" office:value-type="float" office:value="1">
            <text:p>1</text:p>
          </table:table-cell>
          <table:table-cell table:formula="of:=IF([.I132]&gt;=0;IF([.H133]=1;[.I132]+([.F133]*[.J133])-20;[.I132]);0)" office:value-type="float" office:value="1312862.71271045">
            <text:p>1312862.71271045</text:p>
          </table:table-cell>
          <table:table-cell table:formula="of:=IF([.I132]&gt;1000;[.I132]*0.5;1000)" office:value-type="float" office:value="650772.605436784">
            <text:p>650772.605436784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0.0025">
            <text:p>0.0025</text:p>
          </table:table-cell>
          <table:table-cell office:value-type="string">
            <text:p>2012-07-04 00:00:00</text:p>
          </table:table-cell>
          <table:table-cell office:value-type="float" office:value="12">
            <text:p>12</text:p>
          </table:table-cell>
          <table:table-cell office:value-type="float" office:value="4800">
            <text:p>4800</text:p>
          </table:table-cell>
          <table:table-cell office:value-type="float" office:value="-0.0833333333333334">
            <text:p>-0.0833333333</text:p>
          </table:table-cell>
          <table:table-cell office:value-type="float" office:value="0.153772713863736">
            <text:p>0.1537727139</text:p>
          </table:table-cell>
          <table:table-cell table:formula="of:=IF([.G134]&gt;0;1;0)" office:value-type="float" office:value="1">
            <text:p>1</text:p>
          </table:table-cell>
          <table:table-cell table:formula="of:=IF([.I133]&gt;=0;IF([.H134]=1;[.I133]+([.F134]*[.J134])-20;[.I133]);0)" office:value-type="float" office:value="1258140.09968084">
            <text:p>1258140.09968084</text:p>
          </table:table-cell>
          <table:table-cell table:formula="of:=IF([.I133]&gt;1000;[.I133]*0.5;1000)" office:value-type="float" office:value="656431.356355223">
            <text:p>656431.356355223</text:p>
          </table:table-cell>
          <table:table-cell table:number-columns-repeated="2"/>
        </table:table-row>
        <table:table-row table:style-name="ro1">
          <table:table-cell office:value-type="string">
            <text:p>ANTH</text:p>
          </table:table-cell>
          <table:table-cell office:value-type="float" office:value="0.125">
            <text:p>0.125</text:p>
          </table:table-cell>
          <table:table-cell office:value-type="string">
            <text:p>2012-07-05 00:00:00</text:p>
          </table:table-cell>
          <table:table-cell office:value-type="float" office:value="0.73">
            <text:p>0.73</text:p>
          </table:table-cell>
          <table:table-cell office:value-type="float" office:value="5.84">
            <text:p>5.84</text:p>
          </table:table-cell>
          <table:table-cell office:value-type="float" office:value="-0.0239726027397261">
            <text:p>-0.0239726027</text:p>
          </table:table-cell>
          <table:table-cell office:value-type="float" office:value="0.125993015777766">
            <text:p>0.1259930158</text:p>
          </table:table-cell>
          <table:table-cell table:formula="of:=IF([.G135]&gt;0;1;0)" office:value-type="float" office:value="1">
            <text:p>1</text:p>
          </table:table-cell>
          <table:table-cell table:formula="of:=IF([.I134]&gt;=0;IF([.H135]=1;[.I134]+([.F135]*[.J135])-20;[.I134]);0)" office:value-type="float" office:value="1243039.65328056">
            <text:p>1243039.65328056</text:p>
          </table:table-cell>
          <table:table-cell table:formula="of:=IF([.I134]&gt;1000;[.I134]*0.5;1000)" office:value-type="float" office:value="629070.049840422">
            <text:p>629070.049840422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7-06 00:00:00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9358247554936">
            <text:p>0.1935824755</text:p>
          </table:table-cell>
          <table:table-cell table:formula="of:=IF([.G136]&gt;0;1;0)" office:value-type="float" office:value="1">
            <text:p>1</text:p>
          </table:table-cell>
          <table:table-cell table:formula="of:=IF([.I135]&gt;=0;IF([.H136]=1;[.I135]+([.F136]*[.J136])-20;[.I135]);0)" office:value-type="float" office:value="1243019.65328056">
            <text:p>1243019.65328056</text:p>
          </table:table-cell>
          <table:table-cell table:formula="of:=IF([.I135]&gt;1000;[.I135]*0.5;1000)" office:value-type="float" office:value="621519.82664028">
            <text:p>621519.82664028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7-09 00:00:00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49144200746014">
            <text:p>0.2491442007</text:p>
          </table:table-cell>
          <table:table-cell table:formula="of:=IF([.G137]&gt;0;1;0)" office:value-type="float" office:value="1">
            <text:p>1</text:p>
          </table:table-cell>
          <table:table-cell table:formula="of:=IF([.I136]&gt;=0;IF([.H137]=1;[.I136]+([.F137]*[.J137])-20;[.I136]);0)" office:value-type="float" office:value="1242999.65328056">
            <text:p>1242999.65328056</text:p>
          </table:table-cell>
          <table:table-cell table:formula="of:=IF([.I136]&gt;1000;[.I136]*0.5;1000)" office:value-type="float" office:value="621509.82664028">
            <text:p>621509.82664028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7-10 00:00:00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252367411817427">
            <text:p>0.2523674118</text:p>
          </table:table-cell>
          <table:table-cell table:formula="of:=IF([.G138]&gt;0;1;0)" office:value-type="float" office:value="1">
            <text:p>1</text:p>
          </table:table-cell>
          <table:table-cell table:formula="of:=IF([.I137]&gt;=0;IF([.H138]=1;[.I137]+([.F138]*[.J138])-20;[.I137]);0)" office:value-type="float" office:value="1553729.5666007">
            <text:p>1553729.5666007</text:p>
          </table:table-cell>
          <table:table-cell table:formula="of:=IF([.I137]&gt;1000;[.I137]*0.5;1000)" office:value-type="float" office:value="621499.82664028">
            <text:p>621499.82664028</text:p>
          </table:table-cell>
          <table:table-cell table:number-columns-repeated="2"/>
        </table:table-row>
        <table:table-row table:style-name="ro1">
          <table:table-cell office:value-type="string">
            <text:p>IMSC</text:p>
          </table:table-cell>
          <table:table-cell office:value-type="float" office:value="1">
            <text:p>1</text:p>
          </table:table-cell>
          <table:table-cell office:value-type="string">
            <text:p>2012-07-11 00:00:00</text:p>
          </table:table-cell>
          <table:table-cell table:number-columns-repeated="2" office:value-type="float" office:value="1.2075">
            <text:p>1.2075</text:p>
          </table:table-cell>
          <table:table-cell office:value-type="float" office:value="0.0745341614906834">
            <text:p>0.0745341615</text:p>
          </table:table-cell>
          <table:table-cell office:value-type="float" office:value="0.0953527763541679">
            <text:p>0.0953527764</text:p>
          </table:table-cell>
          <table:table-cell table:formula="of:=IF([.G139]&gt;0;1;0)" office:value-type="float" office:value="1">
            <text:p>1</text:p>
          </table:table-cell>
          <table:table-cell table:formula="of:=IF([.I138]&gt;=0;IF([.H139]=1;[.I138]+([.F139]*[.J139])-20;[.I138]);0)" office:value-type="float" office:value="1611612.53181563">
            <text:p>1611612.53181563</text:p>
          </table:table-cell>
          <table:table-cell table:formula="of:=IF([.I138]&gt;1000;[.I138]*0.5;1000)" office:value-type="float" office:value="776864.78330035">
            <text:p>776864.78330035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00371747211895911">
            <text:p>0.0037174721</text:p>
          </table:table-cell>
          <table:table-cell office:value-type="string">
            <text:p>2012-07-12 00:00:00</text:p>
          </table:table-cell>
          <table:table-cell office:value-type="float" office:value="0.005">
            <text:p>0.005</text:p>
          </table:table-cell>
          <table:table-cell office:value-type="float" office:value="1.345">
            <text:p>1.345</text:p>
          </table:table-cell>
          <table:table-cell office:value-type="float" office:value="1.75092936802974">
            <text:p>1.750929368</text:p>
          </table:table-cell>
          <table:table-cell office:value-type="float" office:value="1117.93183974359">
            <text:p>1117.9318397436</text:p>
          </table:table-cell>
          <table:table-cell table:formula="of:=IF([.G140]&gt;0;1;0)" office:value-type="float" office:value="1">
            <text:p>1</text:p>
          </table:table-cell>
          <table:table-cell table:formula="of:=IF([.I139]&gt;=0;IF([.H140]=1;[.I139]+([.F140]*[.J140])-20;[.I139]);0)" office:value-type="float" office:value="3022502.38773601">
            <text:p>3022502.38773601</text:p>
          </table:table-cell>
          <table:table-cell table:formula="of:=IF([.I139]&gt;1000;[.I139]*0.5;1000)" office:value-type="float" office:value="805806.265907816">
            <text:p>805806.265907816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7-13 00:00:0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1">
            <text:p>1</text:p>
          </table:table-cell>
          <table:table-cell office:value-type="float" office:value="0.120879296266691">
            <text:p>0.1208792963</text:p>
          </table:table-cell>
          <table:table-cell table:formula="of:=IF([.G141]&gt;0;1;0)" office:value-type="float" office:value="1">
            <text:p>1</text:p>
          </table:table-cell>
          <table:table-cell table:formula="of:=IF([.I140]&gt;=0;IF([.H141]=1;[.I140]+([.F141]*[.J141])-20;[.I140]);0)" office:value-type="float" office:value="4533733.58160402">
            <text:p>4533733.58160402</text:p>
          </table:table-cell>
          <table:table-cell table:formula="of:=IF([.I140]&gt;1000;[.I140]*0.5;1000)" office:value-type="float" office:value="1511251.19386801">
            <text:p>1511251.19386801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7-16 00:00:0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284770615833495">
            <text:p>0.2847706158</text:p>
          </table:table-cell>
          <table:table-cell table:formula="of:=IF([.G142]&gt;0;1;0)" office:value-type="float" office:value="1">
            <text:p>1</text:p>
          </table:table-cell>
          <table:table-cell table:formula="of:=IF([.I141]&gt;=0;IF([.H142]=1;[.I141]+([.F142]*[.J142])-20;[.I141]);0)" office:value-type="float" office:value="5667146.97700502">
            <text:p>5667146.97700502</text:p>
          </table:table-cell>
          <table:table-cell table:formula="of:=IF([.I141]&gt;1000;[.I141]*0.5;1000)" office:value-type="float" office:value="2266866.79080201">
            <text:p>2266866.79080201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7-17 00:00:00</text:p>
          </table:table-cell>
          <table:table-cell office:value-type="float" office:value="0.015">
            <text:p>0.015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307521059125368">
            <text:p>0.3075210591</text:p>
          </table:table-cell>
          <table:table-cell table:formula="of:=IF([.G143]&gt;0;1;0)" office:value-type="float" office:value="1">
            <text:p>1</text:p>
          </table:table-cell>
          <table:table-cell table:formula="of:=IF([.I142]&gt;=0;IF([.H143]=1;[.I142]+([.F143]*[.J143])-20;[.I142]);0)" office:value-type="float" office:value="5667126.97700502">
            <text:p>5667126.97700502</text:p>
          </table:table-cell>
          <table:table-cell table:formula="of:=IF([.I142]&gt;1000;[.I142]*0.5;1000)" office:value-type="float" office:value="2833573.48850251">
            <text:p>2833573.48850251</text:p>
          </table:table-cell>
          <table:table-cell table:number-columns-repeated="2"/>
        </table:table-row>
        <table:table-row table:style-name="ro1">
          <table:table-cell office:value-type="string">
            <text:p>DPDW</text:p>
          </table:table-cell>
          <table:table-cell office:value-type="float" office:value="1">
            <text:p>1</text:p>
          </table:table-cell>
          <table:table-cell office:value-type="string">
            <text:p>2012-07-18 00:00:00</text:p>
          </table:table-cell>
          <table:table-cell table:number-columns-repeated="2" office:value-type="float" office:value="1.105">
            <text:p>1.105</text:p>
          </table:table-cell>
          <table:table-cell office:value-type="float" office:value="-0.0294117647058824">
            <text:p>-0.0294117647</text:p>
          </table:table-cell>
          <table:table-cell office:value-type="float" office:value="32.9419583333333">
            <text:p>32.9419583333</text:p>
          </table:table-cell>
          <table:table-cell table:formula="of:=IF([.G144]&gt;0;1;0)" office:value-type="float" office:value="1">
            <text:p>1</text:p>
          </table:table-cell>
          <table:table-cell table:formula="of:=IF([.I143]&gt;=0;IF([.H144]=1;[.I143]+([.F144]*[.J144])-20;[.I143]);0)" office:value-type="float" office:value="5583766.874402">
            <text:p>5583766.874402</text:p>
          </table:table-cell>
          <table:table-cell table:formula="of:=IF([.I143]&gt;1000;[.I143]*0.5;1000)" office:value-type="float" office:value="2833563.48850251">
            <text:p>2833563.48850251</text:p>
          </table:table-cell>
          <table:table-cell table:number-columns-repeated="2"/>
        </table:table-row>
        <table:table-row table:style-name="ro1">
          <table:table-cell office:value-type="string">
            <text:p>DPDW</text:p>
          </table:table-cell>
          <table:table-cell office:value-type="float" office:value="1">
            <text:p>1</text:p>
          </table:table-cell>
          <table:table-cell office:value-type="string">
            <text:p>2012-07-19 00:00:00</text:p>
          </table:table-cell>
          <table:table-cell table:number-columns-repeated="2" office:value-type="float" office:value="1.0725">
            <text:p>1.0725</text:p>
          </table:table-cell>
          <table:table-cell office:value-type="float" office:value="0.0536130536130535">
            <text:p>0.0536130536</text:p>
          </table:table-cell>
          <table:table-cell office:value-type="float" office:value="6.05514549654199">
            <text:p>6.0551454965</text:p>
          </table:table-cell>
          <table:table-cell table:formula="of:=IF([.G145]&gt;0;1;0)" office:value-type="float" office:value="1">
            <text:p>1</text:p>
          </table:table-cell>
          <table:table-cell table:formula="of:=IF([.I144]&gt;=0;IF([.H145]=1;[.I144]+([.F145]*[.J145])-20;[.I144]);0)" office:value-type="float" office:value="5733428.27080206">
            <text:p>5733428.27080206</text:p>
          </table:table-cell>
          <table:table-cell table:formula="of:=IF([.I144]&gt;1000;[.I144]*0.5;1000)" office:value-type="float" office:value="2791883.437201">
            <text:p>2791883.437201</text:p>
          </table:table-cell>
          <table:table-cell table:number-columns-repeated="2"/>
        </table:table-row>
        <table:table-row table:style-name="ro1">
          <table:table-cell office:value-type="string">
            <text:p>DPDW</text:p>
          </table:table-cell>
          <table:table-cell office:value-type="float" office:value="1">
            <text:p>1</text:p>
          </table:table-cell>
          <table:table-cell office:value-type="string">
            <text:p>2012-07-20 00:00:00</text:p>
          </table:table-cell>
          <table:table-cell table:number-columns-repeated="2" office:value-type="float" office:value="1.13">
            <text:p>1.13</text:p>
          </table:table-cell>
          <table:table-cell office:value-type="float" office:value="0">
            <text:p>0</text:p>
          </table:table-cell>
          <table:table-cell office:value-type="float" office:value="6.04065069927896">
            <text:p>6.0406506993</text:p>
          </table:table-cell>
          <table:table-cell table:formula="of:=IF([.G146]&gt;0;1;0)" office:value-type="float" office:value="1">
            <text:p>1</text:p>
          </table:table-cell>
          <table:table-cell table:formula="of:=IF([.I145]&gt;=0;IF([.H146]=1;[.I145]+([.F146]*[.J146])-20;[.I145]);0)" office:value-type="float" office:value="5733408.27080206">
            <text:p>5733408.27080206</text:p>
          </table:table-cell>
          <table:table-cell table:formula="of:=IF([.I145]&gt;1000;[.I145]*0.5;1000)" office:value-type="float" office:value="2866714.13540103">
            <text:p>2866714.13540103</text:p>
          </table:table-cell>
          <table:table-cell table:number-columns-repeated="2"/>
        </table:table-row>
        <table:table-row table:style-name="ro1">
          <table:table-cell office:value-type="string">
            <text:p>DPDW</text:p>
          </table:table-cell>
          <table:table-cell office:value-type="float" office:value="1">
            <text:p>1</text:p>
          </table:table-cell>
          <table:table-cell office:value-type="string">
            <text:p>2012-07-23 00:00:00</text:p>
          </table:table-cell>
          <table:table-cell table:number-columns-repeated="2" office:value-type="float" office:value="1.13">
            <text:p>1.13</text:p>
          </table:table-cell>
          <table:table-cell office:value-type="float" office:value="0">
            <text:p>0</text:p>
          </table:table-cell>
          <table:table-cell office:value-type="float" office:value="7.10159586440895">
            <text:p>7.1015958644</text:p>
          </table:table-cell>
          <table:table-cell table:formula="of:=IF([.G147]&gt;0;1;0)" office:value-type="float" office:value="1">
            <text:p>1</text:p>
          </table:table-cell>
          <table:table-cell table:formula="of:=IF([.I146]&gt;=0;IF([.H147]=1;[.I146]+([.F147]*[.J147])-20;[.I146]);0)" office:value-type="float" office:value="5733388.27080206">
            <text:p>5733388.27080206</text:p>
          </table:table-cell>
          <table:table-cell table:formula="of:=IF([.I146]&gt;1000;[.I146]*0.5;1000)" office:value-type="float" office:value="2866704.13540103">
            <text:p>2866704.13540103</text:p>
          </table:table-cell>
          <table:table-cell table:number-columns-repeated="2"/>
        </table:table-row>
        <table:table-row table:style-name="ro1">
          <table:table-cell office:value-type="string">
            <text:p>DPDW</text:p>
          </table:table-cell>
          <table:table-cell office:value-type="float" office:value="1">
            <text:p>1</text:p>
          </table:table-cell>
          <table:table-cell office:value-type="string">
            <text:p>2012-07-24 00:00:00</text:p>
          </table:table-cell>
          <table:table-cell table:number-columns-repeated="2" office:value-type="float" office:value="1.13">
            <text:p>1.13</text:p>
          </table:table-cell>
          <table:table-cell office:value-type="float" office:value="0.0619469026548674">
            <text:p>0.0619469027</text:p>
          </table:table-cell>
          <table:table-cell office:value-type="float" office:value="5.55030866286623">
            <text:p>5.5503086629</text:p>
          </table:table-cell>
          <table:table-cell table:formula="of:=IF([.G148]&gt;0;1;0)" office:value-type="float" office:value="1">
            <text:p>1</text:p>
          </table:table-cell>
          <table:table-cell table:formula="of:=IF([.I147]&gt;=0;IF([.H148]=1;[.I147]+([.F148]*[.J148])-20;[.I147]);0)" office:value-type="float" office:value="5910951.09334902">
            <text:p>5910951.09334902</text:p>
          </table:table-cell>
          <table:table-cell table:formula="of:=IF([.I147]&gt;1000;[.I147]*0.5;1000)" office:value-type="float" office:value="2866694.13540103">
            <text:p>2866694.13540103</text:p>
          </table:table-cell>
          <table:table-cell table:number-columns-repeated="2"/>
        </table:table-row>
        <table:table-row table:style-name="ro1">
          <table:table-cell office:value-type="string">
            <text:p>DPDW</text:p>
          </table:table-cell>
          <table:table-cell office:value-type="float" office:value="1">
            <text:p>1</text:p>
          </table:table-cell>
          <table:table-cell office:value-type="string">
            <text:p>2012-07-25 00:00:00</text:p>
          </table:table-cell>
          <table:table-cell table:number-columns-repeated="2"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1.21396298047933">
            <text:p>1.2139629805</text:p>
          </table:table-cell>
          <table:table-cell table:formula="of:=IF([.G149]&gt;0;1;0)" office:value-type="float" office:value="1">
            <text:p>1</text:p>
          </table:table-cell>
          <table:table-cell table:formula="of:=IF([.I148]&gt;=0;IF([.H149]=1;[.I148]+([.F149]*[.J149])-20;[.I148]);0)" office:value-type="float" office:value="5910931.09334902">
            <text:p>5910931.09334902</text:p>
          </table:table-cell>
          <table:table-cell table:formula="of:=IF([.I148]&gt;1000;[.I148]*0.5;1000)" office:value-type="float" office:value="2955475.54667451">
            <text:p>2955475.54667451</text:p>
          </table:table-cell>
          <table:table-cell table:number-columns-repeated="2"/>
        </table:table-row>
        <table:table-row table:style-name="ro1">
          <table:table-cell office:value-type="string">
            <text:p>DPDW</text:p>
          </table:table-cell>
          <table:table-cell office:value-type="float" office:value="1">
            <text:p>1</text:p>
          </table:table-cell>
          <table:table-cell office:value-type="string">
            <text:p>2012-07-26 00:00:00</text:p>
          </table:table-cell>
          <table:table-cell table:number-columns-repeated="2"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0.694036151563035">
            <text:p>0.6940361516</text:p>
          </table:table-cell>
          <table:table-cell table:formula="of:=IF([.G150]&gt;0;1;0)" office:value-type="float" office:value="1">
            <text:p>1</text:p>
          </table:table-cell>
          <table:table-cell table:formula="of:=IF([.I149]&gt;=0;IF([.H150]=1;[.I149]+([.F150]*[.J150])-20;[.I149]);0)" office:value-type="float" office:value="5910911.09334902">
            <text:p>5910911.09334902</text:p>
          </table:table-cell>
          <table:table-cell table:formula="of:=IF([.I149]&gt;1000;[.I149]*0.5;1000)" office:value-type="float" office:value="2955465.54667451">
            <text:p>2955465.54667451</text:p>
          </table:table-cell>
          <table:table-cell table:number-columns-repeated="2"/>
        </table:table-row>
        <table:table-row table:style-name="ro1">
          <table:table-cell office:value-type="string">
            <text:p>MSLP</text:p>
          </table:table-cell>
          <table:table-cell office:value-type="float" office:value="0.00117233294255569">
            <text:p>0.0011723329</text:p>
          </table:table-cell>
          <table:table-cell office:value-type="string">
            <text:p>2012-07-27 00:00:00</text:p>
          </table:table-cell>
          <table:table-cell office:value-type="float" office:value="0.01">
            <text:p>0.01</text:p>
          </table:table-cell>
          <table:table-cell office:value-type="float" office:value="8.53">
            <text:p>8.53</text:p>
          </table:table-cell>
          <table:table-cell office:value-type="float" office:value="0">
            <text:p>0</text:p>
          </table:table-cell>
          <table:table-cell office:value-type="float" office:value="0.271757476009537">
            <text:p>0.271757476</text:p>
          </table:table-cell>
          <table:table-cell table:formula="of:=IF([.G151]&gt;0;1;0)" office:value-type="float" office:value="1">
            <text:p>1</text:p>
          </table:table-cell>
          <table:table-cell table:formula="of:=IF([.I150]&gt;=0;IF([.H151]=1;[.I150]+([.F151]*[.J151])-20;[.I150]);0)" office:value-type="float" office:value="5910891.09334902">
            <text:p>5910891.09334902</text:p>
          </table:table-cell>
          <table:table-cell table:formula="of:=IF([.I150]&gt;1000;[.I150]*0.5;1000)" office:value-type="float" office:value="2955455.54667451">
            <text:p>2955455.54667451</text:p>
          </table:table-cell>
          <table:table-cell table:number-columns-repeated="2"/>
        </table:table-row>
        <table:table-row table:style-name="ro1">
          <table:table-cell office:value-type="string">
            <text:p>MSLP</text:p>
          </table:table-cell>
          <table:table-cell office:value-type="float" office:value="0.00117233294255569">
            <text:p>0.0011723329</text:p>
          </table:table-cell>
          <table:table-cell office:value-type="string">
            <text:p>2012-07-30 00:00:00</text:p>
          </table:table-cell>
          <table:table-cell office:value-type="float" office:value="0.01">
            <text:p>0.01</text:p>
          </table:table-cell>
          <table:table-cell office:value-type="float" office:value="8.53">
            <text:p>8.53</text:p>
          </table:table-cell>
          <table:table-cell office:value-type="float" office:value="0">
            <text:p>0</text:p>
          </table:table-cell>
          <table:table-cell office:value-type="float" office:value="0.142525435369689">
            <text:p>0.1425254354</text:p>
          </table:table-cell>
          <table:table-cell table:formula="of:=IF([.G152]&gt;0;1;0)" office:value-type="float" office:value="1">
            <text:p>1</text:p>
          </table:table-cell>
          <table:table-cell table:formula="of:=IF([.I151]&gt;=0;IF([.H152]=1;[.I151]+([.F152]*[.J152])-20;[.I151]);0)" office:value-type="float" office:value="5910871.09334902">
            <text:p>5910871.09334902</text:p>
          </table:table-cell>
          <table:table-cell table:formula="of:=IF([.I151]&gt;1000;[.I151]*0.5;1000)" office:value-type="float" office:value="2955445.54667451">
            <text:p>2955445.54667451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7-31 00:00:00</text:p>
          </table:table-cell>
          <table:table-cell office:value-type="float" office:value="0.015">
            <text:p>0.015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26208567325524">
            <text:p>0.2620856733</text:p>
          </table:table-cell>
          <table:table-cell table:formula="of:=IF([.G153]&gt;0;1;0)" office:value-type="float" office:value="1">
            <text:p>1</text:p>
          </table:table-cell>
          <table:table-cell table:formula="of:=IF([.I152]&gt;=0;IF([.H153]=1;[.I152]+([.F153]*[.J153])-20;[.I152]);0)" office:value-type="float" office:value="5910851.09334902">
            <text:p>5910851.09334902</text:p>
          </table:table-cell>
          <table:table-cell table:formula="of:=IF([.I152]&gt;1000;[.I152]*0.5;1000)" office:value-type="float" office:value="2955435.54667451">
            <text:p>2955435.54667451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0.0025">
            <text:p>0.0025</text:p>
          </table:table-cell>
          <table:table-cell office:value-type="string">
            <text:p>2012-08-01 00:00:00</text:p>
          </table:table-cell>
          <table:table-cell office:value-type="float" office:value="6.8">
            <text:p>6.8</text:p>
          </table:table-cell>
          <table:table-cell office:value-type="float" office:value="2720">
            <text:p>2720</text:p>
          </table:table-cell>
          <table:table-cell office:value-type="float" office:value="-0.0441176470588235">
            <text:p>-0.0441176471</text:p>
          </table:table-cell>
          <table:table-cell office:value-type="float" office:value="0.152303832925923">
            <text:p>0.1523038329</text:p>
          </table:table-cell>
          <table:table-cell table:formula="of:=IF([.G154]&gt;0;1;0)" office:value-type="float" office:value="1">
            <text:p>1</text:p>
          </table:table-cell>
          <table:table-cell table:formula="of:=IF([.I153]&gt;=0;IF([.H154]=1;[.I153]+([.F154]*[.J154])-20;[.I153]);0)" office:value-type="float" office:value="5780444.67217221">
            <text:p>5780444.67217221</text:p>
          </table:table-cell>
          <table:table-cell table:formula="of:=IF([.I153]&gt;1000;[.I153]*0.5;1000)" office:value-type="float" office:value="2955425.54667451">
            <text:p>2955425.54667451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8-02 00:00:00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7257231785138">
            <text:p>0.1725723179</text:p>
          </table:table-cell>
          <table:table-cell table:formula="of:=IF([.G155]&gt;0;1;0)" office:value-type="float" office:value="1">
            <text:p>1</text:p>
          </table:table-cell>
          <table:table-cell table:formula="of:=IF([.I154]&gt;=0;IF([.H155]=1;[.I154]+([.F155]*[.J155])-20;[.I154]);0)" office:value-type="float" office:value="5780424.67217221">
            <text:p>5780424.67217221</text:p>
          </table:table-cell>
          <table:table-cell table:formula="of:=IF([.I154]&gt;1000;[.I154]*0.5;1000)" office:value-type="float" office:value="2890222.3360861">
            <text:p>2890222.3360861</text:p>
          </table:table-cell>
          <table:table-cell table:number-columns-repeated="2"/>
        </table:table-row>
        <table:table-row table:style-name="ro1">
          <table:table-cell office:value-type="string">
            <text:p>ROSG</text:p>
          </table:table-cell>
          <table:table-cell office:value-type="float" office:value="1">
            <text:p>1</text:p>
          </table:table-cell>
          <table:table-cell office:value-type="string">
            <text:p>2012-08-03 00:00:00</text:p>
          </table:table-cell>
          <table:table-cell table:number-columns-repeated="2" office:value-type="float" office:value="4.7775">
            <text:p>4.7775</text:p>
          </table:table-cell>
          <table:table-cell office:value-type="float" office:value="-0.010465724751439">
            <text:p>-0.0104657248</text:p>
          </table:table-cell>
          <table:table-cell office:value-type="float" office:value="0.168535478454885">
            <text:p>0.1685354785</text:p>
          </table:table-cell>
          <table:table-cell table:formula="of:=IF([.G156]&gt;0;1;0)" office:value-type="float" office:value="1">
            <text:p>1</text:p>
          </table:table-cell>
          <table:table-cell table:formula="of:=IF([.I155]&gt;=0;IF([.H156]=1;[.I155]+([.F156]*[.J156])-20;[.I155]);0)" office:value-type="float" office:value="5750156.50538952">
            <text:p>5750156.50538952</text:p>
          </table:table-cell>
          <table:table-cell table:formula="of:=IF([.I155]&gt;1000;[.I155]*0.5;1000)" office:value-type="float" office:value="2890212.3360861">
            <text:p>2890212.3360861</text:p>
          </table:table-cell>
          <table:table-cell table:number-columns-repeated="2"/>
        </table:table-row>
        <table:table-row table:style-name="ro1">
          <table:table-cell office:value-type="string">
            <text:p>DPDW</text:p>
          </table:table-cell>
          <table:table-cell office:value-type="float" office:value="1">
            <text:p>1</text:p>
          </table:table-cell>
          <table:table-cell office:value-type="string">
            <text:p>2012-08-06 00:00:00</text:p>
          </table:table-cell>
          <table:table-cell table:number-columns-repeated="2"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0.359176645947452">
            <text:p>0.3591766459</text:p>
          </table:table-cell>
          <table:table-cell table:formula="of:=IF([.G157]&gt;0;1;0)" office:value-type="float" office:value="1">
            <text:p>1</text:p>
          </table:table-cell>
          <table:table-cell table:formula="of:=IF([.I156]&gt;=0;IF([.H157]=1;[.I156]+([.F157]*[.J157])-20;[.I156]);0)" office:value-type="float" office:value="5750136.50538952">
            <text:p>5750136.50538952</text:p>
          </table:table-cell>
          <table:table-cell table:formula="of:=IF([.I156]&gt;1000;[.I156]*0.5;1000)" office:value-type="float" office:value="2875078.25269476">
            <text:p>2875078.25269476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8-07 00:00:00</text:p>
          </table:table-cell>
          <table:table-cell office:value-type="float" office:value="0.0125">
            <text:p>0.0125</text:p>
          </table:table-cell>
          <table:table-cell office:value-type="float" office:value="1.25">
            <text:p>1.25</text:p>
          </table:table-cell>
          <table:table-cell office:value-type="float" office:value="0.4">
            <text:p>0.4</text:p>
          </table:table-cell>
          <table:table-cell office:value-type="float" office:value="0.194408340647856">
            <text:p>0.1944083406</text:p>
          </table:table-cell>
          <table:table-cell table:formula="of:=IF([.G158]&gt;0;1;0)" office:value-type="float" office:value="1">
            <text:p>1</text:p>
          </table:table-cell>
          <table:table-cell table:formula="of:=IF([.I157]&gt;=0;IF([.H158]=1;[.I157]+([.F158]*[.J158])-20;[.I157]);0)" office:value-type="float" office:value="6900143.80646742">
            <text:p>6900143.80646742</text:p>
          </table:table-cell>
          <table:table-cell table:formula="of:=IF([.I157]&gt;1000;[.I157]*0.5;1000)" office:value-type="float" office:value="2875068.25269476">
            <text:p>2875068.25269476</text:p>
          </table:table-cell>
          <table:table-cell table:number-columns-repeated="2"/>
        </table:table-row>
        <table:table-row table:style-name="ro1">
          <table:table-cell office:value-type="string">
            <text:p>MSLP</text:p>
          </table:table-cell>
          <table:table-cell office:value-type="float" office:value="0.00117233294255569">
            <text:p>0.0011723329</text:p>
          </table:table-cell>
          <table:table-cell office:value-type="string">
            <text:p>2012-08-08 00:00:00</text:p>
          </table:table-cell>
          <table:table-cell office:value-type="float" office:value="0.01">
            <text:p>0.01</text:p>
          </table:table-cell>
          <table:table-cell office:value-type="float" office:value="8.53">
            <text:p>8.53</text:p>
          </table:table-cell>
          <table:table-cell office:value-type="float" office:value="0">
            <text:p>0</text:p>
          </table:table-cell>
          <table:table-cell office:value-type="float" office:value="0.254599235813136">
            <text:p>0.2545992358</text:p>
          </table:table-cell>
          <table:table-cell table:formula="of:=IF([.G159]&gt;0;1;0)" office:value-type="float" office:value="1">
            <text:p>1</text:p>
          </table:table-cell>
          <table:table-cell table:formula="of:=IF([.I158]&gt;=0;IF([.H159]=1;[.I158]+([.F159]*[.J159])-20;[.I158]);0)" office:value-type="float" office:value="6900123.80646742">
            <text:p>6900123.80646742</text:p>
          </table:table-cell>
          <table:table-cell table:formula="of:=IF([.I158]&gt;1000;[.I158]*0.5;1000)" office:value-type="float" office:value="3450071.90323371">
            <text:p>3450071.90323371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8-09 00:00:00</text:p>
          </table:table-cell>
          <table:table-cell office:value-type="float" office:value="0.015">
            <text:p>0.015</text:p>
          </table:table-cell>
          <table:table-cell office:value-type="float" office:value="1.5">
            <text:p>1.5</text:p>
          </table:table-cell>
          <table:table-cell office:value-type="float" office:value="0.333333333333333">
            <text:p>0.3333333333</text:p>
          </table:table-cell>
          <table:table-cell office:value-type="float" office:value="0.107895724900198">
            <text:p>0.1078957249</text:p>
          </table:table-cell>
          <table:table-cell table:formula="of:=IF([.G160]&gt;0;1;0)" office:value-type="float" office:value="1">
            <text:p>1</text:p>
          </table:table-cell>
          <table:table-cell table:formula="of:=IF([.I159]&gt;=0;IF([.H160]=1;[.I159]+([.F160]*[.J160])-20;[.I159]);0)" office:value-type="float" office:value="8050124.44087866">
            <text:p>8050124.44087866</text:p>
          </table:table-cell>
          <table:table-cell table:formula="of:=IF([.I159]&gt;1000;[.I159]*0.5;1000)" office:value-type="float" office:value="3450061.90323371">
            <text:p>3450061.90323371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2-08-10 00:00:00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0.36865956670434">
            <text:p>0.3686595667</text:p>
          </table:table-cell>
          <table:table-cell table:formula="of:=IF([.G161]&gt;0;1;0)" office:value-type="float" office:value="1">
            <text:p>1</text:p>
          </table:table-cell>
          <table:table-cell table:formula="of:=IF([.I160]&gt;=0;IF([.H161]=1;[.I160]+([.F161]*[.J161])-20;[.I160]);0)" office:value-type="float" office:value="8050104.44087866">
            <text:p>8050104.44087866</text:p>
          </table:table-cell>
          <table:table-cell table:formula="of:=IF([.I160]&gt;1000;[.I160]*0.5;1000)" office:value-type="float" office:value="4025062.22043933">
            <text:p>4025062.22043933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8-13 00:00:00</text:p>
          </table:table-cell>
          <table:table-cell table:number-columns-repeated="2" office:value-type="float" office:value="0.12">
            <text:p>0.12</text:p>
          </table:table-cell>
          <table:table-cell office:value-type="float" office:value="0.0833333333333335">
            <text:p>0.0833333333</text:p>
          </table:table-cell>
          <table:table-cell office:value-type="float" office:value="0.180704105025352">
            <text:p>0.180704105</text:p>
          </table:table-cell>
          <table:table-cell table:formula="of:=IF([.G162]&gt;0;1;0)" office:value-type="float" office:value="1">
            <text:p>1</text:p>
          </table:table-cell>
          <table:table-cell table:formula="of:=IF([.I161]&gt;=0;IF([.H162]=1;[.I161]+([.F162]*[.J162])-20;[.I161]);0)" office:value-type="float" office:value="8385505.4592486">
            <text:p>8385505.4592486</text:p>
          </table:table-cell>
          <table:table-cell table:formula="of:=IF([.I161]&gt;1000;[.I161]*0.5;1000)" office:value-type="float" office:value="4025052.22043933">
            <text:p>4025052.22043933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8-14 00:00:00</text:p>
          </table:table-cell>
          <table:table-cell table:number-columns-repeated="2" office:value-type="float" office:value="0.13">
            <text:p>0.13</text:p>
          </table:table-cell>
          <table:table-cell office:value-type="float" office:value="0.230769230769231">
            <text:p>0.2307692308</text:p>
          </table:table-cell>
          <table:table-cell office:value-type="float" office:value="0.127930200743384">
            <text:p>0.1279302007</text:p>
          </table:table-cell>
          <table:table-cell table:formula="of:=IF([.G163]&gt;0;1;0)" office:value-type="float" office:value="1">
            <text:p>1</text:p>
          </table:table-cell>
          <table:table-cell table:formula="of:=IF([.I162]&gt;=0;IF([.H163]=1;[.I162]+([.F163]*[.J163])-20;[.I162]);0)" office:value-type="float" office:value="9353043.78146959">
            <text:p>9353043.78146959</text:p>
          </table:table-cell>
          <table:table-cell table:formula="of:=IF([.I162]&gt;1000;[.I162]*0.5;1000)" office:value-type="float" office:value="4192752.7296243">
            <text:p>4192752.7296243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8-15 00:00:00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45357436694702">
            <text:p>0.1453574367</text:p>
          </table:table-cell>
          <table:table-cell table:formula="of:=IF([.G164]&gt;0;1;0)" office:value-type="float" office:value="1">
            <text:p>1</text:p>
          </table:table-cell>
          <table:table-cell table:formula="of:=IF([.I163]&gt;=0;IF([.H164]=1;[.I163]+([.F164]*[.J164])-20;[.I163]);0)" office:value-type="float" office:value="9353023.78146959">
            <text:p>9353023.78146959</text:p>
          </table:table-cell>
          <table:table-cell table:formula="of:=IF([.I163]&gt;1000;[.I163]*0.5;1000)" office:value-type="float" office:value="4676521.8907348">
            <text:p>4676521.8907348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8-16 00:00:00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1825720147548">
            <text:p>0.2518257201</text:p>
          </table:table-cell>
          <table:table-cell table:formula="of:=IF([.G165]&gt;0;1;0)" office:value-type="float" office:value="1">
            <text:p>1</text:p>
          </table:table-cell>
          <table:table-cell table:formula="of:=IF([.I164]&gt;=0;IF([.H165]=1;[.I164]+([.F165]*[.J165])-20;[.I164]);0)" office:value-type="float" office:value="9353003.78146959">
            <text:p>9353003.78146959</text:p>
          </table:table-cell>
          <table:table-cell table:formula="of:=IF([.I164]&gt;1000;[.I164]*0.5;1000)" office:value-type="float" office:value="4676511.8907348">
            <text:p>4676511.8907348</text:p>
          </table:table-cell>
          <table:table-cell table:number-columns-repeated="2"/>
        </table:table-row>
        <table:table-row table:style-name="ro1">
          <table:table-cell office:value-type="string">
            <text:p>RGDX</text:p>
          </table:table-cell>
          <table:table-cell office:value-type="float" office:value="1">
            <text:p>1</text:p>
          </table:table-cell>
          <table:table-cell office:value-type="string">
            <text:p>2012-08-17 00:00:00</text:p>
          </table:table-cell>
          <table:table-cell table:number-columns-repeated="2" office:value-type="float" office:value="0.795">
            <text:p>0.795</text:p>
          </table:table-cell>
          <table:table-cell office:value-type="float" office:value="-0.0157232704402516">
            <text:p>-0.0157232704</text:p>
          </table:table-cell>
          <table:table-cell office:value-type="float" office:value="0.144016135055064">
            <text:p>0.1440161351</text:p>
          </table:table-cell>
          <table:table-cell table:formula="of:=IF([.G166]&gt;0;1;0)" office:value-type="float" office:value="1">
            <text:p>1</text:p>
          </table:table-cell>
          <table:table-cell table:formula="of:=IF([.I165]&gt;=0;IF([.H166]=1;[.I165]+([.F166]*[.J166])-20;[.I165]);0)" office:value-type="float" office:value="9279453.87752722">
            <text:p>9279453.87752722</text:p>
          </table:table-cell>
          <table:table-cell table:formula="of:=IF([.I165]&gt;1000;[.I165]*0.5;1000)" office:value-type="float" office:value="4676501.8907348">
            <text:p>4676501.8907348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8-20 00:00:00</text:p>
          </table:table-cell>
          <table:table-cell table:number-columns-repeated="2" office:value-type="float" office:value="0.13">
            <text:p>0.13</text:p>
          </table:table-cell>
          <table:table-cell office:value-type="float" office:value="0.384615384615385">
            <text:p>0.3846153846</text:p>
          </table:table-cell>
          <table:table-cell office:value-type="float" office:value="0.344006534623879">
            <text:p>0.3440065346</text:p>
          </table:table-cell>
          <table:table-cell table:formula="of:=IF([.G167]&gt;0;1;0)" office:value-type="float" office:value="1">
            <text:p>1</text:p>
          </table:table-cell>
          <table:table-cell table:formula="of:=IF([.I166]&gt;=0;IF([.H167]=1;[.I166]+([.F167]*[.J167])-20;[.I166]);0)" office:value-type="float" office:value="11063944.2385901">
            <text:p>11063944.2385901</text:p>
          </table:table-cell>
          <table:table-cell table:formula="of:=IF([.I166]&gt;1000;[.I166]*0.5;1000)" office:value-type="float" office:value="4639726.93876361">
            <text:p>4639726.93876361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0.01">
            <text:p>0.01</text:p>
          </table:table-cell>
          <table:table-cell office:value-type="string">
            <text:p>2012-08-21 00:00:00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19512243911266">
            <text:p>0.1195122439</text:p>
          </table:table-cell>
          <table:table-cell table:formula="of:=IF([.G168]&gt;0;1;0)" office:value-type="float" office:value="1">
            <text:p>1</text:p>
          </table:table-cell>
          <table:table-cell table:formula="of:=IF([.I167]&gt;=0;IF([.H168]=1;[.I167]+([.F168]*[.J168])-20;[.I167]);0)" office:value-type="float" office:value="11063924.2385901">
            <text:p>11063924.2385901</text:p>
          </table:table-cell>
          <table:table-cell table:formula="of:=IF([.I167]&gt;1000;[.I167]*0.5;1000)" office:value-type="float" office:value="5531972.11929508">
            <text:p>5531972.11929508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333333333333333">
            <text:p>0.3333333333</text:p>
          </table:table-cell>
          <table:table-cell office:value-type="string">
            <text:p>2012-08-22 00:00:00</text:p>
          </table:table-cell>
          <table:table-cell office:value-type="float" office:value="2.25">
            <text:p>2.25</text:p>
          </table:table-cell>
          <table:table-cell office:value-type="float" office:value="6.75">
            <text:p>6.75</text:p>
          </table:table-cell>
          <table:table-cell office:value-type="float" office:value="0.333333333333333">
            <text:p>0.3333333333</text:p>
          </table:table-cell>
          <table:table-cell office:value-type="float" office:value="0.159257336014883">
            <text:p>0.159257336</text:p>
          </table:table-cell>
          <table:table-cell table:formula="of:=IF([.G169]&gt;0;1;0)" office:value-type="float" office:value="1">
            <text:p>1</text:p>
          </table:table-cell>
          <table:table-cell table:formula="of:=IF([.I168]&gt;=0;IF([.H169]=1;[.I168]+([.F169]*[.J169])-20;[.I168]);0)" office:value-type="float" office:value="12907891.6116885">
            <text:p>12907891.6116885</text:p>
          </table:table-cell>
          <table:table-cell table:formula="of:=IF([.I168]&gt;1000;[.I168]*0.5;1000)" office:value-type="float" office:value="5531962.11929507">
            <text:p>5531962.11929507</text:p>
          </table:table-cell>
          <table:table-cell table:number-columns-repeated="2"/>
        </table:table-row>
        <table:table-row table:style-name="ro1">
          <table:table-cell office:value-type="string">
            <text:p>TBUFF</text:p>
          </table:table-cell>
          <table:table-cell office:value-type="float" office:value="1">
            <text:p>1</text:p>
          </table:table-cell>
          <table:table-cell office:value-type="string">
            <text:p>2012-08-23 00:00:00</text:p>
          </table:table-cell>
          <table:table-cell table:number-columns-repeated="2" office:value-type="float" office:value="0.3125">
            <text:p>0.3125</text:p>
          </table:table-cell>
          <table:table-cell office:value-type="float" office:value="0.152">
            <text:p>0.152</text:p>
          </table:table-cell>
          <table:table-cell office:value-type="float" office:value="0.101128319508701">
            <text:p>0.1011283195</text:p>
          </table:table-cell>
          <table:table-cell table:formula="of:=IF([.G170]&gt;0;1;0)" office:value-type="float" office:value="1">
            <text:p>1</text:p>
          </table:table-cell>
          <table:table-cell table:formula="of:=IF([.I169]&gt;=0;IF([.H170]=1;[.I169]+([.F170]*[.J170])-20;[.I169]);0)" office:value-type="float" office:value="13888871.3741768">
            <text:p>13888871.3741768</text:p>
          </table:table-cell>
          <table:table-cell table:formula="of:=IF([.I169]&gt;1000;[.I169]*0.5;1000)" office:value-type="float" office:value="6453945.80584425">
            <text:p>6453945.80584425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333333333333333">
            <text:p>0.3333333333</text:p>
          </table:table-cell>
          <table:table-cell office:value-type="string">
            <text:p>2012-08-24 00:00:0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100241439236924">
            <text:p>0.1002414392</text:p>
          </table:table-cell>
          <table:table-cell table:formula="of:=IF([.G171]&gt;0;1;0)" office:value-type="float" office:value="1">
            <text:p>1</text:p>
          </table:table-cell>
          <table:table-cell table:formula="of:=IF([.I170]&gt;=0;IF([.H171]=1;[.I170]+([.F171]*[.J171])-20;[.I170]);0)" office:value-type="float" office:value="13888851.3741768">
            <text:p>13888851.3741768</text:p>
          </table:table-cell>
          <table:table-cell table:formula="of:=IF([.I170]&gt;1000;[.I170]*0.5;1000)" office:value-type="float" office:value="6944435.68708842">
            <text:p>6944435.68708842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333333333333333">
            <text:p>0.3333333333</text:p>
          </table:table-cell>
          <table:table-cell office:value-type="string">
            <text:p>2012-08-27 00:00:0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-0.166666666666667">
            <text:p>-0.1666666667</text:p>
          </table:table-cell>
          <table:table-cell office:value-type="float" office:value="0.0627274701818998">
            <text:p>0.0627274702</text:p>
          </table:table-cell>
          <table:table-cell table:formula="of:=IF([.G172]&gt;0;1;0)" office:value-type="float" office:value="1">
            <text:p>1</text:p>
          </table:table-cell>
          <table:table-cell table:formula="of:=IF([.I171]&gt;=0;IF([.H172]=1;[.I171]+([.F172]*[.J172])-20;[.I171]);0)" office:value-type="float" office:value="12731427.0929954">
            <text:p>12731427.0929954</text:p>
          </table:table-cell>
          <table:table-cell table:formula="of:=IF([.I171]&gt;1000;[.I171]*0.5;1000)" office:value-type="float" office:value="6944425.68708842">
            <text:p>6944425.68708842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0.0025">
            <text:p>0.0025</text:p>
          </table:table-cell>
          <table:table-cell office:value-type="string">
            <text:p>2012-08-28 00:00:00</text:p>
          </table:table-cell>
          <table:table-cell office:value-type="float" office:value="5.4">
            <text:p>5.4</text:p>
          </table:table-cell>
          <table:table-cell office:value-type="float" office:value="2160">
            <text:p>2160</text:p>
          </table:table-cell>
          <table:table-cell office:value-type="float" office:value="0.175925925925926">
            <text:p>0.1759259259</text:p>
          </table:table-cell>
          <table:table-cell office:value-type="float" office:value="0.239972644695612">
            <text:p>0.2399726447</text:p>
          </table:table-cell>
          <table:table-cell table:formula="of:=IF([.G173]&gt;0;1;0)" office:value-type="float" office:value="1">
            <text:p>1</text:p>
          </table:table-cell>
          <table:table-cell table:formula="of:=IF([.I172]&gt;=0;IF([.H173]=1;[.I172]+([.F173]*[.J173])-20;[.I172]);0)" office:value-type="float" office:value="13851301.1428423">
            <text:p>13851301.1428423</text:p>
          </table:table-cell>
          <table:table-cell table:formula="of:=IF([.I172]&gt;1000;[.I172]*0.5;1000)" office:value-type="float" office:value="6365713.54649772">
            <text:p>6365713.54649772</text:p>
          </table:table-cell>
          <table:table-cell table:number-columns-repeated="2"/>
        </table:table-row>
        <table:table-row table:style-name="ro1">
          <table:table-cell office:value-type="string">
            <text:p>CSBR</text:p>
          </table:table-cell>
          <table:table-cell office:value-type="float" office:value="1">
            <text:p>1</text:p>
          </table:table-cell>
          <table:table-cell office:value-type="string">
            <text:p>2012-08-29 00:00:00</text:p>
          </table:table-cell>
          <table:table-cell table:number-columns-repeated="2" office:value-type="float" office:value="0.325">
            <text:p>0.325</text:p>
          </table:table-cell>
          <table:table-cell office:value-type="float" office:value="-0.076923076923077">
            <text:p>-0.0769230769</text:p>
          </table:table-cell>
          <table:table-cell office:value-type="float" office:value="0.0653658678374438">
            <text:p>0.0653658678</text:p>
          </table:table-cell>
          <table:table-cell table:formula="of:=IF([.G174]&gt;0;1;0)" office:value-type="float" office:value="1">
            <text:p>1</text:p>
          </table:table-cell>
          <table:table-cell table:formula="of:=IF([.I173]&gt;=0;IF([.H174]=1;[.I173]+([.F174]*[.J174])-20;[.I173]);0)" office:value-type="float" office:value="13318538.7911945">
            <text:p>13318538.7911945</text:p>
          </table:table-cell>
          <table:table-cell table:formula="of:=IF([.I173]&gt;1000;[.I173]*0.5;1000)" office:value-type="float" office:value="6925650.57142113">
            <text:p>6925650.57142113</text:p>
          </table:table-cell>
          <table:table-cell table:number-columns-repeated="2"/>
        </table:table-row>
        <table:table-row table:style-name="ro1">
          <table:table-cell office:value-type="string">
            <text:p>APGI</text:p>
          </table:table-cell>
          <table:table-cell office:value-type="float" office:value="1">
            <text:p>1</text:p>
          </table:table-cell>
          <table:table-cell office:value-type="string">
            <text:p>2012-08-30 00:00:00</text:p>
          </table:table-cell>
          <table:table-cell table:number-columns-repeated="2" office:value-type="float" office:value="0.495">
            <text:p>0.495</text:p>
          </table:table-cell>
          <table:table-cell office:value-type="float" office:value="0.297979797979798">
            <text:p>0.297979798</text:p>
          </table:table-cell>
          <table:table-cell office:value-type="float" office:value="0.072773967757804">
            <text:p>0.0727739678</text:p>
          </table:table-cell>
          <table:table-cell table:formula="of:=IF([.G175]&gt;0;1;0)" office:value-type="float" office:value="1">
            <text:p>1</text:p>
          </table:table-cell>
          <table:table-cell table:formula="of:=IF([.I174]&gt;=0;IF([.H175]=1;[.I174]+([.F175]*[.J175])-20;[.I174]);0)" office:value-type="float" office:value="15302846.5403876">
            <text:p>15302846.5403876</text:p>
          </table:table-cell>
          <table:table-cell table:formula="of:=IF([.I174]&gt;1000;[.I174]*0.5;1000)" office:value-type="float" office:value="6659269.39559724">
            <text:p>6659269.39559724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333333333333333">
            <text:p>0.3333333333</text:p>
          </table:table-cell>
          <table:table-cell office:value-type="string">
            <text:p>2012-08-31 00:00:0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0898219721001034">
            <text:p>0.0898219721</text:p>
          </table:table-cell>
          <table:table-cell table:formula="of:=IF([.G176]&gt;0;1;0)" office:value-type="float" office:value="1">
            <text:p>1</text:p>
          </table:table-cell>
          <table:table-cell table:formula="of:=IF([.I175]&gt;=0;IF([.H176]=1;[.I175]+([.F176]*[.J176])-20;[.I175]);0)" office:value-type="float" office:value="15302826.5403876">
            <text:p>15302826.5403876</text:p>
          </table:table-cell>
          <table:table-cell table:formula="of:=IF([.I175]&gt;1000;[.I175]*0.5;1000)" office:value-type="float" office:value="7651423.2701938">
            <text:p>7651423.2701938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2-09-03 00:00:00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0104870507227239">
            <text:p>0.0104870507</text:p>
          </table:table-cell>
          <table:table-cell table:formula="of:=IF([.G177]&gt;0;1;0)" office:value-type="float" office:value="1">
            <text:p>1</text:p>
          </table:table-cell>
          <table:table-cell table:formula="of:=IF([.I176]&gt;=0;IF([.H177]=1;[.I176]+([.F177]*[.J177])-20;[.I176]);0)" office:value-type="float" office:value="15302806.5403876">
            <text:p>15302806.5403876</text:p>
          </table:table-cell>
          <table:table-cell table:formula="of:=IF([.I176]&gt;1000;[.I176]*0.5;1000)" office:value-type="float" office:value="7651413.2701938">
            <text:p>7651413.2701938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09-04 00:00:00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1.25">
            <text:p>1.25</text:p>
          </table:table-cell>
          <table:table-cell office:value-type="float" office:value="0.217869796439847">
            <text:p>0.2178697964</text:p>
          </table:table-cell>
          <table:table-cell table:formula="of:=IF([.G178]&gt;0;1;0)" office:value-type="float" office:value="1">
            <text:p>1</text:p>
          </table:table-cell>
          <table:table-cell table:formula="of:=IF([.I177]&gt;=0;IF([.H178]=1;[.I177]+([.F178]*[.J178])-20;[.I177]);0)" office:value-type="float" office:value="24867040.6281298">
            <text:p>24867040.6281298</text:p>
          </table:table-cell>
          <table:table-cell table:formula="of:=IF([.I177]&gt;1000;[.I177]*0.5;1000)" office:value-type="float" office:value="7651403.27019379">
            <text:p>7651403.27019379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333333333333333">
            <text:p>0.3333333333</text:p>
          </table:table-cell>
          <table:table-cell office:value-type="string">
            <text:p>2012-09-05 00:00:0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03504140972922">
            <text:p>0.103504141</text:p>
          </table:table-cell>
          <table:table-cell table:formula="of:=IF([.G179]&gt;0;1;0)" office:value-type="float" office:value="1">
            <text:p>1</text:p>
          </table:table-cell>
          <table:table-cell table:formula="of:=IF([.I178]&gt;=0;IF([.H179]=1;[.I178]+([.F179]*[.J179])-20;[.I178]);0)" office:value-type="float" office:value="24867020.6281298">
            <text:p>24867020.6281298</text:p>
          </table:table-cell>
          <table:table-cell table:formula="of:=IF([.I178]&gt;1000;[.I178]*0.5;1000)" office:value-type="float" office:value="12433520.3140649">
            <text:p>12433520.3140649</text:p>
          </table:table-cell>
          <table:table-cell table:number-columns-repeated="2"/>
        </table:table-row>
        <table:table-row table:style-name="ro1">
          <table:table-cell office:value-type="string">
            <text:p>APGI</text:p>
          </table:table-cell>
          <table:table-cell office:value-type="float" office:value="1">
            <text:p>1</text:p>
          </table:table-cell>
          <table:table-cell office:value-type="string">
            <text:p>2012-09-06 00:00:00</text:p>
          </table:table-cell>
          <table:table-cell table:number-columns-repeated="2" office:value-type="float" office:value="0.555">
            <text:p>0.555</text:p>
          </table:table-cell>
          <table:table-cell office:value-type="float" office:value="2.22044604925031E-016">
            <text:p>2.22044604925031E-016</text:p>
          </table:table-cell>
          <table:table-cell office:value-type="float" office:value="0.0493511320328178">
            <text:p>0.049351132</text:p>
          </table:table-cell>
          <table:table-cell table:formula="of:=IF([.G180]&gt;0;1;0)" office:value-type="float" office:value="1">
            <text:p>1</text:p>
          </table:table-cell>
          <table:table-cell table:formula="of:=IF([.I179]&gt;=0;IF([.H180]=1;[.I179]+([.F180]*[.J180])-20;[.I179]);0)" office:value-type="float" office:value="24867000.6281298">
            <text:p>24867000.6281298</text:p>
          </table:table-cell>
          <table:table-cell table:formula="of:=IF([.I179]&gt;1000;[.I179]*0.5;1000)" office:value-type="float" office:value="12433510.3140649">
            <text:p>12433510.3140649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2-09-07 00:00:00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125">
            <text:p>0.125</text:p>
          </table:table-cell>
          <table:table-cell office:value-type="float" office:value="0.102166776073034">
            <text:p>0.1021667761</text:p>
          </table:table-cell>
          <table:table-cell table:formula="of:=IF([.G181]&gt;0;1;0)" office:value-type="float" office:value="1">
            <text:p>1</text:p>
          </table:table-cell>
          <table:table-cell table:formula="of:=IF([.I180]&gt;=0;IF([.H181]=1;[.I180]+([.F181]*[.J181])-20;[.I180]);0)" office:value-type="float" office:value="26421168.1673879">
            <text:p>26421168.1673879</text:p>
          </table:table-cell>
          <table:table-cell table:formula="of:=IF([.I180]&gt;1000;[.I180]*0.5;1000)" office:value-type="float" office:value="12433500.3140649">
            <text:p>12433500.3140649</text:p>
          </table:table-cell>
          <table:table-cell table:number-columns-repeated="2"/>
        </table:table-row>
        <table:table-row table:style-name="ro1">
          <table:table-cell office:value-type="string">
            <text:p>ZLCS</text:p>
          </table:table-cell>
          <table:table-cell office:value-type="float" office:value="0.166666666666667">
            <text:p>0.1666666667</text:p>
          </table:table-cell>
          <table:table-cell office:value-type="string">
            <text:p>2012-09-10 00:00:00</text:p>
          </table:table-cell>
          <table:table-cell office:value-type="float" office:value="0.8775">
            <text:p>0.8775</text:p>
          </table:table-cell>
          <table:table-cell office:value-type="float" office:value="5.265">
            <text:p>5.265</text:p>
          </table:table-cell>
          <table:table-cell office:value-type="float" office:value="-0.122507122507123">
            <text:p>-0.1225071225</text:p>
          </table:table-cell>
          <table:table-cell office:value-type="float" office:value="0.148162797044386">
            <text:p>0.148162797</text:p>
          </table:table-cell>
          <table:table-cell table:formula="of:=IF([.G182]&gt;0;1;0)" office:value-type="float" office:value="1">
            <text:p>1</text:p>
          </table:table-cell>
          <table:table-cell table:formula="of:=IF([.I181]&gt;=0;IF([.H182]=1;[.I181]+([.F182]*[.J182])-20;[.I181]);0)" office:value-type="float" office:value="24802757.5246562">
            <text:p>24802757.5246562</text:p>
          </table:table-cell>
          <table:table-cell table:formula="of:=IF([.I181]&gt;1000;[.I181]*0.5;1000)" office:value-type="float" office:value="13210584.083694">
            <text:p>13210584.083694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2-09-11 00:00:00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-0.392857142857143">
            <text:p>-0.3928571429</text:p>
          </table:table-cell>
          <table:table-cell office:value-type="float" office:value="0.119884948616431">
            <text:p>0.1198849486</text:p>
          </table:table-cell>
          <table:table-cell table:formula="of:=IF([.G183]&gt;0;1;0)" office:value-type="float" office:value="1">
            <text:p>1</text:p>
          </table:table-cell>
          <table:table-cell table:formula="of:=IF([.I182]&gt;=0;IF([.H183]=1;[.I182]+([.F183]*[.J183])-20;[.I182]);0)" office:value-type="float" office:value="19930767.2965987">
            <text:p>19930767.2965987</text:p>
          </table:table-cell>
          <table:table-cell table:formula="of:=IF([.I182]&gt;1000;[.I182]*0.5;1000)" office:value-type="float" office:value="12401378.7623281">
            <text:p>12401378.7623281</text:p>
          </table:table-cell>
          <table:table-cell table:number-columns-repeated="2"/>
        </table:table-row>
        <table:table-row table:style-name="ro1">
          <table:table-cell office:value-type="string">
            <text:p>PURE</text:p>
          </table:table-cell>
          <table:table-cell office:value-type="float" office:value="1">
            <text:p>1</text:p>
          </table:table-cell>
          <table:table-cell office:value-type="string">
            <text:p>2012-09-12 00:00:00</text:p>
          </table:table-cell>
          <table:table-cell table:number-columns-repeated="2" office:value-type="float" office:value="1.1375">
            <text:p>1.1375</text:p>
          </table:table-cell>
          <table:table-cell office:value-type="float" office:value="0.0417582417582416">
            <text:p>0.0417582418</text:p>
          </table:table-cell>
          <table:table-cell office:value-type="float" office:value="0.162029079577578">
            <text:p>0.1620290796</text:p>
          </table:table-cell>
          <table:table-cell table:formula="of:=IF([.G184]&gt;0;1;0)" office:value-type="float" office:value="1">
            <text:p>1</text:p>
          </table:table-cell>
          <table:table-cell table:formula="of:=IF([.I183]&gt;=0;IF([.H184]=1;[.I183]+([.F184]*[.J184])-20;[.I183]);0)" office:value-type="float" office:value="20346884.1961981">
            <text:p>20346884.1961981</text:p>
          </table:table-cell>
          <table:table-cell table:formula="of:=IF([.I183]&gt;1000;[.I183]*0.5;1000)" office:value-type="float" office:value="9965383.64829937">
            <text:p>9965383.64829937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1">
            <text:p>1</text:p>
          </table:table-cell>
          <table:table-cell office:value-type="string">
            <text:p>2012-09-13 00:00:00</text:p>
          </table:table-cell>
          <table:table-cell table:number-columns-repeated="2" office:value-type="float" office:value="5.92">
            <text:p>5.92</text:p>
          </table:table-cell>
          <table:table-cell office:value-type="float" office:value="0">
            <text:p>0</text:p>
          </table:table-cell>
          <table:table-cell office:value-type="float" office:value="503.540169871795">
            <text:p>503.5401698718</text:p>
          </table:table-cell>
          <table:table-cell table:formula="of:=IF([.G185]&gt;0;1;0)" office:value-type="float" office:value="1">
            <text:p>1</text:p>
          </table:table-cell>
          <table:table-cell table:formula="of:=IF([.I184]&gt;=0;IF([.H185]=1;[.I184]+([.F185]*[.J185])-20;[.I184]);0)" office:value-type="float" office:value="20346864.1961981">
            <text:p>20346864.1961981</text:p>
          </table:table-cell>
          <table:table-cell table:formula="of:=IF([.I184]&gt;1000;[.I184]*0.5;1000)" office:value-type="float" office:value="10173442.098099">
            <text:p>10173442.098099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1">
            <text:p>1</text:p>
          </table:table-cell>
          <table:table-cell office:value-type="string">
            <text:p>2012-09-14 00:00:00</text:p>
          </table:table-cell>
          <table:table-cell table:number-columns-repeated="2" office:value-type="float" office:value="5.92">
            <text:p>5.92</text:p>
          </table:table-cell>
          <table:table-cell office:value-type="float" office:value="-0.0709459459459459">
            <text:p>-0.0709459459</text:p>
          </table:table-cell>
          <table:table-cell office:value-type="float" office:value="121.865473890403">
            <text:p>121.8654738904</text:p>
          </table:table-cell>
          <table:table-cell table:formula="of:=IF([.G186]&gt;0;1;0)" office:value-type="float" office:value="1">
            <text:p>1</text:p>
          </table:table-cell>
          <table:table-cell table:formula="of:=IF([.I185]&gt;=0;IF([.H186]=1;[.I185]+([.F186]*[.J186])-20;[.I185]);0)" office:value-type="float" office:value="19625080.4324816">
            <text:p>19625080.4324816</text:p>
          </table:table-cell>
          <table:table-cell table:formula="of:=IF([.I185]&gt;1000;[.I185]*0.5;1000)" office:value-type="float" office:value="10173432.098099">
            <text:p>10173432.098099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1">
            <text:p>1</text:p>
          </table:table-cell>
          <table:table-cell office:value-type="string">
            <text:p>2012-09-17 00:00:00</text:p>
          </table:table-cell>
          <table:table-cell table:number-columns-repeated="2" office:value-type="float" office:value="5.5">
            <text:p>5.5</text:p>
          </table:table-cell>
          <table:table-cell office:value-type="float" office:value="-0.0909090909090909">
            <text:p>-0.0909090909</text:p>
          </table:table-cell>
          <table:table-cell office:value-type="float" office:value="82.0832927136133">
            <text:p>82.0832927136</text:p>
          </table:table-cell>
          <table:table-cell table:formula="of:=IF([.G187]&gt;0;1;0)" office:value-type="float" office:value="1">
            <text:p>1</text:p>
          </table:table-cell>
          <table:table-cell table:formula="of:=IF([.I186]&gt;=0;IF([.H187]=1;[.I186]+([.F187]*[.J187])-20;[.I186]);0)" office:value-type="float" office:value="18733011.3219142">
            <text:p>18733011.3219142</text:p>
          </table:table-cell>
          <table:table-cell table:formula="of:=IF([.I186]&gt;1000;[.I186]*0.5;1000)" office:value-type="float" office:value="9812540.21624078">
            <text:p>9812540.21624078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1">
            <text:p>1</text:p>
          </table:table-cell>
          <table:table-cell office:value-type="string">
            <text:p>2012-09-18 00:00:00</text:p>
          </table:table-cell>
          <table:table-cell table:number-columns-repeated="2" office:value-type="float" office:value="5">
            <text:p>5</text:p>
          </table:table-cell>
          <table:table-cell office:value-type="float" office:value="0.0500000000000001">
            <text:p>0.05</text:p>
          </table:table-cell>
          <table:table-cell office:value-type="float" office:value="86.5288725880878">
            <text:p>86.5288725881</text:p>
          </table:table-cell>
          <table:table-cell table:formula="of:=IF([.G188]&gt;0;1;0)" office:value-type="float" office:value="1">
            <text:p>1</text:p>
          </table:table-cell>
          <table:table-cell table:formula="of:=IF([.I187]&gt;=0;IF([.H188]=1;[.I187]+([.F188]*[.J188])-20;[.I187]);0)" office:value-type="float" office:value="19201316.6049621">
            <text:p>19201316.6049621</text:p>
          </table:table-cell>
          <table:table-cell table:formula="of:=IF([.I187]&gt;1000;[.I187]*0.5;1000)" office:value-type="float" office:value="9366505.66095711">
            <text:p>9366505.66095711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1">
            <text:p>1</text:p>
          </table:table-cell>
          <table:table-cell office:value-type="string">
            <text:p>2012-09-19 00:00:00</text:p>
          </table:table-cell>
          <table:table-cell table:number-columns-repeated="2" office:value-type="float" office:value="5.25">
            <text:p>5.25</text:p>
          </table:table-cell>
          <table:table-cell office:value-type="float" office:value="0.0476190476190477">
            <text:p>0.0476190476</text:p>
          </table:table-cell>
          <table:table-cell office:value-type="float" office:value="79.859026694841">
            <text:p>79.8590266948</text:p>
          </table:table-cell>
          <table:table-cell table:formula="of:=IF([.G189]&gt;0;1;0)" office:value-type="float" office:value="1">
            <text:p>1</text:p>
          </table:table-cell>
          <table:table-cell table:formula="of:=IF([.I188]&gt;=0;IF([.H189]=1;[.I188]+([.F189]*[.J189])-20;[.I188]);0)" office:value-type="float" office:value="19658470.8098421">
            <text:p>19658470.8098421</text:p>
          </table:table-cell>
          <table:table-cell table:formula="of:=IF([.I188]&gt;1000;[.I188]*0.5;1000)" office:value-type="float" office:value="9600658.30248104">
            <text:p>9600658.30248104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1">
            <text:p>1</text:p>
          </table:table-cell>
          <table:table-cell office:value-type="string">
            <text:p>2012-09-20 00:00:00</text:p>
          </table:table-cell>
          <table:table-cell table:number-columns-repeated="2" office:value-type="float" office:value="5.5">
            <text:p>5.5</text:p>
          </table:table-cell>
          <table:table-cell office:value-type="float" office:value="0">
            <text:p>0</text:p>
          </table:table-cell>
          <table:table-cell office:value-type="float" office:value="73.6644254925735">
            <text:p>73.6644254926</text:p>
          </table:table-cell>
          <table:table-cell table:formula="of:=IF([.G190]&gt;0;1;0)" office:value-type="float" office:value="1">
            <text:p>1</text:p>
          </table:table-cell>
          <table:table-cell table:formula="of:=IF([.I189]&gt;=0;IF([.H190]=1;[.I189]+([.F190]*[.J190])-20;[.I189]);0)" office:value-type="float" office:value="19658450.8098421">
            <text:p>19658450.8098421</text:p>
          </table:table-cell>
          <table:table-cell table:formula="of:=IF([.I189]&gt;1000;[.I189]*0.5;1000)" office:value-type="float" office:value="9829235.40492107">
            <text:p>9829235.40492107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1">
            <text:p>1</text:p>
          </table:table-cell>
          <table:table-cell office:value-type="string">
            <text:p>2012-09-21 00:00:00</text:p>
          </table:table-cell>
          <table:table-cell table:number-columns-repeated="2" office:value-type="float" office:value="5.5">
            <text:p>5.5</text:p>
          </table:table-cell>
          <table:table-cell office:value-type="float" office:value="0">
            <text:p>0</text:p>
          </table:table-cell>
          <table:table-cell office:value-type="float" office:value="62.8811284868724">
            <text:p>62.8811284869</text:p>
          </table:table-cell>
          <table:table-cell table:formula="of:=IF([.G191]&gt;0;1;0)" office:value-type="float" office:value="1">
            <text:p>1</text:p>
          </table:table-cell>
          <table:table-cell table:formula="of:=IF([.I190]&gt;=0;IF([.H191]=1;[.I190]+([.F191]*[.J191])-20;[.I190]);0)" office:value-type="float" office:value="19658430.8098421">
            <text:p>19658430.8098421</text:p>
          </table:table-cell>
          <table:table-cell table:formula="of:=IF([.I190]&gt;1000;[.I190]*0.5;1000)" office:value-type="float" office:value="9829225.40492107">
            <text:p>9829225.40492107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1">
            <text:p>1</text:p>
          </table:table-cell>
          <table:table-cell office:value-type="string">
            <text:p>2012-09-24 00:00:00</text:p>
          </table:table-cell>
          <table:table-cell table:number-columns-repeated="2" office:value-type="float" office:value="5.5">
            <text:p>5.5</text:p>
          </table:table-cell>
          <table:table-cell office:value-type="float" office:value="0">
            <text:p>0</text:p>
          </table:table-cell>
          <table:table-cell office:value-type="float" office:value="53.6772266907516">
            <text:p>53.6772266908</text:p>
          </table:table-cell>
          <table:table-cell table:formula="of:=IF([.G192]&gt;0;1;0)" office:value-type="float" office:value="1">
            <text:p>1</text:p>
          </table:table-cell>
          <table:table-cell table:formula="of:=IF([.I191]&gt;=0;IF([.H192]=1;[.I191]+([.F192]*[.J192])-20;[.I191]);0)" office:value-type="float" office:value="19658410.8098421">
            <text:p>19658410.8098421</text:p>
          </table:table-cell>
          <table:table-cell table:formula="of:=IF([.I191]&gt;1000;[.I191]*0.5;1000)" office:value-type="float" office:value="9829215.40492107">
            <text:p>9829215.40492107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1">
            <text:p>1</text:p>
          </table:table-cell>
          <table:table-cell office:value-type="string">
            <text:p>2012-09-25 00:00:00</text:p>
          </table:table-cell>
          <table:table-cell table:number-columns-repeated="2" office:value-type="float" office:value="5.5">
            <text:p>5.5</text:p>
          </table:table-cell>
          <table:table-cell office:value-type="float" office:value="0.272727272727273">
            <text:p>0.2727272727</text:p>
          </table:table-cell>
          <table:table-cell office:value-type="float" office:value="41.4890639443326">
            <text:p>41.4890639443</text:p>
          </table:table-cell>
          <table:table-cell table:formula="of:=IF([.G193]&gt;0;1;0)" office:value-type="float" office:value="1">
            <text:p>1</text:p>
          </table:table-cell>
          <table:table-cell table:formula="of:=IF([.I192]&gt;=0;IF([.H193]=1;[.I192]+([.F193]*[.J193])-20;[.I192]);0)" office:value-type="float" office:value="22339083.1930024">
            <text:p>22339083.1930024</text:p>
          </table:table-cell>
          <table:table-cell table:formula="of:=IF([.I192]&gt;1000;[.I192]*0.5;1000)" office:value-type="float" office:value="9829205.40492107">
            <text:p>9829205.40492107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1">
            <text:p>1</text:p>
          </table:table-cell>
          <table:table-cell office:value-type="string">
            <text:p>2012-09-26 00:00:00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.2271775293686">
            <text:p>12.2271775294</text:p>
          </table:table-cell>
          <table:table-cell table:formula="of:=IF([.G194]&gt;0;1;0)" office:value-type="float" office:value="1">
            <text:p>1</text:p>
          </table:table-cell>
          <table:table-cell table:formula="of:=IF([.I193]&gt;=0;IF([.H194]=1;[.I193]+([.F194]*[.J194])-20;[.I193]);0)" office:value-type="float" office:value="22339063.1930024">
            <text:p>22339063.1930024</text:p>
          </table:table-cell>
          <table:table-cell table:formula="of:=IF([.I193]&gt;1000;[.I193]*0.5;1000)" office:value-type="float" office:value="11169541.5965012">
            <text:p>11169541.5965012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1">
            <text:p>1</text:p>
          </table:table-cell>
          <table:table-cell office:value-type="string">
            <text:p>2012-09-27 00:00:00</text:p>
          </table:table-cell>
          <table:table-cell table:number-columns-repeated="2" office:value-type="float" office:value="7">
            <text:p>7</text:p>
          </table:table-cell>
          <table:table-cell office:value-type="float" office:value="0.0357142857142858">
            <text:p>0.0357142857</text:p>
          </table:table-cell>
          <table:table-cell office:value-type="float" office:value="5.20839438015714">
            <text:p>5.2083943802</text:p>
          </table:table-cell>
          <table:table-cell table:formula="of:=IF([.G195]&gt;0;1;0)" office:value-type="float" office:value="1">
            <text:p>1</text:p>
          </table:table-cell>
          <table:table-cell table:formula="of:=IF([.I194]&gt;=0;IF([.H195]=1;[.I194]+([.F195]*[.J195])-20;[.I194]);0)" office:value-type="float" office:value="22737955.0357346">
            <text:p>22737955.0357346</text:p>
          </table:table-cell>
          <table:table-cell table:formula="of:=IF([.I194]&gt;1000;[.I194]*0.5;1000)" office:value-type="float" office:value="11169531.5965012">
            <text:p>11169531.5965012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1">
            <text:p>1</text:p>
          </table:table-cell>
          <table:table-cell office:value-type="string">
            <text:p>2012-09-28 00:00:00</text:p>
          </table:table-cell>
          <table:table-cell table:number-columns-repeated="2" office:value-type="float" office:value="7.25">
            <text:p>7.25</text:p>
          </table:table-cell>
          <table:table-cell office:value-type="float" office:value="0.0344827586206897">
            <text:p>0.0344827586</text:p>
          </table:table-cell>
          <table:table-cell office:value-type="float" office:value="5.27191805553174">
            <text:p>5.2719180555</text:p>
          </table:table-cell>
          <table:table-cell table:formula="of:=IF([.G196]&gt;0;1;0)" office:value-type="float" office:value="1">
            <text:p>1</text:p>
          </table:table-cell>
          <table:table-cell table:formula="of:=IF([.I195]&gt;=0;IF([.H196]=1;[.I195]+([.F196]*[.J196])-20;[.I195]);0)" office:value-type="float" office:value="23129968.7432473">
            <text:p>23129968.7432473</text:p>
          </table:table-cell>
          <table:table-cell table:formula="of:=IF([.I195]&gt;1000;[.I195]*0.5;1000)" office:value-type="float" office:value="11368977.5178673">
            <text:p>11368977.5178673</text:p>
          </table:table-cell>
          <table:table-cell table:number-columns-repeated="2"/>
        </table:table-row>
        <table:table-row table:style-name="ro1">
          <table:table-cell office:value-type="string">
            <text:p>SNGX</text:p>
          </table:table-cell>
          <table:table-cell office:value-type="float" office:value="1">
            <text:p>1</text:p>
          </table:table-cell>
          <table:table-cell office:value-type="string">
            <text:p>2012-10-01 00:00:00</text:p>
          </table:table-cell>
          <table:table-cell table:number-columns-repeated="2" office:value-type="float" office:value="0.515">
            <text:p>0.515</text:p>
          </table:table-cell>
          <table:table-cell office:value-type="float" office:value="0.286407766990291">
            <text:p>0.286407767</text:p>
          </table:table-cell>
          <table:table-cell office:value-type="float" office:value="0.117221988149406">
            <text:p>0.1172219881</text:p>
          </table:table-cell>
          <table:table-cell table:formula="of:=IF([.G197]&gt;0;1;0)" office:value-type="float" office:value="1">
            <text:p>1</text:p>
          </table:table-cell>
          <table:table-cell table:formula="of:=IF([.I196]&gt;=0;IF([.H197]=1;[.I196]+([.F197]*[.J197])-20;[.I196]);0)" office:value-type="float" office:value="26442250.0924016">
            <text:p>26442250.0924016</text:p>
          </table:table-cell>
          <table:table-cell table:formula="of:=IF([.I196]&gt;1000;[.I196]*0.5;1000)" office:value-type="float" office:value="11564984.3716236">
            <text:p>11564984.3716236</text:p>
          </table:table-cell>
          <table:table-cell table:number-columns-repeated="2"/>
        </table:table-row>
        <table:table-row table:style-name="ro1">
          <table:table-cell office:value-type="string">
            <text:p>COPY</text:p>
          </table:table-cell>
          <table:table-cell office:value-type="float" office:value="1">
            <text:p>1</text:p>
          </table:table-cell>
          <table:table-cell office:value-type="string">
            <text:p>2012-10-02 00:00:0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2125">
            <text:p>0.2125</text:p>
          </table:table-cell>
          <table:table-cell office:value-type="float" office:value="0.0689437643808419">
            <text:p>0.0689437644</text:p>
          </table:table-cell>
          <table:table-cell table:formula="of:=IF([.G198]&gt;0;1;0)" office:value-type="float" office:value="1">
            <text:p>1</text:p>
          </table:table-cell>
          <table:table-cell table:formula="of:=IF([.I197]&gt;=0;IF([.H198]=1;[.I197]+([.F198]*[.J198])-20;[.I197]);0)" office:value-type="float" office:value="29251719.1647193">
            <text:p>29251719.1647193</text:p>
          </table:table-cell>
          <table:table-cell table:formula="of:=IF([.I197]&gt;1000;[.I197]*0.5;1000)" office:value-type="float" office:value="13221125.0462008">
            <text:p>13221125.0462008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10-03 00:00:0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430433168210659">
            <text:p>0.4304331682</text:p>
          </table:table-cell>
          <table:table-cell table:formula="of:=IF([.G199]&gt;0;1;0)" office:value-type="float" office:value="1">
            <text:p>1</text:p>
          </table:table-cell>
          <table:table-cell table:formula="of:=IF([.I198]&gt;=0;IF([.H199]=1;[.I198]+([.F199]*[.J199])-20;[.I198]);0)" office:value-type="float" office:value="43877558.7470789">
            <text:p>43877558.7470789</text:p>
          </table:table-cell>
          <table:table-cell table:formula="of:=IF([.I198]&gt;1000;[.I198]*0.5;1000)" office:value-type="float" office:value="14625859.5823596">
            <text:p>14625859.5823596</text:p>
          </table:table-cell>
          <table:table-cell table:number-columns-repeated="2"/>
        </table:table-row>
        <table:table-row table:style-name="ro1">
          <table:table-cell office:value-type="string">
            <text:p>CBAK</text:p>
          </table:table-cell>
          <table:table-cell office:value-type="float" office:value="0.2">
            <text:p>0.2</text:p>
          </table:table-cell>
          <table:table-cell office:value-type="string">
            <text:p>2012-10-04 00:00:00</text:p>
          </table:table-cell>
          <table:table-cell office:value-type="float" office:value="0.59">
            <text:p>0.59</text:p>
          </table:table-cell>
          <table:table-cell office:value-type="float" office:value="2.95">
            <text:p>2.95</text:p>
          </table:table-cell>
          <table:table-cell office:value-type="float" office:value="-0.0423728813559323">
            <text:p>-0.0423728814</text:p>
          </table:table-cell>
          <table:table-cell office:value-type="float" office:value="0.0888807465392291">
            <text:p>0.0888807465</text:p>
          </table:table-cell>
          <table:table-cell table:formula="of:=IF([.G200]&gt;0;1;0)" office:value-type="float" office:value="1">
            <text:p>1</text:p>
          </table:table-cell>
          <table:table-cell table:formula="of:=IF([.I199]&gt;=0;IF([.H200]=1;[.I199]+([.F200]*[.J200])-20;[.I199]);0)" office:value-type="float" office:value="42947929.45159">
            <text:p>42947929.45159</text:p>
          </table:table-cell>
          <table:table-cell table:formula="of:=IF([.I199]&gt;1000;[.I199]*0.5;1000)" office:value-type="float" office:value="21938779.3735395">
            <text:p>21938779.3735395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10-05 00:00:00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333333333333333">
            <text:p>0.3333333333</text:p>
          </table:table-cell>
          <table:table-cell office:value-type="float" office:value="0.460907554501503">
            <text:p>0.4609075545</text:p>
          </table:table-cell>
          <table:table-cell table:formula="of:=IF([.G201]&gt;0;1;0)" office:value-type="float" office:value="1">
            <text:p>1</text:p>
          </table:table-cell>
          <table:table-cell table:formula="of:=IF([.I200]&gt;=0;IF([.H201]=1;[.I200]+([.F201]*[.J201])-20;[.I200]);0)" office:value-type="float" office:value="50105897.6935216">
            <text:p>50105897.6935216</text:p>
          </table:table-cell>
          <table:table-cell table:formula="of:=IF([.I200]&gt;1000;[.I200]*0.5;1000)" office:value-type="float" office:value="21473964.725795">
            <text:p>21473964.725795</text:p>
          </table:table-cell>
          <table:table-cell table:number-columns-repeated="2"/>
        </table:table-row>
        <table:table-row table:style-name="ro1">
          <table:table-cell office:value-type="string">
            <text:p>DHRM</text:p>
          </table:table-cell>
          <table:table-cell office:value-type="float" office:value="1">
            <text:p>1</text:p>
          </table:table-cell>
          <table:table-cell office:value-type="string">
            <text:p>2012-10-08 00:00:00</text:p>
          </table:table-cell>
          <table:table-cell table:number-columns-repeated="2" office:value-type="float" office:value="1.9825">
            <text:p>1.9825</text:p>
          </table:table-cell>
          <table:table-cell office:value-type="float" office:value="0">
            <text:p>0</text:p>
          </table:table-cell>
          <table:table-cell office:value-type="float" office:value="0.0536438447950565">
            <text:p>0.0536438448</text:p>
          </table:table-cell>
          <table:table-cell table:formula="of:=IF([.G202]&gt;0;1;0)" office:value-type="float" office:value="1">
            <text:p>1</text:p>
          </table:table-cell>
          <table:table-cell table:formula="of:=IF([.I201]&gt;=0;IF([.H202]=1;[.I201]+([.F202]*[.J202])-20;[.I201]);0)" office:value-type="float" office:value="50105877.6935216">
            <text:p>50105877.6935216</text:p>
          </table:table-cell>
          <table:table-cell table:formula="of:=IF([.I201]&gt;1000;[.I201]*0.5;1000)" office:value-type="float" office:value="25052948.8467608">
            <text:p>25052948.8467608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10-09 00:00:00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-0.333333333333333">
            <text:p>-0.3333333333</text:p>
          </table:table-cell>
          <table:table-cell office:value-type="float" office:value="0.161557699532643">
            <text:p>0.1615576995</text:p>
          </table:table-cell>
          <table:table-cell table:formula="of:=IF([.G203]&gt;0;1;0)" office:value-type="float" office:value="1">
            <text:p>1</text:p>
          </table:table-cell>
          <table:table-cell table:formula="of:=IF([.I202]&gt;=0;IF([.H203]=1;[.I202]+([.F203]*[.J203])-20;[.I202]);0)" office:value-type="float" office:value="41754878.0779347">
            <text:p>41754878.0779347</text:p>
          </table:table-cell>
          <table:table-cell table:formula="of:=IF([.I202]&gt;1000;[.I202]*0.5;1000)" office:value-type="float" office:value="25052938.8467608">
            <text:p>25052938.8467608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10-10 00:00:0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48866451483926">
            <text:p>0.1488664515</text:p>
          </table:table-cell>
          <table:table-cell table:formula="of:=IF([.G204]&gt;0;1;0)" office:value-type="float" office:value="1">
            <text:p>1</text:p>
          </table:table-cell>
          <table:table-cell table:formula="of:=IF([.I203]&gt;=0;IF([.H204]=1;[.I203]+([.F204]*[.J204])-20;[.I203]);0)" office:value-type="float" office:value="62632297.116902">
            <text:p>62632297.116902</text:p>
          </table:table-cell>
          <table:table-cell table:formula="of:=IF([.I203]&gt;1000;[.I203]*0.5;1000)" office:value-type="float" office:value="20877439.0389673">
            <text:p>20877439.0389673</text:p>
          </table:table-cell>
          <table:table-cell table:number-columns-repeated="2"/>
        </table:table-row>
        <table:table-row table:style-name="ro1">
          <table:table-cell office:value-type="string">
            <text:p>ENG</text:p>
          </table:table-cell>
          <table:table-cell office:value-type="float" office:value="1">
            <text:p>1</text:p>
          </table:table-cell>
          <table:table-cell office:value-type="string">
            <text:p>2012-10-11 00:00:00</text:p>
          </table:table-cell>
          <table:table-cell table:number-columns-repeated="2" office:value-type="float" office:value="0.3525">
            <text:p>0.3525</text:p>
          </table:table-cell>
          <table:table-cell office:value-type="float" office:value="0.106382978723404">
            <text:p>0.1063829787</text:p>
          </table:table-cell>
          <table:table-cell office:value-type="float" office:value="0.0777543838029722">
            <text:p>0.0777543838</text:p>
          </table:table-cell>
          <table:table-cell table:formula="of:=IF([.G205]&gt;0;1;0)" office:value-type="float" office:value="1">
            <text:p>1</text:p>
          </table:table-cell>
          <table:table-cell table:formula="of:=IF([.I204]&gt;=0;IF([.H205]=1;[.I204]+([.F205]*[.J205])-20;[.I204]);0)" office:value-type="float" office:value="65963782.2826947">
            <text:p>65963782.2826947</text:p>
          </table:table-cell>
          <table:table-cell table:formula="of:=IF([.I204]&gt;1000;[.I204]*0.5;1000)" office:value-type="float" office:value="31316148.558451">
            <text:p>31316148.558451</text:p>
          </table:table-cell>
          <table:table-cell table:number-columns-repeated="2"/>
        </table:table-row>
        <table:table-row table:style-name="ro1">
          <table:table-cell office:value-type="string">
            <text:p>GNWSF</text:p>
          </table:table-cell>
          <table:table-cell office:value-type="float" office:value="1">
            <text:p>1</text:p>
          </table:table-cell>
          <table:table-cell office:value-type="string">
            <text:p>2012-10-12 00:00:0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482265996760126">
            <text:p>0.0482265997</text:p>
          </table:table-cell>
          <table:table-cell table:formula="of:=IF([.G206]&gt;0;1;0)" office:value-type="float" office:value="1">
            <text:p>1</text:p>
          </table:table-cell>
          <table:table-cell table:formula="of:=IF([.I205]&gt;=0;IF([.H206]=1;[.I205]+([.F206]*[.J206])-20;[.I205]);0)" office:value-type="float" office:value="65963762.2826947">
            <text:p>65963762.2826947</text:p>
          </table:table-cell>
          <table:table-cell table:formula="of:=IF([.I205]&gt;1000;[.I205]*0.5;1000)" office:value-type="float" office:value="32981891.1413474">
            <text:p>32981891.1413474</text:p>
          </table:table-cell>
          <table:table-cell table:number-columns-repeated="2"/>
        </table:table-row>
        <table:table-row table:style-name="ro1">
          <table:table-cell office:value-type="string">
            <text:p>XRSC</text:p>
          </table:table-cell>
          <table:table-cell office:value-type="float" office:value="1">
            <text:p>1</text:p>
          </table:table-cell>
          <table:table-cell office:value-type="string">
            <text:p>2012-10-15 00:00:00</text:p>
          </table:table-cell>
          <table:table-cell table:number-columns-repeated="2" office:value-type="float" office:value="0.6275">
            <text:p>0.6275</text:p>
          </table:table-cell>
          <table:table-cell office:value-type="float" office:value="0.0637450199203189">
            <text:p>0.0637450199</text:p>
          </table:table-cell>
          <table:table-cell office:value-type="float" office:value="0.049535194784054">
            <text:p>0.0495351948</text:p>
          </table:table-cell>
          <table:table-cell table:formula="of:=IF([.G207]&gt;0;1;0)" office:value-type="float" office:value="1">
            <text:p>1</text:p>
          </table:table-cell>
          <table:table-cell table:formula="of:=IF([.I206]&gt;=0;IF([.H207]=1;[.I206]+([.F207]*[.J207])-20;[.I206]);0)" office:value-type="float" office:value="68066172.9530595">
            <text:p>68066172.9530595</text:p>
          </table:table-cell>
          <table:table-cell table:formula="of:=IF([.I206]&gt;1000;[.I206]*0.5;1000)" office:value-type="float" office:value="32981881.1413474">
            <text:p>32981881.1413474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10-16 00:00:00</text:p>
          </table:table-cell>
          <table:table-cell table:number-columns-repeated="2" office:value-type="float" office:value="0.12">
            <text:p>0.12</text:p>
          </table:table-cell>
          <table:table-cell office:value-type="float" office:value="-0.0625">
            <text:p>-0.0625</text:p>
          </table:table-cell>
          <table:table-cell office:value-type="float" office:value="0.189518201481819">
            <text:p>0.1895182015</text:p>
          </table:table-cell>
          <table:table-cell table:formula="of:=IF([.G208]&gt;0;1;0)" office:value-type="float" office:value="1">
            <text:p>1</text:p>
          </table:table-cell>
          <table:table-cell table:formula="of:=IF([.I207]&gt;=0;IF([.H208]=1;[.I207]+([.F208]*[.J208])-20;[.I207]);0)" office:value-type="float" office:value="65939085.0482764">
            <text:p>65939085.0482764</text:p>
          </table:table-cell>
          <table:table-cell table:formula="of:=IF([.I207]&gt;1000;[.I207]*0.5;1000)" office:value-type="float" office:value="34033086.4765297">
            <text:p>34033086.4765297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10-17 00:00:00</text:p>
          </table:table-cell>
          <table:table-cell table:number-columns-repeated="2" office:value-type="float" office:value="0.1125">
            <text:p>0.1125</text:p>
          </table:table-cell>
          <table:table-cell office:value-type="float" office:value="0.244444444444444">
            <text:p>0.2444444444</text:p>
          </table:table-cell>
          <table:table-cell office:value-type="float" office:value="0.210676910743772">
            <text:p>0.2106769107</text:p>
          </table:table-cell>
          <table:table-cell table:formula="of:=IF([.G209]&gt;0;1;0)" office:value-type="float" office:value="1">
            <text:p>1</text:p>
          </table:table-cell>
          <table:table-cell table:formula="of:=IF([.I208]&gt;=0;IF([.H209]=1;[.I208]+([.F209]*[.J209])-20;[.I208]);0)" office:value-type="float" office:value="73998286.5541768">
            <text:p>73998286.5541768</text:p>
          </table:table-cell>
          <table:table-cell table:formula="of:=IF([.I208]&gt;1000;[.I208]*0.5;1000)" office:value-type="float" office:value="32969542.5241382">
            <text:p>32969542.5241382</text:p>
          </table:table-cell>
          <table:table-cell table:number-columns-repeated="2"/>
        </table:table-row>
        <table:table-row table:style-name="ro1">
          <table:table-cell office:value-type="string">
            <text:p>ADXS</text:p>
          </table:table-cell>
          <table:table-cell office:value-type="float" office:value="0.00857142857142857">
            <text:p>0.0085714286</text:p>
          </table:table-cell>
          <table:table-cell office:value-type="string">
            <text:p>2012-10-18 00:00:00</text:p>
          </table:table-cell>
          <table:table-cell office:value-type="float" office:value="0.055">
            <text:p>0.055</text:p>
          </table:table-cell>
          <table:table-cell office:value-type="float" office:value="6.41666666666667">
            <text:p>6.4166666667</text:p>
          </table:table-cell>
          <table:table-cell office:value-type="float" office:value="0.134857142857143">
            <text:p>0.1348571429</text:p>
          </table:table-cell>
          <table:table-cell office:value-type="float" office:value="0.0854748604819877">
            <text:p>0.0854748605</text:p>
          </table:table-cell>
          <table:table-cell table:formula="of:=IF([.G210]&gt;0;1;0)" office:value-type="float" office:value="1">
            <text:p>1</text:p>
          </table:table-cell>
          <table:table-cell table:formula="of:=IF([.I209]&gt;=0;IF([.H210]=1;[.I209]+([.F210]*[.J210])-20;[.I209]);0)" office:value-type="float" office:value="78987865.304687">
            <text:p>78987865.304687</text:p>
          </table:table-cell>
          <table:table-cell table:formula="of:=IF([.I209]&gt;1000;[.I209]*0.5;1000)" office:value-type="float" office:value="36999143.2770884">
            <text:p>36999143.2770884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10-19 00:00:00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0.285714285714286">
            <text:p>0.2857142857</text:p>
          </table:table-cell>
          <table:table-cell office:value-type="float" office:value="0.196161699556931">
            <text:p>0.1961616996</text:p>
          </table:table-cell>
          <table:table-cell table:formula="of:=IF([.G211]&gt;0;1;0)" office:value-type="float" office:value="1">
            <text:p>1</text:p>
          </table:table-cell>
          <table:table-cell table:formula="of:=IF([.I210]&gt;=0;IF([.H211]=1;[.I210]+([.F211]*[.J211])-20;[.I210]);0)" office:value-type="float" office:value="90271826.0624994">
            <text:p>90271826.0624994</text:p>
          </table:table-cell>
          <table:table-cell table:formula="of:=IF([.I210]&gt;1000;[.I210]*0.5;1000)" office:value-type="float" office:value="39493932.6523435">
            <text:p>39493932.6523435</text:p>
          </table:table-cell>
          <table:table-cell table:number-columns-repeated="2"/>
        </table:table-row>
        <table:table-row table:style-name="ro1">
          <table:table-cell office:value-type="string">
            <text:p>LPAD</text:p>
          </table:table-cell>
          <table:table-cell office:value-type="float" office:value="1">
            <text:p>1</text:p>
          </table:table-cell>
          <table:table-cell office:value-type="string">
            <text:p>2012-10-22 00:00:00</text:p>
          </table:table-cell>
          <table:table-cell table:number-columns-repeated="2" office:value-type="float" office:value="0.13">
            <text:p>0.13</text:p>
          </table:table-cell>
          <table:table-cell office:value-type="float" office:value="0.230769230769231">
            <text:p>0.2307692308</text:p>
          </table:table-cell>
          <table:table-cell office:value-type="float" office:value="0.0966485149739792">
            <text:p>0.096648515</text:p>
          </table:table-cell>
          <table:table-cell table:formula="of:=IF([.G212]&gt;0;1;0)" office:value-type="float" office:value="1">
            <text:p>1</text:p>
          </table:table-cell>
          <table:table-cell table:formula="of:=IF([.I211]&gt;=0;IF([.H212]=1;[.I211]+([.F212]*[.J212])-20;[.I211]);0)" office:value-type="float" office:value="100687785.992788">
            <text:p>100687785.992788</text:p>
          </table:table-cell>
          <table:table-cell table:formula="of:=IF([.I211]&gt;1000;[.I211]*0.5;1000)" office:value-type="float" office:value="45135913.0312497">
            <text:p>45135913.0312497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10-23 00:00:00</text:p>
          </table:table-cell>
          <table:table-cell table:number-columns-repeated="2" office:value-type="float" office:value="0.11">
            <text:p>0.11</text:p>
          </table:table-cell>
          <table:table-cell office:value-type="float" office:value="0.363636363636363">
            <text:p>0.3636363636</text:p>
          </table:table-cell>
          <table:table-cell office:value-type="float" office:value="0.195292079517988">
            <text:p>0.1952920795</text:p>
          </table:table-cell>
          <table:table-cell table:formula="of:=IF([.G213]&gt;0;1;0)" office:value-type="float" office:value="1">
            <text:p>1</text:p>
          </table:table-cell>
          <table:table-cell table:formula="of:=IF([.I212]&gt;=0;IF([.H213]=1;[.I212]+([.F213]*[.J213])-20;[.I212]);0)" office:value-type="float" office:value="118994636.173295">
            <text:p>118994636.173295</text:p>
          </table:table-cell>
          <table:table-cell table:formula="of:=IF([.I212]&gt;1000;[.I212]*0.5;1000)" office:value-type="float" office:value="50343892.9963939">
            <text:p>50343892.9963939</text:p>
          </table:table-cell>
          <table:table-cell table:number-columns-repeated="2"/>
        </table:table-row>
        <table:table-row table:style-name="ro1">
          <table:table-cell office:value-type="string">
            <text:p>BKYI</text:p>
          </table:table-cell>
          <table:table-cell office:value-type="float" office:value="1">
            <text:p>1</text:p>
          </table:table-cell>
          <table:table-cell office:value-type="string">
            <text:p>2012-10-24 00:00:00</text:p>
          </table:table-cell>
          <table:table-cell table:number-columns-repeated="2" office:value-type="float" office:value="0.0625">
            <text:p>0.0625</text:p>
          </table:table-cell>
          <table:table-cell office:value-type="float" office:value="0.12">
            <text:p>0.12</text:p>
          </table:table-cell>
          <table:table-cell office:value-type="float" office:value="0.0935044865305797">
            <text:p>0.0935044865</text:p>
          </table:table-cell>
          <table:table-cell table:formula="of:=IF([.G214]&gt;0;1;0)" office:value-type="float" office:value="1">
            <text:p>1</text:p>
          </table:table-cell>
          <table:table-cell table:formula="of:=IF([.I213]&gt;=0;IF([.H214]=1;[.I213]+([.F214]*[.J214])-20;[.I213]);0)" office:value-type="float" office:value="126134294.343692">
            <text:p>126134294.343692</text:p>
          </table:table-cell>
          <table:table-cell table:formula="of:=IF([.I213]&gt;1000;[.I213]*0.5;1000)" office:value-type="float" office:value="59497318.0866474">
            <text:p>59497318.0866474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10-25 00:00:00</text:p>
          </table:table-cell>
          <table:table-cell table:number-columns-repeated="2" office:value-type="float" office:value="0.115">
            <text:p>0.115</text:p>
          </table:table-cell>
          <table:table-cell office:value-type="float" office:value="0.304347826086956">
            <text:p>0.3043478261</text:p>
          </table:table-cell>
          <table:table-cell office:value-type="float" office:value="0.135806660322283">
            <text:p>0.1358066603</text:p>
          </table:table-cell>
          <table:table-cell table:formula="of:=IF([.G215]&gt;0;1;0)" office:value-type="float" office:value="1">
            <text:p>1</text:p>
          </table:table-cell>
          <table:table-cell table:formula="of:=IF([.I214]&gt;=0;IF([.H215]=1;[.I214]+([.F215]*[.J215])-20;[.I214]);0)" office:value-type="float" office:value="145328623.48295">
            <text:p>145328623.48295</text:p>
          </table:table-cell>
          <table:table-cell table:formula="of:=IF([.I214]&gt;1000;[.I214]*0.5;1000)" office:value-type="float" office:value="63067147.1718462">
            <text:p>63067147.1718462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1">
            <text:p>1</text:p>
          </table:table-cell>
          <table:table-cell office:value-type="string">
            <text:p>2012-10-26 00:00:00</text:p>
          </table:table-cell>
          <table:table-cell table:number-columns-repeated="2" office:value-type="float" office:value="4.7175">
            <text:p>4.7175</text:p>
          </table:table-cell>
          <table:table-cell office:value-type="float" office:value="0.00688924218335974">
            <text:p>0.0068892422</text:p>
          </table:table-cell>
          <table:table-cell office:value-type="float" office:value="0.102446508836858">
            <text:p>0.1024465088</text:p>
          </table:table-cell>
          <table:table-cell table:formula="of:=IF([.G216]&gt;0;1;0)" office:value-type="float" office:value="1">
            <text:p>1</text:p>
          </table:table-cell>
          <table:table-cell table:formula="of:=IF([.I215]&gt;=0;IF([.H216]=1;[.I215]+([.F216]*[.J216])-20;[.I215]);0)" office:value-type="float" office:value="145829205.524624">
            <text:p>145829205.524624</text:p>
          </table:table-cell>
          <table:table-cell table:formula="of:=IF([.I215]&gt;1000;[.I215]*0.5;1000)" office:value-type="float" office:value="72664311.741475">
            <text:p>72664311.741475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1">
            <text:p>1</text:p>
          </table:table-cell>
          <table:table-cell office:value-type="string">
            <text:p>2012-10-29 00:00:00</text:p>
          </table:table-cell>
          <table:table-cell table:number-columns-repeated="2" office:value-type="float" office:value="4.75">
            <text:p>4.75</text:p>
          </table:table-cell>
          <table:table-cell office:value-type="float" office:value="0">
            <text:p>0</text:p>
          </table:table-cell>
          <table:table-cell office:value-type="float" office:value="0.061302485362141">
            <text:p>0.0613024854</text:p>
          </table:table-cell>
          <table:table-cell table:formula="of:=IF([.G217]&gt;0;1;0)" office:value-type="float" office:value="1">
            <text:p>1</text:p>
          </table:table-cell>
          <table:table-cell table:formula="of:=IF([.I216]&gt;=0;IF([.H217]=1;[.I216]+([.F217]*[.J217])-20;[.I216]);0)" office:value-type="float" office:value="145829185.524624">
            <text:p>145829185.524624</text:p>
          </table:table-cell>
          <table:table-cell table:formula="of:=IF([.I216]&gt;1000;[.I216]*0.5;1000)" office:value-type="float" office:value="72914602.7623121">
            <text:p>72914602.7623121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1">
            <text:p>1</text:p>
          </table:table-cell>
          <table:table-cell office:value-type="string">
            <text:p>2012-10-30 00:00:00</text:p>
          </table:table-cell>
          <table:table-cell table:number-columns-repeated="2" office:value-type="float" office:value="4.75">
            <text:p>4.75</text:p>
          </table:table-cell>
          <table:table-cell office:value-type="float" office:value="-0.0410526315789475">
            <text:p>-0.0410526316</text:p>
          </table:table-cell>
          <table:table-cell office:value-type="float" office:value="0.0394420233390178">
            <text:p>0.0394420233</text:p>
          </table:table-cell>
          <table:table-cell table:formula="of:=IF([.G218]&gt;0;1;0)" office:value-type="float" office:value="1">
            <text:p>1</text:p>
          </table:table-cell>
          <table:table-cell table:formula="of:=IF([.I217]&gt;=0;IF([.H218]=1;[.I217]+([.F218]*[.J218])-20;[.I217]);0)" office:value-type="float" office:value="142835829.611224">
            <text:p>142835829.611224</text:p>
          </table:table-cell>
          <table:table-cell table:formula="of:=IF([.I217]&gt;1000;[.I217]*0.5;1000)" office:value-type="float" office:value="72914592.7623121">
            <text:p>72914592.7623121</text:p>
          </table:table-cell>
          <table:table-cell table:number-columns-repeated="2"/>
        </table:table-row>
        <table:table-row table:style-name="ro1">
          <table:table-cell office:value-type="string">
            <text:p>BKYI</text:p>
          </table:table-cell>
          <table:table-cell office:value-type="float" office:value="1">
            <text:p>1</text:p>
          </table:table-cell>
          <table:table-cell office:value-type="string">
            <text:p>2012-10-31 00:00:00</text:p>
          </table:table-cell>
          <table:table-cell table:number-columns-repeated="2" office:value-type="float" office:value="0.065">
            <text:p>0.065</text:p>
          </table:table-cell>
          <table:table-cell office:value-type="float" office:value="-0.076923076923077">
            <text:p>-0.0769230769</text:p>
          </table:table-cell>
          <table:table-cell office:value-type="float" office:value="0.0629688200588048">
            <text:p>0.0629688201</text:p>
          </table:table-cell>
          <table:table-cell table:formula="of:=IF([.G219]&gt;0;1;0)" office:value-type="float" office:value="1">
            <text:p>1</text:p>
          </table:table-cell>
          <table:table-cell table:formula="of:=IF([.I218]&gt;=0;IF([.H219]=1;[.I218]+([.F219]*[.J219])-20;[.I218]);0)" office:value-type="float" office:value="137342123.856946">
            <text:p>137342123.856946</text:p>
          </table:table-cell>
          <table:table-cell table:formula="of:=IF([.I218]&gt;1000;[.I218]*0.5;1000)" office:value-type="float" office:value="71417914.805612">
            <text:p>71417914.805612</text:p>
          </table:table-cell>
          <table:table-cell table:number-columns-repeated="2"/>
        </table:table-row>
        <table:table-row table:style-name="ro1">
          <table:table-cell office:value-type="string">
            <text:p>REDF</text:p>
          </table:table-cell>
          <table:table-cell office:value-type="float" office:value="1">
            <text:p>1</text:p>
          </table:table-cell>
          <table:table-cell office:value-type="string">
            <text:p>2012-11-01 00:00:00</text:p>
          </table:table-cell>
          <table:table-cell table:number-columns-repeated="2" office:value-type="float" office:value="2.2775">
            <text:p>2.2775</text:p>
          </table:table-cell>
          <table:table-cell office:value-type="float" office:value="0.070252469813392">
            <text:p>0.0702524698</text:p>
          </table:table-cell>
          <table:table-cell office:value-type="float" office:value="0.0612169193623545">
            <text:p>0.0612169194</text:p>
          </table:table-cell>
          <table:table-cell table:formula="of:=IF([.G220]&gt;0;1;0)" office:value-type="float" office:value="1">
            <text:p>1</text:p>
          </table:table-cell>
          <table:table-cell table:formula="of:=IF([.I219]&gt;=0;IF([.H220]=1;[.I219]+([.F220]*[.J220])-20;[.I219]);0)" office:value-type="float" office:value="142166415.56213">
            <text:p>142166415.56213</text:p>
          </table:table-cell>
          <table:table-cell table:formula="of:=IF([.I219]&gt;1000;[.I219]*0.5;1000)" office:value-type="float" office:value="68671061.9284731">
            <text:p>68671061.9284731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11-02 00:00:00</text:p>
          </table:table-cell>
          <table:table-cell table:number-columns-repeated="2" office:value-type="float" office:value="0.11">
            <text:p>0.11</text:p>
          </table:table-cell>
          <table:table-cell office:value-type="float" office:value="0.272727272727273">
            <text:p>0.2727272727</text:p>
          </table:table-cell>
          <table:table-cell office:value-type="float" office:value="0.281740773971608">
            <text:p>0.281740774</text:p>
          </table:table-cell>
          <table:table-cell table:formula="of:=IF([.G221]&gt;0;1;0)" office:value-type="float" office:value="1">
            <text:p>1</text:p>
          </table:table-cell>
          <table:table-cell table:formula="of:=IF([.I220]&gt;=0;IF([.H221]=1;[.I220]+([.F221]*[.J221])-20;[.I220]);0)" office:value-type="float" office:value="161552724.956966">
            <text:p>161552724.956966</text:p>
          </table:table-cell>
          <table:table-cell table:formula="of:=IF([.I220]&gt;1000;[.I220]*0.5;1000)" office:value-type="float" office:value="71083207.7810649">
            <text:p>71083207.7810649</text:p>
          </table:table-cell>
          <table:table-cell table:number-columns-repeated="2"/>
        </table:table-row>
        <table:table-row table:style-name="ro1">
          <table:table-cell office:value-type="string">
            <text:p>ADXS</text:p>
          </table:table-cell>
          <table:table-cell office:value-type="float" office:value="0.008">
            <text:p>0.008</text:p>
          </table:table-cell>
          <table:table-cell office:value-type="string">
            <text:p>2012-11-05 00:00:00</text:p>
          </table:table-cell>
          <table:table-cell office:value-type="float" office:value="0.04">
            <text:p>0.0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128832864905954">
            <text:p>0.1288328649</text:p>
          </table:table-cell>
          <table:table-cell table:formula="of:=IF([.G222]&gt;0;1;0)" office:value-type="float" office:value="1">
            <text:p>1</text:p>
          </table:table-cell>
          <table:table-cell table:formula="of:=IF([.I221]&gt;=0;IF([.H222]=1;[.I221]+([.F222]*[.J222])-20;[.I221]);0)" office:value-type="float" office:value="161552704.956966">
            <text:p>161552704.956966</text:p>
          </table:table-cell>
          <table:table-cell table:formula="of:=IF([.I221]&gt;1000;[.I221]*0.5;1000)" office:value-type="float" office:value="80776362.4784828">
            <text:p>80776362.4784828</text:p>
          </table:table-cell>
          <table:table-cell table:number-columns-repeated="2"/>
        </table:table-row>
        <table:table-row table:style-name="ro1">
          <table:table-cell office:value-type="string">
            <text:p>CYDY</text:p>
          </table:table-cell>
          <table:table-cell office:value-type="float" office:value="1">
            <text:p>1</text:p>
          </table:table-cell>
          <table:table-cell office:value-type="string">
            <text:p>2012-11-06 00:00:00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193298969072165">
            <text:p>0.1932989691</text:p>
          </table:table-cell>
          <table:table-cell office:value-type="float" office:value="0.0741316106342392">
            <text:p>0.0741316106</text:p>
          </table:table-cell>
          <table:table-cell table:formula="of:=IF([.G223]&gt;0;1;0)" office:value-type="float" office:value="1">
            <text:p>1</text:p>
          </table:table-cell>
          <table:table-cell table:formula="of:=IF([.I222]&gt;=0;IF([.H223]=1;[.I222]+([.F223]*[.J223])-20;[.I222]);0)" office:value-type="float" office:value="177166670.616466">
            <text:p>177166670.616466</text:p>
          </table:table-cell>
          <table:table-cell table:formula="of:=IF([.I222]&gt;1000;[.I222]*0.5;1000)" office:value-type="float" office:value="80776352.4784828">
            <text:p>80776352.4784828</text:p>
          </table:table-cell>
          <table:table-cell table:number-columns-repeated="2"/>
        </table:table-row>
        <table:table-row table:style-name="ro1">
          <table:table-cell office:value-type="string">
            <text:p>SYPR</text:p>
          </table:table-cell>
          <table:table-cell office:value-type="float" office:value="1.03611111111111">
            <text:p>1.0361111111</text:p>
          </table:table-cell>
          <table:table-cell office:value-type="string">
            <text:p>2012-11-07 00:00:00</text:p>
          </table:table-cell>
          <table:table-cell office:value-type="float" office:value="4.085">
            <text:p>4.085</text:p>
          </table:table-cell>
          <table:table-cell office:value-type="float" office:value="3.9426273458445">
            <text:p>3.9426273458</text:p>
          </table:table-cell>
          <table:table-cell office:value-type="float" office:value="-0.11018995524916">
            <text:p>-0.1101899552</text:p>
          </table:table-cell>
          <table:table-cell office:value-type="float" office:value="0.154404514510439">
            <text:p>0.1544045145</text:p>
          </table:table-cell>
          <table:table-cell table:formula="of:=IF([.G224]&gt;0;1;0)" office:value-type="float" office:value="1">
            <text:p>1</text:p>
          </table:table-cell>
          <table:table-cell table:formula="of:=IF([.I223]&gt;=0;IF([.H224]=1;[.I223]+([.F224]*[.J224])-20;[.I223]);0)" office:value-type="float" office:value="167405656.863031">
            <text:p>167405656.863031</text:p>
          </table:table-cell>
          <table:table-cell table:formula="of:=IF([.I223]&gt;1000;[.I223]*0.5;1000)" office:value-type="float" office:value="88583335.3082331">
            <text:p>88583335.3082331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11-08 00:00:00</text:p>
          </table:table-cell>
          <table:table-cell table:number-columns-repeated="2" office:value-type="float" office:value="0.12">
            <text:p>0.12</text:p>
          </table:table-cell>
          <table:table-cell office:value-type="float" office:value="0.166666666666667">
            <text:p>0.1666666667</text:p>
          </table:table-cell>
          <table:table-cell office:value-type="float" office:value="0.189642380561719">
            <text:p>0.1896423806</text:p>
          </table:table-cell>
          <table:table-cell table:formula="of:=IF([.G225]&gt;0;1;0)" office:value-type="float" office:value="1">
            <text:p>1</text:p>
          </table:table-cell>
          <table:table-cell table:formula="of:=IF([.I224]&gt;=0;IF([.H225]=1;[.I224]+([.F225]*[.J225])-20;[.I224]);0)" office:value-type="float" office:value="181356108.268283">
            <text:p>181356108.268283</text:p>
          </table:table-cell>
          <table:table-cell table:formula="of:=IF([.I224]&gt;1000;[.I224]*0.5;1000)" office:value-type="float" office:value="83702828.4315153">
            <text:p>83702828.4315153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2-11-09 00:00:00</text:p>
          </table:table-cell>
          <table:table-cell table:number-columns-repeated="2" office:value-type="float" office:value="0.27">
            <text:p>0.27</text:p>
          </table:table-cell>
          <table:table-cell office:value-type="float" office:value="0.148148148148148">
            <text:p>0.1481481481</text:p>
          </table:table-cell>
          <table:table-cell office:value-type="float" office:value="0.0631470966664887">
            <text:p>0.0631470967</text:p>
          </table:table-cell>
          <table:table-cell table:formula="of:=IF([.G226]&gt;0;1;0)" office:value-type="float" office:value="1">
            <text:p>1</text:p>
          </table:table-cell>
          <table:table-cell table:formula="of:=IF([.I225]&gt;=0;IF([.H226]=1;[.I225]+([.F226]*[.J226])-20;[.I225]);0)" office:value-type="float" office:value="194789874.065934">
            <text:p>194789874.065934</text:p>
          </table:table-cell>
          <table:table-cell table:formula="of:=IF([.I225]&gt;1000;[.I225]*0.5;1000)" office:value-type="float" office:value="90678054.1341416">
            <text:p>90678054.1341416</text:p>
          </table:table-cell>
          <table:table-cell table:number-columns-repeated="2"/>
        </table:table-row>
        <table:table-row table:style-name="ro1">
          <table:table-cell office:value-type="string">
            <text:p>OXGN</text:p>
          </table:table-cell>
          <table:table-cell office:value-type="float" office:value="0.0833333333333334">
            <text:p>0.0833333333</text:p>
          </table:table-cell>
          <table:table-cell office:value-type="string">
            <text:p>2012-11-12 00:00:00</text:p>
          </table:table-cell>
          <table:table-cell office:value-type="float" office:value="0.335">
            <text:p>0.335</text:p>
          </table:table-cell>
          <table:table-cell office:value-type="float" office:value="4.02">
            <text:p>4.02</text:p>
          </table:table-cell>
          <table:table-cell office:value-type="float" office:value="0.216417910447761">
            <text:p>0.2164179104</text:p>
          </table:table-cell>
          <table:table-cell office:value-type="float" office:value="0.0731485585487451">
            <text:p>0.0731485585</text:p>
          </table:table-cell>
          <table:table-cell table:formula="of:=IF([.G227]&gt;0;1;0)" office:value-type="float" office:value="1">
            <text:p>1</text:p>
          </table:table-cell>
          <table:table-cell table:formula="of:=IF([.I226]&gt;=0;IF([.H227]=1;[.I226]+([.F227]*[.J227])-20;[.I226]);0)" office:value-type="float" office:value="215867862.8268">
            <text:p>215867862.8268</text:p>
          </table:table-cell>
          <table:table-cell table:formula="of:=IF([.I226]&gt;1000;[.I226]*0.5;1000)" office:value-type="float" office:value="97394937.0329669">
            <text:p>97394937.0329669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11-13 00:00:00</text:p>
          </table:table-cell>
          <table:table-cell table:number-columns-repeated="2"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float" office:value="0.148699617934694">
            <text:p>0.1486996179</text:p>
          </table:table-cell>
          <table:table-cell table:formula="of:=IF([.G228]&gt;0;1;0)" office:value-type="float" office:value="1">
            <text:p>1</text:p>
          </table:table-cell>
          <table:table-cell table:formula="of:=IF([.I227]&gt;=0;IF([.H228]=1;[.I227]+([.F228]*[.J228])-20;[.I227]);0)" office:value-type="float" office:value="215867842.8268">
            <text:p>215867842.8268</text:p>
          </table:table-cell>
          <table:table-cell table:formula="of:=IF([.I227]&gt;1000;[.I227]*0.5;1000)" office:value-type="float" office:value="107933931.4134">
            <text:p>107933931.4134</text:p>
          </table:table-cell>
          <table:table-cell table:number-columns-repeated="2"/>
        </table:table-row>
        <table:table-row table:style-name="ro1">
          <table:table-cell office:value-type="string">
            <text:p>MHCC</text:p>
          </table:table-cell>
          <table:table-cell office:value-type="float" office:value="1">
            <text:p>1</text:p>
          </table:table-cell>
          <table:table-cell office:value-type="string">
            <text:p>2012-11-14 00:00:00</text:p>
          </table:table-cell>
          <table:table-cell table:number-columns-repeated="2" office:value-type="float" office:value="1.355">
            <text:p>1.355</text:p>
          </table:table-cell>
          <table:table-cell office:value-type="float" office:value="0.217712177121771">
            <text:p>0.2177121771</text:p>
          </table:table-cell>
          <table:table-cell office:value-type="float" office:value="0.192780713715782">
            <text:p>0.1927807137</text:p>
          </table:table-cell>
          <table:table-cell table:formula="of:=IF([.G229]&gt;0;1;0)" office:value-type="float" office:value="1">
            <text:p>1</text:p>
          </table:table-cell>
          <table:table-cell table:formula="of:=IF([.I228]&gt;=0;IF([.H229]=1;[.I228]+([.F229]*[.J229])-20;[.I228]);0)" office:value-type="float" office:value="239366351.843001">
            <text:p>239366351.843001</text:p>
          </table:table-cell>
          <table:table-cell table:formula="of:=IF([.I228]&gt;1000;[.I228]*0.5;1000)" office:value-type="float" office:value="107933921.4134">
            <text:p>107933921.4134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11-15 00:00:00</text:p>
          </table:table-cell>
          <table:table-cell table:number-columns-repeated="2" office:value-type="float" office:value="0.11">
            <text:p>0.11</text:p>
          </table:table-cell>
          <table:table-cell office:value-type="float" office:value="0.272727272727273">
            <text:p>0.2727272727</text:p>
          </table:table-cell>
          <table:table-cell office:value-type="float" office:value="0.120314785277721">
            <text:p>0.1203147853</text:p>
          </table:table-cell>
          <table:table-cell table:formula="of:=IF([.G230]&gt;0;1;0)" office:value-type="float" office:value="1">
            <text:p>1</text:p>
          </table:table-cell>
          <table:table-cell table:formula="of:=IF([.I229]&gt;=0;IF([.H230]=1;[.I229]+([.F230]*[.J230])-20;[.I229]);0)" office:value-type="float" office:value="272007198.00341">
            <text:p>272007198.00341</text:p>
          </table:table-cell>
          <table:table-cell table:formula="of:=IF([.I229]&gt;1000;[.I229]*0.5;1000)" office:value-type="float" office:value="119683175.921501">
            <text:p>119683175.921501</text:p>
          </table:table-cell>
          <table:table-cell table:number-columns-repeated="2"/>
        </table:table-row>
        <table:table-row table:style-name="ro1">
          <table:table-cell office:value-type="string">
            <text:p>SNGX</text:p>
          </table:table-cell>
          <table:table-cell office:value-type="float" office:value="1">
            <text:p>1</text:p>
          </table:table-cell>
          <table:table-cell office:value-type="string">
            <text:p>2012-11-16 00:00:00</text:p>
          </table:table-cell>
          <table:table-cell table:number-columns-repeated="2" office:value-type="float" office:value="0.5775">
            <text:p>0.5775</text:p>
          </table:table-cell>
          <table:table-cell office:value-type="float" office:value="0.121212121212121">
            <text:p>0.1212121212</text:p>
          </table:table-cell>
          <table:table-cell office:value-type="float" office:value="0.152215789546189">
            <text:p>0.1522157895</text:p>
          </table:table-cell>
          <table:table-cell table:formula="of:=IF([.G231]&gt;0;1;0)" office:value-type="float" office:value="1">
            <text:p>1</text:p>
          </table:table-cell>
          <table:table-cell table:formula="of:=IF([.I230]&gt;=0;IF([.H231]=1;[.I230]+([.F231]*[.J231])-20;[.I230]);0)" office:value-type="float" office:value="288492462.73089">
            <text:p>288492462.73089</text:p>
          </table:table-cell>
          <table:table-cell table:formula="of:=IF([.I230]&gt;1000;[.I230]*0.5;1000)" office:value-type="float" office:value="136003599.001705">
            <text:p>136003599.001705</text:p>
          </table:table-cell>
          <table:table-cell table:number-columns-repeated="2"/>
        </table:table-row>
        <table:table-row table:style-name="ro1">
          <table:table-cell office:value-type="string">
            <text:p>CBMX</text:p>
          </table:table-cell>
          <table:table-cell office:value-type="float" office:value="0.1">
            <text:p>0.1</text:p>
          </table:table-cell>
          <table:table-cell office:value-type="string">
            <text:p>2012-11-19 00:00:00</text:p>
          </table:table-cell>
          <table:table-cell office:value-type="float" office:value="0.1775">
            <text:p>0.1775</text:p>
          </table:table-cell>
          <table:table-cell office:value-type="float" office:value="1.775">
            <text:p>1.775</text:p>
          </table:table-cell>
          <table:table-cell office:value-type="float" office:value="0.169014084507043">
            <text:p>0.1690140845</text:p>
          </table:table-cell>
          <table:table-cell office:value-type="float" office:value="0.0686650885538243">
            <text:p>0.0686650886</text:p>
          </table:table-cell>
          <table:table-cell table:formula="of:=IF([.G232]&gt;0;1;0)" office:value-type="float" office:value="1">
            <text:p>1</text:p>
          </table:table-cell>
          <table:table-cell table:formula="of:=IF([.I231]&gt;=0;IF([.H232]=1;[.I231]+([.F232]*[.J232])-20;[.I231]);0)" office:value-type="float" office:value="312872087.468712">
            <text:p>312872087.468712</text:p>
          </table:table-cell>
          <table:table-cell table:formula="of:=IF([.I231]&gt;1000;[.I231]*0.5;1000)" office:value-type="float" office:value="144246231.365445">
            <text:p>144246231.365445</text:p>
          </table:table-cell>
          <table:table-cell table:number-columns-repeated="2"/>
        </table:table-row>
        <table:table-row table:style-name="ro1">
          <table:table-cell office:value-type="string">
            <text:p>MHCC</text:p>
          </table:table-cell>
          <table:table-cell office:value-type="float" office:value="1">
            <text:p>1</text:p>
          </table:table-cell>
          <table:table-cell office:value-type="string">
            <text:p>2012-11-20 00:00:00</text:p>
          </table:table-cell>
          <table:table-cell table:number-columns-repeated="2"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float" office:value="0.0800666444556661">
            <text:p>0.0800666445</text:p>
          </table:table-cell>
          <table:table-cell table:formula="of:=IF([.G233]&gt;0;1;0)" office:value-type="float" office:value="1">
            <text:p>1</text:p>
          </table:table-cell>
          <table:table-cell table:formula="of:=IF([.I232]&gt;=0;IF([.H233]=1;[.I232]+([.F233]*[.J233])-20;[.I232]);0)" office:value-type="float" office:value="312872067.468712">
            <text:p>312872067.468712</text:p>
          </table:table-cell>
          <table:table-cell table:formula="of:=IF([.I232]&gt;1000;[.I232]*0.5;1000)" office:value-type="float" office:value="156436043.734356">
            <text:p>156436043.734356</text:p>
          </table:table-cell>
          <table:table-cell table:number-columns-repeated="2"/>
        </table:table-row>
        <table:table-row table:style-name="ro1">
          <table:table-cell office:value-type="string">
            <text:p>SCON</text:p>
          </table:table-cell>
          <table:table-cell office:value-type="float" office:value="0.0833333333333333">
            <text:p>0.0833333333</text:p>
          </table:table-cell>
          <table:table-cell office:value-type="string">
            <text:p>2012-11-21 00:00:00</text:p>
          </table:table-cell>
          <table:table-cell office:value-type="float" office:value="0.285">
            <text:p>0.285</text:p>
          </table:table-cell>
          <table:table-cell office:value-type="float" office:value="3.42">
            <text:p>3.42</text:p>
          </table:table-cell>
          <table:table-cell office:value-type="float" office:value="-0.017543859649123">
            <text:p>-0.0175438596</text:p>
          </table:table-cell>
          <table:table-cell office:value-type="float" office:value="0.0659160484322603">
            <text:p>0.0659160484</text:p>
          </table:table-cell>
          <table:table-cell table:formula="of:=IF([.G234]&gt;0;1;0)" office:value-type="float" office:value="1">
            <text:p>1</text:p>
          </table:table-cell>
          <table:table-cell table:formula="of:=IF([.I233]&gt;=0;IF([.H234]=1;[.I233]+([.F234]*[.J234])-20;[.I233]);0)" office:value-type="float" office:value="310127555.648811">
            <text:p>310127555.648811</text:p>
          </table:table-cell>
          <table:table-cell table:formula="of:=IF([.I233]&gt;1000;[.I233]*0.5;1000)" office:value-type="float" office:value="156436033.734356">
            <text:p>156436033.734356</text:p>
          </table:table-cell>
          <table:table-cell table:number-columns-repeated="2"/>
        </table:table-row>
        <table:table-row table:style-name="ro1">
          <table:table-cell office:value-type="string">
            <text:p>XPLR</text:p>
          </table:table-cell>
          <table:table-cell office:value-type="float" office:value="1">
            <text:p>1</text:p>
          </table:table-cell>
          <table:table-cell office:value-type="string">
            <text:p>2012-11-22 00:00:00</text:p>
          </table:table-cell>
          <table:table-cell table:number-columns-repeated="2" office:value-type="float" office:value="3.83">
            <text:p>3.83</text:p>
          </table:table-cell>
          <table:table-cell office:value-type="float" office:value="-0.0469973890339426">
            <text:p>-0.046997389</text:p>
          </table:table-cell>
          <table:table-cell office:value-type="float" office:value="0.0155929908894204">
            <text:p>0.0155929909</text:p>
          </table:table-cell>
          <table:table-cell table:formula="of:=IF([.G235]&gt;0;1;0)" office:value-type="float" office:value="1">
            <text:p>1</text:p>
          </table:table-cell>
          <table:table-cell table:formula="of:=IF([.I234]&gt;=0;IF([.H235]=1;[.I234]+([.F235]*[.J235])-20;[.I234]);0)" office:value-type="float" office:value="302839942.957324">
            <text:p>302839942.957324</text:p>
          </table:table-cell>
          <table:table-cell table:formula="of:=IF([.I234]&gt;1000;[.I234]*0.5;1000)" office:value-type="float" office:value="155063777.824405">
            <text:p>155063777.824405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11-23 00:00:00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.75">
            <text:p>0.75</text:p>
          </table:table-cell>
          <table:table-cell office:value-type="float" office:value="0.184118957255517">
            <text:p>0.1841189573</text:p>
          </table:table-cell>
          <table:table-cell table:formula="of:=IF([.G236]&gt;0;1;0)" office:value-type="float" office:value="1">
            <text:p>1</text:p>
          </table:table-cell>
          <table:table-cell table:formula="of:=IF([.I235]&gt;=0;IF([.H236]=1;[.I235]+([.F236]*[.J236])-20;[.I235]);0)" office:value-type="float" office:value="416404901.566321">
            <text:p>416404901.566321</text:p>
          </table:table-cell>
          <table:table-cell table:formula="of:=IF([.I235]&gt;1000;[.I235]*0.5;1000)" office:value-type="float" office:value="151419971.478662">
            <text:p>151419971.478662</text:p>
          </table:table-cell>
          <table:table-cell table:number-columns-repeated="2"/>
        </table:table-row>
        <table:table-row table:style-name="ro1">
          <table:table-cell office:value-type="string">
            <text:p>NHTC</text:p>
          </table:table-cell>
          <table:table-cell office:value-type="float" office:value="1">
            <text:p>1</text:p>
          </table:table-cell>
          <table:table-cell office:value-type="string">
            <text:p>2012-11-26 00:00:00</text:p>
          </table:table-cell>
          <table:table-cell table:number-columns-repeated="2" office:value-type="float" office:value="0.64">
            <text:p>0.64</text:p>
          </table:table-cell>
          <table:table-cell office:value-type="float" office:value="0.203125">
            <text:p>0.203125</text:p>
          </table:table-cell>
          <table:table-cell office:value-type="float" office:value="0.316187752842963">
            <text:p>0.3161877528</text:p>
          </table:table-cell>
          <table:table-cell table:formula="of:=IF([.G237]&gt;0;1;0)" office:value-type="float" office:value="1">
            <text:p>1</text:p>
          </table:table-cell>
          <table:table-cell table:formula="of:=IF([.I236]&gt;=0;IF([.H237]=1;[.I236]+([.F237]*[.J237])-20;[.I236]);0)" office:value-type="float" office:value="458696004.38165">
            <text:p>458696004.38165</text:p>
          </table:table-cell>
          <table:table-cell table:formula="of:=IF([.I236]&gt;1000;[.I236]*0.5;1000)" office:value-type="float" office:value="208202450.78316">
            <text:p>208202450.78316</text:p>
          </table:table-cell>
          <table:table-cell table:number-columns-repeated="2"/>
        </table:table-row>
        <table:table-row table:style-name="ro1">
          <table:table-cell office:value-type="string">
            <text:p>BKYI</text:p>
          </table:table-cell>
          <table:table-cell office:value-type="float" office:value="1">
            <text:p>1</text:p>
          </table:table-cell>
          <table:table-cell office:value-type="string">
            <text:p>2012-11-27 00:00:00</text:p>
          </table:table-cell>
          <table:table-cell table:number-columns-repeated="2" office:value-type="float" office:value="0.065">
            <text:p>0.065</text:p>
          </table:table-cell>
          <table:table-cell office:value-type="float" office:value="0.153846153846154">
            <text:p>0.1538461538</text:p>
          </table:table-cell>
          <table:table-cell office:value-type="float" office:value="0.0997268248349927">
            <text:p>0.0997268248</text:p>
          </table:table-cell>
          <table:table-cell table:formula="of:=IF([.G238]&gt;0;1;0)" office:value-type="float" office:value="1">
            <text:p>1</text:p>
          </table:table-cell>
          <table:table-cell table:formula="of:=IF([.I237]&gt;=0;IF([.H238]=1;[.I237]+([.F238]*[.J238])-20;[.I237]);0)" office:value-type="float" office:value="493980292.411008">
            <text:p>493980292.411008</text:p>
          </table:table-cell>
          <table:table-cell table:formula="of:=IF([.I237]&gt;1000;[.I237]*0.5;1000)" office:value-type="float" office:value="229348002.190825">
            <text:p>229348002.190825</text:p>
          </table:table-cell>
          <table:table-cell table:number-columns-repeated="2"/>
        </table:table-row>
        <table:table-row table:style-name="ro1">
          <table:table-cell office:value-type="string">
            <text:p>CBMX</text:p>
          </table:table-cell>
          <table:table-cell office:value-type="float" office:value="0.1">
            <text:p>0.1</text:p>
          </table:table-cell>
          <table:table-cell office:value-type="string">
            <text:p>2012-11-28 00:00:00</text:p>
          </table:table-cell>
          <table:table-cell office:value-type="float" office:value="0.2475">
            <text:p>0.2475</text:p>
          </table:table-cell>
          <table:table-cell office:value-type="float" office:value="2.475">
            <text:p>2.475</text:p>
          </table:table-cell>
          <table:table-cell office:value-type="float" office:value="0.0303030303030303">
            <text:p>0.0303030303</text:p>
          </table:table-cell>
          <table:table-cell office:value-type="float" office:value="0.197284583969011">
            <text:p>0.197284584</text:p>
          </table:table-cell>
          <table:table-cell table:formula="of:=IF([.G239]&gt;0;1;0)" office:value-type="float" office:value="1">
            <text:p>1</text:p>
          </table:table-cell>
          <table:table-cell table:formula="of:=IF([.I238]&gt;=0;IF([.H239]=1;[.I238]+([.F239]*[.J239])-20;[.I238]);0)" office:value-type="float" office:value="501464822.296023">
            <text:p>501464822.296023</text:p>
          </table:table-cell>
          <table:table-cell table:formula="of:=IF([.I238]&gt;1000;[.I238]*0.5;1000)" office:value-type="float" office:value="246990146.205504">
            <text:p>246990146.205504</text:p>
          </table:table-cell>
          <table:table-cell table:number-columns-repeated="2"/>
        </table:table-row>
        <table:table-row table:style-name="ro1">
          <table:table-cell office:value-type="string">
            <text:p>CSBR</text:p>
          </table:table-cell>
          <table:table-cell office:value-type="float" office:value="1">
            <text:p>1</text:p>
          </table:table-cell>
          <table:table-cell office:value-type="string">
            <text:p>2012-11-29 00:00:00</text:p>
          </table:table-cell>
          <table:table-cell table:number-columns-repeated="2" office:value-type="float" office:value="0.44">
            <text:p>0.44</text:p>
          </table:table-cell>
          <table:table-cell office:value-type="float" office:value="0.0909090909090908">
            <text:p>0.0909090909</text:p>
          </table:table-cell>
          <table:table-cell office:value-type="float" office:value="0.0636563303298615">
            <text:p>0.0636563303</text:p>
          </table:table-cell>
          <table:table-cell table:formula="of:=IF([.G240]&gt;0;1;0)" office:value-type="float" office:value="1">
            <text:p>1</text:p>
          </table:table-cell>
          <table:table-cell table:formula="of:=IF([.I239]&gt;=0;IF([.H240]=1;[.I239]+([.F240]*[.J240])-20;[.I239]);0)" office:value-type="float" office:value="524258657.854933">
            <text:p>524258657.854933</text:p>
          </table:table-cell>
          <table:table-cell table:formula="of:=IF([.I239]&gt;1000;[.I239]*0.5;1000)" office:value-type="float" office:value="250732411.148012">
            <text:p>250732411.148012</text:p>
          </table:table-cell>
          <table:table-cell table:number-columns-repeated="2"/>
        </table:table-row>
        <table:table-row table:style-name="ro1">
          <table:table-cell office:value-type="string">
            <text:p>DSKX</text:p>
          </table:table-cell>
          <table:table-cell office:value-type="float" office:value="1">
            <text:p>1</text:p>
          </table:table-cell>
          <table:table-cell office:value-type="string">
            <text:p>2012-11-30 00:00:00</text:p>
          </table:table-cell>
          <table:table-cell table:number-columns-repeated="2" office:value-type="float" office:value="1.92">
            <text:p>1.92</text:p>
          </table:table-cell>
          <table:table-cell office:value-type="float" office:value="0.821614583333333">
            <text:p>0.8216145833</text:p>
          </table:table-cell>
          <table:table-cell office:value-type="float" office:value="0.491641025641026">
            <text:p>0.4916410256</text:p>
          </table:table-cell>
          <table:table-cell table:formula="of:=IF([.G241]&gt;0;1;0)" office:value-type="float" office:value="1">
            <text:p>1</text:p>
          </table:table-cell>
          <table:table-cell table:formula="of:=IF([.I240]&gt;=0;IF([.H241]=1;[.I240]+([.F241]*[.J241])-20;[.I240]);0)" office:value-type="float" office:value="739627917.22112">
            <text:p>739627917.22112</text:p>
          </table:table-cell>
          <table:table-cell table:formula="of:=IF([.I240]&gt;1000;[.I240]*0.5;1000)" office:value-type="float" office:value="262129328.927467">
            <text:p>262129328.927467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1">
            <text:p>1</text:p>
          </table:table-cell>
          <table:table-cell office:value-type="string">
            <text:p>2012-12-03 00:00:00</text:p>
          </table:table-cell>
          <table:table-cell table:number-columns-repeated="2"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0.130416137717362">
            <text:p>0.1304161377</text:p>
          </table:table-cell>
          <table:table-cell table:formula="of:=IF([.G242]&gt;0;1;0)" office:value-type="float" office:value="1">
            <text:p>1</text:p>
          </table:table-cell>
          <table:table-cell table:formula="of:=IF([.I241]&gt;=0;IF([.H242]=1;[.I241]+([.F242]*[.J242])-20;[.I241]);0)" office:value-type="float" office:value="739627897.22112">
            <text:p>739627897.22112</text:p>
          </table:table-cell>
          <table:table-cell table:formula="of:=IF([.I241]&gt;1000;[.I241]*0.5;1000)" office:value-type="float" office:value="369813958.61056">
            <text:p>369813958.61056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12-04 00:00:00</text:p>
          </table:table-cell>
          <table:table-cell table:number-columns-repeated="2" office:value-type="float" office:value="0.0475">
            <text:p>0.0475</text:p>
          </table:table-cell>
          <table:table-cell office:value-type="float" office:value="1.05263157894737">
            <text:p>1.0526315789</text:p>
          </table:table-cell>
          <table:table-cell office:value-type="float" office:value="0.341910828174728">
            <text:p>0.3419108282</text:p>
          </table:table-cell>
          <table:table-cell table:formula="of:=IF([.G243]&gt;0;1;0)" office:value-type="float" office:value="1">
            <text:p>1</text:p>
          </table:table-cell>
          <table:table-cell table:formula="of:=IF([.I242]&gt;=0;IF([.H243]=1;[.I242]+([.F243]*[.J243])-20;[.I242]);0)" office:value-type="float" office:value="1128905717.86381">
            <text:p>1128905717.86381</text:p>
          </table:table-cell>
          <table:table-cell table:formula="of:=IF([.I242]&gt;1000;[.I242]*0.5;1000)" office:value-type="float" office:value="369813948.61056">
            <text:p>369813948.61056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2-12-05 00:00:0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553108955525796">
            <text:p>0.5531089555</text:p>
          </table:table-cell>
          <table:table-cell table:formula="of:=IF([.G244]&gt;0;1;0)" office:value-type="float" office:value="1">
            <text:p>1</text:p>
          </table:table-cell>
          <table:table-cell table:formula="of:=IF([.I243]&gt;=0;IF([.H244]=1;[.I243]+([.F244]*[.J244])-20;[.I243]);0)" office:value-type="float" office:value="1128905697.86381">
            <text:p>1128905697.86381</text:p>
          </table:table-cell>
          <table:table-cell table:formula="of:=IF([.I243]&gt;1000;[.I243]*0.5;1000)" office:value-type="float" office:value="564452858.931907">
            <text:p>564452858.931907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333333333333333">
            <text:p>0.3333333333</text:p>
          </table:table-cell>
          <table:table-cell office:value-type="string">
            <text:p>2012-12-06 00:00:0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31088359979391">
            <text:p>0.13108836</text:p>
          </table:table-cell>
          <table:table-cell table:formula="of:=IF([.G245]&gt;0;1;0)" office:value-type="float" office:value="1">
            <text:p>1</text:p>
          </table:table-cell>
          <table:table-cell table:formula="of:=IF([.I244]&gt;=0;IF([.H245]=1;[.I244]+([.F245]*[.J245])-20;[.I244]);0)" office:value-type="float" office:value="1128905677.86382">
            <text:p>1128905677.86382</text:p>
          </table:table-cell>
          <table:table-cell table:formula="of:=IF([.I244]&gt;1000;[.I244]*0.5;1000)" office:value-type="float" office:value="564452848.931907">
            <text:p>564452848.931907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2-12-07 00:00:0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891356852076048">
            <text:p>0.0891356852</text:p>
          </table:table-cell>
          <table:table-cell table:formula="of:=IF([.G246]&gt;0;1;0)" office:value-type="float" office:value="1">
            <text:p>1</text:p>
          </table:table-cell>
          <table:table-cell table:formula="of:=IF([.I245]&gt;=0;IF([.H246]=1;[.I245]+([.F246]*[.J246])-20;[.I245]);0)" office:value-type="float" office:value="1128905657.86381">
            <text:p>1128905657.86381</text:p>
          </table:table-cell>
          <table:table-cell table:formula="of:=IF([.I245]&gt;1000;[.I245]*0.5;1000)" office:value-type="float" office:value="564452838.931907">
            <text:p>564452838.931907</text:p>
          </table:table-cell>
          <table:table-cell table:number-columns-repeated="2"/>
        </table:table-row>
        <table:table-row table:style-name="ro1">
          <table:table-cell office:value-type="string">
            <text:p>FREE</text:p>
          </table:table-cell>
          <table:table-cell office:value-type="float" office:value="0.02">
            <text:p>0.02</text:p>
          </table:table-cell>
          <table:table-cell office:value-type="string">
            <text:p>2012-12-10 00:00:00</text:p>
          </table:table-cell>
          <table:table-cell office:value-type="float" office:value="0.1">
            <text:p>0.1</text:p>
          </table:table-cell>
          <table:table-cell office:value-type="float" office:value="5">
            <text:p>5</text:p>
          </table:table-cell>
          <table:table-cell office:value-type="float" office:value="0.0999999999999999">
            <text:p>0.1</text:p>
          </table:table-cell>
          <table:table-cell office:value-type="float" office:value="0.315059882468312">
            <text:p>0.3150598825</text:p>
          </table:table-cell>
          <table:table-cell table:formula="of:=IF([.G247]&gt;0;1;0)" office:value-type="float" office:value="1">
            <text:p>1</text:p>
          </table:table-cell>
          <table:table-cell table:formula="of:=IF([.I246]&gt;=0;IF([.H247]=1;[.I246]+([.F247]*[.J247])-20;[.I246]);0)" office:value-type="float" office:value="1185350920.75701">
            <text:p>1185350920.75701</text:p>
          </table:table-cell>
          <table:table-cell table:formula="of:=IF([.I246]&gt;1000;[.I246]*0.5;1000)" office:value-type="float" office:value="564452828.931907">
            <text:p>564452828.931907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2-12-11 00:00:0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706933300395735">
            <text:p>0.07069333</text:p>
          </table:table-cell>
          <table:table-cell table:formula="of:=IF([.G248]&gt;0;1;0)" office:value-type="float" office:value="1">
            <text:p>1</text:p>
          </table:table-cell>
          <table:table-cell table:formula="of:=IF([.I247]&gt;=0;IF([.H248]=1;[.I247]+([.F248]*[.J248])-20;[.I247]);0)" office:value-type="float" office:value="1185350900.75701">
            <text:p>1185350900.75701</text:p>
          </table:table-cell>
          <table:table-cell table:formula="of:=IF([.I247]&gt;1000;[.I247]*0.5;1000)" office:value-type="float" office:value="592675460.378503">
            <text:p>592675460.378503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2-12-12 00:00:0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1">
            <text:p>1</text:p>
          </table:table-cell>
          <table:table-cell office:value-type="float" office:value="0.0559101440801841">
            <text:p>0.0559101441</text:p>
          </table:table-cell>
          <table:table-cell table:formula="of:=IF([.G249]&gt;0;1;0)" office:value-type="float" office:value="1">
            <text:p>1</text:p>
          </table:table-cell>
          <table:table-cell table:formula="of:=IF([.I248]&gt;=0;IF([.H249]=1;[.I248]+([.F249]*[.J249])-20;[.I248]);0)" office:value-type="float" office:value="1778026331.13551">
            <text:p>1778026331.13551</text:p>
          </table:table-cell>
          <table:table-cell table:formula="of:=IF([.I248]&gt;1000;[.I248]*0.5;1000)" office:value-type="float" office:value="592675450.378503">
            <text:p>592675450.378503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12-13 00:00:0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336248971562339">
            <text:p>0.3362489716</text:p>
          </table:table-cell>
          <table:table-cell table:formula="of:=IF([.G250]&gt;0;1;0)" office:value-type="float" office:value="1">
            <text:p>1</text:p>
          </table:table-cell>
          <table:table-cell table:formula="of:=IF([.I249]&gt;=0;IF([.H250]=1;[.I249]+([.F250]*[.J250])-20;[.I249]);0)" office:value-type="float" office:value="1778026311.13551">
            <text:p>1778026311.13551</text:p>
          </table:table-cell>
          <table:table-cell table:formula="of:=IF([.I249]&gt;1000;[.I249]*0.5;1000)" office:value-type="float" office:value="889013165.567754">
            <text:p>889013165.567754</text:p>
          </table:table-cell>
          <table:table-cell table:number-columns-repeated="2"/>
        </table:table-row>
        <table:table-row table:style-name="ro1">
          <table:table-cell office:value-type="string">
            <text:p>COPY</text:p>
          </table:table-cell>
          <table:table-cell office:value-type="float" office:value="1">
            <text:p>1</text:p>
          </table:table-cell>
          <table:table-cell office:value-type="string">
            <text:p>2012-12-14 00:00:00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233333333333333">
            <text:p>0.2333333333</text:p>
          </table:table-cell>
          <table:table-cell office:value-type="float" office:value="0.285985795893337">
            <text:p>0.2859857959</text:p>
          </table:table-cell>
          <table:table-cell table:formula="of:=IF([.G251]&gt;0;1;0)" office:value-type="float" office:value="1">
            <text:p>1</text:p>
          </table:table-cell>
          <table:table-cell table:formula="of:=IF([.I250]&gt;=0;IF([.H251]=1;[.I250]+([.F251]*[.J251])-20;[.I250]);0)" office:value-type="float" office:value="1985462694.10132">
            <text:p>1985462694.10132</text:p>
          </table:table-cell>
          <table:table-cell table:formula="of:=IF([.I250]&gt;1000;[.I250]*0.5;1000)" office:value-type="float" office:value="889013155.567754">
            <text:p>889013155.567754</text:p>
          </table:table-cell>
          <table:table-cell table:number-columns-repeated="2"/>
        </table:table-row>
        <table:table-row table:style-name="ro1">
          <table:table-cell office:value-type="string">
            <text:p>BGMD</text:p>
          </table:table-cell>
          <table:table-cell office:value-type="float" office:value="1">
            <text:p>1</text:p>
          </table:table-cell>
          <table:table-cell office:value-type="string">
            <text:p>2012-12-17 00:00:00</text:p>
          </table:table-cell>
          <table:table-cell table:number-columns-repeated="2" office:value-type="float" office:value="2.91">
            <text:p>2.91</text:p>
          </table:table-cell>
          <table:table-cell office:value-type="float" office:value="-0.0180412371134021">
            <text:p>-0.0180412371</text:p>
          </table:table-cell>
          <table:table-cell office:value-type="float" office:value="0.0684284615325669">
            <text:p>0.0684284615</text:p>
          </table:table-cell>
          <table:table-cell table:formula="of:=IF([.G252]&gt;0;1;0)" office:value-type="float" office:value="1">
            <text:p>1</text:p>
          </table:table-cell>
          <table:table-cell table:formula="of:=IF([.I251]&gt;=0;IF([.H252]=1;[.I251]+([.F252]*[.J252])-20;[.I251]);0)" office:value-type="float" office:value="1967552572.47927">
            <text:p>1967552572.47927</text:p>
          </table:table-cell>
          <table:table-cell table:formula="of:=IF([.I251]&gt;1000;[.I251]*0.5;1000)" office:value-type="float" office:value="992731347.050659">
            <text:p>992731347.050659</text:p>
          </table:table-cell>
          <table:table-cell table:number-columns-repeated="2"/>
        </table:table-row>
        <table:table-row table:style-name="ro1">
          <table:table-cell office:value-type="string">
            <text:p>DSKX</text:p>
          </table:table-cell>
          <table:table-cell office:value-type="float" office:value="1">
            <text:p>1</text:p>
          </table:table-cell>
          <table:table-cell office:value-type="string">
            <text:p>2012-12-18 00:00:00</text:p>
          </table:table-cell>
          <table:table-cell table:number-columns-repeated="2" office:value-type="float" office:value="3.895">
            <text:p>3.895</text:p>
          </table:table-cell>
          <table:table-cell office:value-type="float" office:value="-0.0442875481386392">
            <text:p>-0.0442875481</text:p>
          </table:table-cell>
          <table:table-cell office:value-type="float" office:value="0.0881511472904595">
            <text:p>0.0881511473</text:p>
          </table:table-cell>
          <table:table-cell table:formula="of:=IF([.G253]&gt;0;1;0)" office:value-type="float" office:value="1">
            <text:p>1</text:p>
          </table:table-cell>
          <table:table-cell table:formula="of:=IF([.I252]&gt;=0;IF([.H253]=1;[.I252]+([.F253]*[.J253])-20;[.I252]);0)" office:value-type="float" office:value="1923983512.84478">
            <text:p>1923983512.84478</text:p>
          </table:table-cell>
          <table:table-cell table:formula="of:=IF([.I252]&gt;1000;[.I252]*0.5;1000)" office:value-type="float" office:value="983776286.239635">
            <text:p>983776286.239635</text:p>
          </table:table-cell>
          <table:table-cell table:number-columns-repeated="2"/>
        </table:table-row>
        <table:table-row table:style-name="ro1">
          <table:table-cell office:value-type="string">
            <text:p>ADXS</text:p>
          </table:table-cell>
          <table:table-cell office:value-type="float" office:value="0.008">
            <text:p>0.008</text:p>
          </table:table-cell>
          <table:table-cell office:value-type="string">
            <text:p>2012-12-19 00:00:00</text:p>
          </table:table-cell>
          <table:table-cell office:value-type="float" office:value="0.03">
            <text:p>0.03</text:p>
          </table:table-cell>
          <table:table-cell office:value-type="float" office:value="3.75">
            <text:p>3.75</text:p>
          </table:table-cell>
          <table:table-cell office:value-type="float" office:value="0.0833333333333333">
            <text:p>0.0833333333</text:p>
          </table:table-cell>
          <table:table-cell office:value-type="float" office:value="0.231462711683082">
            <text:p>0.2314627117</text:p>
          </table:table-cell>
          <table:table-cell table:formula="of:=IF([.G254]&gt;0;1;0)" office:value-type="float" office:value="1">
            <text:p>1</text:p>
          </table:table-cell>
          <table:table-cell table:formula="of:=IF([.I253]&gt;=0;IF([.H254]=1;[.I253]+([.F254]*[.J254])-20;[.I253]);0)" office:value-type="float" office:value="2004149472.54665">
            <text:p>2004149472.54665</text:p>
          </table:table-cell>
          <table:table-cell table:formula="of:=IF([.I253]&gt;1000;[.I253]*0.5;1000)" office:value-type="float" office:value="961991756.42239">
            <text:p>961991756.42239</text:p>
          </table:table-cell>
          <table:table-cell table:number-columns-repeated="2"/>
        </table:table-row>
        <table:table-row table:style-name="ro1">
          <table:table-cell office:value-type="string">
            <text:p>ADXS</text:p>
          </table:table-cell>
          <table:table-cell office:value-type="float" office:value="0.008">
            <text:p>0.008</text:p>
          </table:table-cell>
          <table:table-cell office:value-type="string">
            <text:p>2012-12-20 00:00:00</text:p>
          </table:table-cell>
          <table:table-cell office:value-type="float" office:value="0.0325">
            <text:p>0.0325</text:p>
          </table:table-cell>
          <table:table-cell office:value-type="float" office:value="4.0625">
            <text:p>4.0625</text:p>
          </table:table-cell>
          <table:table-cell office:value-type="float" office:value="-0.0153846153846153">
            <text:p>-0.0153846154</text:p>
          </table:table-cell>
          <table:table-cell office:value-type="float" office:value="0.0730162222265774">
            <text:p>0.0730162222</text:p>
          </table:table-cell>
          <table:table-cell table:formula="of:=IF([.G255]&gt;0;1;0)" office:value-type="float" office:value="1">
            <text:p>1</text:p>
          </table:table-cell>
          <table:table-cell table:formula="of:=IF([.I254]&gt;=0;IF([.H255]=1;[.I254]+([.F255]*[.J255])-20;[.I254]);0)" office:value-type="float" office:value="1988732918.14244">
            <text:p>1988732918.14244</text:p>
          </table:table-cell>
          <table:table-cell table:formula="of:=IF([.I254]&gt;1000;[.I254]*0.5;1000)" office:value-type="float" office:value="1002074736.27332">
            <text:p>1002074736.27332</text:p>
          </table:table-cell>
          <table:table-cell table:number-columns-repeated="2"/>
        </table:table-row>
        <table:table-row table:style-name="ro1">
          <table:table-cell office:value-type="string">
            <text:p>CBMX</text:p>
          </table:table-cell>
          <table:table-cell office:value-type="float" office:value="1">
            <text:p>1</text:p>
          </table:table-cell>
          <table:table-cell office:value-type="string">
            <text:p>2012-12-21 00:00:00</text:p>
          </table:table-cell>
          <table:table-cell table:number-columns-repeated="2" office:value-type="float" office:value="5.935">
            <text:p>5.935</text:p>
          </table:table-cell>
          <table:table-cell office:value-type="float" office:value="-0.0176916596461669">
            <text:p>-0.0176916596</text:p>
          </table:table-cell>
          <table:table-cell office:value-type="float" office:value="0.0711499001175">
            <text:p>0.0711499001</text:p>
          </table:table-cell>
          <table:table-cell table:formula="of:=IF([.G256]&gt;0;1;0)" office:value-type="float" office:value="1">
            <text:p>1</text:p>
          </table:table-cell>
          <table:table-cell table:formula="of:=IF([.I255]&gt;=0;IF([.H256]=1;[.I255]+([.F256]*[.J256])-20;[.I255]);0)" office:value-type="float" office:value="1971140905.18499">
            <text:p>1971140905.18499</text:p>
          </table:table-cell>
          <table:table-cell table:formula="of:=IF([.I255]&gt;1000;[.I255]*0.5;1000)" office:value-type="float" office:value="994366459.07122">
            <text:p>994366459.07122</text:p>
          </table:table-cell>
          <table:table-cell table:number-columns-repeated="2"/>
        </table:table-row>
        <table:table-row table:style-name="ro1">
          <table:table-cell office:value-type="string">
            <text:p>COPY</text:p>
          </table:table-cell>
          <table:table-cell office:value-type="float" office:value="1">
            <text:p>1</text:p>
          </table:table-cell>
          <table:table-cell office:value-type="string">
            <text:p>2012-12-24 00:00:00</text:p>
          </table:table-cell>
          <table:table-cell table:number-columns-repeated="2" office:value-type="float" office:value="0.17">
            <text:p>0.17</text:p>
          </table:table-cell>
          <table:table-cell office:value-type="float" office:value="2.22044604925031E-016">
            <text:p>2.22044604925031E-016</text:p>
          </table:table-cell>
          <table:table-cell office:value-type="float" office:value="0.0606832316116975">
            <text:p>0.0606832316</text:p>
          </table:table-cell>
          <table:table-cell table:formula="of:=IF([.G257]&gt;0;1;0)" office:value-type="float" office:value="1">
            <text:p>1</text:p>
          </table:table-cell>
          <table:table-cell table:formula="of:=IF([.I256]&gt;=0;IF([.H257]=1;[.I256]+([.F257]*[.J257])-20;[.I256]);0)" office:value-type="float" office:value="1971140885.18499">
            <text:p>1971140885.18499</text:p>
          </table:table-cell>
          <table:table-cell table:formula="of:=IF([.I256]&gt;1000;[.I256]*0.5;1000)" office:value-type="float" office:value="985570452.592494">
            <text:p>985570452.592494</text:p>
          </table:table-cell>
          <table:table-cell table:number-columns-repeated="2"/>
        </table:table-row>
        <table:table-row table:style-name="ro1">
          <table:table-cell office:value-type="string">
            <text:p>CCNI</text:p>
          </table:table-cell>
          <table:table-cell office:value-type="float" office:value="1">
            <text:p>1</text:p>
          </table:table-cell>
          <table:table-cell office:value-type="string">
            <text:p>2012-12-25 00:00:0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582255805311488">
            <text:p>0.0582255805</text:p>
          </table:table-cell>
          <table:table-cell table:formula="of:=IF([.G258]&gt;0;1;0)" office:value-type="float" office:value="1">
            <text:p>1</text:p>
          </table:table-cell>
          <table:table-cell table:formula="of:=IF([.I257]&gt;=0;IF([.H258]=1;[.I257]+([.F258]*[.J258])-20;[.I257]);0)" office:value-type="float" office:value="1971140865.18499">
            <text:p>1971140865.18499</text:p>
          </table:table-cell>
          <table:table-cell table:formula="of:=IF([.I257]&gt;1000;[.I257]*0.5;1000)" office:value-type="float" office:value="985570442.592494">
            <text:p>985570442.592494</text:p>
          </table:table-cell>
          <table:table-cell table:number-columns-repeated="2"/>
        </table:table-row>
        <table:table-row table:style-name="ro1">
          <table:table-cell office:value-type="string">
            <text:p>LTBR</text:p>
          </table:table-cell>
          <table:table-cell office:value-type="float" office:value="1">
            <text:p>1</text:p>
          </table:table-cell>
          <table:table-cell office:value-type="string">
            <text:p>2012-12-26 00:00:00</text:p>
          </table:table-cell>
          <table:table-cell table:number-columns-repeated="2" office:value-type="float" office:value="1.365">
            <text:p>1.365</text:p>
          </table:table-cell>
          <table:table-cell office:value-type="float" office:value="-0.0073260073260073">
            <text:p>-0.0073260073</text:p>
          </table:table-cell>
          <table:table-cell office:value-type="float" office:value="0.0450651033818624">
            <text:p>0.0450651034</text:p>
          </table:table-cell>
          <table:table-cell table:formula="of:=IF([.G259]&gt;0;1;0)" office:value-type="float" office:value="1">
            <text:p>1</text:p>
          </table:table-cell>
          <table:table-cell table:formula="of:=IF([.I258]&gt;=0;IF([.H259]=1;[.I258]+([.F259]*[.J259])-20;[.I258]);0)" office:value-type="float" office:value="1963920548.97552">
            <text:p>1963920548.97552</text:p>
          </table:table-cell>
          <table:table-cell table:formula="of:=IF([.I258]&gt;1000;[.I258]*0.5;1000)" office:value-type="float" office:value="985570432.592494">
            <text:p>985570432.592494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12-27 00:00:00</text:p>
          </table:table-cell>
          <table:table-cell table:number-columns-repeated="2" office:value-type="float" office:value="0.095">
            <text:p>0.095</text:p>
          </table:table-cell>
          <table:table-cell office:value-type="float" office:value="0.263157894736842">
            <text:p>0.2631578947</text:p>
          </table:table-cell>
          <table:table-cell office:value-type="float" office:value="0.175327521776549">
            <text:p>0.1753275218</text:p>
          </table:table-cell>
          <table:table-cell table:formula="of:=IF([.G260]&gt;0;1;0)" office:value-type="float" office:value="1">
            <text:p>1</text:p>
          </table:table-cell>
          <table:table-cell table:formula="of:=IF([.I259]&gt;=0;IF([.H260]=1;[.I259]+([.F260]*[.J260])-20;[.I259]);0)" office:value-type="float" office:value="2222331127.52493">
            <text:p>2222331127.52493</text:p>
          </table:table-cell>
          <table:table-cell table:formula="of:=IF([.I259]&gt;1000;[.I259]*0.5;1000)" office:value-type="float" office:value="981960274.48776">
            <text:p>981960274.48776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2-12-28 00:00:00</text:p>
          </table:table-cell>
          <table:table-cell table:number-columns-repeated="2" office:value-type="float" office:value="0.12">
            <text:p>0.12</text:p>
          </table:table-cell>
          <table:table-cell office:value-type="float" office:value="-0.166666666666667">
            <text:p>-0.1666666667</text:p>
          </table:table-cell>
          <table:table-cell office:value-type="float" office:value="0.0520285422833702">
            <text:p>0.0520285423</text:p>
          </table:table-cell>
          <table:table-cell table:formula="of:=IF([.G261]&gt;0;1;0)" office:value-type="float" office:value="1">
            <text:p>1</text:p>
          </table:table-cell>
          <table:table-cell table:formula="of:=IF([.I260]&gt;=0;IF([.H261]=1;[.I260]+([.F261]*[.J261])-20;[.I260]);0)" office:value-type="float" office:value="2037136846.89785">
            <text:p>2037136846.89785</text:p>
          </table:table-cell>
          <table:table-cell table:formula="of:=IF([.I260]&gt;1000;[.I260]*0.5;1000)" office:value-type="float" office:value="1111165563.76247">
            <text:p>1111165563.76247</text:p>
          </table:table-cell>
          <table:table-cell table:number-columns-repeated="2"/>
        </table:table-row>
        <table:table-row table:style-name="ro1">
          <table:table-cell office:value-type="string">
            <text:p>CSBR</text:p>
          </table:table-cell>
          <table:table-cell office:value-type="float" office:value="1">
            <text:p>1</text:p>
          </table:table-cell>
          <table:table-cell office:value-type="string">
            <text:p>2012-12-31 00:00:00</text:p>
          </table:table-cell>
          <table:table-cell table:number-columns-repeated="2" office:value-type="float" office:value="0.255">
            <text:p>0.255</text:p>
          </table:table-cell>
          <table:table-cell office:value-type="float" office:value="0.176470588235294">
            <text:p>0.1764705882</text:p>
          </table:table-cell>
          <table:table-cell office:value-type="float" office:value="0.243495291032203">
            <text:p>0.243495291</text:p>
          </table:table-cell>
          <table:table-cell table:formula="of:=IF([.G262]&gt;0;1;0)" office:value-type="float" office:value="1">
            <text:p>1</text:p>
          </table:table-cell>
          <table:table-cell table:formula="of:=IF([.I261]&gt;=0;IF([.H262]=1;[.I261]+([.F262]*[.J262])-20;[.I261]);0)" office:value-type="float" office:value="2216884195.74178">
            <text:p>2216884195.74178</text:p>
          </table:table-cell>
          <table:table-cell table:formula="of:=IF([.I261]&gt;1000;[.I261]*0.5;1000)" office:value-type="float" office:value="1018568423.44893">
            <text:p>1018568423.44893</text:p>
          </table:table-cell>
          <table:table-cell table:number-columns-repeated="2"/>
        </table:table-row>
        <table:table-row table:style-name="ro1">
          <table:table-cell office:value-type="string">
            <text:p>DPDW</text:p>
          </table:table-cell>
          <table:table-cell office:value-type="float" office:value="1">
            <text:p>1</text:p>
          </table:table-cell>
          <table:table-cell office:value-type="string">
            <text:p>2013-01-01 00:00:00</text:p>
          </table:table-cell>
          <table:table-cell table:number-columns-repeated="2" office:value-type="float" office:value="1.3">
            <text:p>1.3</text:p>
          </table:table-cell>
          <table:table-cell office:value-type="float" office:value="-0.0384615384615386">
            <text:p>-0.0384615385</text:p>
          </table:table-cell>
          <table:table-cell office:value-type="float" office:value="-0.00115311045235701">
            <text:p>-0.0011531105</text:p>
          </table:table-cell>
          <table:table-cell table:formula="of:=IF([.G263]&gt;0;1;0)" office:value-type="float" office:value="0">
            <text:p>0</text:p>
          </table:table-cell>
          <table:table-cell table:formula="of:=IF([.I262]&gt;=0;IF([.H263]=1;[.I262]+([.F263]*[.J263])-20;[.I262]);0)" office:value-type="float" office:value="2216884195.74178">
            <text:p>2216884195.74178</text:p>
          </table:table-cell>
          <table:table-cell table:formula="of:=IF([.I262]&gt;1000;[.I262]*0.5;1000)" office:value-type="float" office:value="1108442097.87089">
            <text:p>1108442097.87089</text:p>
          </table:table-cell>
          <table:table-cell table:number-columns-repeated="2"/>
        </table:table-row>
        <table:table-row table:style-name="ro1">
          <table:table-cell office:value-type="string">
            <text:p>CSBR</text:p>
          </table:table-cell>
          <table:table-cell office:value-type="float" office:value="1">
            <text:p>1</text:p>
          </table:table-cell>
          <table:table-cell office:value-type="string">
            <text:p>2013-01-02 00:00:00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74243223814597">
            <text:p>0.1742432238</text:p>
          </table:table-cell>
          <table:table-cell table:formula="of:=IF([.G264]&gt;0;1;0)" office:value-type="float" office:value="1">
            <text:p>1</text:p>
          </table:table-cell>
          <table:table-cell table:formula="of:=IF([.I263]&gt;=0;IF([.H264]=1;[.I263]+([.F264]*[.J264])-20;[.I263]);0)" office:value-type="float" office:value="2216884175.74178">
            <text:p>2216884175.74178</text:p>
          </table:table-cell>
          <table:table-cell table:formula="of:=IF([.I263]&gt;1000;[.I263]*0.5;1000)" office:value-type="float" office:value="1108442097.87089">
            <text:p>1108442097.87089</text:p>
          </table:table-cell>
          <table:table-cell table:number-columns-repeated="2"/>
        </table:table-row>
        <table:table-row table:style-name="ro1">
          <table:table-cell office:value-type="string">
            <text:p>CSBR</text:p>
          </table:table-cell>
          <table:table-cell office:value-type="float" office:value="1">
            <text:p>1</text:p>
          </table:table-cell>
          <table:table-cell office:value-type="string">
            <text:p>2013-01-03 00:00:00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932728309326257">
            <text:p>0.0932728309</text:p>
          </table:table-cell>
          <table:table-cell table:formula="of:=IF([.G265]&gt;0;1;0)" office:value-type="float" office:value="1">
            <text:p>1</text:p>
          </table:table-cell>
          <table:table-cell table:formula="of:=IF([.I264]&gt;=0;IF([.H265]=1;[.I264]+([.F265]*[.J265])-20;[.I264]);0)" office:value-type="float" office:value="2216884155.74178">
            <text:p>2216884155.74178</text:p>
          </table:table-cell>
          <table:table-cell table:formula="of:=IF([.I264]&gt;1000;[.I264]*0.5;1000)" office:value-type="float" office:value="1108442087.87089">
            <text:p>1108442087.87089</text:p>
          </table:table-cell>
          <table:table-cell table:number-columns-repeated="2"/>
        </table:table-row>
        <table:table-row table:style-name="ro1">
          <table:table-cell office:value-type="string">
            <text:p>MHCC</text:p>
          </table:table-cell>
          <table:table-cell office:value-type="float" office:value="1">
            <text:p>1</text:p>
          </table:table-cell>
          <table:table-cell office:value-type="string">
            <text:p>2013-01-04 00:00:00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095744680851064">
            <text:p>0.0957446809</text:p>
          </table:table-cell>
          <table:table-cell office:value-type="float" office:value="0.0831486935559397">
            <text:p>0.0831486936</text:p>
          </table:table-cell>
          <table:table-cell table:formula="of:=IF([.G266]&gt;0;1;0)" office:value-type="float" office:value="1">
            <text:p>1</text:p>
          </table:table-cell>
          <table:table-cell table:formula="of:=IF([.I265]&gt;=0;IF([.H266]=1;[.I265]+([.F266]*[.J266])-20;[.I265]);0)" office:value-type="float" office:value="2323011568.72942">
            <text:p>2323011568.72942</text:p>
          </table:table-cell>
          <table:table-cell table:formula="of:=IF([.I265]&gt;1000;[.I265]*0.5;1000)" office:value-type="float" office:value="1108442077.87089">
            <text:p>1108442077.87089</text:p>
          </table:table-cell>
          <table:table-cell table:number-columns-repeated="2"/>
        </table:table-row>
        <table:table-row table:style-name="ro1">
          <table:table-cell office:value-type="string">
            <text:p>CSBR</text:p>
          </table:table-cell>
          <table:table-cell office:value-type="float" office:value="1">
            <text:p>1</text:p>
          </table:table-cell>
          <table:table-cell office:value-type="string">
            <text:p>2013-01-07 00:00:0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.13">
            <text:p>0.13</text:p>
          </table:table-cell>
          <table:table-cell office:value-type="float" office:value="0.12117226304363">
            <text:p>0.121172263</text:p>
          </table:table-cell>
          <table:table-cell table:formula="of:=IF([.G267]&gt;0;1;0)" office:value-type="float" office:value="1">
            <text:p>1</text:p>
          </table:table-cell>
          <table:table-cell table:formula="of:=IF([.I266]&gt;=0;IF([.H267]=1;[.I266]+([.F267]*[.J267])-20;[.I266]);0)" office:value-type="float" office:value="2474007300.69683">
            <text:p>2474007300.69683</text:p>
          </table:table-cell>
          <table:table-cell table:formula="of:=IF([.I266]&gt;1000;[.I266]*0.5;1000)" office:value-type="float" office:value="1161505784.36471">
            <text:p>1161505784.36471</text:p>
          </table:table-cell>
          <table:table-cell table:number-columns-repeated="2"/>
        </table:table-row>
        <table:table-row table:style-name="ro1">
          <table:table-cell office:value-type="string">
            <text:p>GNWSF</text:p>
          </table:table-cell>
          <table:table-cell office:value-type="float" office:value="1">
            <text:p>1</text:p>
          </table:table-cell>
          <table:table-cell office:value-type="string">
            <text:p>2013-01-08 00:00:00</text:p>
          </table:table-cell>
          <table:table-cell table:number-columns-repeated="2" office:value-type="float" office:value="0.77">
            <text:p>0.77</text:p>
          </table:table-cell>
          <table:table-cell office:value-type="float" office:value="0.116883116883117">
            <text:p>0.1168831169</text:p>
          </table:table-cell>
          <table:table-cell office:value-type="float" office:value="0.109035808968737">
            <text:p>0.109035809</text:p>
          </table:table-cell>
          <table:table-cell table:formula="of:=IF([.G268]&gt;0;1;0)" office:value-type="float" office:value="1">
            <text:p>1</text:p>
          </table:table-cell>
          <table:table-cell table:formula="of:=IF([.I267]&gt;=0;IF([.H268]=1;[.I267]+([.F268]*[.J268])-20;[.I267]);0)" office:value-type="float" office:value="2618592122.94535">
            <text:p>2618592122.94535</text:p>
          </table:table-cell>
          <table:table-cell table:formula="of:=IF([.I267]&gt;1000;[.I267]*0.5;1000)" office:value-type="float" office:value="1237003650.34842">
            <text:p>1237003650.34842</text:p>
          </table:table-cell>
          <table:table-cell table:number-columns-repeated="2"/>
        </table:table-row>
        <table:table-row table:style-name="ro1">
          <table:table-cell office:value-type="string">
            <text:p>GNWSF</text:p>
          </table:table-cell>
          <table:table-cell office:value-type="float" office:value="1">
            <text:p>1</text:p>
          </table:table-cell>
          <table:table-cell office:value-type="string">
            <text:p>2013-01-09 00:00:00</text:p>
          </table:table-cell>
          <table:table-cell table:number-columns-repeated="2" office:value-type="float" office:value="0.86">
            <text:p>0.86</text:p>
          </table:table-cell>
          <table:table-cell office:value-type="float" office:value="0">
            <text:p>0</text:p>
          </table:table-cell>
          <table:table-cell office:value-type="float" office:value="0.127276246985939">
            <text:p>0.127276247</text:p>
          </table:table-cell>
          <table:table-cell table:formula="of:=IF([.G269]&gt;0;1;0)" office:value-type="float" office:value="1">
            <text:p>1</text:p>
          </table:table-cell>
          <table:table-cell table:formula="of:=IF([.I268]&gt;=0;IF([.H269]=1;[.I268]+([.F269]*[.J269])-20;[.I268]);0)" office:value-type="float" office:value="2618592102.94535">
            <text:p>2618592102.94535</text:p>
          </table:table-cell>
          <table:table-cell table:formula="of:=IF([.I268]&gt;1000;[.I268]*0.5;1000)" office:value-type="float" office:value="1309296061.47267">
            <text:p>1309296061.47267</text:p>
          </table:table-cell>
          <table:table-cell table:number-columns-repeated="2"/>
        </table:table-row>
        <table:table-row table:style-name="ro1">
          <table:table-cell office:value-type="string">
            <text:p>HIPP</text:p>
          </table:table-cell>
          <table:table-cell office:value-type="float" office:value="1">
            <text:p>1</text:p>
          </table:table-cell>
          <table:table-cell office:value-type="string">
            <text:p>2013-01-10 00:00:00</text:p>
          </table:table-cell>
          <table:table-cell table:number-columns-repeated="2" office:value-type="float" office:value="0.6125">
            <text:p>0.6125</text:p>
          </table:table-cell>
          <table:table-cell office:value-type="float" office:value="-0.0530612244897959">
            <text:p>-0.0530612245</text:p>
          </table:table-cell>
          <table:table-cell office:value-type="float" office:value="0.12621753241726">
            <text:p>0.1262175324</text:p>
          </table:table-cell>
          <table:table-cell table:formula="of:=IF([.G270]&gt;0;1;0)" office:value-type="float" office:value="1">
            <text:p>1</text:p>
          </table:table-cell>
          <table:table-cell table:formula="of:=IF([.I269]&gt;=0;IF([.H270]=1;[.I269]+([.F270]*[.J270])-20;[.I269]);0)" office:value-type="float" office:value="2549119231.23455">
            <text:p>2549119231.23455</text:p>
          </table:table-cell>
          <table:table-cell table:formula="of:=IF([.I269]&gt;1000;[.I269]*0.5;1000)" office:value-type="float" office:value="1309296051.47267">
            <text:p>1309296051.47267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3-01-11 00:00:00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.1875">
            <text:p>0.1875</text:p>
          </table:table-cell>
          <table:table-cell office:value-type="float" office:value="0.202505823002367">
            <text:p>0.202505823</text:p>
          </table:table-cell>
          <table:table-cell table:formula="of:=IF([.G271]&gt;0;1;0)" office:value-type="float" office:value="1">
            <text:p>1</text:p>
          </table:table-cell>
          <table:table-cell table:formula="of:=IF([.I270]&gt;=0;IF([.H271]=1;[.I270]+([.F271]*[.J271])-20;[.I270]);0)" office:value-type="float" office:value="2788099139.16279">
            <text:p>2788099139.16279</text:p>
          </table:table-cell>
          <table:table-cell table:formula="of:=IF([.I270]&gt;1000;[.I270]*0.5;1000)" office:value-type="float" office:value="1274559615.61728">
            <text:p>1274559615.61728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3-01-14 00:00:00</text:p>
          </table:table-cell>
          <table:table-cell table:number-columns-repeated="2" office:value-type="float" office:value="0.095">
            <text:p>0.095</text:p>
          </table:table-cell>
          <table:table-cell office:value-type="float" office:value="0">
            <text:p>0</text:p>
          </table:table-cell>
          <table:table-cell office:value-type="float" office:value="0.0703613148908578">
            <text:p>0.0703613149</text:p>
          </table:table-cell>
          <table:table-cell table:formula="of:=IF([.G272]&gt;0;1;0)" office:value-type="float" office:value="1">
            <text:p>1</text:p>
          </table:table-cell>
          <table:table-cell table:formula="of:=IF([.I271]&gt;=0;IF([.H272]=1;[.I271]+([.F272]*[.J272])-20;[.I271]);0)" office:value-type="float" office:value="2788099119.16279">
            <text:p>2788099119.16279</text:p>
          </table:table-cell>
          <table:table-cell table:formula="of:=IF([.I271]&gt;1000;[.I271]*0.5;1000)" office:value-type="float" office:value="1394049569.5814">
            <text:p>1394049569.5814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3-01-15 00:00:00</text:p>
          </table:table-cell>
          <table:table-cell table:number-columns-repeated="2" office:value-type="float" office:value="0.095">
            <text:p>0.095</text:p>
          </table:table-cell>
          <table:table-cell office:value-type="float" office:value="0.263157894736842">
            <text:p>0.2631578947</text:p>
          </table:table-cell>
          <table:table-cell office:value-type="float" office:value="0.0357216336619133">
            <text:p>0.0357216337</text:p>
          </table:table-cell>
          <table:table-cell table:formula="of:=IF([.G273]&gt;0;1;0)" office:value-type="float" office:value="1">
            <text:p>1</text:p>
          </table:table-cell>
          <table:table-cell table:formula="of:=IF([.I272]&gt;=0;IF([.H273]=1;[.I272]+([.F273]*[.J273])-20;[.I272]);0)" office:value-type="float" office:value="3154954246.42105">
            <text:p>3154954246.42105</text:p>
          </table:table-cell>
          <table:table-cell table:formula="of:=IF([.I272]&gt;1000;[.I272]*0.5;1000)" office:value-type="float" office:value="1394049559.5814">
            <text:p>1394049559.5814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0.333333333333333">
            <text:p>0.3333333333</text:p>
          </table:table-cell>
          <table:table-cell office:value-type="string">
            <text:p>2013-01-16 00:00:00</text:p>
          </table:table-cell>
          <table:table-cell office:value-type="float" office:value="1.85">
            <text:p>1.85</text:p>
          </table:table-cell>
          <table:table-cell office:value-type="float" office:value="5.55">
            <text:p>5.55</text:p>
          </table:table-cell>
          <table:table-cell office:value-type="float" office:value="0.0810810810810811">
            <text:p>0.0810810811</text:p>
          </table:table-cell>
          <table:table-cell office:value-type="float" office:value="0.0533573068566944">
            <text:p>0.0533573069</text:p>
          </table:table-cell>
          <table:table-cell table:formula="of:=IF([.G274]&gt;0;1;0)" office:value-type="float" office:value="1">
            <text:p>1</text:p>
          </table:table-cell>
          <table:table-cell table:formula="of:=IF([.I273]&gt;=0;IF([.H274]=1;[.I273]+([.F274]*[.J274])-20;[.I273]);0)" office:value-type="float" office:value="3282857776.95164">
            <text:p>3282857776.95164</text:p>
          </table:table-cell>
          <table:table-cell table:formula="of:=IF([.I273]&gt;1000;[.I273]*0.5;1000)" office:value-type="float" office:value="1577477123.21053">
            <text:p>1577477123.21053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01-17 00:00:00</text:p>
          </table:table-cell>
          <table:table-cell table:number-columns-repeated="2" office:value-type="float" office:value="0.065">
            <text:p>0.065</text:p>
          </table:table-cell>
          <table:table-cell office:value-type="float" office:value="-0.076923076923077">
            <text:p>-0.0769230769</text:p>
          </table:table-cell>
          <table:table-cell office:value-type="float" office:value="0.110623955846004">
            <text:p>0.1106239558</text:p>
          </table:table-cell>
          <table:table-cell table:formula="of:=IF([.G275]&gt;0;1;0)" office:value-type="float" office:value="1">
            <text:p>1</text:p>
          </table:table-cell>
          <table:table-cell table:formula="of:=IF([.I274]&gt;=0;IF([.H275]=1;[.I274]+([.F275]*[.J275])-20;[.I274]);0)" office:value-type="float" office:value="3156593996.29965">
            <text:p>3156593996.29965</text:p>
          </table:table-cell>
          <table:table-cell table:formula="of:=IF([.I274]&gt;1000;[.I274]*0.5;1000)" office:value-type="float" office:value="1641428888.47582">
            <text:p>1641428888.47582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3-01-18 00:00:00</text:p>
          </table:table-cell>
          <table:table-cell table:number-columns-repeated="2" office:value-type="float" office:value="0.24">
            <text:p>0.24</text:p>
          </table:table-cell>
          <table:table-cell office:value-type="float" office:value="0.166666666666667">
            <text:p>0.1666666667</text:p>
          </table:table-cell>
          <table:table-cell office:value-type="float" office:value="0.0689014859981448">
            <text:p>0.068901486</text:p>
          </table:table-cell>
          <table:table-cell table:formula="of:=IF([.G276]&gt;0;1;0)" office:value-type="float" office:value="1">
            <text:p>1</text:p>
          </table:table-cell>
          <table:table-cell table:formula="of:=IF([.I275]&gt;=0;IF([.H276]=1;[.I275]+([.F276]*[.J276])-20;[.I275]);0)" office:value-type="float" office:value="3419643475.99129">
            <text:p>3419643475.99129</text:p>
          </table:table-cell>
          <table:table-cell table:formula="of:=IF([.I275]&gt;1000;[.I275]*0.5;1000)" office:value-type="float" office:value="1578296998.14983">
            <text:p>1578296998.14983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01-21 00:00:00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0144122430518757">
            <text:p>0.0144122431</text:p>
          </table:table-cell>
          <table:table-cell table:formula="of:=IF([.G277]&gt;0;1;0)" office:value-type="float" office:value="1">
            <text:p>1</text:p>
          </table:table-cell>
          <table:table-cell table:formula="of:=IF([.I276]&gt;=0;IF([.H277]=1;[.I276]+([.F277]*[.J277])-20;[.I276]);0)" office:value-type="float" office:value="3419643455.99129">
            <text:p>3419643455.99129</text:p>
          </table:table-cell>
          <table:table-cell table:formula="of:=IF([.I276]&gt;1000;[.I276]*0.5;1000)" office:value-type="float" office:value="1709821737.99564">
            <text:p>1709821737.99564</text:p>
          </table:table-cell>
          <table:table-cell table:number-columns-repeated="2"/>
        </table:table-row>
        <table:table-row table:style-name="ro1">
          <table:table-cell office:value-type="string">
            <text:p>FREE</text:p>
          </table:table-cell>
          <table:table-cell office:value-type="float" office:value="0.02">
            <text:p>0.02</text:p>
          </table:table-cell>
          <table:table-cell office:value-type="string">
            <text:p>2013-01-22 00:00:00</text:p>
          </table:table-cell>
          <table:table-cell office:value-type="float" office:value="0.2175">
            <text:p>0.2175</text:p>
          </table:table-cell>
          <table:table-cell office:value-type="float" office:value="10.875">
            <text:p>10.875</text:p>
          </table:table-cell>
          <table:table-cell office:value-type="float" office:value="-0.0229885057471263">
            <text:p>-0.0229885057</text:p>
          </table:table-cell>
          <table:table-cell office:value-type="float" office:value="0.0416383013414913">
            <text:p>0.0416383013</text:p>
          </table:table-cell>
          <table:table-cell table:formula="of:=IF([.G278]&gt;0;1;0)" office:value-type="float" office:value="1">
            <text:p>1</text:p>
          </table:table-cell>
          <table:table-cell table:formula="of:=IF([.I277]&gt;=0;IF([.H278]=1;[.I277]+([.F278]*[.J278])-20;[.I277]);0)" office:value-type="float" office:value="3380337189.3707">
            <text:p>3380337189.3707</text:p>
          </table:table-cell>
          <table:table-cell table:formula="of:=IF([.I277]&gt;1000;[.I277]*0.5;1000)" office:value-type="float" office:value="1709821727.99564">
            <text:p>1709821727.99564</text:p>
          </table:table-cell>
          <table:table-cell table:number-columns-repeated="2"/>
        </table:table-row>
        <table:table-row table:style-name="ro1">
          <table:table-cell office:value-type="string">
            <text:p>FREE</text:p>
          </table:table-cell>
          <table:table-cell office:value-type="float" office:value="0.02">
            <text:p>0.02</text:p>
          </table:table-cell>
          <table:table-cell office:value-type="string">
            <text:p>2013-01-23 00:00:00</text:p>
          </table:table-cell>
          <table:table-cell office:value-type="float" office:value="0.2125">
            <text:p>0.2125</text:p>
          </table:table-cell>
          <table:table-cell office:value-type="float" office:value="10.625">
            <text:p>10.625</text:p>
          </table:table-cell>
          <table:table-cell office:value-type="float" office:value="0.0117647058823527">
            <text:p>0.0117647059</text:p>
          </table:table-cell>
          <table:table-cell office:value-type="float" office:value="0.0709764637265029">
            <text:p>0.0709764637</text:p>
          </table:table-cell>
          <table:table-cell table:formula="of:=IF([.G279]&gt;0;1;0)" office:value-type="float" office:value="1">
            <text:p>1</text:p>
          </table:table-cell>
          <table:table-cell table:formula="of:=IF([.I278]&gt;=0;IF([.H279]=1;[.I278]+([.F279]*[.J279])-20;[.I278]);0)" office:value-type="float" office:value="3400221505.77876">
            <text:p>3400221505.77876</text:p>
          </table:table-cell>
          <table:table-cell table:formula="of:=IF([.I278]&gt;1000;[.I278]*0.5;1000)" office:value-type="float" office:value="1690168594.68535">
            <text:p>1690168594.68535</text:p>
          </table:table-cell>
          <table:table-cell table:number-columns-repeated="2"/>
        </table:table-row>
        <table:table-row table:style-name="ro1">
          <table:table-cell office:value-type="string">
            <text:p>ISIG</text:p>
          </table:table-cell>
          <table:table-cell office:value-type="float" office:value="1">
            <text:p>1</text:p>
          </table:table-cell>
          <table:table-cell office:value-type="string">
            <text:p>2013-01-24 00:00:00</text:p>
          </table:table-cell>
          <table:table-cell table:number-columns-repeated="2" office:value-type="float" office:value="2.125">
            <text:p>2.125</text:p>
          </table:table-cell>
          <table:table-cell office:value-type="float" office:value="0.0141176470588236">
            <text:p>0.0141176471</text:p>
          </table:table-cell>
          <table:table-cell office:value-type="float" office:value="0.0451161709625174">
            <text:p>0.045116171</text:p>
          </table:table-cell>
          <table:table-cell table:formula="of:=IF([.G280]&gt;0;1;0)" office:value-type="float" office:value="1">
            <text:p>1</text:p>
          </table:table-cell>
          <table:table-cell table:formula="of:=IF([.I279]&gt;=0;IF([.H280]=1;[.I279]+([.F280]*[.J280])-20;[.I279]);0)" office:value-type="float" office:value="3424223049.34897">
            <text:p>3424223049.34897</text:p>
          </table:table-cell>
          <table:table-cell table:formula="of:=IF([.I279]&gt;1000;[.I279]*0.5;1000)" office:value-type="float" office:value="1700110752.88938">
            <text:p>1700110752.88938</text:p>
          </table:table-cell>
          <table:table-cell table:number-columns-repeated="2"/>
        </table:table-row>
        <table:table-row table:style-name="ro1">
          <table:table-cell office:value-type="string">
            <text:p>FREE</text:p>
          </table:table-cell>
          <table:table-cell office:value-type="float" office:value="0.02">
            <text:p>0.02</text:p>
          </table:table-cell>
          <table:table-cell office:value-type="string">
            <text:p>2013-01-25 00:00:00</text:p>
          </table:table-cell>
          <table:table-cell office:value-type="float" office:value="0.1975">
            <text:p>0.1975</text:p>
          </table:table-cell>
          <table:table-cell office:value-type="float" office:value="9.875">
            <text:p>9.875</text:p>
          </table:table-cell>
          <table:table-cell office:value-type="float" office:value="0.164556962025316">
            <text:p>0.164556962</text:p>
          </table:table-cell>
          <table:table-cell office:value-type="float" office:value="0.0418221155582205">
            <text:p>0.0418221156</text:p>
          </table:table-cell>
          <table:table-cell table:formula="of:=IF([.G281]&gt;0;1;0)" office:value-type="float" office:value="1">
            <text:p>1</text:p>
          </table:table-cell>
          <table:table-cell table:formula="of:=IF([.I280]&gt;=0;IF([.H281]=1;[.I280]+([.F281]*[.J281])-20;[.I280]);0)" office:value-type="float" office:value="3705962900.49793">
            <text:p>3705962900.49793</text:p>
          </table:table-cell>
          <table:table-cell table:formula="of:=IF([.I280]&gt;1000;[.I280]*0.5;1000)" office:value-type="float" office:value="1712111524.67448">
            <text:p>1712111524.67448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3-01-28 00:00:0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0999999999999999">
            <text:p>0.1</text:p>
          </table:table-cell>
          <table:table-cell office:value-type="float" office:value="0.0539045525658324">
            <text:p>0.0539045526</text:p>
          </table:table-cell>
          <table:table-cell table:formula="of:=IF([.G282]&gt;0;1;0)" office:value-type="float" office:value="1">
            <text:p>1</text:p>
          </table:table-cell>
          <table:table-cell table:formula="of:=IF([.I281]&gt;=0;IF([.H282]=1;[.I281]+([.F282]*[.J282])-20;[.I281]);0)" office:value-type="float" office:value="3891261025.52283">
            <text:p>3891261025.52283</text:p>
          </table:table-cell>
          <table:table-cell table:formula="of:=IF([.I281]&gt;1000;[.I281]*0.5;1000)" office:value-type="float" office:value="1852981450.24897">
            <text:p>1852981450.24897</text:p>
          </table:table-cell>
          <table:table-cell table:number-columns-repeated="2"/>
        </table:table-row>
        <table:table-row table:style-name="ro1">
          <table:table-cell office:value-type="string">
            <text:p>FREE</text:p>
          </table:table-cell>
          <table:table-cell office:value-type="float" office:value="0.02">
            <text:p>0.02</text:p>
          </table:table-cell>
          <table:table-cell office:value-type="string">
            <text:p>2013-01-29 00:00:00</text:p>
          </table:table-cell>
          <table:table-cell office:value-type="float" office:value="0.2725">
            <text:p>0.2725</text:p>
          </table:table-cell>
          <table:table-cell office:value-type="float" office:value="13.625">
            <text:p>13.625</text:p>
          </table:table-cell>
          <table:table-cell office:value-type="float" office:value="-0.100917431192661">
            <text:p>-0.1009174312</text:p>
          </table:table-cell>
          <table:table-cell office:value-type="float" office:value="0.0578624653042122">
            <text:p>0.0578624653</text:p>
          </table:table-cell>
          <table:table-cell table:formula="of:=IF([.G283]&gt;0;1;0)" office:value-type="float" office:value="1">
            <text:p>1</text:p>
          </table:table-cell>
          <table:table-cell table:formula="of:=IF([.I282]&gt;=0;IF([.H283]=1;[.I282]+([.F283]*[.J283])-20;[.I282]);0)" office:value-type="float" office:value="3694912972.12489">
            <text:p>3694912972.12489</text:p>
          </table:table-cell>
          <table:table-cell table:formula="of:=IF([.I282]&gt;1000;[.I282]*0.5;1000)" office:value-type="float" office:value="1945630512.76141">
            <text:p>1945630512.76141</text:p>
          </table:table-cell>
          <table:table-cell table:number-columns-repeated="2"/>
        </table:table-row>
        <table:table-row table:style-name="ro1">
          <table:table-cell office:value-type="string">
            <text:p>STRI</text:p>
          </table:table-cell>
          <table:table-cell office:value-type="float" office:value="1">
            <text:p>1</text:p>
          </table:table-cell>
          <table:table-cell office:value-type="string">
            <text:p>2013-01-30 00:00:00</text:p>
          </table:table-cell>
          <table:table-cell table:number-columns-repeated="2" office:value-type="float" office:value="2.155">
            <text:p>2.155</text:p>
          </table:table-cell>
          <table:table-cell office:value-type="float" office:value="-0.0220417633410674">
            <text:p>-0.0220417633</text:p>
          </table:table-cell>
          <table:table-cell office:value-type="float" office:value="0.0641619673081244">
            <text:p>0.0641619673</text:p>
          </table:table-cell>
          <table:table-cell table:formula="of:=IF([.G284]&gt;0;1;0)" office:value-type="float" office:value="1">
            <text:p>1</text:p>
          </table:table-cell>
          <table:table-cell table:formula="of:=IF([.I283]&gt;=0;IF([.H284]=1;[.I283]+([.F284]*[.J284])-20;[.I283]);0)" office:value-type="float" office:value="3654191753.47618">
            <text:p>3654191753.47618</text:p>
          </table:table-cell>
          <table:table-cell table:formula="of:=IF([.I283]&gt;1000;[.I283]*0.5;1000)" office:value-type="float" office:value="1847456486.06244">
            <text:p>1847456486.06244</text:p>
          </table:table-cell>
          <table:table-cell table:number-columns-repeated="2"/>
        </table:table-row>
        <table:table-row table:style-name="ro1">
          <table:table-cell office:value-type="string">
            <text:p>CLSN</text:p>
          </table:table-cell>
          <table:table-cell office:value-type="float" office:value="0.222058823529412">
            <text:p>0.2220588235</text:p>
          </table:table-cell>
          <table:table-cell office:value-type="string">
            <text:p>2013-01-31 00:00:00</text:p>
          </table:table-cell>
          <table:table-cell office:value-type="float" office:value="1.5575">
            <text:p>1.5575</text:p>
          </table:table-cell>
          <table:table-cell office:value-type="float" office:value="7.01390728476821">
            <text:p>7.0139072848</text:p>
          </table:table-cell>
          <table:table-cell office:value-type="float" office:value="-0.127585546475996">
            <text:p>-0.1275855465</text:p>
          </table:table-cell>
          <table:table-cell office:value-type="float" office:value="0.32858740911894">
            <text:p>0.3285874091</text:p>
          </table:table-cell>
          <table:table-cell table:formula="of:=IF([.G285]&gt;0;1;0)" office:value-type="float" office:value="1">
            <text:p>1</text:p>
          </table:table-cell>
          <table:table-cell table:formula="of:=IF([.I284]&gt;=0;IF([.H285]=1;[.I284]+([.F285]*[.J285])-20;[.I284]);0)" office:value-type="float" office:value="3421080707.57851">
            <text:p>3421080707.57851</text:p>
          </table:table-cell>
          <table:table-cell table:formula="of:=IF([.I284]&gt;1000;[.I284]*0.5;1000)" office:value-type="float" office:value="1827095876.73809">
            <text:p>1827095876.73809</text:p>
          </table:table-cell>
          <table:table-cell table:number-columns-repeated="2"/>
        </table:table-row>
        <table:table-row table:style-name="ro1">
          <table:table-cell office:value-type="string">
            <text:p>ECTE</text:p>
          </table:table-cell>
          <table:table-cell office:value-type="float" office:value="0.1">
            <text:p>0.1</text:p>
          </table:table-cell>
          <table:table-cell office:value-type="string">
            <text:p>2013-02-01 00:00:00</text:p>
          </table:table-cell>
          <table:table-cell office:value-type="float" office:value="0.8075">
            <text:p>0.8075</text:p>
          </table:table-cell>
          <table:table-cell office:value-type="float" office:value="8.075">
            <text:p>8.075</text:p>
          </table:table-cell>
          <table:table-cell office:value-type="float" office:value="0.00928792569659409">
            <text:p>0.0092879257</text:p>
          </table:table-cell>
          <table:table-cell office:value-type="float" office:value="0.098287415394038">
            <text:p>0.0982874154</text:p>
          </table:table-cell>
          <table:table-cell table:formula="of:=IF([.G286]&gt;0;1;0)" office:value-type="float" office:value="1">
            <text:p>1</text:p>
          </table:table-cell>
          <table:table-cell table:formula="of:=IF([.I285]&gt;=0;IF([.H286]=1;[.I285]+([.F286]*[.J286])-20;[.I285]);0)" office:value-type="float" office:value="3436968059.28553">
            <text:p>3436968059.28553</text:p>
          </table:table-cell>
          <table:table-cell table:formula="of:=IF([.I285]&gt;1000;[.I285]*0.5;1000)" office:value-type="float" office:value="1710540353.78926">
            <text:p>1710540353.78926</text:p>
          </table:table-cell>
          <table:table-cell table:number-columns-repeated="2"/>
        </table:table-row>
        <table:table-row table:style-name="ro1">
          <table:table-cell office:value-type="string">
            <text:p>CLSN</text:p>
          </table:table-cell>
          <table:table-cell office:value-type="float" office:value="0.222011385199241">
            <text:p>0.2220113852</text:p>
          </table:table-cell>
          <table:table-cell office:value-type="string">
            <text:p>2013-02-04 00:00:00</text:p>
          </table:table-cell>
          <table:table-cell office:value-type="float" office:value="1.1775">
            <text:p>1.1775</text:p>
          </table:table-cell>
          <table:table-cell office:value-type="float" office:value="5.30378205128205">
            <text:p>5.3037820513</text:p>
          </table:table-cell>
          <table:table-cell office:value-type="float" office:value="0.0317993785335549">
            <text:p>0.0317993785</text:p>
          </table:table-cell>
          <table:table-cell office:value-type="float" office:value="0.214535088788729">
            <text:p>0.2145350888</text:p>
          </table:table-cell>
          <table:table-cell table:formula="of:=IF([.G287]&gt;0;1;0)" office:value-type="float" office:value="1">
            <text:p>1</text:p>
          </table:table-cell>
          <table:table-cell table:formula="of:=IF([.I286]&gt;=0;IF([.H287]=1;[.I286]+([.F287]*[.J287])-20;[.I286]);0)" office:value-type="float" office:value="3491614763.44801">
            <text:p>3491614763.44801</text:p>
          </table:table-cell>
          <table:table-cell table:formula="of:=IF([.I286]&gt;1000;[.I286]*0.5;1000)" office:value-type="float" office:value="1718484029.64277">
            <text:p>1718484029.64277</text:p>
          </table:table-cell>
          <table:table-cell table:number-columns-repeated="2"/>
        </table:table-row>
        <table:table-row table:style-name="ro1">
          <table:table-cell office:value-type="string">
            <text:p>JAMN</text:p>
          </table:table-cell>
          <table:table-cell office:value-type="float" office:value="1">
            <text:p>1</text:p>
          </table:table-cell>
          <table:table-cell office:value-type="string">
            <text:p>2013-02-05 00:00:00</text:p>
          </table:table-cell>
          <table:table-cell table:number-columns-repeated="2" office:value-type="float" office:value="0.2725">
            <text:p>0.2725</text:p>
          </table:table-cell>
          <table:table-cell office:value-type="float" office:value="0.293577981651376">
            <text:p>0.2935779817</text:p>
          </table:table-cell>
          <table:table-cell office:value-type="float" office:value="0.112634040998077">
            <text:p>0.112634041</text:p>
          </table:table-cell>
          <table:table-cell table:formula="of:=IF([.G288]&gt;0;1;0)" office:value-type="float" office:value="1">
            <text:p>1</text:p>
          </table:table-cell>
          <table:table-cell table:formula="of:=IF([.I287]&gt;=0;IF([.H288]=1;[.I287]+([.F288]*[.J288])-20;[.I287]);0)" office:value-type="float" office:value="4004145350.92662">
            <text:p>4004145350.92662</text:p>
          </table:table-cell>
          <table:table-cell table:formula="of:=IF([.I287]&gt;1000;[.I287]*0.5;1000)" office:value-type="float" office:value="1745807381.724">
            <text:p>1745807381.724</text:p>
          </table:table-cell>
          <table:table-cell table:number-columns-repeated="2"/>
        </table:table-row>
        <table:table-row table:style-name="ro1">
          <table:table-cell office:value-type="string">
            <text:p>NHTC</text:p>
          </table:table-cell>
          <table:table-cell office:value-type="float" office:value="1">
            <text:p>1</text:p>
          </table:table-cell>
          <table:table-cell office:value-type="string">
            <text:p>2013-02-06 00:00:00</text:p>
          </table:table-cell>
          <table:table-cell table:number-columns-repeated="2" office:value-type="float" office:value="1.11">
            <text:p>1.11</text:p>
          </table:table-cell>
          <table:table-cell office:value-type="float" office:value="0">
            <text:p>0</text:p>
          </table:table-cell>
          <table:table-cell office:value-type="float" office:value="0.0774119271196653">
            <text:p>0.0774119271</text:p>
          </table:table-cell>
          <table:table-cell table:formula="of:=IF([.G289]&gt;0;1;0)" office:value-type="float" office:value="1">
            <text:p>1</text:p>
          </table:table-cell>
          <table:table-cell table:formula="of:=IF([.I288]&gt;=0;IF([.H289]=1;[.I288]+([.F289]*[.J289])-20;[.I288]);0)" office:value-type="float" office:value="4004145330.92662">
            <text:p>4004145330.92662</text:p>
          </table:table-cell>
          <table:table-cell table:formula="of:=IF([.I288]&gt;1000;[.I288]*0.5;1000)" office:value-type="float" office:value="2002072675.46331">
            <text:p>2002072675.46331</text:p>
          </table:table-cell>
          <table:table-cell table:number-columns-repeated="2"/>
        </table:table-row>
        <table:table-row table:style-name="ro1">
          <table:table-cell office:value-type="string">
            <text:p>CLSN</text:p>
          </table:table-cell>
          <table:table-cell office:value-type="float" office:value="0.221797323135755">
            <text:p>0.2217973231</text:p>
          </table:table-cell>
          <table:table-cell office:value-type="string">
            <text:p>2013-02-07 00:00:00</text:p>
          </table:table-cell>
          <table:table-cell office:value-type="float" office:value="1.17">
            <text:p>1.17</text:p>
          </table:table-cell>
          <table:table-cell office:value-type="float" office:value="5.27508620689655">
            <text:p>5.2750862069</text:p>
          </table:table-cell>
          <table:table-cell office:value-type="float" office:value="0.0523102209259885">
            <text:p>0.0523102209</text:p>
          </table:table-cell>
          <table:table-cell office:value-type="float" office:value="0.055565468990892">
            <text:p>0.055565469</text:p>
          </table:table-cell>
          <table:table-cell table:formula="of:=IF([.G290]&gt;0;1;0)" office:value-type="float" office:value="1">
            <text:p>1</text:p>
          </table:table-cell>
          <table:table-cell table:formula="of:=IF([.I289]&gt;=0;IF([.H290]=1;[.I289]+([.F290]*[.J290])-20;[.I289]);0)" office:value-type="float" office:value="4108874174.36689">
            <text:p>4108874174.36689</text:p>
          </table:table-cell>
          <table:table-cell table:formula="of:=IF([.I289]&gt;1000;[.I289]*0.5;1000)" office:value-type="float" office:value="2002072665.46331">
            <text:p>2002072665.46331</text:p>
          </table:table-cell>
          <table:table-cell table:number-columns-repeated="2"/>
        </table:table-row>
        <table:table-row table:style-name="ro1">
          <table:table-cell office:value-type="string">
            <text:p>IMMY</text:p>
          </table:table-cell>
          <table:table-cell office:value-type="float" office:value="1">
            <text:p>1</text:p>
          </table:table-cell>
          <table:table-cell office:value-type="string">
            <text:p>2013-02-08 00:00:00</text:p>
          </table:table-cell>
          <table:table-cell table:number-columns-repeated="2" office:value-type="float" office:value="5.0675">
            <text:p>5.0675</text:p>
          </table:table-cell>
          <table:table-cell office:value-type="float" office:value="-0.032067094227923">
            <text:p>-0.0320670942</text:p>
          </table:table-cell>
          <table:table-cell office:value-type="float" office:value="0.108034681945623">
            <text:p>0.1080346819</text:p>
          </table:table-cell>
          <table:table-cell table:formula="of:=IF([.G291]&gt;0;1;0)" office:value-type="float" office:value="1">
            <text:p>1</text:p>
          </table:table-cell>
          <table:table-cell table:formula="of:=IF([.I290]&gt;=0;IF([.H291]=1;[.I290]+([.F291]*[.J291])-20;[.I290]);0)" office:value-type="float" office:value="4042994326.70683">
            <text:p>4042994326.70683</text:p>
          </table:table-cell>
          <table:table-cell table:formula="of:=IF([.I290]&gt;1000;[.I290]*0.5;1000)" office:value-type="float" office:value="2054437087.18344">
            <text:p>2054437087.18344</text:p>
          </table:table-cell>
          <table:table-cell table:number-columns-repeated="2"/>
        </table:table-row>
        <table:table-row table:style-name="ro1">
          <table:table-cell office:value-type="string">
            <text:p>CLSN</text:p>
          </table:table-cell>
          <table:table-cell office:value-type="float" office:value="0.221902017291066">
            <text:p>0.2219020173</text:p>
          </table:table-cell>
          <table:table-cell office:value-type="string">
            <text:p>2013-02-11 00:00:00</text:p>
          </table:table-cell>
          <table:table-cell office:value-type="float" office:value="1.4575">
            <text:p>1.4575</text:p>
          </table:table-cell>
          <table:table-cell office:value-type="float" office:value="6.56821428571429">
            <text:p>6.5682142857</text:p>
          </table:table-cell>
          <table:table-cell office:value-type="float" office:value="-0.00669514625537548">
            <text:p>-0.0066951463</text:p>
          </table:table-cell>
          <table:table-cell office:value-type="float" office:value="0.159046897926571">
            <text:p>0.1590468979</text:p>
          </table:table-cell>
          <table:table-cell table:formula="of:=IF([.G292]&gt;0;1;0)" office:value-type="float" office:value="1">
            <text:p>1</text:p>
          </table:table-cell>
          <table:table-cell table:formula="of:=IF([.I291]&gt;=0;IF([.H292]=1;[.I291]+([.F292]*[.J292])-20;[.I291]);0)" office:value-type="float" office:value="4029460087.54336">
            <text:p>4029460087.54336</text:p>
          </table:table-cell>
          <table:table-cell table:formula="of:=IF([.I291]&gt;1000;[.I291]*0.5;1000)" office:value-type="float" office:value="2021497163.35342">
            <text:p>2021497163.35342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3-02-12 00:00:00</text:p>
          </table:table-cell>
          <table:table-cell table:number-columns-repeated="2" office:value-type="float" office:value="0.2675">
            <text:p>0.2675</text:p>
          </table:table-cell>
          <table:table-cell office:value-type="float" office:value="0.149532710280374">
            <text:p>0.1495327103</text:p>
          </table:table-cell>
          <table:table-cell office:value-type="float" office:value="0.0818485684485568">
            <text:p>0.0818485684</text:p>
          </table:table-cell>
          <table:table-cell table:formula="of:=IF([.G293]&gt;0;1;0)" office:value-type="float" office:value="1">
            <text:p>1</text:p>
          </table:table-cell>
          <table:table-cell table:formula="of:=IF([.I292]&gt;=0;IF([.H293]=1;[.I292]+([.F293]*[.J293])-20;[.I292]);0)" office:value-type="float" office:value="4330728111.47183">
            <text:p>4330728111.47183</text:p>
          </table:table-cell>
          <table:table-cell table:formula="of:=IF([.I292]&gt;1000;[.I292]*0.5;1000)" office:value-type="float" office:value="2014730043.77168">
            <text:p>2014730043.77168</text:p>
          </table:table-cell>
          <table:table-cell table:number-columns-repeated="2"/>
        </table:table-row>
        <table:table-row table:style-name="ro1">
          <table:table-cell office:value-type="string">
            <text:p>COPY</text:p>
          </table:table-cell>
          <table:table-cell office:value-type="float" office:value="1">
            <text:p>1</text:p>
          </table:table-cell>
          <table:table-cell office:value-type="string">
            <text:p>2013-02-13 00:00:00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0.0909090909090908">
            <text:p>0.0909090909</text:p>
          </table:table-cell>
          <table:table-cell office:value-type="float" office:value="0.0515384227252562">
            <text:p>0.0515384227</text:p>
          </table:table-cell>
          <table:table-cell table:formula="of:=IF([.G294]&gt;0;1;0)" office:value-type="float" office:value="1">
            <text:p>1</text:p>
          </table:table-cell>
          <table:table-cell table:formula="of:=IF([.I293]&gt;=0;IF([.H294]=1;[.I293]+([.F294]*[.J294])-20;[.I293]);0)" office:value-type="float" office:value="4527579369.26601">
            <text:p>4527579369.26601</text:p>
          </table:table-cell>
          <table:table-cell table:formula="of:=IF([.I293]&gt;1000;[.I293]*0.5;1000)" office:value-type="float" office:value="2165364055.73592">
            <text:p>2165364055.73592</text:p>
          </table:table-cell>
          <table:table-cell table:number-columns-repeated="2"/>
        </table:table-row>
        <table:table-row table:style-name="ro1">
          <table:table-cell office:value-type="string">
            <text:p>OPXA</text:p>
          </table:table-cell>
          <table:table-cell office:value-type="float" office:value="1">
            <text:p>1</text:p>
          </table:table-cell>
          <table:table-cell office:value-type="string">
            <text:p>2013-02-14 00:00:00</text:p>
          </table:table-cell>
          <table:table-cell table:number-columns-repeated="2" office:value-type="float" office:value="2.35">
            <text:p>2.35</text:p>
          </table:table-cell>
          <table:table-cell office:value-type="float" office:value="0.0191489361702129">
            <text:p>0.0191489362</text:p>
          </table:table-cell>
          <table:table-cell office:value-type="float" office:value="0.0490507592103822">
            <text:p>0.0490507592</text:p>
          </table:table-cell>
          <table:table-cell table:formula="of:=IF([.G295]&gt;0;1;0)" office:value-type="float" office:value="1">
            <text:p>1</text:p>
          </table:table-cell>
          <table:table-cell table:formula="of:=IF([.I294]&gt;=0;IF([.H295]=1;[.I294]+([.F295]*[.J295])-20;[.I294]);0)" office:value-type="float" office:value="4570928513.43983">
            <text:p>4570928513.43983</text:p>
          </table:table-cell>
          <table:table-cell table:formula="of:=IF([.I294]&gt;1000;[.I294]*0.5;1000)" office:value-type="float" office:value="2263789684.633">
            <text:p>2263789684.633</text:p>
          </table:table-cell>
          <table:table-cell table:number-columns-repeated="2"/>
        </table:table-row>
        <table:table-row table:style-name="ro1">
          <table:table-cell office:value-type="string">
            <text:p>ADXS</text:p>
          </table:table-cell>
          <table:table-cell office:value-type="float" office:value="0.00785714285714286">
            <text:p>0.0078571429</text:p>
          </table:table-cell>
          <table:table-cell office:value-type="string">
            <text:p>2013-02-15 00:00:00</text:p>
          </table:table-cell>
          <table:table-cell office:value-type="float" office:value="0.0975">
            <text:p>0.0975</text:p>
          </table:table-cell>
          <table:table-cell office:value-type="float" office:value="12.4090909090909">
            <text:p>12.4090909091</text:p>
          </table:table-cell>
          <table:table-cell office:value-type="float" office:value="0.110153846153846">
            <text:p>0.1101538462</text:p>
          </table:table-cell>
          <table:table-cell office:value-type="float" office:value="0.0687323640200578">
            <text:p>0.068732364</text:p>
          </table:table-cell>
          <table:table-cell table:formula="of:=IF([.G296]&gt;0;1;0)" office:value-type="float" office:value="1">
            <text:p>1</text:p>
          </table:table-cell>
          <table:table-cell table:formula="of:=IF([.I295]&gt;=0;IF([.H296]=1;[.I295]+([.F296]*[.J296])-20;[.I295]);0)" office:value-type="float" office:value="4822681171.56467">
            <text:p>4822681171.56467</text:p>
          </table:table-cell>
          <table:table-cell table:formula="of:=IF([.I295]&gt;1000;[.I295]*0.5;1000)" office:value-type="float" office:value="2285464256.71991">
            <text:p>2285464256.71991</text:p>
          </table:table-cell>
          <table:table-cell table:number-columns-repeated="2"/>
        </table:table-row>
        <table:table-row table:style-name="ro1">
          <table:table-cell office:value-type="string">
            <text:p>CPAH</text:p>
          </table:table-cell>
          <table:table-cell office:value-type="float" office:value="1">
            <text:p>1</text:p>
          </table:table-cell>
          <table:table-cell office:value-type="string">
            <text:p>2013-02-18 00:00:00</text:p>
          </table:table-cell>
          <table:table-cell table:number-columns-repeated="2" office:value-type="float" office:value="2">
            <text:p>2</text:p>
          </table:table-cell>
          <table:table-cell office:value-type="float" office:value="0.0187499999999998">
            <text:p>0.01875</text:p>
          </table:table-cell>
          <table:table-cell office:value-type="float" office:value="0.0182654440325001">
            <text:p>0.018265444</text:p>
          </table:table-cell>
          <table:table-cell table:formula="of:=IF([.G297]&gt;0;1;0)" office:value-type="float" office:value="1">
            <text:p>1</text:p>
          </table:table-cell>
          <table:table-cell table:formula="of:=IF([.I296]&gt;=0;IF([.H297]=1;[.I296]+([.F297]*[.J297])-20;[.I296]);0)" office:value-type="float" office:value="4867893787.54809">
            <text:p>4867893787.54809</text:p>
          </table:table-cell>
          <table:table-cell table:formula="of:=IF([.I296]&gt;1000;[.I296]*0.5;1000)" office:value-type="float" office:value="2411340585.78233">
            <text:p>2411340585.78233</text:p>
          </table:table-cell>
          <table:table-cell table:number-columns-repeated="2"/>
        </table:table-row>
        <table:table-row table:style-name="ro1">
          <table:table-cell office:value-type="string">
            <text:p>BKYI</text:p>
          </table:table-cell>
          <table:table-cell office:value-type="float" office:value="1">
            <text:p>1</text:p>
          </table:table-cell>
          <table:table-cell office:value-type="string">
            <text:p>2013-02-19 00:00:0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375">
            <text:p>0.375</text:p>
          </table:table-cell>
          <table:table-cell office:value-type="float" office:value="0.153694576671218">
            <text:p>0.1536945767</text:p>
          </table:table-cell>
          <table:table-cell table:formula="of:=IF([.G298]&gt;0;1;0)" office:value-type="float" office:value="1">
            <text:p>1</text:p>
          </table:table-cell>
          <table:table-cell table:formula="of:=IF([.I297]&gt;=0;IF([.H298]=1;[.I297]+([.F298]*[.J298])-20;[.I297]);0)" office:value-type="float" office:value="5780623852.71335">
            <text:p>5780623852.71335</text:p>
          </table:table-cell>
          <table:table-cell table:formula="of:=IF([.I297]&gt;1000;[.I297]*0.5;1000)" office:value-type="float" office:value="2433946893.77404">
            <text:p>2433946893.77404</text:p>
          </table:table-cell>
          <table:table-cell table:number-columns-repeated="2"/>
        </table:table-row>
        <table:table-row table:style-name="ro1">
          <table:table-cell office:value-type="string">
            <text:p>NUIN</text:p>
          </table:table-cell>
          <table:table-cell office:value-type="float" office:value="1">
            <text:p>1</text:p>
          </table:table-cell>
          <table:table-cell office:value-type="string">
            <text:p>2013-02-20 00:00:00</text:p>
          </table:table-cell>
          <table:table-cell table:number-columns-repeated="2" office:value-type="float" office:value="0.815">
            <text:p>0.815</text:p>
          </table:table-cell>
          <table:table-cell office:value-type="float" office:value="-0.00613496932515334">
            <text:p>-0.0061349693</text:p>
          </table:table-cell>
          <table:table-cell office:value-type="float" office:value="0.125900121153567">
            <text:p>0.1259001212</text:p>
          </table:table-cell>
          <table:table-cell table:formula="of:=IF([.G299]&gt;0;1;0)" office:value-type="float" office:value="1">
            <text:p>1</text:p>
          </table:table-cell>
          <table:table-cell table:formula="of:=IF([.I298]&gt;=0;IF([.H299]=1;[.I298]+([.F299]*[.J299])-20;[.I298]);0)" office:value-type="float" office:value="5762891857.70503">
            <text:p>5762891857.70503</text:p>
          </table:table-cell>
          <table:table-cell table:formula="of:=IF([.I298]&gt;1000;[.I298]*0.5;1000)" office:value-type="float" office:value="2890311926.35668">
            <text:p>2890311926.35668</text:p>
          </table:table-cell>
          <table:table-cell table:number-columns-repeated="2"/>
        </table:table-row>
        <table:table-row table:style-name="ro1">
          <table:table-cell office:value-type="string">
            <text:p>BKYI</text:p>
          </table:table-cell>
          <table:table-cell office:value-type="float" office:value="1">
            <text:p>1</text:p>
          </table:table-cell>
          <table:table-cell office:value-type="string">
            <text:p>2013-02-21 00:00:00</text:p>
          </table:table-cell>
          <table:table-cell table:number-columns-repeated="2" office:value-type="float" office:value="0.1025">
            <text:p>0.1025</text:p>
          </table:table-cell>
          <table:table-cell office:value-type="float" office:value="-0.024390243902439">
            <text:p>-0.0243902439</text:p>
          </table:table-cell>
          <table:table-cell office:value-type="float" office:value="0.215643443866252">
            <text:p>0.2156434439</text:p>
          </table:table-cell>
          <table:table-cell table:formula="of:=IF([.G300]&gt;0;1;0)" office:value-type="float" office:value="1">
            <text:p>1</text:p>
          </table:table-cell>
          <table:table-cell table:formula="of:=IF([.I299]&gt;=0;IF([.H300]=1;[.I299]+([.F300]*[.J300])-20;[.I299]);0)" office:value-type="float" office:value="5692612668.70863">
            <text:p>5692612668.70863</text:p>
          </table:table-cell>
          <table:table-cell table:formula="of:=IF([.I299]&gt;1000;[.I299]*0.5;1000)" office:value-type="float" office:value="2881445928.85251">
            <text:p>2881445928.85251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3-02-22 00:00:00</text:p>
          </table:table-cell>
          <table:table-cell table:number-columns-repeated="2" office:value-type="float" office:value="0.0725">
            <text:p>0.0725</text:p>
          </table:table-cell>
          <table:table-cell office:value-type="float" office:value="-0.103448275862069">
            <text:p>-0.1034482759</text:p>
          </table:table-cell>
          <table:table-cell office:value-type="float" office:value="0.162030432747684">
            <text:p>0.1620304327</text:p>
          </table:table-cell>
          <table:table-cell table:formula="of:=IF([.G301]&gt;0;1;0)" office:value-type="float" office:value="1">
            <text:p>1</text:p>
          </table:table-cell>
          <table:table-cell table:formula="of:=IF([.I300]&gt;=0;IF([.H301]=1;[.I300]+([.F301]*[.J301])-20;[.I300]);0)" office:value-type="float" office:value="5398167165.84439">
            <text:p>5398167165.84439</text:p>
          </table:table-cell>
          <table:table-cell table:formula="of:=IF([.I300]&gt;1000;[.I300]*0.5;1000)" office:value-type="float" office:value="2846306334.35431">
            <text:p>2846306334.35431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3-02-25 00:00:00</text:p>
          </table:table-cell>
          <table:table-cell table:number-columns-repeated="2" office:value-type="float" office:value="0.065">
            <text:p>0.065</text:p>
          </table:table-cell>
          <table:table-cell office:value-type="float" office:value="-0.076923076923077">
            <text:p>-0.0769230769</text:p>
          </table:table-cell>
          <table:table-cell office:value-type="float" office:value="0.0394790822778986">
            <text:p>0.0394790823</text:p>
          </table:table-cell>
          <table:table-cell table:formula="of:=IF([.G302]&gt;0;1;0)" office:value-type="float" office:value="1">
            <text:p>1</text:p>
          </table:table-cell>
          <table:table-cell table:formula="of:=IF([.I301]&gt;=0;IF([.H302]=1;[.I301]+([.F302]*[.J302])-20;[.I301]);0)" office:value-type="float" office:value="5190545331.77345">
            <text:p>5190545331.77345</text:p>
          </table:table-cell>
          <table:table-cell table:formula="of:=IF([.I301]&gt;1000;[.I301]*0.5;1000)" office:value-type="float" office:value="2699083582.92219">
            <text:p>2699083582.92219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3-02-26 00:00:00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66666666666667">
            <text:p>0.1666666667</text:p>
          </table:table-cell>
          <table:table-cell office:value-type="float" office:value="0.0816420379084803">
            <text:p>0.0816420379</text:p>
          </table:table-cell>
          <table:table-cell table:formula="of:=IF([.G303]&gt;0;1;0)" office:value-type="float" office:value="1">
            <text:p>1</text:p>
          </table:table-cell>
          <table:table-cell table:formula="of:=IF([.I302]&gt;=0;IF([.H303]=1;[.I302]+([.F303]*[.J303])-20;[.I302]);0)" office:value-type="float" office:value="5623090756.0879">
            <text:p>5623090756.0879</text:p>
          </table:table-cell>
          <table:table-cell table:formula="of:=IF([.I302]&gt;1000;[.I302]*0.5;1000)" office:value-type="float" office:value="2595272665.88672">
            <text:p>2595272665.88672</text:p>
          </table:table-cell>
          <table:table-cell table:number-columns-repeated="2"/>
        </table:table-row>
        <table:table-row table:style-name="ro1">
          <table:table-cell office:value-type="string">
            <text:p>ABAT</text:p>
          </table:table-cell>
          <table:table-cell office:value-type="float" office:value="1">
            <text:p>1</text:p>
          </table:table-cell>
          <table:table-cell office:value-type="string">
            <text:p>2013-02-27 00:00:00</text:p>
          </table:table-cell>
          <table:table-cell table:number-columns-repeated="2" office:value-type="float" office:value="0.1875">
            <text:p>0.1875</text:p>
          </table:table-cell>
          <table:table-cell office:value-type="float" office:value="0.36">
            <text:p>0.36</text:p>
          </table:table-cell>
          <table:table-cell office:value-type="float" office:value="0.131458384107039">
            <text:p>0.1314583841</text:p>
          </table:table-cell>
          <table:table-cell table:formula="of:=IF([.G304]&gt;0;1;0)" office:value-type="float" office:value="1">
            <text:p>1</text:p>
          </table:table-cell>
          <table:table-cell table:formula="of:=IF([.I303]&gt;=0;IF([.H304]=1;[.I303]+([.F304]*[.J304])-20;[.I303]);0)" office:value-type="float" office:value="6635247072.18373">
            <text:p>6635247072.18373</text:p>
          </table:table-cell>
          <table:table-cell table:formula="of:=IF([.I303]&gt;1000;[.I303]*0.5;1000)" office:value-type="float" office:value="2811545378.04395">
            <text:p>2811545378.04395</text:p>
          </table:table-cell>
          <table:table-cell table:number-columns-repeated="2"/>
        </table:table-row>
        <table:table-row table:style-name="ro1">
          <table:table-cell office:value-type="string">
            <text:p>CBMX</text:p>
          </table:table-cell>
          <table:table-cell office:value-type="float" office:value="1">
            <text:p>1</text:p>
          </table:table-cell>
          <table:table-cell office:value-type="string">
            <text:p>2013-02-28 00:00:00</text:p>
          </table:table-cell>
          <table:table-cell table:number-columns-repeated="2" office:value-type="float" office:value="3.6875">
            <text:p>3.6875</text:p>
          </table:table-cell>
          <table:table-cell office:value-type="float" office:value="-0.0528813559322033">
            <text:p>-0.0528813559</text:p>
          </table:table-cell>
          <table:table-cell office:value-type="float" office:value="0.124660348298466">
            <text:p>0.1246603483</text:p>
          </table:table-cell>
          <table:table-cell table:formula="of:=IF([.G305]&gt;0;1;0)" office:value-type="float" office:value="1">
            <text:p>1</text:p>
          </table:table-cell>
          <table:table-cell table:formula="of:=IF([.I304]&gt;=0;IF([.H305]=1;[.I304]+([.F305]*[.J305])-20;[.I304]);0)" office:value-type="float" office:value="6459806621.1226">
            <text:p>6459806621.1226</text:p>
          </table:table-cell>
          <table:table-cell table:formula="of:=IF([.I304]&gt;1000;[.I304]*0.5;1000)" office:value-type="float" office:value="3317623536.09186">
            <text:p>3317623536.09186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3-03-01 00:00:00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161570697990308">
            <text:p>0.161570698</text:p>
          </table:table-cell>
          <table:table-cell table:formula="of:=IF([.G306]&gt;0;1;0)" office:value-type="float" office:value="1">
            <text:p>1</text:p>
          </table:table-cell>
          <table:table-cell table:formula="of:=IF([.I305]&gt;=0;IF([.H306]=1;[.I305]+([.F306]*[.J306])-20;[.I305]);0)" office:value-type="float" office:value="6459806601.1226">
            <text:p>6459806601.1226</text:p>
          </table:table-cell>
          <table:table-cell table:formula="of:=IF([.I305]&gt;1000;[.I305]*0.5;1000)" office:value-type="float" office:value="3229903310.5613">
            <text:p>3229903310.5613</text:p>
          </table:table-cell>
          <table:table-cell table:number-columns-repeated="2"/>
        </table:table-row>
        <table:table-row table:style-name="ro1">
          <table:table-cell office:value-type="string">
            <text:p>CBMX</text:p>
          </table:table-cell>
          <table:table-cell office:value-type="float" office:value="1">
            <text:p>1</text:p>
          </table:table-cell>
          <table:table-cell office:value-type="string">
            <text:p>2013-03-04 00:00:00</text:p>
          </table:table-cell>
          <table:table-cell table:number-columns-repeated="2" office:value-type="float" office:value="3.23">
            <text:p>3.23</text:p>
          </table:table-cell>
          <table:table-cell office:value-type="float" office:value="0.00851393188854521">
            <text:p>0.0085139319</text:p>
          </table:table-cell>
          <table:table-cell office:value-type="float" office:value="0.10325734910194">
            <text:p>0.1032573491</text:p>
          </table:table-cell>
          <table:table-cell table:formula="of:=IF([.G307]&gt;0;1;0)" office:value-type="float" office:value="1">
            <text:p>1</text:p>
          </table:table-cell>
          <table:table-cell table:formula="of:=IF([.I306]&gt;=0;IF([.H307]=1;[.I306]+([.F307]*[.J307])-20;[.I306]);0)" office:value-type="float" office:value="6487305757.83017">
            <text:p>6487305757.83017</text:p>
          </table:table-cell>
          <table:table-cell table:formula="of:=IF([.I306]&gt;1000;[.I306]*0.5;1000)" office:value-type="float" office:value="3229903300.5613">
            <text:p>3229903300.5613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3-03-05 00:00:00</text:p>
          </table:table-cell>
          <table:table-cell table:number-columns-repeated="2" office:value-type="float" office:value="0.26">
            <text:p>0.26</text:p>
          </table:table-cell>
          <table:table-cell office:value-type="float" office:value="0">
            <text:p>0</text:p>
          </table:table-cell>
          <table:table-cell office:value-type="float" office:value="0.131975220330379">
            <text:p>0.1319752203</text:p>
          </table:table-cell>
          <table:table-cell table:formula="of:=IF([.G308]&gt;0;1;0)" office:value-type="float" office:value="1">
            <text:p>1</text:p>
          </table:table-cell>
          <table:table-cell table:formula="of:=IF([.I307]&gt;=0;IF([.H308]=1;[.I307]+([.F308]*[.J308])-20;[.I307]);0)" office:value-type="float" office:value="6487305737.83017">
            <text:p>6487305737.83017</text:p>
          </table:table-cell>
          <table:table-cell table:formula="of:=IF([.I307]&gt;1000;[.I307]*0.5;1000)" office:value-type="float" office:value="3243652878.91508">
            <text:p>3243652878.91508</text:p>
          </table:table-cell>
          <table:table-cell table:number-columns-repeated="2"/>
        </table:table-row>
        <table:table-row table:style-name="ro1">
          <table:table-cell office:value-type="string">
            <text:p>AOLS</text:p>
          </table:table-cell>
          <table:table-cell office:value-type="float" office:value="1">
            <text:p>1</text:p>
          </table:table-cell>
          <table:table-cell office:value-type="string">
            <text:p>2013-03-06 00:00:00</text:p>
          </table:table-cell>
          <table:table-cell table:number-columns-repeated="2" office:value-type="float" office:value="0.3125">
            <text:p>0.3125</text:p>
          </table:table-cell>
          <table:table-cell office:value-type="float" office:value="0.24">
            <text:p>0.24</text:p>
          </table:table-cell>
          <table:table-cell office:value-type="float" office:value="0.14427172956232">
            <text:p>0.1442717296</text:p>
          </table:table-cell>
          <table:table-cell table:formula="of:=IF([.G309]&gt;0;1;0)" office:value-type="float" office:value="1">
            <text:p>1</text:p>
          </table:table-cell>
          <table:table-cell table:formula="of:=IF([.I308]&gt;=0;IF([.H309]=1;[.I308]+([.F309]*[.J309])-20;[.I308]);0)" office:value-type="float" office:value="7265782406.36979">
            <text:p>7265782406.36979</text:p>
          </table:table-cell>
          <table:table-cell table:formula="of:=IF([.I308]&gt;1000;[.I308]*0.5;1000)" office:value-type="float" office:value="3243652868.91508">
            <text:p>3243652868.91508</text:p>
          </table:table-cell>
          <table:table-cell table:number-columns-repeated="2"/>
        </table:table-row>
        <table:table-row table:style-name="ro1">
          <table:table-cell office:value-type="string">
            <text:p>ABAT</text:p>
          </table:table-cell>
          <table:table-cell office:value-type="float" office:value="1">
            <text:p>1</text:p>
          </table:table-cell>
          <table:table-cell office:value-type="string">
            <text:p>2013-03-07 00:00:00</text:p>
          </table:table-cell>
          <table:table-cell table:number-columns-repeated="2" office:value-type="float" office:value="0.225">
            <text:p>0.225</text:p>
          </table:table-cell>
          <table:table-cell office:value-type="float" office:value="-0.0111111111111111">
            <text:p>-0.0111111111</text:p>
          </table:table-cell>
          <table:table-cell office:value-type="float" office:value="0.109164017189423">
            <text:p>0.1091640172</text:p>
          </table:table-cell>
          <table:table-cell table:formula="of:=IF([.G310]&gt;0;1;0)" office:value-type="float" office:value="1">
            <text:p>1</text:p>
          </table:table-cell>
          <table:table-cell table:formula="of:=IF([.I309]&gt;=0;IF([.H310]=1;[.I309]+([.F310]*[.J310])-20;[.I309]);0)" office:value-type="float" office:value="7225416928.55662">
            <text:p>7225416928.55662</text:p>
          </table:table-cell>
          <table:table-cell table:formula="of:=IF([.I309]&gt;1000;[.I309]*0.5;1000)" office:value-type="float" office:value="3632891203.18489">
            <text:p>3632891203.18489</text:p>
          </table:table-cell>
          <table:table-cell table:number-columns-repeated="2"/>
        </table:table-row>
        <table:table-row table:style-name="ro1">
          <table:table-cell office:value-type="string">
            <text:p>AOLS</text:p>
          </table:table-cell>
          <table:table-cell office:value-type="float" office:value="1">
            <text:p>1</text:p>
          </table:table-cell>
          <table:table-cell office:value-type="string">
            <text:p>2013-03-08 00:00:00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1">
            <text:p>0.1</text:p>
          </table:table-cell>
          <table:table-cell office:value-type="float" office:value="0.0686382342161956">
            <text:p>0.0686382342</text:p>
          </table:table-cell>
          <table:table-cell table:formula="of:=IF([.G311]&gt;0;1;0)" office:value-type="float" office:value="1">
            <text:p>1</text:p>
          </table:table-cell>
          <table:table-cell table:formula="of:=IF([.I310]&gt;=0;IF([.H311]=1;[.I310]+([.F311]*[.J311])-20;[.I310]);0)" office:value-type="float" office:value="7586687754.98445">
            <text:p>7586687754.98445</text:p>
          </table:table-cell>
          <table:table-cell table:formula="of:=IF([.I310]&gt;1000;[.I310]*0.5;1000)" office:value-type="float" office:value="3612708464.27831">
            <text:p>3612708464.27831</text:p>
          </table:table-cell>
          <table:table-cell table:number-columns-repeated="2"/>
        </table:table-row>
        <table:table-row table:style-name="ro1">
          <table:table-cell office:value-type="string">
            <text:p>PRPH</text:p>
          </table:table-cell>
          <table:table-cell office:value-type="float" office:value="1">
            <text:p>1</text:p>
          </table:table-cell>
          <table:table-cell office:value-type="string">
            <text:p>2013-03-11 00:00:00</text:p>
          </table:table-cell>
          <table:table-cell table:number-columns-repeated="2" office:value-type="float" office:value="1.795">
            <text:p>1.795</text:p>
          </table:table-cell>
          <table:table-cell office:value-type="float" office:value="-0.0278551532033426">
            <text:p>-0.0278551532</text:p>
          </table:table-cell>
          <table:table-cell office:value-type="float" office:value="0.0445000666983665">
            <text:p>0.0445000667</text:p>
          </table:table-cell>
          <table:table-cell table:formula="of:=IF([.G312]&gt;0;1;0)" office:value-type="float" office:value="1">
            <text:p>1</text:p>
          </table:table-cell>
          <table:table-cell table:formula="of:=IF([.I311]&gt;=0;IF([.H312]=1;[.I311]+([.F312]*[.J312])-20;[.I311]);0)" office:value-type="float" office:value="7481023560.12394">
            <text:p>7481023560.12394</text:p>
          </table:table-cell>
          <table:table-cell table:formula="of:=IF([.I311]&gt;1000;[.I311]*0.5;1000)" office:value-type="float" office:value="3793343877.49223">
            <text:p>3793343877.49223</text:p>
          </table:table-cell>
          <table:table-cell table:number-columns-repeated="2"/>
        </table:table-row>
        <table:table-row table:style-name="ro1">
          <table:table-cell office:value-type="string">
            <text:p>TISA</text:p>
          </table:table-cell>
          <table:table-cell office:value-type="float" office:value="1">
            <text:p>1</text:p>
          </table:table-cell>
          <table:table-cell office:value-type="string">
            <text:p>2013-03-12 00:00:00</text:p>
          </table:table-cell>
          <table:table-cell table:number-columns-repeated="2" office:value-type="float" office:value="3.63">
            <text:p>3.63</text:p>
          </table:table-cell>
          <table:table-cell office:value-type="float" office:value="-0.018595041322314">
            <text:p>-0.0185950413</text:p>
          </table:table-cell>
          <table:table-cell office:value-type="float" office:value="0.0613748349705423">
            <text:p>0.061374835</text:p>
          </table:table-cell>
          <table:table-cell table:formula="of:=IF([.G313]&gt;0;1;0)" office:value-type="float" office:value="1">
            <text:p>1</text:p>
          </table:table-cell>
          <table:table-cell table:formula="of:=IF([.I312]&gt;=0;IF([.H313]=1;[.I312]+([.F313]*[.J313])-20;[.I312]);0)" office:value-type="float" office:value="7411468569.00709">
            <text:p>7411468569.00709</text:p>
          </table:table-cell>
          <table:table-cell table:formula="of:=IF([.I312]&gt;1000;[.I312]*0.5;1000)" office:value-type="float" office:value="3740511780.06197">
            <text:p>3740511780.06197</text:p>
          </table:table-cell>
          <table:table-cell table:number-columns-repeated="2"/>
        </table:table-row>
        <table:table-row table:style-name="ro1">
          <table:table-cell office:value-type="string">
            <text:p>SNGX</text:p>
          </table:table-cell>
          <table:table-cell office:value-type="float" office:value="1">
            <text:p>1</text:p>
          </table:table-cell>
          <table:table-cell office:value-type="string">
            <text:p>2013-03-13 00:00:00</text:p>
          </table:table-cell>
          <table:table-cell table:number-columns-repeated="2" office:value-type="float" office:value="1.1925">
            <text:p>1.1925</text:p>
          </table:table-cell>
          <table:table-cell office:value-type="float" office:value="0.125786163522013">
            <text:p>0.1257861635</text:p>
          </table:table-cell>
          <table:table-cell office:value-type="float" office:value="0.0458367804568053">
            <text:p>0.0458367805</text:p>
          </table:table-cell>
          <table:table-cell table:formula="of:=IF([.G314]&gt;0;1;0)" office:value-type="float" office:value="1">
            <text:p>1</text:p>
          </table:table-cell>
          <table:table-cell table:formula="of:=IF([.I313]&gt;=0;IF([.H314]=1;[.I313]+([.F314]*[.J314])-20;[.I313]);0)" office:value-type="float" office:value="7877598647.68678">
            <text:p>7877598647.68678</text:p>
          </table:table-cell>
          <table:table-cell table:formula="of:=IF([.I313]&gt;1000;[.I313]*0.5;1000)" office:value-type="float" office:value="3705734284.50354">
            <text:p>3705734284.50354</text:p>
          </table:table-cell>
          <table:table-cell table:number-columns-repeated="2"/>
        </table:table-row>
        <table:table-row table:style-name="ro1">
          <table:table-cell office:value-type="string">
            <text:p>BKYI</text:p>
          </table:table-cell>
          <table:table-cell office:value-type="float" office:value="1">
            <text:p>1</text:p>
          </table:table-cell>
          <table:table-cell office:value-type="string">
            <text:p>2013-03-14 00:00:00</text:p>
          </table:table-cell>
          <table:table-cell table:number-columns-repeated="2" office:value-type="float" office:value="0.165">
            <text:p>0.165</text:p>
          </table:table-cell>
          <table:table-cell office:value-type="float" office:value="0.0606060606060606">
            <text:p>0.0606060606</text:p>
          </table:table-cell>
          <table:table-cell office:value-type="float" office:value="0.113728474499632">
            <text:p>0.1137284745</text:p>
          </table:table-cell>
          <table:table-cell table:formula="of:=IF([.G315]&gt;0;1;0)" office:value-type="float" office:value="1">
            <text:p>1</text:p>
          </table:table-cell>
          <table:table-cell table:formula="of:=IF([.I314]&gt;=0;IF([.H315]=1;[.I314]+([.F315]*[.J315])-20;[.I314]);0)" office:value-type="float" office:value="8116313738.22274">
            <text:p>8116313738.22274</text:p>
          </table:table-cell>
          <table:table-cell table:formula="of:=IF([.I314]&gt;1000;[.I314]*0.5;1000)" office:value-type="float" office:value="3938799323.84339">
            <text:p>3938799323.84339</text:p>
          </table:table-cell>
          <table:table-cell table:number-columns-repeated="2"/>
        </table:table-row>
        <table:table-row table:style-name="ro1">
          <table:table-cell office:value-type="string">
            <text:p>STPFQ</text:p>
          </table:table-cell>
          <table:table-cell office:value-type="float" office:value="1">
            <text:p>1</text:p>
          </table:table-cell>
          <table:table-cell office:value-type="string">
            <text:p>2013-03-15 00:00:00</text:p>
          </table:table-cell>
          <table:table-cell table:number-columns-repeated="2" office:value-type="float" office:value="0.665">
            <text:p>0.665</text:p>
          </table:table-cell>
          <table:table-cell office:value-type="float" office:value="0.0300751879699248">
            <text:p>0.030075188</text:p>
          </table:table-cell>
          <table:table-cell office:value-type="float" office:value="0.34796074049697">
            <text:p>0.3479607405</text:p>
          </table:table-cell>
          <table:table-cell table:formula="of:=IF([.G316]&gt;0;1;0)" office:value-type="float" office:value="1">
            <text:p>1</text:p>
          </table:table-cell>
          <table:table-cell table:formula="of:=IF([.I315]&gt;=0;IF([.H316]=1;[.I315]+([.F316]*[.J316])-20;[.I315]);0)" office:value-type="float" office:value="8238363548.87271">
            <text:p>8238363548.87271</text:p>
          </table:table-cell>
          <table:table-cell table:formula="of:=IF([.I315]&gt;1000;[.I315]*0.5;1000)" office:value-type="float" office:value="4058156869.11137">
            <text:p>4058156869.11137</text:p>
          </table:table-cell>
          <table:table-cell table:number-columns-repeated="2"/>
        </table:table-row>
        <table:table-row table:style-name="ro1">
          <table:table-cell office:value-type="string">
            <text:p>CDXS</text:p>
          </table:table-cell>
          <table:table-cell office:value-type="float" office:value="1">
            <text:p>1</text:p>
          </table:table-cell>
          <table:table-cell office:value-type="string">
            <text:p>2013-03-18 00:00:00</text:p>
          </table:table-cell>
          <table:table-cell table:number-columns-repeated="2" office:value-type="float" office:value="2.4775">
            <text:p>2.4775</text:p>
          </table:table-cell>
          <table:table-cell office:value-type="float" office:value="0.0343087790110998">
            <text:p>0.034308779</text:p>
          </table:table-cell>
          <table:table-cell office:value-type="float" office:value="0.362094985544299">
            <text:p>0.3620949855</text:p>
          </table:table-cell>
          <table:table-cell table:formula="of:=IF([.G317]&gt;0;1;0)" office:value-type="float" office:value="1">
            <text:p>1</text:p>
          </table:table-cell>
          <table:table-cell table:formula="of:=IF([.I316]&gt;=0;IF([.H317]=1;[.I316]+([.F317]*[.J317])-20;[.I316]);0)" office:value-type="float" office:value="8379687626.0784">
            <text:p>8379687626.0784</text:p>
          </table:table-cell>
          <table:table-cell table:formula="of:=IF([.I316]&gt;1000;[.I316]*0.5;1000)" office:value-type="float" office:value="4119181774.43636">
            <text:p>4119181774.43636</text:p>
          </table:table-cell>
          <table:table-cell table:number-columns-repeated="2"/>
        </table:table-row>
        <table:table-row table:style-name="ro1">
          <table:table-cell office:value-type="string">
            <text:p>GPCM</text:p>
          </table:table-cell>
          <table:table-cell office:value-type="float" office:value="1">
            <text:p>1</text:p>
          </table:table-cell>
          <table:table-cell office:value-type="string">
            <text:p>2013-03-19 00:00:00</text:p>
          </table:table-cell>
          <table:table-cell table:number-columns-repeated="2" office:value-type="float" office:value="0.0825">
            <text:p>0.0825</text:p>
          </table:table-cell>
          <table:table-cell office:value-type="float" office:value="0.424242424242425">
            <text:p>0.4242424242</text:p>
          </table:table-cell>
          <table:table-cell office:value-type="float" office:value="0.140936381932743">
            <text:p>0.1409363819</text:p>
          </table:table-cell>
          <table:table-cell table:formula="of:=IF([.G318]&gt;0;1;0)" office:value-type="float" office:value="1">
            <text:p>1</text:p>
          </table:table-cell>
          <table:table-cell table:formula="of:=IF([.I317]&gt;=0;IF([.H318]=1;[.I317]+([.F318]*[.J318])-20;[.I317]);0)" office:value-type="float" office:value="10157197102.5193">
            <text:p>10157197102.5193</text:p>
          </table:table-cell>
          <table:table-cell table:formula="of:=IF([.I317]&gt;1000;[.I317]*0.5;1000)" office:value-type="float" office:value="4189843813.0392">
            <text:p>4189843813.0392</text:p>
          </table:table-cell>
          <table:table-cell table:number-columns-repeated="2"/>
        </table:table-row>
        <table:table-row table:style-name="ro1">
          <table:table-cell office:value-type="string">
            <text:p>TTNP</text:p>
          </table:table-cell>
          <table:table-cell office:value-type="float" office:value="1">
            <text:p>1</text:p>
          </table:table-cell>
          <table:table-cell office:value-type="string">
            <text:p>2013-03-20 00:00:00</text:p>
          </table:table-cell>
          <table:table-cell table:number-columns-repeated="2" office:value-type="float" office:value="1.2625">
            <text:p>1.2625</text:p>
          </table:table-cell>
          <table:table-cell office:value-type="float" office:value="0.0138613861386139">
            <text:p>0.0138613861</text:p>
          </table:table-cell>
          <table:table-cell office:value-type="float" office:value="0.101854771463529">
            <text:p>0.1018547715</text:p>
          </table:table-cell>
          <table:table-cell table:formula="of:=IF([.G319]&gt;0;1;0)" office:value-type="float" office:value="1">
            <text:p>1</text:p>
          </table:table-cell>
          <table:table-cell table:formula="of:=IF([.I318]&gt;=0;IF([.H319]=1;[.I318]+([.F319]*[.J319])-20;[.I318]);0)" office:value-type="float" office:value="10227593498.0813">
            <text:p>10227593498.0813</text:p>
          </table:table-cell>
          <table:table-cell table:formula="of:=IF([.I318]&gt;1000;[.I318]*0.5;1000)" office:value-type="float" office:value="5078598551.25964">
            <text:p>5078598551.25964</text:p>
          </table:table-cell>
          <table:table-cell table:number-columns-repeated="2"/>
        </table:table-row>
        <table:table-row table:style-name="ro1">
          <table:table-cell office:value-type="string">
            <text:p>STPFQ</text:p>
          </table:table-cell>
          <table:table-cell office:value-type="float" office:value="1">
            <text:p>1</text:p>
          </table:table-cell>
          <table:table-cell office:value-type="string">
            <text:p>2013-03-21 00:00:00</text:p>
          </table:table-cell>
          <table:table-cell table:number-columns-repeated="2" office:value-type="float" office:value="0.43">
            <text:p>0.43</text:p>
          </table:table-cell>
          <table:table-cell office:value-type="float" office:value="-0.0058139534883721">
            <text:p>-0.0058139535</text:p>
          </table:table-cell>
          <table:table-cell office:value-type="float" office:value="0.302084027927007">
            <text:p>0.3020840279</text:p>
          </table:table-cell>
          <table:table-cell table:formula="of:=IF([.G320]&gt;0;1;0)" office:value-type="float" office:value="1">
            <text:p>1</text:p>
          </table:table-cell>
          <table:table-cell table:formula="of:=IF([.I319]&gt;=0;IF([.H320]=1;[.I319]+([.F320]*[.J320])-20;[.I319]);0)" office:value-type="float" office:value="10197862101.6334">
            <text:p>10197862101.6334</text:p>
          </table:table-cell>
          <table:table-cell table:formula="of:=IF([.I319]&gt;1000;[.I319]*0.5;1000)" office:value-type="float" office:value="5113796749.04064">
            <text:p>5113796749.04064</text:p>
          </table:table-cell>
          <table:table-cell table:number-columns-repeated="2"/>
        </table:table-row>
        <table:table-row table:style-name="ro1">
          <table:table-cell office:value-type="string">
            <text:p>BLRX</text:p>
          </table:table-cell>
          <table:table-cell office:value-type="float" office:value="1">
            <text:p>1</text:p>
          </table:table-cell>
          <table:table-cell office:value-type="string">
            <text:p>2013-03-22 00:00:00</text:p>
          </table:table-cell>
          <table:table-cell table:number-columns-repeated="2" office:value-type="float" office:value="1.8325">
            <text:p>1.8325</text:p>
          </table:table-cell>
          <table:table-cell office:value-type="float" office:value="-0.053206002728513">
            <text:p>-0.0532060027</text:p>
          </table:table-cell>
          <table:table-cell office:value-type="float" office:value="0.0653930339616604">
            <text:p>0.065393034</text:p>
          </table:table-cell>
          <table:table-cell table:formula="of:=IF([.G321]&gt;0;1;0)" office:value-type="float" office:value="1">
            <text:p>1</text:p>
          </table:table-cell>
          <table:table-cell table:formula="of:=IF([.I320]&gt;=0;IF([.H321]=1;[.I320]+([.F321]*[.J321])-20;[.I320]);0)" office:value-type="float" office:value="9926568342.23113">
            <text:p>9926568342.23113</text:p>
          </table:table-cell>
          <table:table-cell table:formula="of:=IF([.I320]&gt;1000;[.I320]*0.5;1000)" office:value-type="float" office:value="5098931050.81669">
            <text:p>5098931050.81669</text:p>
          </table:table-cell>
          <table:table-cell table:number-columns-repeated="2"/>
        </table:table-row>
        <table:table-row table:style-name="ro1">
          <table:table-cell office:value-type="string">
            <text:p>STPFQ</text:p>
          </table:table-cell>
          <table:table-cell office:value-type="float" office:value="1">
            <text:p>1</text:p>
          </table:table-cell>
          <table:table-cell office:value-type="string">
            <text:p>2013-03-25 00:00:00</text:p>
          </table:table-cell>
          <table:table-cell table:number-columns-repeated="2" office:value-type="float" office:value="0.425">
            <text:p>0.425</text:p>
          </table:table-cell>
          <table:table-cell office:value-type="float" office:value="0.0529411764705881">
            <text:p>0.0529411765</text:p>
          </table:table-cell>
          <table:table-cell office:value-type="float" office:value="0.0721026169692716">
            <text:p>0.072102617</text:p>
          </table:table-cell>
          <table:table-cell table:formula="of:=IF([.G322]&gt;0;1;0)" office:value-type="float" office:value="1">
            <text:p>1</text:p>
          </table:table-cell>
          <table:table-cell table:formula="of:=IF([.I321]&gt;=0;IF([.H322]=1;[.I321]+([.F322]*[.J322])-20;[.I321]);0)" office:value-type="float" office:value="10189330425.4078">
            <text:p>10189330425.4078</text:p>
          </table:table-cell>
          <table:table-cell table:formula="of:=IF([.I321]&gt;1000;[.I321]*0.5;1000)" office:value-type="float" office:value="4963284171.11556">
            <text:p>4963284171.11556</text:p>
          </table:table-cell>
          <table:table-cell table:number-columns-repeated="2"/>
        </table:table-row>
        <table:table-row table:style-name="ro1">
          <table:table-cell office:value-type="string">
            <text:p>STPFQ</text:p>
          </table:table-cell>
          <table:table-cell office:value-type="float" office:value="1">
            <text:p>1</text:p>
          </table:table-cell>
          <table:table-cell office:value-type="string">
            <text:p>2013-03-26 00:00:00</text:p>
          </table:table-cell>
          <table:table-cell table:number-columns-repeated="2" office:value-type="float" office:value="0.4475">
            <text:p>0.4475</text:p>
          </table:table-cell>
          <table:table-cell office:value-type="float" office:value="-0.0502793296089384">
            <text:p>-0.0502793296</text:p>
          </table:table-cell>
          <table:table-cell office:value-type="float" office:value="0.146828072885484">
            <text:p>0.1468280729</text:p>
          </table:table-cell>
          <table:table-cell table:formula="of:=IF([.G323]&gt;0;1;0)" office:value-type="float" office:value="1">
            <text:p>1</text:p>
          </table:table-cell>
          <table:table-cell table:formula="of:=IF([.I322]&gt;=0;IF([.H323]=1;[.I322]+([.F323]*[.J323])-20;[.I322]);0)" office:value-type="float" office:value="9933174053.9311">
            <text:p>9933174053.9311</text:p>
          </table:table-cell>
          <table:table-cell table:formula="of:=IF([.I322]&gt;1000;[.I322]*0.5;1000)" office:value-type="float" office:value="5094665212.70392">
            <text:p>5094665212.70392</text:p>
          </table:table-cell>
          <table:table-cell table:number-columns-repeated="2"/>
        </table:table-row>
        <table:table-row table:style-name="ro1">
          <table:table-cell office:value-type="string">
            <text:p>BLGO</text:p>
          </table:table-cell>
          <table:table-cell office:value-type="float" office:value="1">
            <text:p>1</text:p>
          </table:table-cell>
          <table:table-cell office:value-type="string">
            <text:p>2013-03-27 00:00:00</text:p>
          </table:table-cell>
          <table:table-cell table:number-columns-repeated="2" office:value-type="float" office:value="0.29">
            <text:p>0.29</text:p>
          </table:table-cell>
          <table:table-cell office:value-type="float" office:value="0">
            <text:p>0</text:p>
          </table:table-cell>
          <table:table-cell office:value-type="float" office:value="0.068498248002451">
            <text:p>0.068498248</text:p>
          </table:table-cell>
          <table:table-cell table:formula="of:=IF([.G324]&gt;0;1;0)" office:value-type="float" office:value="1">
            <text:p>1</text:p>
          </table:table-cell>
          <table:table-cell table:formula="of:=IF([.I323]&gt;=0;IF([.H324]=1;[.I323]+([.F324]*[.J324])-20;[.I323]);0)" office:value-type="float" office:value="9933174033.9311">
            <text:p>9933174033.9311</text:p>
          </table:table-cell>
          <table:table-cell table:formula="of:=IF([.I323]&gt;1000;[.I323]*0.5;1000)" office:value-type="float" office:value="4966587026.96555">
            <text:p>4966587026.96555</text:p>
          </table:table-cell>
          <table:table-cell table:number-columns-repeated="2"/>
        </table:table-row>
        <table:table-row table:style-name="ro1">
          <table:table-cell office:value-type="string">
            <text:p>STPFQ</text:p>
          </table:table-cell>
          <table:table-cell office:value-type="float" office:value="1">
            <text:p>1</text:p>
          </table:table-cell>
          <table:table-cell office:value-type="string">
            <text:p>2013-03-28 00:00:0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-0.10625">
            <text:p>-0.10625</text:p>
          </table:table-cell>
          <table:table-cell office:value-type="float" office:value="0.0848597185862011">
            <text:p>0.0848597186</text:p>
          </table:table-cell>
          <table:table-cell table:formula="of:=IF([.G325]&gt;0;1;0)" office:value-type="float" office:value="1">
            <text:p>1</text:p>
          </table:table-cell>
          <table:table-cell table:formula="of:=IF([.I324]&gt;=0;IF([.H325]=1;[.I324]+([.F325]*[.J325])-20;[.I324]);0)" office:value-type="float" office:value="9405474143.37851">
            <text:p>9405474143.37851</text:p>
          </table:table-cell>
          <table:table-cell table:formula="of:=IF([.I324]&gt;1000;[.I324]*0.5;1000)" office:value-type="float" office:value="4966587016.96555">
            <text:p>4966587016.96555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03-29 00:00:00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0.0661872011262589">
            <text:p>0.0661872011</text:p>
          </table:table-cell>
          <table:table-cell table:formula="of:=IF([.G326]&gt;0;1;0)" office:value-type="float" office:value="1">
            <text:p>1</text:p>
          </table:table-cell>
          <table:table-cell table:formula="of:=IF([.I325]&gt;=0;IF([.H326]=1;[.I325]+([.F326]*[.J326])-20;[.I325]);0)" office:value-type="float" office:value="9405474123.37851">
            <text:p>9405474123.37851</text:p>
          </table:table-cell>
          <table:table-cell table:formula="of:=IF([.I325]&gt;1000;[.I325]*0.5;1000)" office:value-type="float" office:value="4702737071.68925">
            <text:p>4702737071.68925</text:p>
          </table:table-cell>
          <table:table-cell table:number-columns-repeated="2"/>
        </table:table-row>
        <table:table-row table:style-name="ro1">
          <table:table-cell office:value-type="string">
            <text:p>TPI</text:p>
          </table:table-cell>
          <table:table-cell office:value-type="float" office:value="1">
            <text:p>1</text:p>
          </table:table-cell>
          <table:table-cell office:value-type="string">
            <text:p>2013-04-01 00:00:00</text:p>
          </table:table-cell>
          <table:table-cell table:number-columns-repeated="2" office:value-type="float" office:value="0.6875">
            <text:p>0.6875</text:p>
          </table:table-cell>
          <table:table-cell office:value-type="float" office:value="0.0072727272727271">
            <text:p>0.0072727273</text:p>
          </table:table-cell>
          <table:table-cell office:value-type="float" office:value="0.200348627651038">
            <text:p>0.2003486277</text:p>
          </table:table-cell>
          <table:table-cell table:formula="of:=IF([.G327]&gt;0;1;0)" office:value-type="float" office:value="1">
            <text:p>1</text:p>
          </table:table-cell>
          <table:table-cell table:formula="of:=IF([.I326]&gt;=0;IF([.H327]=1;[.I326]+([.F327]*[.J327])-20;[.I326]);0)" office:value-type="float" office:value="9439675827.46352">
            <text:p>9439675827.46352</text:p>
          </table:table-cell>
          <table:table-cell table:formula="of:=IF([.I326]&gt;1000;[.I326]*0.5;1000)" office:value-type="float" office:value="4702737061.68925">
            <text:p>4702737061.68925</text:p>
          </table:table-cell>
          <table:table-cell table:number-columns-repeated="2"/>
        </table:table-row>
        <table:table-row table:style-name="ro1">
          <table:table-cell office:value-type="string">
            <text:p>CBEH</text:p>
          </table:table-cell>
          <table:table-cell office:value-type="float" office:value="1">
            <text:p>1</text:p>
          </table:table-cell>
          <table:table-cell office:value-type="string">
            <text:p>2013-04-02 00:00:00</text:p>
          </table:table-cell>
          <table:table-cell table:number-columns-repeated="2" office:value-type="float" office:value="0.3025">
            <text:p>0.3025</text:p>
          </table:table-cell>
          <table:table-cell office:value-type="float" office:value="0.074380165289256">
            <text:p>0.0743801653</text:p>
          </table:table-cell>
          <table:table-cell office:value-type="float" office:value="0.0593586629850583">
            <text:p>0.059358663</text:p>
          </table:table-cell>
          <table:table-cell table:formula="of:=IF([.G328]&gt;0;1;0)" office:value-type="float" office:value="1">
            <text:p>1</text:p>
          </table:table-cell>
          <table:table-cell table:formula="of:=IF([.I327]&gt;=0;IF([.H328]=1;[.I327]+([.F328]*[.J328])-20;[.I327]);0)" office:value-type="float" office:value="9790738131.62539">
            <text:p>9790738131.62539</text:p>
          </table:table-cell>
          <table:table-cell table:formula="of:=IF([.I327]&gt;1000;[.I327]*0.5;1000)" office:value-type="float" office:value="4719837913.73176">
            <text:p>4719837913.73176</text:p>
          </table:table-cell>
          <table:table-cell table:number-columns-repeated="2"/>
        </table:table-row>
        <table:table-row table:style-name="ro1">
          <table:table-cell office:value-type="string">
            <text:p>CYDY</text:p>
          </table:table-cell>
          <table:table-cell office:value-type="float" office:value="1">
            <text:p>1</text:p>
          </table:table-cell>
          <table:table-cell office:value-type="string">
            <text:p>2013-04-03 00:00:00</text:p>
          </table:table-cell>
          <table:table-cell table:number-columns-repeated="2" office:value-type="float" office:value="0.7725">
            <text:p>0.7725</text:p>
          </table:table-cell>
          <table:table-cell office:value-type="float" office:value="0.0420711974110031">
            <text:p>0.0420711974</text:p>
          </table:table-cell>
          <table:table-cell office:value-type="float" office:value="0.201132708822571">
            <text:p>0.2011327088</text:p>
          </table:table-cell>
          <table:table-cell table:formula="of:=IF([.G329]&gt;0;1;0)" office:value-type="float" office:value="1">
            <text:p>1</text:p>
          </table:table-cell>
          <table:table-cell table:formula="of:=IF([.I328]&gt;=0;IF([.H329]=1;[.I328]+([.F329]*[.J329])-20;[.I328]);0)" office:value-type="float" office:value="9996692149.99291">
            <text:p>9996692149.99291</text:p>
          </table:table-cell>
          <table:table-cell table:formula="of:=IF([.I328]&gt;1000;[.I328]*0.5;1000)" office:value-type="float" office:value="4895369065.81269">
            <text:p>4895369065.81269</text:p>
          </table:table-cell>
          <table:table-cell table:number-columns-repeated="2"/>
        </table:table-row>
        <table:table-row table:style-name="ro1">
          <table:table-cell office:value-type="string">
            <text:p>XPL</text:p>
          </table:table-cell>
          <table:table-cell office:value-type="float" office:value="1">
            <text:p>1</text:p>
          </table:table-cell>
          <table:table-cell office:value-type="string">
            <text:p>2013-04-04 00:00:00</text:p>
          </table:table-cell>
          <table:table-cell table:number-columns-repeated="2" office:value-type="float" office:value="1.47">
            <text:p>1.47</text:p>
          </table:table-cell>
          <table:table-cell office:value-type="float" office:value="0.056122448979592">
            <text:p>0.056122449</text:p>
          </table:table-cell>
          <table:table-cell office:value-type="float" office:value="0.0281794832306705">
            <text:p>0.0281794832</text:p>
          </table:table-cell>
          <table:table-cell table:formula="of:=IF([.G330]&gt;0;1;0)" office:value-type="float" office:value="1">
            <text:p>1</text:p>
          </table:table-cell>
          <table:table-cell table:formula="of:=IF([.I329]&gt;=0;IF([.H330]=1;[.I329]+([.F330]*[.J330])-20;[.I329]);0)" office:value-type="float" office:value="10277211552.5692">
            <text:p>10277211552.5692</text:p>
          </table:table-cell>
          <table:table-cell table:formula="of:=IF([.I329]&gt;1000;[.I329]*0.5;1000)" office:value-type="float" office:value="4998346074.99645">
            <text:p>4998346074.99645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3-04-05 00:00:00</text:p>
          </table:table-cell>
          <table:table-cell table:number-columns-repeated="2" office:value-type="float" office:value="0.075">
            <text:p>0.075</text:p>
          </table:table-cell>
          <table:table-cell office:value-type="float" office:value="0">
            <text:p>0</text:p>
          </table:table-cell>
          <table:table-cell office:value-type="float" office:value="0.0997669528240944">
            <text:p>0.0997669528</text:p>
          </table:table-cell>
          <table:table-cell table:formula="of:=IF([.G331]&gt;0;1;0)" office:value-type="float" office:value="1">
            <text:p>1</text:p>
          </table:table-cell>
          <table:table-cell table:formula="of:=IF([.I330]&gt;=0;IF([.H331]=1;[.I330]+([.F331]*[.J331])-20;[.I330]);0)" office:value-type="float" office:value="10277211532.5692">
            <text:p>10277211532.5692</text:p>
          </table:table-cell>
          <table:table-cell table:formula="of:=IF([.I330]&gt;1000;[.I330]*0.5;1000)" office:value-type="float" office:value="5138605776.28462">
            <text:p>5138605776.28462</text:p>
          </table:table-cell>
          <table:table-cell table:number-columns-repeated="2"/>
        </table:table-row>
        <table:table-row table:style-name="ro1">
          <table:table-cell office:value-type="string">
            <text:p>DIAGF</text:p>
          </table:table-cell>
          <table:table-cell office:value-type="float" office:value="1">
            <text:p>1</text:p>
          </table:table-cell>
          <table:table-cell office:value-type="string">
            <text:p>2013-04-08 00:00:00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">
            <text:p>0</text:p>
          </table:table-cell>
          <table:table-cell office:value-type="float" office:value="0.046215009229439">
            <text:p>0.0462150092</text:p>
          </table:table-cell>
          <table:table-cell table:formula="of:=IF([.G332]&gt;0;1;0)" office:value-type="float" office:value="1">
            <text:p>1</text:p>
          </table:table-cell>
          <table:table-cell table:formula="of:=IF([.I331]&gt;=0;IF([.H332]=1;[.I331]+([.F332]*[.J332])-20;[.I331]);0)" office:value-type="float" office:value="10277211512.5692">
            <text:p>10277211512.5692</text:p>
          </table:table-cell>
          <table:table-cell table:formula="of:=IF([.I331]&gt;1000;[.I331]*0.5;1000)" office:value-type="float" office:value="5138605766.28462">
            <text:p>5138605766.28462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3-04-09 00:00:00</text:p>
          </table:table-cell>
          <table:table-cell table:number-columns-repeated="2" office:value-type="float" office:value="0.0625">
            <text:p>0.0625</text:p>
          </table:table-cell>
          <table:table-cell office:value-type="float" office:value="-0.04">
            <text:p>-0.04</text:p>
          </table:table-cell>
          <table:table-cell office:value-type="float" office:value="0.15368703887498">
            <text:p>0.1536870389</text:p>
          </table:table-cell>
          <table:table-cell table:formula="of:=IF([.G333]&gt;0;1;0)" office:value-type="float" office:value="1">
            <text:p>1</text:p>
          </table:table-cell>
          <table:table-cell table:formula="of:=IF([.I332]&gt;=0;IF([.H333]=1;[.I332]+([.F333]*[.J333])-20;[.I332]);0)" office:value-type="float" office:value="10071667262.3179">
            <text:p>10071667262.3179</text:p>
          </table:table-cell>
          <table:table-cell table:formula="of:=IF([.I332]&gt;1000;[.I332]*0.5;1000)" office:value-type="float" office:value="5138605756.28462">
            <text:p>5138605756.28462</text:p>
          </table:table-cell>
          <table:table-cell table:number-columns-repeated="2"/>
        </table:table-row>
        <table:table-row table:style-name="ro1">
          <table:table-cell office:value-type="string">
            <text:p>ABAT</text:p>
          </table:table-cell>
          <table:table-cell office:value-type="float" office:value="1">
            <text:p>1</text:p>
          </table:table-cell>
          <table:table-cell office:value-type="string">
            <text:p>2013-04-10 00:00:00</text:p>
          </table:table-cell>
          <table:table-cell table:number-columns-repeated="2" office:value-type="float" office:value="0.175">
            <text:p>0.175</text:p>
          </table:table-cell>
          <table:table-cell office:value-type="float" office:value="0.242857142857143">
            <text:p>0.2428571429</text:p>
          </table:table-cell>
          <table:table-cell office:value-type="float" office:value="0.110503203215794">
            <text:p>0.1105032032</text:p>
          </table:table-cell>
          <table:table-cell table:formula="of:=IF([.G334]&gt;0;1;0)" office:value-type="float" office:value="1">
            <text:p>1</text:p>
          </table:table-cell>
          <table:table-cell table:formula="of:=IF([.I333]&gt;=0;IF([.H334]=1;[.I333]+([.F334]*[.J334])-20;[.I333]);0)" office:value-type="float" office:value="11294655409.885">
            <text:p>11294655409.885</text:p>
          </table:table-cell>
          <table:table-cell table:formula="of:=IF([.I333]&gt;1000;[.I333]*0.5;1000)" office:value-type="float" office:value="5035833631.15893">
            <text:p>5035833631.15893</text:p>
          </table:table-cell>
          <table:table-cell table:number-columns-repeated="2"/>
        </table:table-row>
        <table:table-row table:style-name="ro1">
          <table:table-cell office:value-type="string">
            <text:p>MHCC</text:p>
          </table:table-cell>
          <table:table-cell office:value-type="float" office:value="1">
            <text:p>1</text:p>
          </table:table-cell>
          <table:table-cell office:value-type="string">
            <text:p>2013-04-11 00:00:00</text:p>
          </table:table-cell>
          <table:table-cell table:number-columns-repeated="2" office:value-type="float" office:value="0.55">
            <text:p>0.55</text:p>
          </table:table-cell>
          <table:table-cell office:value-type="float" office:value="0.181818181818182">
            <text:p>0.1818181818</text:p>
          </table:table-cell>
          <table:table-cell office:value-type="float" office:value="0.0800194785168744">
            <text:p>0.0800194785</text:p>
          </table:table-cell>
          <table:table-cell table:formula="of:=IF([.G335]&gt;0;1;0)" office:value-type="float" office:value="1">
            <text:p>1</text:p>
          </table:table-cell>
          <table:table-cell table:formula="of:=IF([.I334]&gt;=0;IF([.H335]=1;[.I334]+([.F335]*[.J335])-20;[.I334]);0)" office:value-type="float" office:value="12321442245.3291">
            <text:p>12321442245.3291</text:p>
          </table:table-cell>
          <table:table-cell table:formula="of:=IF([.I334]&gt;1000;[.I334]*0.5;1000)" office:value-type="float" office:value="5647327704.94251">
            <text:p>5647327704.94251</text:p>
          </table:table-cell>
          <table:table-cell table:number-columns-repeated="2"/>
        </table:table-row>
        <table:table-row table:style-name="ro1">
          <table:table-cell office:value-type="string">
            <text:p>ILIU</text:p>
          </table:table-cell>
          <table:table-cell office:value-type="float" office:value="1">
            <text:p>1</text:p>
          </table:table-cell>
          <table:table-cell office:value-type="string">
            <text:p>2013-04-12 00:00:00</text:p>
          </table:table-cell>
          <table:table-cell table:number-columns-repeated="2" office:value-type="float" office:value="0.435">
            <text:p>0.435</text:p>
          </table:table-cell>
          <table:table-cell office:value-type="float" office:value="0.0517241379310345">
            <text:p>0.0517241379</text:p>
          </table:table-cell>
          <table:table-cell office:value-type="float" office:value="0.0309526526506107">
            <text:p>0.0309526527</text:p>
          </table:table-cell>
          <table:table-cell table:formula="of:=IF([.G336]&gt;0;1;0)" office:value-type="float" office:value="1">
            <text:p>1</text:p>
          </table:table-cell>
          <table:table-cell table:formula="of:=IF([.I335]&gt;=0;IF([.H336]=1;[.I335]+([.F336]*[.J336])-20;[.I335]);0)" office:value-type="float" office:value="12640100214.4325">
            <text:p>12640100214.4325</text:p>
          </table:table-cell>
          <table:table-cell table:formula="of:=IF([.I335]&gt;1000;[.I335]*0.5;1000)" office:value-type="float" office:value="6160721122.66456">
            <text:p>6160721122.66456</text:p>
          </table:table-cell>
          <table:table-cell table:number-columns-repeated="2"/>
        </table:table-row>
        <table:table-row table:style-name="ro1">
          <table:table-cell office:value-type="string">
            <text:p>UNTK</text:p>
          </table:table-cell>
          <table:table-cell office:value-type="float" office:value="1">
            <text:p>1</text:p>
          </table:table-cell>
          <table:table-cell office:value-type="string">
            <text:p>2013-04-15 00:00:00</text:p>
          </table:table-cell>
          <table:table-cell table:number-columns-repeated="2" office:value-type="float" office:value="1.395">
            <text:p>1.395</text:p>
          </table:table-cell>
          <table:table-cell office:value-type="float" office:value="0.150537634408602">
            <text:p>0.1505376344</text:p>
          </table:table-cell>
          <table:table-cell office:value-type="float" office:value="0.273468912620286">
            <text:p>0.2734689126</text:p>
          </table:table-cell>
          <table:table-cell table:formula="of:=IF([.G337]&gt;0;1;0)" office:value-type="float" office:value="1">
            <text:p>1</text:p>
          </table:table-cell>
          <table:table-cell table:formula="of:=IF([.I336]&gt;=0;IF([.H337]=1;[.I336]+([.F337]*[.J337])-20;[.I336]);0)" office:value-type="float" office:value="13591505586.9166">
            <text:p>13591505586.9166</text:p>
          </table:table-cell>
          <table:table-cell table:formula="of:=IF([.I336]&gt;1000;[.I336]*0.5;1000)" office:value-type="float" office:value="6320050107.21623">
            <text:p>6320050107.21623</text:p>
          </table:table-cell>
          <table:table-cell table:number-columns-repeated="2"/>
        </table:table-row>
        <table:table-row table:style-name="ro1">
          <table:table-cell office:value-type="string">
            <text:p>UNTK</text:p>
          </table:table-cell>
          <table:table-cell office:value-type="float" office:value="1">
            <text:p>1</text:p>
          </table:table-cell>
          <table:table-cell office:value-type="string">
            <text:p>2013-04-16 00:00:00</text:p>
          </table:table-cell>
          <table:table-cell table:number-columns-repeated="2" office:value-type="float" office:value="1.605">
            <text:p>1.605</text:p>
          </table:table-cell>
          <table:table-cell office:value-type="float" office:value="-0.0934579439252335">
            <text:p>-0.0934579439</text:p>
          </table:table-cell>
          <table:table-cell office:value-type="float" office:value="0.0687516372548939">
            <text:p>0.0687516373</text:p>
          </table:table-cell>
          <table:table-cell table:formula="of:=IF([.G338]&gt;0;1;0)" office:value-type="float" office:value="1">
            <text:p>1</text:p>
          </table:table-cell>
          <table:table-cell table:formula="of:=IF([.I337]&gt;=0;IF([.H338]=1;[.I337]+([.F338]*[.J338])-20;[.I337]);0)" office:value-type="float" office:value="12956388483.4158">
            <text:p>12956388483.4158</text:p>
          </table:table-cell>
          <table:table-cell table:formula="of:=IF([.I337]&gt;1000;[.I337]*0.5;1000)" office:value-type="float" office:value="6795752793.45831">
            <text:p>6795752793.45831</text:p>
          </table:table-cell>
          <table:table-cell table:number-columns-repeated="2"/>
        </table:table-row>
        <table:table-row table:style-name="ro1">
          <table:table-cell office:value-type="string">
            <text:p>UNTK</text:p>
          </table:table-cell>
          <table:table-cell office:value-type="float" office:value="1">
            <text:p>1</text:p>
          </table:table-cell>
          <table:table-cell office:value-type="string">
            <text:p>2013-04-17 00:00:00</text:p>
          </table:table-cell>
          <table:table-cell table:number-columns-repeated="2" office:value-type="float" office:value="1.455">
            <text:p>1.455</text:p>
          </table:table-cell>
          <table:table-cell office:value-type="float" office:value="-0.0567010309278351">
            <text:p>-0.0567010309</text:p>
          </table:table-cell>
          <table:table-cell office:value-type="float" office:value="0.140146910510613">
            <text:p>0.1401469105</text:p>
          </table:table-cell>
          <table:table-cell table:formula="of:=IF([.G339]&gt;0;1;0)" office:value-type="float" office:value="1">
            <text:p>1</text:p>
          </table:table-cell>
          <table:table-cell table:formula="of:=IF([.I338]&gt;=0;IF([.H339]=1;[.I338]+([.F339]*[.J339])-20;[.I338]);0)" office:value-type="float" office:value="12589068171.3602">
            <text:p>12589068171.3602</text:p>
          </table:table-cell>
          <table:table-cell table:formula="of:=IF([.I338]&gt;1000;[.I338]*0.5;1000)" office:value-type="float" office:value="6478194241.70792">
            <text:p>6478194241.70792</text:p>
          </table:table-cell>
          <table:table-cell table:number-columns-repeated="2"/>
        </table:table-row>
        <table:table-row table:style-name="ro1">
          <table:table-cell office:value-type="string">
            <text:p>UNTK</text:p>
          </table:table-cell>
          <table:table-cell office:value-type="float" office:value="1">
            <text:p>1</text:p>
          </table:table-cell>
          <table:table-cell office:value-type="string">
            <text:p>2013-04-18 00:00:00</text:p>
          </table:table-cell>
          <table:table-cell table:number-columns-repeated="2" office:value-type="float" office:value="1.3725">
            <text:p>1.3725</text:p>
          </table:table-cell>
          <table:table-cell office:value-type="float" office:value="-0.0346083788706738">
            <text:p>-0.0346083789</text:p>
          </table:table-cell>
          <table:table-cell office:value-type="float" office:value="0.0589881047135396">
            <text:p>0.0589881047</text:p>
          </table:table-cell>
          <table:table-cell table:formula="of:=IF([.G340]&gt;0;1;0)" office:value-type="float" office:value="1">
            <text:p>1</text:p>
          </table:table-cell>
          <table:table-cell table:formula="of:=IF([.I339]&gt;=0;IF([.H340]=1;[.I339]+([.F340]*[.J340])-20;[.I339]);0)" office:value-type="float" office:value="12371224530.9087">
            <text:p>12371224530.9087</text:p>
          </table:table-cell>
          <table:table-cell table:formula="of:=IF([.I339]&gt;1000;[.I339]*0.5;1000)" office:value-type="float" office:value="6294534085.68012">
            <text:p>6294534085.68012</text:p>
          </table:table-cell>
          <table:table-cell table:number-columns-repeated="2"/>
        </table:table-row>
        <table:table-row table:style-name="ro1">
          <table:table-cell office:value-type="string">
            <text:p>UNTK</text:p>
          </table:table-cell>
          <table:table-cell office:value-type="float" office:value="1">
            <text:p>1</text:p>
          </table:table-cell>
          <table:table-cell office:value-type="string">
            <text:p>2013-04-19 00:00:00</text:p>
          </table:table-cell>
          <table:table-cell table:number-columns-repeated="2" office:value-type="float" office:value="1.325">
            <text:p>1.325</text:p>
          </table:table-cell>
          <table:table-cell office:value-type="float" office:value="-3.33066907387547E-016">
            <text:p>-3.33066907387547E-016</text:p>
          </table:table-cell>
          <table:table-cell office:value-type="float" office:value="0.104699759151914">
            <text:p>0.1046997592</text:p>
          </table:table-cell>
          <table:table-cell table:formula="of:=IF([.G341]&gt;0;1;0)" office:value-type="float" office:value="1">
            <text:p>1</text:p>
          </table:table-cell>
          <table:table-cell table:formula="of:=IF([.I340]&gt;=0;IF([.H341]=1;[.I340]+([.F341]*[.J341])-20;[.I340]);0)" office:value-type="float" office:value="12371224510.9087">
            <text:p>12371224510.9087</text:p>
          </table:table-cell>
          <table:table-cell table:formula="of:=IF([.I340]&gt;1000;[.I340]*0.5;1000)" office:value-type="float" office:value="6185612265.45433">
            <text:p>6185612265.45433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3-04-22 00:00:00</text:p>
          </table:table-cell>
          <table:table-cell table:number-columns-repeated="2" office:value-type="float" office:value="0.065">
            <text:p>0.065</text:p>
          </table:table-cell>
          <table:table-cell office:value-type="float" office:value="0.0769230769230771">
            <text:p>0.0769230769</text:p>
          </table:table-cell>
          <table:table-cell office:value-type="float" office:value="0.0407041696460545">
            <text:p>0.0407041696</text:p>
          </table:table-cell>
          <table:table-cell table:formula="of:=IF([.G342]&gt;0;1;0)" office:value-type="float" office:value="1">
            <text:p>1</text:p>
          </table:table-cell>
          <table:table-cell table:formula="of:=IF([.I341]&gt;=0;IF([.H342]=1;[.I341]+([.F342]*[.J342])-20;[.I341]);0)" office:value-type="float" office:value="12847040818.2513">
            <text:p>12847040818.2513</text:p>
          </table:table-cell>
          <table:table-cell table:formula="of:=IF([.I341]&gt;1000;[.I341]*0.5;1000)" office:value-type="float" office:value="6185612255.45433">
            <text:p>6185612255.45433</text:p>
          </table:table-cell>
          <table:table-cell table:number-columns-repeated="2"/>
        </table:table-row>
        <table:table-row table:style-name="ro1">
          <table:table-cell office:value-type="string">
            <text:p>WTT</text:p>
          </table:table-cell>
          <table:table-cell office:value-type="float" office:value="1">
            <text:p>1</text:p>
          </table:table-cell>
          <table:table-cell office:value-type="string">
            <text:p>2013-04-23 00:00:00</text:p>
          </table:table-cell>
          <table:table-cell table:number-columns-repeated="2" office:value-type="float" office:value="1.77">
            <text:p>1.77</text:p>
          </table:table-cell>
          <table:table-cell office:value-type="float" office:value="0.0254237288135593">
            <text:p>0.0254237288</text:p>
          </table:table-cell>
          <table:table-cell office:value-type="float" office:value="0.0618326219520867">
            <text:p>0.061832622</text:p>
          </table:table-cell>
          <table:table-cell table:formula="of:=IF([.G343]&gt;0;1;0)" office:value-type="float" office:value="1">
            <text:p>1</text:p>
          </table:table-cell>
          <table:table-cell table:formula="of:=IF([.I342]&gt;=0;IF([.H343]=1;[.I342]+([.F343]*[.J343])-20;[.I342]);0)" office:value-type="float" office:value="13010350639.1613">
            <text:p>13010350639.1613</text:p>
          </table:table-cell>
          <table:table-cell table:formula="of:=IF([.I342]&gt;1000;[.I342]*0.5;1000)" office:value-type="float" office:value="6423520409.12565">
            <text:p>6423520409.12565</text:p>
          </table:table-cell>
          <table:table-cell table:number-columns-repeated="2"/>
        </table:table-row>
        <table:table-row table:style-name="ro1">
          <table:table-cell office:value-type="string">
            <text:p>WAVX</text:p>
          </table:table-cell>
          <table:table-cell office:value-type="float" office:value="0.25">
            <text:p>0.25</text:p>
          </table:table-cell>
          <table:table-cell office:value-type="string">
            <text:p>2013-04-24 00:00:00</text:p>
          </table:table-cell>
          <table:table-cell office:value-type="float" office:value="0.4625">
            <text:p>0.4625</text:p>
          </table:table-cell>
          <table:table-cell office:value-type="float" office:value="1.85">
            <text:p>1.85</text:p>
          </table:table-cell>
          <table:table-cell office:value-type="float" office:value="0.027027027027027">
            <text:p>0.027027027</text:p>
          </table:table-cell>
          <table:table-cell office:value-type="float" office:value="0.0666813825438117">
            <text:p>0.0666813825</text:p>
          </table:table-cell>
          <table:table-cell table:formula="of:=IF([.G344]&gt;0;1;0)" office:value-type="float" office:value="1">
            <text:p>1</text:p>
          </table:table-cell>
          <table:table-cell table:formula="of:=IF([.I343]&gt;=0;IF([.H344]=1;[.I343]+([.F344]*[.J344])-20;[.I343]);0)" office:value-type="float" office:value="13186166168.3391">
            <text:p>13186166168.3391</text:p>
          </table:table-cell>
          <table:table-cell table:formula="of:=IF([.I343]&gt;1000;[.I343]*0.5;1000)" office:value-type="float" office:value="6505175319.58063">
            <text:p>6505175319.58063</text:p>
          </table:table-cell>
          <table:table-cell table:number-columns-repeated="2"/>
        </table:table-row>
        <table:table-row table:style-name="ro1">
          <table:table-cell office:value-type="string">
            <text:p>UNTK</text:p>
          </table:table-cell>
          <table:table-cell office:value-type="float" office:value="1">
            <text:p>1</text:p>
          </table:table-cell>
          <table:table-cell office:value-type="string">
            <text:p>2013-04-25 00:00:00</text:p>
          </table:table-cell>
          <table:table-cell table:number-columns-repeated="2" office:value-type="float" office:value="1.1975">
            <text:p>1.1975</text:p>
          </table:table-cell>
          <table:table-cell office:value-type="float" office:value="0.0167014613778707">
            <text:p>0.0167014614</text:p>
          </table:table-cell>
          <table:table-cell office:value-type="float" office:value="0.0712398189401193">
            <text:p>0.0712398189</text:p>
          </table:table-cell>
          <table:table-cell table:formula="of:=IF([.G345]&gt;0;1;0)" office:value-type="float" office:value="1">
            <text:p>1</text:p>
          </table:table-cell>
          <table:table-cell table:formula="of:=IF([.I344]&gt;=0;IF([.H345]=1;[.I344]+([.F345]*[.J345])-20;[.I344]);0)" office:value-type="float" office:value="13296280270.8305">
            <text:p>13296280270.8305</text:p>
          </table:table-cell>
          <table:table-cell table:formula="of:=IF([.I344]&gt;1000;[.I344]*0.5;1000)" office:value-type="float" office:value="6593083084.16956">
            <text:p>6593083084.16956</text:p>
          </table:table-cell>
          <table:table-cell table:number-columns-repeated="2"/>
        </table:table-row>
        <table:table-row table:style-name="ro1">
          <table:table-cell office:value-type="string">
            <text:p>IBIO</text:p>
          </table:table-cell>
          <table:table-cell office:value-type="float" office:value="1">
            <text:p>1</text:p>
          </table:table-cell>
          <table:table-cell office:value-type="string">
            <text:p>2013-04-26 00:00:00</text:p>
          </table:table-cell>
          <table:table-cell table:number-columns-repeated="2" office:value-type="float" office:value="0.4375">
            <text:p>0.4375</text:p>
          </table:table-cell>
          <table:table-cell office:value-type="float" office:value="-0.00571428571428567">
            <text:p>-0.0057142857</text:p>
          </table:table-cell>
          <table:table-cell office:value-type="float" office:value="0.244732107535188">
            <text:p>0.2447321075</text:p>
          </table:table-cell>
          <table:table-cell table:formula="of:=IF([.G346]&gt;0;1;0)" office:value-type="float" office:value="1">
            <text:p>1</text:p>
          </table:table-cell>
          <table:table-cell table:formula="of:=IF([.I345]&gt;=0;IF([.H346]=1;[.I345]+([.F346]*[.J346])-20;[.I345]);0)" office:value-type="float" office:value="13258290878.6281">
            <text:p>13258290878.6281</text:p>
          </table:table-cell>
          <table:table-cell table:formula="of:=IF([.I345]&gt;1000;[.I345]*0.5;1000)" office:value-type="float" office:value="6648140135.41524">
            <text:p>6648140135.41524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3-04-29 00:00:00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-0.0416666666666667">
            <text:p>-0.0416666667</text:p>
          </table:table-cell>
          <table:table-cell office:value-type="float" office:value="0.121607260707138">
            <text:p>0.1216072607</text:p>
          </table:table-cell>
          <table:table-cell table:formula="of:=IF([.G347]&gt;0;1;0)" office:value-type="float" office:value="1">
            <text:p>1</text:p>
          </table:table-cell>
          <table:table-cell table:formula="of:=IF([.I346]&gt;=0;IF([.H347]=1;[.I346]+([.F347]*[.J347])-20;[.I346]);0)" office:value-type="float" office:value="12982076465.3233">
            <text:p>12982076465.3233</text:p>
          </table:table-cell>
          <table:table-cell table:formula="of:=IF([.I346]&gt;1000;[.I346]*0.5;1000)" office:value-type="float" office:value="6629145439.31405">
            <text:p>6629145439.31405</text:p>
          </table:table-cell>
          <table:table-cell table:number-columns-repeated="2"/>
        </table:table-row>
        <table:table-row table:style-name="ro1">
          <table:table-cell office:value-type="string">
            <text:p>GPCM</text:p>
          </table:table-cell>
          <table:table-cell office:value-type="float" office:value="1">
            <text:p>1</text:p>
          </table:table-cell>
          <table:table-cell office:value-type="string">
            <text:p>2013-04-30 00:00:00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-0.0499999999999998">
            <text:p>-0.05</text:p>
          </table:table-cell>
          <table:table-cell office:value-type="float" office:value="0.054008064212853">
            <text:p>0.0540080642</text:p>
          </table:table-cell>
          <table:table-cell table:formula="of:=IF([.G348]&gt;0;1;0)" office:value-type="float" office:value="1">
            <text:p>1</text:p>
          </table:table-cell>
          <table:table-cell table:formula="of:=IF([.I347]&gt;=0;IF([.H348]=1;[.I347]+([.F348]*[.J348])-20;[.I347]);0)" office:value-type="float" office:value="12657524533.6903">
            <text:p>12657524533.6903</text:p>
          </table:table-cell>
          <table:table-cell table:formula="of:=IF([.I347]&gt;1000;[.I347]*0.5;1000)" office:value-type="float" office:value="6491038232.66167">
            <text:p>6491038232.66167</text:p>
          </table:table-cell>
          <table:table-cell table:number-columns-repeated="2"/>
        </table:table-row>
        <table:table-row table:style-name="ro1">
          <table:table-cell office:value-type="string">
            <text:p>TTNP</text:p>
          </table:table-cell>
          <table:table-cell office:value-type="float" office:value="1">
            <text:p>1</text:p>
          </table:table-cell>
          <table:table-cell office:value-type="string">
            <text:p>2013-05-01 00:00:00</text:p>
          </table:table-cell>
          <table:table-cell table:number-columns-repeated="2" office:value-type="float" office:value="0.41">
            <text:p>0.41</text:p>
          </table:table-cell>
          <table:table-cell office:value-type="float" office:value="0.0548780487804879">
            <text:p>0.0548780488</text:p>
          </table:table-cell>
          <table:table-cell office:value-type="float" office:value="0.229974406186329">
            <text:p>0.2299744062</text:p>
          </table:table-cell>
          <table:table-cell table:formula="of:=IF([.G349]&gt;0;1;0)" office:value-type="float" office:value="1">
            <text:p>1</text:p>
          </table:table-cell>
          <table:table-cell table:formula="of:=IF([.I348]&gt;=0;IF([.H349]=1;[.I348]+([.F349]*[.J349])-20;[.I348]);0)" office:value-type="float" office:value="13004834638.0903">
            <text:p>13004834638.0903</text:p>
          </table:table-cell>
          <table:table-cell table:formula="of:=IF([.I348]&gt;1000;[.I348]*0.5;1000)" office:value-type="float" office:value="6328762266.84513">
            <text:p>6328762266.84513</text:p>
          </table:table-cell>
          <table:table-cell table:number-columns-repeated="2"/>
        </table:table-row>
        <table:table-row table:style-name="ro1">
          <table:table-cell office:value-type="string">
            <text:p>AVEO</text:p>
          </table:table-cell>
          <table:table-cell office:value-type="float" office:value="1">
            <text:p>1</text:p>
          </table:table-cell>
          <table:table-cell office:value-type="string">
            <text:p>2013-05-02 00:00:00</text:p>
          </table:table-cell>
          <table:table-cell table:number-columns-repeated="2" office:value-type="float" office:value="2.54">
            <text:p>2.54</text:p>
          </table:table-cell>
          <table:table-cell office:value-type="float" office:value="0.0236220472440944">
            <text:p>0.0236220472</text:p>
          </table:table-cell>
          <table:table-cell office:value-type="float" office:value="0.354446199798002">
            <text:p>0.3544461998</text:p>
          </table:table-cell>
          <table:table-cell table:formula="of:=IF([.G350]&gt;0;1;0)" office:value-type="float" office:value="1">
            <text:p>1</text:p>
          </table:table-cell>
          <table:table-cell table:formula="of:=IF([.I349]&gt;=0;IF([.H350]=1;[.I349]+([.F350]*[.J350])-20;[.I349]);0)" office:value-type="float" office:value="13158435027.2016">
            <text:p>13158435027.2016</text:p>
          </table:table-cell>
          <table:table-cell table:formula="of:=IF([.I349]&gt;1000;[.I349]*0.5;1000)" office:value-type="float" office:value="6502417319.04515">
            <text:p>6502417319.04515</text:p>
          </table:table-cell>
          <table:table-cell table:number-columns-repeated="2"/>
        </table:table-row>
        <table:table-row table:style-name="ro1">
          <table:table-cell office:value-type="string">
            <text:p>TTNP</text:p>
          </table:table-cell>
          <table:table-cell office:value-type="float" office:value="1">
            <text:p>1</text:p>
          </table:table-cell>
          <table:table-cell office:value-type="string">
            <text:p>2013-05-03 00:00:00</text:p>
          </table:table-cell>
          <table:table-cell table:number-columns-repeated="2" office:value-type="float" office:value="0.44">
            <text:p>0.44</text:p>
          </table:table-cell>
          <table:table-cell office:value-type="float" office:value="0.153409090909091">
            <text:p>0.1534090909</text:p>
          </table:table-cell>
          <table:table-cell office:value-type="float" office:value="0.292538253264191">
            <text:p>0.2925382533</text:p>
          </table:table-cell>
          <table:table-cell table:formula="of:=IF([.G351]&gt;0;1;0)" office:value-type="float" office:value="1">
            <text:p>1</text:p>
          </table:table-cell>
          <table:table-cell table:formula="of:=IF([.I350]&gt;=0;IF([.H351]=1;[.I350]+([.F351]*[.J351])-20;[.I350]);0)" office:value-type="float" office:value="14167746784.8563">
            <text:p>14167746784.8563</text:p>
          </table:table-cell>
          <table:table-cell table:formula="of:=IF([.I350]&gt;1000;[.I350]*0.5;1000)" office:value-type="float" office:value="6579217513.6008">
            <text:p>6579217513.6008</text:p>
          </table:table-cell>
          <table:table-cell table:number-columns-repeated="2"/>
        </table:table-row>
        <table:table-row table:style-name="ro1">
          <table:table-cell office:value-type="string">
            <text:p>AVEO</text:p>
          </table:table-cell>
          <table:table-cell office:value-type="float" office:value="1">
            <text:p>1</text:p>
          </table:table-cell>
          <table:table-cell office:value-type="string">
            <text:p>2013-05-06 00:00:00</text:p>
          </table:table-cell>
          <table:table-cell table:number-columns-repeated="2" office:value-type="float" office:value="2.4425">
            <text:p>2.4425</text:p>
          </table:table-cell>
          <table:table-cell office:value-type="float" office:value="-0.0143295803480041">
            <text:p>-0.0143295803</text:p>
          </table:table-cell>
          <table:table-cell office:value-type="float" office:value="0.0869276293197215">
            <text:p>0.0869276293</text:p>
          </table:table-cell>
          <table:table-cell table:formula="of:=IF([.G352]&gt;0;1;0)" office:value-type="float" office:value="1">
            <text:p>1</text:p>
          </table:table-cell>
          <table:table-cell table:formula="of:=IF([.I351]&gt;=0;IF([.H352]=1;[.I351]+([.F352]*[.J352])-20;[.I351]);0)" office:value-type="float" office:value="14066237831.9044">
            <text:p>14066237831.9044</text:p>
          </table:table-cell>
          <table:table-cell table:formula="of:=IF([.I351]&gt;1000;[.I351]*0.5;1000)" office:value-type="float" office:value="7083873392.42814">
            <text:p>7083873392.42814</text:p>
          </table:table-cell>
          <table:table-cell table:number-columns-repeated="2"/>
        </table:table-row>
        <table:table-row table:style-name="ro1">
          <table:table-cell office:value-type="string">
            <text:p>TTNP</text:p>
          </table:table-cell>
          <table:table-cell office:value-type="float" office:value="1">
            <text:p>1</text:p>
          </table:table-cell>
          <table:table-cell office:value-type="string">
            <text:p>2013-05-07 00:00:00</text:p>
          </table:table-cell>
          <table:table-cell table:number-columns-repeated="2" office:value-type="float" office:value="0.605">
            <text:p>0.605</text:p>
          </table:table-cell>
          <table:table-cell office:value-type="float" office:value="0.00413223140495878">
            <text:p>0.0041322314</text:p>
          </table:table-cell>
          <table:table-cell office:value-type="float" office:value="0.394028366811227">
            <text:p>0.3940283668</text:p>
          </table:table-cell>
          <table:table-cell table:formula="of:=IF([.G353]&gt;0;1;0)" office:value-type="float" office:value="1">
            <text:p>1</text:p>
          </table:table-cell>
          <table:table-cell table:formula="of:=IF([.I352]&gt;=0;IF([.H353]=1;[.I352]+([.F353]*[.J353])-20;[.I352]);0)" office:value-type="float" office:value="14095300286.7637">
            <text:p>14095300286.7637</text:p>
          </table:table-cell>
          <table:table-cell table:formula="of:=IF([.I352]&gt;1000;[.I352]*0.5;1000)" office:value-type="float" office:value="7033118915.95219">
            <text:p>7033118915.95219</text:p>
          </table:table-cell>
          <table:table-cell table:number-columns-repeated="2"/>
        </table:table-row>
        <table:table-row table:style-name="ro1">
          <table:table-cell office:value-type="string">
            <text:p>TTNP</text:p>
          </table:table-cell>
          <table:table-cell office:value-type="float" office:value="1">
            <text:p>1</text:p>
          </table:table-cell>
          <table:table-cell office:value-type="string">
            <text:p>2013-05-08 00:00:00</text:p>
          </table:table-cell>
          <table:table-cell table:number-columns-repeated="2" office:value-type="float" office:value="0.6075">
            <text:p>0.6075</text:p>
          </table:table-cell>
          <table:table-cell office:value-type="float" office:value="-0.0617283950617283">
            <text:p>-0.0617283951</text:p>
          </table:table-cell>
          <table:table-cell office:value-type="float" office:value="0.152928839414772">
            <text:p>0.1529288394</text:p>
          </table:table-cell>
          <table:table-cell table:formula="of:=IF([.G354]&gt;0;1;0)" office:value-type="float" office:value="1">
            <text:p>1</text:p>
          </table:table-cell>
          <table:table-cell table:formula="of:=IF([.I353]&gt;=0;IF([.H354]=1;[.I353]+([.F354]*[.J354])-20;[.I353]);0)" office:value-type="float" office:value="13660260134.4562">
            <text:p>13660260134.4562</text:p>
          </table:table-cell>
          <table:table-cell table:formula="of:=IF([.I353]&gt;1000;[.I353]*0.5;1000)" office:value-type="float" office:value="7047650143.38185">
            <text:p>7047650143.38185</text:p>
          </table:table-cell>
          <table:table-cell table:number-columns-repeated="2"/>
        </table:table-row>
        <table:table-row table:style-name="ro1">
          <table:table-cell office:value-type="string">
            <text:p>TTNP</text:p>
          </table:table-cell>
          <table:table-cell office:value-type="float" office:value="1">
            <text:p>1</text:p>
          </table:table-cell>
          <table:table-cell office:value-type="string">
            <text:p>2013-05-09 00:00:00</text:p>
          </table:table-cell>
          <table:table-cell table:number-columns-repeated="2" office:value-type="float" office:value="0.57">
            <text:p>0.57</text:p>
          </table:table-cell>
          <table:table-cell office:value-type="float" office:value="0.0482456140350878">
            <text:p>0.048245614</text:p>
          </table:table-cell>
          <table:table-cell office:value-type="float" office:value="0.257050703128339">
            <text:p>0.2570507031</text:p>
          </table:table-cell>
          <table:table-cell table:formula="of:=IF([.G355]&gt;0;1;0)" office:value-type="float" office:value="1">
            <text:p>1</text:p>
          </table:table-cell>
          <table:table-cell table:formula="of:=IF([.I354]&gt;=0;IF([.H355]=1;[.I354]+([.F355]*[.J355])-20;[.I354]);0)" office:value-type="float" office:value="13989783933.4891">
            <text:p>13989783933.4891</text:p>
          </table:table-cell>
          <table:table-cell table:formula="of:=IF([.I354]&gt;1000;[.I354]*0.5;1000)" office:value-type="float" office:value="6830130067.22809">
            <text:p>6830130067.22809</text:p>
          </table:table-cell>
          <table:table-cell table:number-columns-repeated="2"/>
        </table:table-row>
        <table:table-row table:style-name="ro1">
          <table:table-cell office:value-type="string">
            <text:p>TTNP</text:p>
          </table:table-cell>
          <table:table-cell office:value-type="float" office:value="1">
            <text:p>1</text:p>
          </table:table-cell>
          <table:table-cell office:value-type="string">
            <text:p>2013-05-10 00:00:00</text:p>
          </table:table-cell>
          <table:table-cell table:number-columns-repeated="2" office:value-type="float" office:value="0.5975">
            <text:p>0.5975</text:p>
          </table:table-cell>
          <table:table-cell office:value-type="float" office:value="-0.00418410041841011">
            <text:p>-0.0041841004</text:p>
          </table:table-cell>
          <table:table-cell office:value-type="float" office:value="0.116913748697946">
            <text:p>0.1169137487</text:p>
          </table:table-cell>
          <table:table-cell table:formula="of:=IF([.G356]&gt;0;1;0)" office:value-type="float" office:value="1">
            <text:p>1</text:p>
          </table:table-cell>
          <table:table-cell table:formula="of:=IF([.I355]&gt;=0;IF([.H356]=1;[.I355]+([.F356]*[.J356])-20;[.I355]);0)" office:value-type="float" office:value="13960516583.0843">
            <text:p>13960516583.0843</text:p>
          </table:table-cell>
          <table:table-cell table:formula="of:=IF([.I355]&gt;1000;[.I355]*0.5;1000)" office:value-type="float" office:value="6994891966.74455">
            <text:p>6994891966.74455</text:p>
          </table:table-cell>
          <table:table-cell table:number-columns-repeated="2"/>
        </table:table-row>
        <table:table-row table:style-name="ro1">
          <table:table-cell office:value-type="string">
            <text:p>TGC</text:p>
          </table:table-cell>
          <table:table-cell office:value-type="float" office:value="1">
            <text:p>1</text:p>
          </table:table-cell>
          <table:table-cell office:value-type="string">
            <text:p>2013-05-13 00:00:00</text:p>
          </table:table-cell>
          <table:table-cell table:number-columns-repeated="2" office:value-type="float" office:value="0.5375">
            <text:p>0.5375</text:p>
          </table:table-cell>
          <table:table-cell office:value-type="float" office:value="0.0930232558139536">
            <text:p>0.0930232558</text:p>
          </table:table-cell>
          <table:table-cell office:value-type="float" office:value="0.0475955444573462">
            <text:p>0.0475955445</text:p>
          </table:table-cell>
          <table:table-cell table:formula="of:=IF([.G357]&gt;0;1;0)" office:value-type="float" office:value="1">
            <text:p>1</text:p>
          </table:table-cell>
          <table:table-cell table:formula="of:=IF([.I356]&gt;=0;IF([.H357]=1;[.I356]+([.F357]*[.J357])-20;[.I356]);0)" office:value-type="float" office:value="14609842915.7859">
            <text:p>14609842915.7859</text:p>
          </table:table-cell>
          <table:table-cell table:formula="of:=IF([.I356]&gt;1000;[.I356]*0.5;1000)" office:value-type="float" office:value="6980258291.54216">
            <text:p>6980258291.54216</text:p>
          </table:table-cell>
          <table:table-cell table:number-columns-repeated="2"/>
        </table:table-row>
        <table:table-row table:style-name="ro1">
          <table:table-cell office:value-type="string">
            <text:p>GNVC</text:p>
          </table:table-cell>
          <table:table-cell office:value-type="float" office:value="1">
            <text:p>1</text:p>
          </table:table-cell>
          <table:table-cell office:value-type="string">
            <text:p>2013-05-14 00:00:00</text:p>
          </table:table-cell>
          <table:table-cell table:number-columns-repeated="2" office:value-type="float" office:value="0.76">
            <text:p>0.76</text:p>
          </table:table-cell>
          <table:table-cell office:value-type="float" office:value="-0.0986842105263159">
            <text:p>-0.0986842105</text:p>
          </table:table-cell>
          <table:table-cell office:value-type="float" office:value="0.159931241546435">
            <text:p>0.1599312415</text:p>
          </table:table-cell>
          <table:table-cell table:formula="of:=IF([.G358]&gt;0;1;0)" office:value-type="float" office:value="1">
            <text:p>1</text:p>
          </table:table-cell>
          <table:table-cell table:formula="of:=IF([.I357]&gt;=0;IF([.H358]=1;[.I357]+([.F358]*[.J358])-20;[.I357]);0)" office:value-type="float" office:value="13888962488.757">
            <text:p>13888962488.757</text:p>
          </table:table-cell>
          <table:table-cell table:formula="of:=IF([.I357]&gt;1000;[.I357]*0.5;1000)" office:value-type="float" office:value="7304921457.89296">
            <text:p>7304921457.89296</text:p>
          </table:table-cell>
          <table:table-cell table:number-columns-repeated="2"/>
        </table:table-row>
        <table:table-row table:style-name="ro1">
          <table:table-cell office:value-type="string">
            <text:p>GNVC</text:p>
          </table:table-cell>
          <table:table-cell office:value-type="float" office:value="1">
            <text:p>1</text:p>
          </table:table-cell>
          <table:table-cell office:value-type="string">
            <text:p>2013-05-15 00:00:00</text:p>
          </table:table-cell>
          <table:table-cell table:number-columns-repeated="2" office:value-type="float" office:value="0.685">
            <text:p>0.685</text:p>
          </table:table-cell>
          <table:table-cell office:value-type="float" office:value="-0.0145985401459854">
            <text:p>-0.0145985401</text:p>
          </table:table-cell>
          <table:table-cell office:value-type="float" office:value="0.0962944884313415">
            <text:p>0.0962944884</text:p>
          </table:table-cell>
          <table:table-cell table:formula="of:=IF([.G359]&gt;0;1;0)" office:value-type="float" office:value="1">
            <text:p>1</text:p>
          </table:table-cell>
          <table:table-cell table:formula="of:=IF([.I358]&gt;=0;IF([.H359]=1;[.I358]+([.F359]*[.J359])-20;[.I358]);0)" office:value-type="float" office:value="13787583180.5179">
            <text:p>13787583180.5179</text:p>
          </table:table-cell>
          <table:table-cell table:formula="of:=IF([.I358]&gt;1000;[.I358]*0.5;1000)" office:value-type="float" office:value="6944481244.3785">
            <text:p>6944481244.3785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1">
            <text:p>1</text:p>
          </table:table-cell>
          <table:table-cell office:value-type="string">
            <text:p>2013-05-16 00:00:00</text:p>
          </table:table-cell>
          <table:table-cell table:number-columns-repeated="2" office:value-type="float" office:value="2.1">
            <text:p>2.1</text:p>
          </table:table-cell>
          <table:table-cell office:value-type="float" office:value="0.761904761904762">
            <text:p>0.7619047619</text:p>
          </table:table-cell>
          <table:table-cell office:value-type="float" office:value="0.113550235057174">
            <text:p>0.1135502351</text:p>
          </table:table-cell>
          <table:table-cell table:formula="of:=IF([.G360]&gt;0;1;0)" office:value-type="float" office:value="1">
            <text:p>1</text:p>
          </table:table-cell>
          <table:table-cell table:formula="of:=IF([.I359]&gt;=0;IF([.H360]=1;[.I359]+([.F360]*[.J360])-20;[.I359]);0)" office:value-type="float" office:value="19039995800.7152">
            <text:p>19039995800.7152</text:p>
          </table:table-cell>
          <table:table-cell table:formula="of:=IF([.I359]&gt;1000;[.I359]*0.5;1000)" office:value-type="float" office:value="6893791590.25895">
            <text:p>6893791590.25895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1">
            <text:p>1</text:p>
          </table:table-cell>
          <table:table-cell office:value-type="string">
            <text:p>2013-05-17 00:00:00</text:p>
          </table:table-cell>
          <table:table-cell table:number-columns-repeated="2" office:value-type="float" office:value="1.09">
            <text:p>1.09</text:p>
          </table:table-cell>
          <table:table-cell office:value-type="float" office:value="-0.0825688073394496">
            <text:p>-0.0825688073</text:p>
          </table:table-cell>
          <table:table-cell office:value-type="float" office:value="0.067755648356547">
            <text:p>0.0677556484</text:p>
          </table:table-cell>
          <table:table-cell table:formula="of:=IF([.G361]&gt;0;1;0)" office:value-type="float" office:value="1">
            <text:p>1</text:p>
          </table:table-cell>
          <table:table-cell table:formula="of:=IF([.I360]&gt;=0;IF([.H361]=1;[.I360]+([.F361]*[.J361])-20;[.I360]);0)" office:value-type="float" office:value="18253940908.2086">
            <text:p>18253940908.2086</text:p>
          </table:table-cell>
          <table:table-cell table:formula="of:=IF([.I360]&gt;1000;[.I360]*0.5;1000)" office:value-type="float" office:value="9519997900.3576">
            <text:p>9519997900.3576</text:p>
          </table:table-cell>
          <table:table-cell table:number-columns-repeated="2"/>
        </table:table-row>
        <table:table-row table:style-name="ro1">
          <table:table-cell office:value-type="string">
            <text:p>PURE</text:p>
          </table:table-cell>
          <table:table-cell office:value-type="float" office:value="1">
            <text:p>1</text:p>
          </table:table-cell>
          <table:table-cell office:value-type="string">
            <text:p>2013-05-20 00:00:00</text:p>
          </table:table-cell>
          <table:table-cell table:number-columns-repeated="2" office:value-type="float" office:value="0.275">
            <text:p>0.275</text:p>
          </table:table-cell>
          <table:table-cell office:value-type="float" office:value="0.5">
            <text:p>0.5</text:p>
          </table:table-cell>
          <table:table-cell office:value-type="float" office:value="0.0654916518252971">
            <text:p>0.0654916518</text:p>
          </table:table-cell>
          <table:table-cell table:formula="of:=IF([.G362]&gt;0;1;0)" office:value-type="float" office:value="1">
            <text:p>1</text:p>
          </table:table-cell>
          <table:table-cell table:formula="of:=IF([.I361]&gt;=0;IF([.H362]=1;[.I361]+([.F362]*[.J362])-20;[.I361]);0)" office:value-type="float" office:value="22817426115.2607">
            <text:p>22817426115.2607</text:p>
          </table:table-cell>
          <table:table-cell table:formula="of:=IF([.I361]&gt;1000;[.I361]*0.5;1000)" office:value-type="float" office:value="9126970454.1043">
            <text:p>9126970454.1043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3-05-21 00:00:00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66666666666667">
            <text:p>0.1666666667</text:p>
          </table:table-cell>
          <table:table-cell office:value-type="float" office:value="0.0584258925626225">
            <text:p>0.0584258926</text:p>
          </table:table-cell>
          <table:table-cell table:formula="of:=IF([.G363]&gt;0;1;0)" office:value-type="float" office:value="1">
            <text:p>1</text:p>
          </table:table-cell>
          <table:table-cell table:formula="of:=IF([.I362]&gt;=0;IF([.H363]=1;[.I362]+([.F363]*[.J363])-20;[.I362]);0)" office:value-type="float" office:value="24718878271.5325">
            <text:p>24718878271.5325</text:p>
          </table:table-cell>
          <table:table-cell table:formula="of:=IF([.I362]&gt;1000;[.I362]*0.5;1000)" office:value-type="float" office:value="11408713057.6304">
            <text:p>11408713057.6304</text:p>
          </table:table-cell>
          <table:table-cell table:number-columns-repeated="2"/>
        </table:table-row>
        <table:table-row table:style-name="ro1">
          <table:table-cell office:value-type="string">
            <text:p>AVTC</text:p>
          </table:table-cell>
          <table:table-cell office:value-type="float" office:value="1">
            <text:p>1</text:p>
          </table:table-cell>
          <table:table-cell office:value-type="string">
            <text:p>2013-05-22 00:00:00</text:p>
          </table:table-cell>
          <table:table-cell table:number-columns-repeated="2" office:value-type="float" office:value="2.7575">
            <text:p>2.7575</text:p>
          </table:table-cell>
          <table:table-cell office:value-type="float" office:value="-0.00453309156844972">
            <text:p>-0.0045330916</text:p>
          </table:table-cell>
          <table:table-cell office:value-type="float" office:value="0.0342999624965396">
            <text:p>0.0342999625</text:p>
          </table:table-cell>
          <table:table-cell table:formula="of:=IF([.G364]&gt;0;1;0)" office:value-type="float" office:value="1">
            <text:p>1</text:p>
          </table:table-cell>
          <table:table-cell table:formula="of:=IF([.I363]&gt;=0;IF([.H364]=1;[.I363]+([.F364]*[.J364])-20;[.I363]);0)" office:value-type="float" office:value="24662851782.1954">
            <text:p>24662851782.1954</text:p>
          </table:table-cell>
          <table:table-cell table:formula="of:=IF([.I363]&gt;1000;[.I363]*0.5;1000)" office:value-type="float" office:value="12359439135.7662">
            <text:p>12359439135.7662</text:p>
          </table:table-cell>
          <table:table-cell table:number-columns-repeated="2"/>
        </table:table-row>
        <table:table-row table:style-name="ro1">
          <table:table-cell office:value-type="string">
            <text:p>CHOP</text:p>
          </table:table-cell>
          <table:table-cell office:value-type="float" office:value="1">
            <text:p>1</text:p>
          </table:table-cell>
          <table:table-cell office:value-type="string">
            <text:p>2013-05-23 00:00:00</text:p>
          </table:table-cell>
          <table:table-cell table:number-columns-repeated="2" office:value-type="float" office:value="2.04">
            <text:p>2.04</text:p>
          </table:table-cell>
          <table:table-cell office:value-type="float" office:value="0.0232843137254901">
            <text:p>0.0232843137</text:p>
          </table:table-cell>
          <table:table-cell office:value-type="float" office:value="0.213974987540646">
            <text:p>0.2139749875</text:p>
          </table:table-cell>
          <table:table-cell table:formula="of:=IF([.G365]&gt;0;1;0)" office:value-type="float" office:value="1">
            <text:p>1</text:p>
          </table:table-cell>
          <table:table-cell table:formula="of:=IF([.I364]&gt;=0;IF([.H365]=1;[.I364]+([.F365]*[.J365])-20;[.I364]);0)" office:value-type="float" office:value="24949980551.3263">
            <text:p>24949980551.3263</text:p>
          </table:table-cell>
          <table:table-cell table:formula="of:=IF([.I364]&gt;1000;[.I364]*0.5;1000)" office:value-type="float" office:value="12331425891.0977">
            <text:p>12331425891.0977</text:p>
          </table:table-cell>
          <table:table-cell table:number-columns-repeated="2"/>
        </table:table-row>
        <table:table-row table:style-name="ro1">
          <table:table-cell office:value-type="string">
            <text:p>PNTR</text:p>
          </table:table-cell>
          <table:table-cell office:value-type="float" office:value="1">
            <text:p>1</text:p>
          </table:table-cell>
          <table:table-cell office:value-type="string">
            <text:p>2013-05-24 00:00:00</text:p>
          </table:table-cell>
          <table:table-cell table:number-columns-repeated="2" office:value-type="float" office:value="3.3425">
            <text:p>3.3425</text:p>
          </table:table-cell>
          <table:table-cell office:value-type="float" office:value="-0.0119670905011218">
            <text:p>-0.0119670905</text:p>
          </table:table-cell>
          <table:table-cell office:value-type="float" office:value="0.0552051231943978">
            <text:p>0.0552051232</text:p>
          </table:table-cell>
          <table:table-cell table:formula="of:=IF([.G366]&gt;0;1;0)" office:value-type="float" office:value="1">
            <text:p>1</text:p>
          </table:table-cell>
          <table:table-cell table:formula="of:=IF([.I365]&gt;=0;IF([.H366]=1;[.I365]+([.F366]*[.J366])-20;[.I365]);0)" office:value-type="float" office:value="24800691193.6968">
            <text:p>24800691193.6968</text:p>
          </table:table-cell>
          <table:table-cell table:formula="of:=IF([.I365]&gt;1000;[.I365]*0.5;1000)" office:value-type="float" office:value="12474990275.6632">
            <text:p>12474990275.6632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05-27 00:00:00</text:p>
          </table:table-cell>
          <table:table-cell table:number-columns-repeated="2" office:value-type="float" office:value="0.61">
            <text:p>0.61</text:p>
          </table:table-cell>
          <table:table-cell office:value-type="float" office:value="0.0819672131147542">
            <text:p>0.0819672131</text:p>
          </table:table-cell>
          <table:table-cell office:value-type="float" office:value="0.0873422226393879">
            <text:p>0.0873422226</text:p>
          </table:table-cell>
          <table:table-cell table:formula="of:=IF([.G367]&gt;0;1;0)" office:value-type="float" office:value="1">
            <text:p>1</text:p>
          </table:table-cell>
          <table:table-cell table:formula="of:=IF([.I366]&gt;=0;IF([.H367]=1;[.I366]+([.F367]*[.J367])-20;[.I366]);0)" office:value-type="float" office:value="25817112943.9303">
            <text:p>25817112943.9303</text:p>
          </table:table-cell>
          <table:table-cell table:formula="of:=IF([.I366]&gt;1000;[.I366]*0.5;1000)" office:value-type="float" office:value="12400345596.8484">
            <text:p>12400345596.8484</text:p>
          </table:table-cell>
          <table:table-cell table:number-columns-repeated="2"/>
        </table:table-row>
        <table:table-row table:style-name="ro1">
          <table:table-cell office:value-type="string">
            <text:p>GNVC</text:p>
          </table:table-cell>
          <table:table-cell office:value-type="float" office:value="1">
            <text:p>1</text:p>
          </table:table-cell>
          <table:table-cell office:value-type="string">
            <text:p>2013-05-28 00:00:00</text:p>
          </table:table-cell>
          <table:table-cell table:number-columns-repeated="2" office:value-type="float" office:value="0.475">
            <text:p>0.475</text:p>
          </table:table-cell>
          <table:table-cell office:value-type="float" office:value="-0.0736842105263158">
            <text:p>-0.0736842105</text:p>
          </table:table-cell>
          <table:table-cell office:value-type="float" office:value="0.195138976002287">
            <text:p>0.195138976</text:p>
          </table:table-cell>
          <table:table-cell table:formula="of:=IF([.G368]&gt;0;1;0)" office:value-type="float" office:value="1">
            <text:p>1</text:p>
          </table:table-cell>
          <table:table-cell table:formula="of:=IF([.I367]&gt;=0;IF([.H368]=1;[.I367]+([.F368]*[.J368])-20;[.I367]);0)" office:value-type="float" office:value="24865956131.2592">
            <text:p>24865956131.2592</text:p>
          </table:table-cell>
          <table:table-cell table:formula="of:=IF([.I367]&gt;1000;[.I367]*0.5;1000)" office:value-type="float" office:value="12908556471.9652">
            <text:p>12908556471.9652</text:p>
          </table:table-cell>
          <table:table-cell table:number-columns-repeated="2"/>
        </table:table-row>
        <table:table-row table:style-name="ro1">
          <table:table-cell office:value-type="string">
            <text:p>VASO</text:p>
          </table:table-cell>
          <table:table-cell office:value-type="float" office:value="1">
            <text:p>1</text:p>
          </table:table-cell>
          <table:table-cell office:value-type="string">
            <text:p>2013-05-29 00:00:00</text:p>
          </table:table-cell>
          <table:table-cell table:number-columns-repeated="2" office:value-type="float" office:value="0.175">
            <text:p>0.175</text:p>
          </table:table-cell>
          <table:table-cell office:value-type="float" office:value="0">
            <text:p>0</text:p>
          </table:table-cell>
          <table:table-cell office:value-type="float" office:value="0.200027327163253">
            <text:p>0.2000273272</text:p>
          </table:table-cell>
          <table:table-cell table:formula="of:=IF([.G369]&gt;0;1;0)" office:value-type="float" office:value="1">
            <text:p>1</text:p>
          </table:table-cell>
          <table:table-cell table:formula="of:=IF([.I368]&gt;=0;IF([.H369]=1;[.I368]+([.F369]*[.J369])-20;[.I368]);0)" office:value-type="float" office:value="24865956111.2592">
            <text:p>24865956111.2592</text:p>
          </table:table-cell>
          <table:table-cell table:formula="of:=IF([.I368]&gt;1000;[.I368]*0.5;1000)" office:value-type="float" office:value="12432978065.6296">
            <text:p>12432978065.6296</text:p>
          </table:table-cell>
          <table:table-cell table:number-columns-repeated="2"/>
        </table:table-row>
        <table:table-row table:style-name="ro1">
          <table:table-cell office:value-type="string">
            <text:p>ABIO</text:p>
          </table:table-cell>
          <table:table-cell office:value-type="float" office:value="1">
            <text:p>1</text:p>
          </table:table-cell>
          <table:table-cell office:value-type="string">
            <text:p>2013-05-30 00:00:00</text:p>
          </table:table-cell>
          <table:table-cell table:number-columns-repeated="2" office:value-type="float" office:value="1.6">
            <text:p>1.6</text:p>
          </table:table-cell>
          <table:table-cell office:value-type="float" office:value="0.0109375">
            <text:p>0.0109375</text:p>
          </table:table-cell>
          <table:table-cell office:value-type="float" office:value="0.0851787213873698">
            <text:p>0.0851787214</text:p>
          </table:table-cell>
          <table:table-cell table:formula="of:=IF([.G370]&gt;0;1;0)" office:value-type="float" office:value="1">
            <text:p>1</text:p>
          </table:table-cell>
          <table:table-cell table:formula="of:=IF([.I369]&gt;=0;IF([.H370]=1;[.I369]+([.F370]*[.J370])-20;[.I369]);0)" office:value-type="float" office:value="25001941788.7427">
            <text:p>25001941788.7427</text:p>
          </table:table-cell>
          <table:table-cell table:formula="of:=IF([.I369]&gt;1000;[.I369]*0.5;1000)" office:value-type="float" office:value="12432978055.6296">
            <text:p>12432978055.6296</text:p>
          </table:table-cell>
          <table:table-cell table:number-columns-repeated="2"/>
        </table:table-row>
        <table:table-row table:style-name="ro1">
          <table:table-cell office:value-type="string">
            <text:p>ABIO</text:p>
          </table:table-cell>
          <table:table-cell office:value-type="float" office:value="1">
            <text:p>1</text:p>
          </table:table-cell>
          <table:table-cell office:value-type="string">
            <text:p>2013-05-31 00:00:00</text:p>
          </table:table-cell>
          <table:table-cell table:number-columns-repeated="2" office:value-type="float" office:value="1.6175">
            <text:p>1.6175</text:p>
          </table:table-cell>
          <table:table-cell office:value-type="float" office:value="0.0061823802163834">
            <text:p>0.0061823802</text:p>
          </table:table-cell>
          <table:table-cell office:value-type="float" office:value="0.0887321681809557">
            <text:p>0.0887321682</text:p>
          </table:table-cell>
          <table:table-cell table:formula="of:=IF([.G371]&gt;0;1;0)" office:value-type="float" office:value="1">
            <text:p>1</text:p>
          </table:table-cell>
          <table:table-cell table:formula="of:=IF([.I370]&gt;=0;IF([.H371]=1;[.I370]+([.F371]*[.J371])-20;[.I370]);0)" office:value-type="float" office:value="25079227523.8856">
            <text:p>25079227523.8856</text:p>
          </table:table-cell>
          <table:table-cell table:formula="of:=IF([.I370]&gt;1000;[.I370]*0.5;1000)" office:value-type="float" office:value="12500970894.3713">
            <text:p>12500970894.3713</text:p>
          </table:table-cell>
          <table:table-cell table:number-columns-repeated="2"/>
        </table:table-row>
        <table:table-row table:style-name="ro1">
          <table:table-cell office:value-type="string">
            <text:p>AUXO</text:p>
          </table:table-cell>
          <table:table-cell office:value-type="float" office:value="1">
            <text:p>1</text:p>
          </table:table-cell>
          <table:table-cell office:value-type="string">
            <text:p>2013-06-03 00:00:00</text:p>
          </table:table-cell>
          <table:table-cell table:number-columns-repeated="2" office:value-type="float" office:value="0.91">
            <text:p>0.91</text:p>
          </table:table-cell>
          <table:table-cell office:value-type="float" office:value="0.0851648351648353">
            <text:p>0.0851648352</text:p>
          </table:table-cell>
          <table:table-cell office:value-type="float" office:value="0.0453352835698137">
            <text:p>0.0453352836</text:p>
          </table:table-cell>
          <table:table-cell table:formula="of:=IF([.G372]&gt;0;1;0)" office:value-type="float" office:value="1">
            <text:p>1</text:p>
          </table:table-cell>
          <table:table-cell table:formula="of:=IF([.I371]&gt;=0;IF([.H372]=1;[.I371]+([.F372]*[.J372])-20;[.I371]);0)" office:value-type="float" office:value="26147161642.9522">
            <text:p>26147161642.9522</text:p>
          </table:table-cell>
          <table:table-cell table:formula="of:=IF([.I371]&gt;1000;[.I371]*0.5;1000)" office:value-type="float" office:value="12539613761.9428">
            <text:p>12539613761.9428</text:p>
          </table:table-cell>
          <table:table-cell table:number-columns-repeated="2"/>
        </table:table-row>
        <table:table-row table:style-name="ro1">
          <table:table-cell office:value-type="string">
            <text:p>ABIO</text:p>
          </table:table-cell>
          <table:table-cell office:value-type="float" office:value="1">
            <text:p>1</text:p>
          </table:table-cell>
          <table:table-cell office:value-type="string">
            <text:p>2013-06-04 00:00:00</text:p>
          </table:table-cell>
          <table:table-cell table:number-columns-repeated="2" office:value-type="float" office:value="1.6175">
            <text:p>1.6175</text:p>
          </table:table-cell>
          <table:table-cell office:value-type="float" office:value="-0.0309119010819164">
            <text:p>-0.0309119011</text:p>
          </table:table-cell>
          <table:table-cell office:value-type="float" office:value="0.0507432542771271">
            <text:p>0.0507432543</text:p>
          </table:table-cell>
          <table:table-cell table:formula="of:=IF([.G373]&gt;0;1;0)" office:value-type="float" office:value="1">
            <text:p>1</text:p>
          </table:table-cell>
          <table:table-cell table:formula="of:=IF([.I372]&gt;=0;IF([.H373]=1;[.I372]+([.F373]*[.J373])-20;[.I372]);0)" office:value-type="float" office:value="25743032385.8122">
            <text:p>25743032385.8122</text:p>
          </table:table-cell>
          <table:table-cell table:formula="of:=IF([.I372]&gt;1000;[.I372]*0.5;1000)" office:value-type="float" office:value="13073580821.4761">
            <text:p>13073580821.4761</text:p>
          </table:table-cell>
          <table:table-cell table:number-columns-repeated="2"/>
        </table:table-row>
        <table:table-row table:style-name="ro1">
          <table:table-cell office:value-type="string">
            <text:p>CBEH</text:p>
          </table:table-cell>
          <table:table-cell office:value-type="float" office:value="1">
            <text:p>1</text:p>
          </table:table-cell>
          <table:table-cell office:value-type="string">
            <text:p>2013-06-05 00:00:00</text:p>
          </table:table-cell>
          <table:table-cell table:number-columns-repeated="2" office:value-type="float" office:value="0.4625">
            <text:p>0.4625</text:p>
          </table:table-cell>
          <table:table-cell office:value-type="float" office:value="0.0864864864864863">
            <text:p>0.0864864865</text:p>
          </table:table-cell>
          <table:table-cell office:value-type="float" office:value="0.078011605158172">
            <text:p>0.0780116052</text:p>
          </table:table-cell>
          <table:table-cell table:formula="of:=IF([.G374]&gt;0;1;0)" office:value-type="float" office:value="1">
            <text:p>1</text:p>
          </table:table-cell>
          <table:table-cell table:formula="of:=IF([.I373]&gt;=0;IF([.H374]=1;[.I373]+([.F374]*[.J374])-20;[.I373]);0)" office:value-type="float" office:value="26856244577.0906">
            <text:p>26856244577.0906</text:p>
          </table:table-cell>
          <table:table-cell table:formula="of:=IF([.I373]&gt;1000;[.I373]*0.5;1000)" office:value-type="float" office:value="12871516192.9061">
            <text:p>12871516192.9061</text:p>
          </table:table-cell>
          <table:table-cell table:number-columns-repeated="2"/>
        </table:table-row>
        <table:table-row table:style-name="ro1">
          <table:table-cell office:value-type="string">
            <text:p>NUIN</text:p>
          </table:table-cell>
          <table:table-cell office:value-type="float" office:value="1">
            <text:p>1</text:p>
          </table:table-cell>
          <table:table-cell office:value-type="string">
            <text:p>2013-06-06 00:00:00</text:p>
          </table:table-cell>
          <table:table-cell table:number-columns-repeated="2" office:value-type="float" office:value="0.73">
            <text:p>0.73</text:p>
          </table:table-cell>
          <table:table-cell office:value-type="float" office:value="0.164383561643836">
            <text:p>0.1643835616</text:p>
          </table:table-cell>
          <table:table-cell office:value-type="float" office:value="0.121414084335838">
            <text:p>0.1214140843</text:p>
          </table:table-cell>
          <table:table-cell table:formula="of:=IF([.G375]&gt;0;1;0)" office:value-type="float" office:value="1">
            <text:p>1</text:p>
          </table:table-cell>
          <table:table-cell table:formula="of:=IF([.I374]&gt;=0;IF([.H375]=1;[.I374]+([.F375]*[.J375])-20;[.I374]);0)" office:value-type="float" office:value="29063607125.0707">
            <text:p>29063607125.0707</text:p>
          </table:table-cell>
          <table:table-cell table:formula="of:=IF([.I374]&gt;1000;[.I374]*0.5;1000)" office:value-type="float" office:value="13428122288.5453">
            <text:p>13428122288.5453</text:p>
          </table:table-cell>
          <table:table-cell table:number-columns-repeated="2"/>
        </table:table-row>
        <table:table-row table:style-name="ro1">
          <table:table-cell office:value-type="string">
            <text:p>ABAT</text:p>
          </table:table-cell>
          <table:table-cell office:value-type="float" office:value="1">
            <text:p>1</text:p>
          </table:table-cell>
          <table:table-cell office:value-type="string">
            <text:p>2013-06-07 00:00:00</text:p>
          </table:table-cell>
          <table:table-cell table:number-columns-repeated="2" office:value-type="float" office:value="0.2125">
            <text:p>0.2125</text:p>
          </table:table-cell>
          <table:table-cell office:value-type="float" office:value="-0.0235294117647058">
            <text:p>-0.0235294118</text:p>
          </table:table-cell>
          <table:table-cell office:value-type="float" office:value="0.0580365663059373">
            <text:p>0.0580365663</text:p>
          </table:table-cell>
          <table:table-cell table:formula="of:=IF([.G376]&gt;0;1;0)" office:value-type="float" office:value="1">
            <text:p>1</text:p>
          </table:table-cell>
          <table:table-cell table:formula="of:=IF([.I375]&gt;=0;IF([.H376]=1;[.I375]+([.F376]*[.J376])-20;[.I375]);0)" office:value-type="float" office:value="28721682315.364">
            <text:p>28721682315.364</text:p>
          </table:table-cell>
          <table:table-cell table:formula="of:=IF([.I375]&gt;1000;[.I375]*0.5;1000)" office:value-type="float" office:value="14531803562.5353">
            <text:p>14531803562.5353</text:p>
          </table:table-cell>
          <table:table-cell table:number-columns-repeated="2"/>
        </table:table-row>
        <table:table-row table:style-name="ro1">
          <table:table-cell office:value-type="string">
            <text:p>CBEH</text:p>
          </table:table-cell>
          <table:table-cell office:value-type="float" office:value="1">
            <text:p>1</text:p>
          </table:table-cell>
          <table:table-cell office:value-type="string">
            <text:p>2013-06-10 00:00:00</text:p>
          </table:table-cell>
          <table:table-cell table:number-columns-repeated="2" office:value-type="float" office:value="0.4625">
            <text:p>0.4625</text:p>
          </table:table-cell>
          <table:table-cell office:value-type="float" office:value="0.0810810810810809">
            <text:p>0.0810810811</text:p>
          </table:table-cell>
          <table:table-cell office:value-type="float" office:value="0.0873300975156906">
            <text:p>0.0873300975</text:p>
          </table:table-cell>
          <table:table-cell table:formula="of:=IF([.G377]&gt;0;1;0)" office:value-type="float" office:value="1">
            <text:p>1</text:p>
          </table:table-cell>
          <table:table-cell table:formula="of:=IF([.I376]&gt;=0;IF([.H377]=1;[.I376]+([.F377]*[.J377])-20;[.I376]);0)" office:value-type="float" office:value="29886074821.6625">
            <text:p>29886074821.6625</text:p>
          </table:table-cell>
          <table:table-cell table:formula="of:=IF([.I376]&gt;1000;[.I376]*0.5;1000)" office:value-type="float" office:value="14360841157.682">
            <text:p>14360841157.682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1">
            <text:p>1</text:p>
          </table:table-cell>
          <table:table-cell office:value-type="string">
            <text:p>2013-06-11 00:00:00</text:p>
          </table:table-cell>
          <table:table-cell table:number-columns-repeated="2" office:value-type="float" office:value="4.19">
            <text:p>4.19</text:p>
          </table:table-cell>
          <table:table-cell office:value-type="float" office:value="0">
            <text:p>0</text:p>
          </table:table-cell>
          <table:table-cell office:value-type="float" office:value="0.266399188934378">
            <text:p>0.2663991889</text:p>
          </table:table-cell>
          <table:table-cell table:formula="of:=IF([.G378]&gt;0;1;0)" office:value-type="float" office:value="1">
            <text:p>1</text:p>
          </table:table-cell>
          <table:table-cell table:formula="of:=IF([.I377]&gt;=0;IF([.H378]=1;[.I377]+([.F378]*[.J378])-20;[.I377]);0)" office:value-type="float" office:value="29886074801.6625">
            <text:p>29886074801.6625</text:p>
          </table:table-cell>
          <table:table-cell table:formula="of:=IF([.I377]&gt;1000;[.I377]*0.5;1000)" office:value-type="float" office:value="14943037410.8312">
            <text:p>14943037410.8312</text:p>
          </table:table-cell>
          <table:table-cell table:number-columns-repeated="2"/>
        </table:table-row>
        <table:table-row table:style-name="ro1">
          <table:table-cell office:value-type="string">
            <text:p>BLGO</text:p>
          </table:table-cell>
          <table:table-cell office:value-type="float" office:value="1">
            <text:p>1</text:p>
          </table:table-cell>
          <table:table-cell office:value-type="string">
            <text:p>2013-06-12 00:00:00</text:p>
          </table:table-cell>
          <table:table-cell table:number-columns-repeated="2" office:value-type="float" office:value="0.27">
            <text:p>0.27</text:p>
          </table:table-cell>
          <table:table-cell office:value-type="float" office:value="0.037037037037037">
            <text:p>0.037037037</text:p>
          </table:table-cell>
          <table:table-cell office:value-type="float" office:value="0.10305327533261">
            <text:p>0.1030532753</text:p>
          </table:table-cell>
          <table:table-cell table:formula="of:=IF([.G379]&gt;0;1;0)" office:value-type="float" office:value="1">
            <text:p>1</text:p>
          </table:table-cell>
          <table:table-cell table:formula="of:=IF([.I378]&gt;=0;IF([.H379]=1;[.I378]+([.F379]*[.J379])-20;[.I378]);0)" office:value-type="float" office:value="30439520611.3229">
            <text:p>30439520611.3229</text:p>
          </table:table-cell>
          <table:table-cell table:formula="of:=IF([.I378]&gt;1000;[.I378]*0.5;1000)" office:value-type="float" office:value="14943037400.8312">
            <text:p>14943037400.8312</text:p>
          </table:table-cell>
          <table:table-cell table:number-columns-repeated="2"/>
        </table:table-row>
        <table:table-row table:style-name="ro1">
          <table:table-cell office:value-type="string">
            <text:p>BLGO</text:p>
          </table:table-cell>
          <table:table-cell office:value-type="float" office:value="1">
            <text:p>1</text:p>
          </table:table-cell>
          <table:table-cell office:value-type="string">
            <text:p>2013-06-13 00:00:00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0.0426045947933705">
            <text:p>0.0426045948</text:p>
          </table:table-cell>
          <table:table-cell table:formula="of:=IF([.G380]&gt;0;1;0)" office:value-type="float" office:value="1">
            <text:p>1</text:p>
          </table:table-cell>
          <table:table-cell table:formula="of:=IF([.I379]&gt;=0;IF([.H380]=1;[.I379]+([.F380]*[.J380])-20;[.I379]);0)" office:value-type="float" office:value="30439520591.3229">
            <text:p>30439520591.3229</text:p>
          </table:table-cell>
          <table:table-cell table:formula="of:=IF([.I379]&gt;1000;[.I379]*0.5;1000)" office:value-type="float" office:value="15219760305.6615">
            <text:p>15219760305.6615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1">
            <text:p>1</text:p>
          </table:table-cell>
          <table:table-cell office:value-type="string">
            <text:p>2013-06-14 00:00:00</text:p>
          </table:table-cell>
          <table:table-cell table:number-columns-repeated="2" office:value-type="float" office:value="2.72">
            <text:p>2.72</text:p>
          </table:table-cell>
          <table:table-cell office:value-type="float" office:value="0.540441176470588">
            <text:p>0.5404411765</text:p>
          </table:table-cell>
          <table:table-cell office:value-type="float" office:value="0.544824257262892">
            <text:p>0.5448242573</text:p>
          </table:table-cell>
          <table:table-cell table:formula="of:=IF([.G381]&gt;0;1;0)" office:value-type="float" office:value="1">
            <text:p>1</text:p>
          </table:table-cell>
          <table:table-cell table:formula="of:=IF([.I380]&gt;=0;IF([.H381]=1;[.I380]+([.F381]*[.J381])-20;[.I380]);0)" office:value-type="float" office:value="38664905731.1105">
            <text:p>38664905731.1105</text:p>
          </table:table-cell>
          <table:table-cell table:formula="of:=IF([.I380]&gt;1000;[.I380]*0.5;1000)" office:value-type="float" office:value="15219760295.6615">
            <text:p>15219760295.6615</text:p>
          </table:table-cell>
          <table:table-cell table:number-columns-repeated="2"/>
        </table:table-row>
        <table:table-row table:style-name="ro1">
          <table:table-cell office:value-type="string">
            <text:p>CBEH</text:p>
          </table:table-cell>
          <table:table-cell office:value-type="float" office:value="1">
            <text:p>1</text:p>
          </table:table-cell>
          <table:table-cell office:value-type="string">
            <text:p>2013-06-17 00:00:0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13125">
            <text:p>0.13125</text:p>
          </table:table-cell>
          <table:table-cell office:value-type="float" office:value="0.213756442723843">
            <text:p>0.2137564427</text:p>
          </table:table-cell>
          <table:table-cell table:formula="of:=IF([.G382]&gt;0;1;0)" office:value-type="float" office:value="1">
            <text:p>1</text:p>
          </table:table-cell>
          <table:table-cell table:formula="of:=IF([.I381]&gt;=0;IF([.H382]=1;[.I381]+([.F382]*[.J382])-20;[.I381]);0)" office:value-type="float" office:value="41202290149.7147">
            <text:p>41202290149.7147</text:p>
          </table:table-cell>
          <table:table-cell table:formula="of:=IF([.I381]&gt;1000;[.I381]*0.5;1000)" office:value-type="float" office:value="19332452865.5553">
            <text:p>19332452865.5553</text:p>
          </table:table-cell>
          <table:table-cell table:number-columns-repeated="2"/>
        </table:table-row>
        <table:table-row table:style-name="ro1">
          <table:table-cell office:value-type="string">
            <text:p>MSTX</text:p>
          </table:table-cell>
          <table:table-cell office:value-type="float" office:value="1">
            <text:p>1</text:p>
          </table:table-cell>
          <table:table-cell office:value-type="string">
            <text:p>2013-06-18 00:00:00</text:p>
          </table:table-cell>
          <table:table-cell table:number-columns-repeated="2" office:value-type="float" office:value="0.4525">
            <text:p>0.4525</text:p>
          </table:table-cell>
          <table:table-cell office:value-type="float" office:value="0.00552486187845314">
            <text:p>0.0055248619</text:p>
          </table:table-cell>
          <table:table-cell office:value-type="float" office:value="0.0322597971874638">
            <text:p>0.0322597972</text:p>
          </table:table-cell>
          <table:table-cell table:formula="of:=IF([.G383]&gt;0;1;0)" office:value-type="float" office:value="1">
            <text:p>1</text:p>
          </table:table-cell>
          <table:table-cell table:formula="of:=IF([.I382]&gt;=0;IF([.H383]=1;[.I382]+([.F383]*[.J383])-20;[.I382]);0)" office:value-type="float" office:value="41316108610.7912">
            <text:p>41316108610.7912</text:p>
          </table:table-cell>
          <table:table-cell table:formula="of:=IF([.I382]&gt;1000;[.I382]*0.5;1000)" office:value-type="float" office:value="20601145074.8573">
            <text:p>20601145074.8573</text:p>
          </table:table-cell>
          <table:table-cell table:number-columns-repeated="2"/>
        </table:table-row>
        <table:table-row table:style-name="ro1">
          <table:table-cell office:value-type="string">
            <text:p>PSTR</text:p>
          </table:table-cell>
          <table:table-cell office:value-type="float" office:value="1">
            <text:p>1</text:p>
          </table:table-cell>
          <table:table-cell office:value-type="string">
            <text:p>2013-06-19 00:00:00</text:p>
          </table:table-cell>
          <table:table-cell table:number-columns-repeated="2" office:value-type="float" office:value="1.5475">
            <text:p>1.5475</text:p>
          </table:table-cell>
          <table:table-cell office:value-type="float" office:value="-0.0420032310177707">
            <text:p>-0.042003231</text:p>
          </table:table-cell>
          <table:table-cell office:value-type="float" office:value="0.0323918020587045">
            <text:p>0.0323918021</text:p>
          </table:table-cell>
          <table:table-cell table:formula="of:=IF([.G384]&gt;0;1;0)" office:value-type="float" office:value="1">
            <text:p>1</text:p>
          </table:table-cell>
          <table:table-cell table:formula="of:=IF([.I383]&gt;=0;IF([.H384]=1;[.I383]+([.F384]*[.J384])-20;[.I383]);0)" office:value-type="float" office:value="40448403563.424">
            <text:p>40448403563.424</text:p>
          </table:table-cell>
          <table:table-cell table:formula="of:=IF([.I383]&gt;1000;[.I383]*0.5;1000)" office:value-type="float" office:value="20658054305.3956">
            <text:p>20658054305.3956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1">
            <text:p>1</text:p>
          </table:table-cell>
          <table:table-cell office:value-type="string">
            <text:p>2013-06-20 00:00:00</text:p>
          </table:table-cell>
          <table:table-cell table:number-columns-repeated="2" office:value-type="float" office:value="4.19">
            <text:p>4.19</text:p>
          </table:table-cell>
          <table:table-cell office:value-type="float" office:value="0">
            <text:p>0</text:p>
          </table:table-cell>
          <table:table-cell office:value-type="float" office:value="0.108274952609362">
            <text:p>0.1082749526</text:p>
          </table:table-cell>
          <table:table-cell table:formula="of:=IF([.G385]&gt;0;1;0)" office:value-type="float" office:value="1">
            <text:p>1</text:p>
          </table:table-cell>
          <table:table-cell table:formula="of:=IF([.I384]&gt;=0;IF([.H385]=1;[.I384]+([.F385]*[.J385])-20;[.I384]);0)" office:value-type="float" office:value="40448403543.424">
            <text:p>40448403543.424</text:p>
          </table:table-cell>
          <table:table-cell table:formula="of:=IF([.I384]&gt;1000;[.I384]*0.5;1000)" office:value-type="float" office:value="20224201781.712">
            <text:p>20224201781.712</text:p>
          </table:table-cell>
          <table:table-cell table:number-columns-repeated="2"/>
        </table:table-row>
        <table:table-row table:style-name="ro1">
          <table:table-cell office:value-type="string">
            <text:p>MNGA</text:p>
          </table:table-cell>
          <table:table-cell office:value-type="float" office:value="1">
            <text:p>1</text:p>
          </table:table-cell>
          <table:table-cell office:value-type="string">
            <text:p>2013-06-21 00:00:00</text:p>
          </table:table-cell>
          <table:table-cell table:number-columns-repeated="2" office:value-type="float" office:value="0.8375">
            <text:p>0.8375</text:p>
          </table:table-cell>
          <table:table-cell office:value-type="float" office:value="-0.0447761194029851">
            <text:p>-0.0447761194</text:p>
          </table:table-cell>
          <table:table-cell office:value-type="float" office:value="0.0737306965792316">
            <text:p>0.0737306966</text:p>
          </table:table-cell>
          <table:table-cell table:formula="of:=IF([.G386]&gt;0;1;0)" office:value-type="float" office:value="1">
            <text:p>1</text:p>
          </table:table-cell>
          <table:table-cell table:formula="of:=IF([.I385]&gt;=0;IF([.H386]=1;[.I385]+([.F386]*[.J386])-20;[.I385]);0)" office:value-type="float" office:value="39542842250.0638">
            <text:p>39542842250.0638</text:p>
          </table:table-cell>
          <table:table-cell table:formula="of:=IF([.I385]&gt;1000;[.I385]*0.5;1000)" office:value-type="float" office:value="20224201771.712">
            <text:p>20224201771.712</text:p>
          </table:table-cell>
          <table:table-cell table:number-columns-repeated="2"/>
        </table:table-row>
        <table:table-row table:style-name="ro1">
          <table:table-cell office:value-type="string">
            <text:p>FREE</text:p>
          </table:table-cell>
          <table:table-cell office:value-type="float" office:value="0.2">
            <text:p>0.2</text:p>
          </table:table-cell>
          <table:table-cell office:value-type="string">
            <text:p>2013-06-24 00:00:00</text:p>
          </table:table-cell>
          <table:table-cell office:value-type="float" office:value="0.4825">
            <text:p>0.4825</text:p>
          </table:table-cell>
          <table:table-cell office:value-type="float" office:value="2.4125">
            <text:p>2.4125</text:p>
          </table:table-cell>
          <table:table-cell office:value-type="float" office:value="0.0414507772020727">
            <text:p>0.0414507772</text:p>
          </table:table-cell>
          <table:table-cell office:value-type="float" office:value="0.0762912380243556">
            <text:p>0.076291238</text:p>
          </table:table-cell>
          <table:table-cell table:formula="of:=IF([.G387]&gt;0;1;0)" office:value-type="float" office:value="1">
            <text:p>1</text:p>
          </table:table-cell>
          <table:table-cell table:formula="of:=IF([.I386]&gt;=0;IF([.H387]=1;[.I386]+([.F387]*[.J387])-20;[.I386]);0)" office:value-type="float" office:value="40362383002.0858">
            <text:p>40362383002.0858</text:p>
          </table:table-cell>
          <table:table-cell table:formula="of:=IF([.I386]&gt;1000;[.I386]*0.5;1000)" office:value-type="float" office:value="19771421125.0319">
            <text:p>19771421125.0319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1">
            <text:p>1</text:p>
          </table:table-cell>
          <table:table-cell office:value-type="string">
            <text:p>2013-06-25 00:00:00</text:p>
          </table:table-cell>
          <table:table-cell table:number-columns-repeated="2" office:value-type="float" office:value="2.375">
            <text:p>2.375</text:p>
          </table:table-cell>
          <table:table-cell office:value-type="float" office:value="0.684210526315789">
            <text:p>0.6842105263</text:p>
          </table:table-cell>
          <table:table-cell office:value-type="float" office:value="0.326875105081181">
            <text:p>0.3268751051</text:p>
          </table:table-cell>
          <table:table-cell table:formula="of:=IF([.G388]&gt;0;1;0)" office:value-type="float" office:value="1">
            <text:p>1</text:p>
          </table:table-cell>
          <table:table-cell table:formula="of:=IF([.I387]&gt;=0;IF([.H388]=1;[.I387]+([.F388]*[.J388])-20;[.I387]);0)" office:value-type="float" office:value="54170566640.6942">
            <text:p>54170566640.6942</text:p>
          </table:table-cell>
          <table:table-cell table:formula="of:=IF([.I387]&gt;1000;[.I387]*0.5;1000)" office:value-type="float" office:value="20181191501.0429">
            <text:p>20181191501.0429</text:p>
          </table:table-cell>
          <table:table-cell table:number-columns-repeated="2"/>
        </table:table-row>
        <table:table-row table:style-name="ro1">
          <table:table-cell office:value-type="string">
            <text:p>XRSC</text:p>
          </table:table-cell>
          <table:table-cell office:value-type="float" office:value="1">
            <text:p>1</text:p>
          </table:table-cell>
          <table:table-cell office:value-type="string">
            <text:p>2013-06-26 00:00:00</text:p>
          </table:table-cell>
          <table:table-cell table:number-columns-repeated="2" office:value-type="float" office:value="2.555">
            <text:p>2.555</text:p>
          </table:table-cell>
          <table:table-cell office:value-type="float" office:value="-0.00684931506849318">
            <text:p>-0.0068493151</text:p>
          </table:table-cell>
          <table:table-cell office:value-type="float" office:value="0.0554824501678482">
            <text:p>0.0554824502</text:p>
          </table:table-cell>
          <table:table-cell table:formula="of:=IF([.G389]&gt;0;1;0)" office:value-type="float" office:value="1">
            <text:p>1</text:p>
          </table:table-cell>
          <table:table-cell table:formula="of:=IF([.I388]&gt;=0;IF([.H389]=1;[.I388]+([.F389]*[.J389])-20;[.I388]);0)" office:value-type="float" office:value="53985050981.5137">
            <text:p>53985050981.5137</text:p>
          </table:table-cell>
          <table:table-cell table:formula="of:=IF([.I388]&gt;1000;[.I388]*0.5;1000)" office:value-type="float" office:value="27085283320.3471">
            <text:p>27085283320.3471</text:p>
          </table:table-cell>
          <table:table-cell table:number-columns-repeated="2"/>
        </table:table-row>
        <table:table-row table:style-name="ro1">
          <table:table-cell office:value-type="string">
            <text:p>THM</text:p>
          </table:table-cell>
          <table:table-cell office:value-type="float" office:value="1">
            <text:p>1</text:p>
          </table:table-cell>
          <table:table-cell office:value-type="string">
            <text:p>2013-06-27 00:00:00</text:p>
          </table:table-cell>
          <table:table-cell table:number-columns-repeated="2" office:value-type="float" office:value="0.525">
            <text:p>0.525</text:p>
          </table:table-cell>
          <table:table-cell office:value-type="float" office:value="0.138095238095238">
            <text:p>0.1380952381</text:p>
          </table:table-cell>
          <table:table-cell office:value-type="float" office:value="0.0467170936112561">
            <text:p>0.0467170936</text:p>
          </table:table-cell>
          <table:table-cell table:formula="of:=IF([.G390]&gt;0;1;0)" office:value-type="float" office:value="1">
            <text:p>1</text:p>
          </table:table-cell>
          <table:table-cell table:formula="of:=IF([.I389]&gt;=0;IF([.H390]=1;[.I389]+([.F390]*[.J390])-20;[.I389]);0)" office:value-type="float" office:value="57712590195.9516">
            <text:p>57712590195.9516</text:p>
          </table:table-cell>
          <table:table-cell table:formula="of:=IF([.I389]&gt;1000;[.I389]*0.5;1000)" office:value-type="float" office:value="26992525490.7568">
            <text:p>26992525490.7568</text:p>
          </table:table-cell>
          <table:table-cell table:number-columns-repeated="2"/>
        </table:table-row>
        <table:table-row table:style-name="ro1">
          <table:table-cell office:value-type="string">
            <text:p>GRH</text:p>
          </table:table-cell>
          <table:table-cell office:value-type="float" office:value="1">
            <text:p>1</text:p>
          </table:table-cell>
          <table:table-cell office:value-type="string">
            <text:p>2013-06-28 00:00:00</text:p>
          </table:table-cell>
          <table:table-cell table:number-columns-repeated="2" office:value-type="float" office:value="0.7975">
            <text:p>0.7975</text:p>
          </table:table-cell>
          <table:table-cell office:value-type="float" office:value="0.0470219435736676">
            <text:p>0.0470219436</text:p>
          </table:table-cell>
          <table:table-cell office:value-type="float" office:value="0.0365062702845797">
            <text:p>0.0365062703</text:p>
          </table:table-cell>
          <table:table-cell table:formula="of:=IF([.G391]&gt;0;1;0)" office:value-type="float" office:value="1">
            <text:p>1</text:p>
          </table:table-cell>
          <table:table-cell table:formula="of:=IF([.I390]&gt;=0;IF([.H391]=1;[.I390]+([.F391]*[.J391])-20;[.I390]);0)" office:value-type="float" office:value="59069469255.7937">
            <text:p>59069469255.7937</text:p>
          </table:table-cell>
          <table:table-cell table:formula="of:=IF([.I390]&gt;1000;[.I390]*0.5;1000)" office:value-type="float" office:value="28856295097.9758">
            <text:p>28856295097.9758</text:p>
          </table:table-cell>
          <table:table-cell table:number-columns-repeated="2"/>
        </table:table-row>
        <table:table-row table:style-name="ro1">
          <table:table-cell office:value-type="string">
            <text:p>WAVX</text:p>
          </table:table-cell>
          <table:table-cell office:value-type="float" office:value="1">
            <text:p>1</text:p>
          </table:table-cell>
          <table:table-cell office:value-type="string">
            <text:p>2013-07-01 00:00:00</text:p>
          </table:table-cell>
          <table:table-cell table:number-columns-repeated="2" office:value-type="float" office:value="1.045">
            <text:p>1.045</text:p>
          </table:table-cell>
          <table:table-cell office:value-type="float" office:value="0.0382775119617225">
            <text:p>0.038277512</text:p>
          </table:table-cell>
          <table:table-cell office:value-type="float" office:value="0.103731759751946">
            <text:p>0.1037317598</text:p>
          </table:table-cell>
          <table:table-cell table:formula="of:=IF([.G392]&gt;0;1;0)" office:value-type="float" office:value="1">
            <text:p>1</text:p>
          </table:table-cell>
          <table:table-cell table:formula="of:=IF([.I391]&gt;=0;IF([.H392]=1;[.I391]+([.F392]*[.J392])-20;[.I391]);0)" office:value-type="float" office:value="60199985393.7993">
            <text:p>60199985393.7993</text:p>
          </table:table-cell>
          <table:table-cell table:formula="of:=IF([.I391]&gt;1000;[.I391]*0.5;1000)" office:value-type="float" office:value="29534734627.8968">
            <text:p>29534734627.8968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07-02 00:00:00</text:p>
          </table:table-cell>
          <table:table-cell table:number-columns-repeated="2" office:value-type="float" office:value="0.42">
            <text:p>0.42</text:p>
          </table:table-cell>
          <table:table-cell office:value-type="float" office:value="0.190476190476191">
            <text:p>0.1904761905</text:p>
          </table:table-cell>
          <table:table-cell office:value-type="float" office:value="0.0997056297522206">
            <text:p>0.0997056298</text:p>
          </table:table-cell>
          <table:table-cell table:formula="of:=IF([.G393]&gt;0;1;0)" office:value-type="float" office:value="1">
            <text:p>1</text:p>
          </table:table-cell>
          <table:table-cell table:formula="of:=IF([.I392]&gt;=0;IF([.H393]=1;[.I392]+([.F393]*[.J393])-20;[.I392]);0)" office:value-type="float" office:value="65933317316.0659">
            <text:p>65933317316.0659</text:p>
          </table:table-cell>
          <table:table-cell table:formula="of:=IF([.I392]&gt;1000;[.I392]*0.5;1000)" office:value-type="float" office:value="30099992696.8996">
            <text:p>30099992696.8996</text:p>
          </table:table-cell>
          <table:table-cell table:number-columns-repeated="2"/>
        </table:table-row>
        <table:table-row table:style-name="ro1">
          <table:table-cell office:value-type="string">
            <text:p>MGN</text:p>
          </table:table-cell>
          <table:table-cell office:value-type="float" office:value="1">
            <text:p>1</text:p>
          </table:table-cell>
          <table:table-cell office:value-type="string">
            <text:p>2013-07-03 00:00:00</text:p>
          </table:table-cell>
          <table:table-cell table:number-columns-repeated="2" office:value-type="float" office:value="0.56">
            <text:p>0.56</text:p>
          </table:table-cell>
          <table:table-cell office:value-type="float" office:value="-0.0267857142857145">
            <text:p>-0.0267857143</text:p>
          </table:table-cell>
          <table:table-cell office:value-type="float" office:value="0.101242257193061">
            <text:p>0.1012422572</text:p>
          </table:table-cell>
          <table:table-cell table:formula="of:=IF([.G394]&gt;0;1;0)" office:value-type="float" office:value="1">
            <text:p>1</text:p>
          </table:table-cell>
          <table:table-cell table:formula="of:=IF([.I393]&gt;=0;IF([.H394]=1;[.I393]+([.F394]*[.J394])-20;[.I393]);0)" office:value-type="float" office:value="65050281796.2972">
            <text:p>65050281796.2972</text:p>
          </table:table-cell>
          <table:table-cell table:formula="of:=IF([.I393]&gt;1000;[.I393]*0.5;1000)" office:value-type="float" office:value="32966658658.0329">
            <text:p>32966658658.0329</text:p>
          </table:table-cell>
          <table:table-cell table:number-columns-repeated="2"/>
        </table:table-row>
        <table:table-row table:style-name="ro1">
          <table:table-cell office:value-type="string">
            <text:p>CCNI</text:p>
          </table:table-cell>
          <table:table-cell office:value-type="float" office:value="1">
            <text:p>1</text:p>
          </table:table-cell>
          <table:table-cell office:value-type="string">
            <text:p>2013-07-04 00:00:00</text:p>
          </table:table-cell>
          <table:table-cell table:number-columns-repeated="2"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0.0310925928345981">
            <text:p>0.0310925928</text:p>
          </table:table-cell>
          <table:table-cell table:formula="of:=IF([.G395]&gt;0;1;0)" office:value-type="float" office:value="1">
            <text:p>1</text:p>
          </table:table-cell>
          <table:table-cell table:formula="of:=IF([.I394]&gt;=0;IF([.H395]=1;[.I394]+([.F395]*[.J395])-20;[.I394]);0)" office:value-type="float" office:value="65050281776.2972">
            <text:p>65050281776.2972</text:p>
          </table:table-cell>
          <table:table-cell table:formula="of:=IF([.I394]&gt;1000;[.I394]*0.5;1000)" office:value-type="float" office:value="32525140898.1486">
            <text:p>32525140898.1486</text:p>
          </table:table-cell>
          <table:table-cell table:number-columns-repeated="2"/>
        </table:table-row>
        <table:table-row table:style-name="ro1">
          <table:table-cell office:value-type="string">
            <text:p>AOLS</text:p>
          </table:table-cell>
          <table:table-cell office:value-type="float" office:value="1">
            <text:p>1</text:p>
          </table:table-cell>
          <table:table-cell office:value-type="string">
            <text:p>2013-07-05 00:00:00</text:p>
          </table:table-cell>
          <table:table-cell table:number-columns-repeated="2" office:value-type="float" office:value="0.34">
            <text:p>0.34</text:p>
          </table:table-cell>
          <table:table-cell office:value-type="float" office:value="-0.0661764705882354">
            <text:p>-0.0661764706</text:p>
          </table:table-cell>
          <table:table-cell office:value-type="float" office:value="0.054561173716058">
            <text:p>0.0545611737</text:p>
          </table:table-cell>
          <table:table-cell table:formula="of:=IF([.G396]&gt;0;1;0)" office:value-type="float" office:value="1">
            <text:p>1</text:p>
          </table:table-cell>
          <table:table-cell table:formula="of:=IF([.I395]&gt;=0;IF([.H396]=1;[.I395]+([.F396]*[.J396])-20;[.I395]);0)" office:value-type="float" office:value="62897882726.9344">
            <text:p>62897882726.9344</text:p>
          </table:table-cell>
          <table:table-cell table:formula="of:=IF([.I395]&gt;1000;[.I395]*0.5;1000)" office:value-type="float" office:value="32525140888.1486">
            <text:p>32525140888.1486</text:p>
          </table:table-cell>
          <table:table-cell table:number-columns-repeated="2"/>
        </table:table-row>
        <table:table-row table:style-name="ro1">
          <table:table-cell office:value-type="string">
            <text:p>IBIO</text:p>
          </table:table-cell>
          <table:table-cell office:value-type="float" office:value="1">
            <text:p>1</text:p>
          </table:table-cell>
          <table:table-cell office:value-type="string">
            <text:p>2013-07-08 00:00:00</text:p>
          </table:table-cell>
          <table:table-cell table:number-columns-repeated="2" office:value-type="float" office:value="0.49">
            <text:p>0.49</text:p>
          </table:table-cell>
          <table:table-cell office:value-type="float" office:value="-0.0204081632653061">
            <text:p>-0.0204081633</text:p>
          </table:table-cell>
          <table:table-cell office:value-type="float" office:value="0.0406897118604065">
            <text:p>0.0406897119</text:p>
          </table:table-cell>
          <table:table-cell table:formula="of:=IF([.G397]&gt;0;1;0)" office:value-type="float" office:value="1">
            <text:p>1</text:p>
          </table:table-cell>
          <table:table-cell table:formula="of:=IF([.I396]&gt;=0;IF([.H397]=1;[.I396]+([.F397]*[.J397])-20;[.I396]);0)" office:value-type="float" office:value="62256067577.0677">
            <text:p>62256067577.0677</text:p>
          </table:table-cell>
          <table:table-cell table:formula="of:=IF([.I396]&gt;1000;[.I396]*0.5;1000)" office:value-type="float" office:value="31448941363.4672">
            <text:p>31448941363.4672</text:p>
          </table:table-cell>
          <table:table-cell table:number-columns-repeated="2"/>
        </table:table-row>
        <table:table-row table:style-name="ro1">
          <table:table-cell office:value-type="string">
            <text:p>AERO</text:p>
          </table:table-cell>
          <table:table-cell office:value-type="float" office:value="1">
            <text:p>1</text:p>
          </table:table-cell>
          <table:table-cell office:value-type="string">
            <text:p>2013-07-09 00:00:00</text:p>
          </table:table-cell>
          <table:table-cell table:number-columns-repeated="2" office:value-type="float" office:value="1.55">
            <text:p>1.55</text:p>
          </table:table-cell>
          <table:table-cell office:value-type="float" office:value="0">
            <text:p>0</text:p>
          </table:table-cell>
          <table:table-cell office:value-type="float" office:value="0.0513237065733867">
            <text:p>0.0513237066</text:p>
          </table:table-cell>
          <table:table-cell table:formula="of:=IF([.G398]&gt;0;1;0)" office:value-type="float" office:value="1">
            <text:p>1</text:p>
          </table:table-cell>
          <table:table-cell table:formula="of:=IF([.I397]&gt;=0;IF([.H398]=1;[.I397]+([.F398]*[.J398])-20;[.I397]);0)" office:value-type="float" office:value="62256067557.0677">
            <text:p>62256067557.0677</text:p>
          </table:table-cell>
          <table:table-cell table:formula="of:=IF([.I397]&gt;1000;[.I397]*0.5;1000)" office:value-type="float" office:value="31128033788.5338">
            <text:p>31128033788.5338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1">
            <text:p>1</text:p>
          </table:table-cell>
          <table:table-cell office:value-type="string">
            <text:p>2013-07-10 00:00:00</text:p>
          </table:table-cell>
          <table:table-cell table:number-columns-repeated="2" office:value-type="float" office:value="3.25">
            <text:p>3.25</text:p>
          </table:table-cell>
          <table:table-cell office:value-type="float" office:value="0">
            <text:p>0</text:p>
          </table:table-cell>
          <table:table-cell office:value-type="float" office:value="0.0996266000882057">
            <text:p>0.0996266001</text:p>
          </table:table-cell>
          <table:table-cell table:formula="of:=IF([.G399]&gt;0;1;0)" office:value-type="float" office:value="1">
            <text:p>1</text:p>
          </table:table-cell>
          <table:table-cell table:formula="of:=IF([.I398]&gt;=0;IF([.H399]=1;[.I398]+([.F399]*[.J399])-20;[.I398]);0)" office:value-type="float" office:value="62256067537.0677">
            <text:p>62256067537.0677</text:p>
          </table:table-cell>
          <table:table-cell table:formula="of:=IF([.I398]&gt;1000;[.I398]*0.5;1000)" office:value-type="float" office:value="31128033778.5338">
            <text:p>31128033778.5338</text:p>
          </table:table-cell>
          <table:table-cell table:number-columns-repeated="2"/>
        </table:table-row>
        <table:table-row table:style-name="ro1">
          <table:table-cell office:value-type="string">
            <text:p>LPAD</text:p>
          </table:table-cell>
          <table:table-cell office:value-type="float" office:value="1">
            <text:p>1</text:p>
          </table:table-cell>
          <table:table-cell office:value-type="string">
            <text:p>2013-07-11 00:00:00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0">
            <text:p>0</text:p>
          </table:table-cell>
          <table:table-cell office:value-type="float" office:value="0.051742198648157">
            <text:p>0.0517421986</text:p>
          </table:table-cell>
          <table:table-cell table:formula="of:=IF([.G400]&gt;0;1;0)" office:value-type="float" office:value="1">
            <text:p>1</text:p>
          </table:table-cell>
          <table:table-cell table:formula="of:=IF([.I399]&gt;=0;IF([.H400]=1;[.I399]+([.F400]*[.J400])-20;[.I399]);0)" office:value-type="float" office:value="62256067517.0677">
            <text:p>62256067517.0677</text:p>
          </table:table-cell>
          <table:table-cell table:formula="of:=IF([.I399]&gt;1000;[.I399]*0.5;1000)" office:value-type="float" office:value="31128033768.5338">
            <text:p>31128033768.5338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07-12 00:00:00</text:p>
          </table:table-cell>
          <table:table-cell table:number-columns-repeated="2" office:value-type="float" office:value="0.4425">
            <text:p>0.4425</text:p>
          </table:table-cell>
          <table:table-cell office:value-type="float" office:value="0.242937853107345">
            <text:p>0.2429378531</text:p>
          </table:table-cell>
          <table:table-cell office:value-type="float" office:value="0.0573720915053786">
            <text:p>0.0573720915</text:p>
          </table:table-cell>
          <table:table-cell table:formula="of:=IF([.G401]&gt;0;1;0)" office:value-type="float" office:value="1">
            <text:p>1</text:p>
          </table:table-cell>
          <table:table-cell table:formula="of:=IF([.I400]&gt;=0;IF([.H401]=1;[.I400]+([.F401]*[.J401])-20;[.I400]);0)" office:value-type="float" office:value="69818245189.8189">
            <text:p>69818245189.8189</text:p>
          </table:table-cell>
          <table:table-cell table:formula="of:=IF([.I400]&gt;1000;[.I400]*0.5;1000)" office:value-type="float" office:value="31128033758.5338">
            <text:p>31128033758.5338</text:p>
          </table:table-cell>
          <table:table-cell table:number-columns-repeated="2"/>
        </table:table-row>
        <table:table-row table:style-name="ro1">
          <table:table-cell office:value-type="string">
            <text:p>CRMD</text:p>
          </table:table-cell>
          <table:table-cell office:value-type="float" office:value="1">
            <text:p>1</text:p>
          </table:table-cell>
          <table:table-cell office:value-type="string">
            <text:p>2013-07-15 00:00:00</text:p>
          </table:table-cell>
          <table:table-cell table:number-columns-repeated="2" office:value-type="float" office:value="0.9675">
            <text:p>0.9675</text:p>
          </table:table-cell>
          <table:table-cell office:value-type="float" office:value="-0.00775193798449603">
            <text:p>-0.007751938</text:p>
          </table:table-cell>
          <table:table-cell office:value-type="float" office:value="0.0445121571310643">
            <text:p>0.0445121571</text:p>
          </table:table-cell>
          <table:table-cell table:formula="of:=IF([.G402]&gt;0;1;0)" office:value-type="float" office:value="1">
            <text:p>1</text:p>
          </table:table-cell>
          <table:table-cell table:formula="of:=IF([.I401]&gt;=0;IF([.H402]=1;[.I401]+([.F402]*[.J402])-20;[.I401]);0)" office:value-type="float" office:value="69547631816.37">
            <text:p>69547631816.37</text:p>
          </table:table-cell>
          <table:table-cell table:formula="of:=IF([.I401]&gt;1000;[.I401]*0.5;1000)" office:value-type="float" office:value="34909122594.9094">
            <text:p>34909122594.9094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07-16 00:00:0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635690856980967">
            <text:p>0.0635690857</text:p>
          </table:table-cell>
          <table:table-cell table:formula="of:=IF([.G403]&gt;0;1;0)" office:value-type="float" office:value="1">
            <text:p>1</text:p>
          </table:table-cell>
          <table:table-cell table:formula="of:=IF([.I402]&gt;=0;IF([.H403]=1;[.I402]+([.F403]*[.J403])-20;[.I402]);0)" office:value-type="float" office:value="69547631796.37">
            <text:p>69547631796.37</text:p>
          </table:table-cell>
          <table:table-cell table:formula="of:=IF([.I402]&gt;1000;[.I402]*0.5;1000)" office:value-type="float" office:value="34773815908.185">
            <text:p>34773815908.185</text:p>
          </table:table-cell>
          <table:table-cell table:number-columns-repeated="2"/>
        </table:table-row>
        <table:table-row table:style-name="ro1">
          <table:table-cell office:value-type="string">
            <text:p>CBEH</text:p>
          </table:table-cell>
          <table:table-cell office:value-type="float" office:value="1">
            <text:p>1</text:p>
          </table:table-cell>
          <table:table-cell office:value-type="string">
            <text:p>2013-07-17 00:00:00</text:p>
          </table:table-cell>
          <table:table-cell table:number-columns-repeated="2" office:value-type="float" office:value="0.3825">
            <text:p>0.3825</text:p>
          </table:table-cell>
          <table:table-cell office:value-type="float" office:value="0.065359477124183">
            <text:p>0.0653594771</text:p>
          </table:table-cell>
          <table:table-cell office:value-type="float" office:value="0.0931273579140948">
            <text:p>0.0931273579</text:p>
          </table:table-cell>
          <table:table-cell table:formula="of:=IF([.G404]&gt;0;1;0)" office:value-type="float" office:value="1">
            <text:p>1</text:p>
          </table:table-cell>
          <table:table-cell table:formula="of:=IF([.I403]&gt;=0;IF([.H404]=1;[.I403]+([.F404]*[.J404])-20;[.I403]);0)" office:value-type="float" office:value="71820430201.0879">
            <text:p>71820430201.0879</text:p>
          </table:table-cell>
          <table:table-cell table:formula="of:=IF([.I403]&gt;1000;[.I403]*0.5;1000)" office:value-type="float" office:value="34773815898.185">
            <text:p>34773815898.185</text:p>
          </table:table-cell>
          <table:table-cell table:number-columns-repeated="2"/>
        </table:table-row>
        <table:table-row table:style-name="ro1">
          <table:table-cell office:value-type="string">
            <text:p>BSPM</text:p>
          </table:table-cell>
          <table:table-cell office:value-type="float" office:value="1">
            <text:p>1</text:p>
          </table:table-cell>
          <table:table-cell office:value-type="string">
            <text:p>2013-07-18 00:00:00</text:p>
          </table:table-cell>
          <table:table-cell table:number-columns-repeated="2" office:value-type="float" office:value="0.735">
            <text:p>0.735</text:p>
          </table:table-cell>
          <table:table-cell office:value-type="float" office:value="0.010204081632653">
            <text:p>0.0102040816</text:p>
          </table:table-cell>
          <table:table-cell office:value-type="float" office:value="0.0681726845459518">
            <text:p>0.0681726845</text:p>
          </table:table-cell>
          <table:table-cell table:formula="of:=IF([.G405]&gt;0;1;0)" office:value-type="float" office:value="1">
            <text:p>1</text:p>
          </table:table-cell>
          <table:table-cell table:formula="of:=IF([.I404]&gt;=0;IF([.H405]=1;[.I404]+([.F405]*[.J405])-20;[.I404]);0)" office:value-type="float" office:value="72186860947.42">
            <text:p>72186860947.42</text:p>
          </table:table-cell>
          <table:table-cell table:formula="of:=IF([.I404]&gt;1000;[.I404]*0.5;1000)" office:value-type="float" office:value="35910215100.544">
            <text:p>35910215100.544</text:p>
          </table:table-cell>
          <table:table-cell table:number-columns-repeated="2"/>
        </table:table-row>
        <table:table-row table:style-name="ro1">
          <table:table-cell office:value-type="string">
            <text:p>BKYI</text:p>
          </table:table-cell>
          <table:table-cell office:value-type="float" office:value="1">
            <text:p>1</text:p>
          </table:table-cell>
          <table:table-cell office:value-type="string">
            <text:p>2013-07-19 00:00:00</text:p>
          </table:table-cell>
          <table:table-cell table:number-columns-repeated="2" office:value-type="float" office:value="0.2575">
            <text:p>0.2575</text:p>
          </table:table-cell>
          <table:table-cell office:value-type="float" office:value="0.155339805825243">
            <text:p>0.1553398058</text:p>
          </table:table-cell>
          <table:table-cell office:value-type="float" office:value="0.0839598643535263">
            <text:p>0.0839598644</text:p>
          </table:table-cell>
          <table:table-cell table:formula="of:=IF([.G406]&gt;0;1;0)" office:value-type="float" office:value="1">
            <text:p>1</text:p>
          </table:table-cell>
          <table:table-cell table:formula="of:=IF([.I405]&gt;=0;IF([.H406]=1;[.I405]+([.F406]*[.J406])-20;[.I405]);0)" office:value-type="float" office:value="77793607408.773">
            <text:p>77793607408.773</text:p>
          </table:table-cell>
          <table:table-cell table:formula="of:=IF([.I405]&gt;1000;[.I405]*0.5;1000)" office:value-type="float" office:value="36093430473.71">
            <text:p>36093430473.71</text:p>
          </table:table-cell>
          <table:table-cell table:number-columns-repeated="2"/>
        </table:table-row>
        <table:table-row table:style-name="ro1">
          <table:table-cell office:value-type="string">
            <text:p>ENMD</text:p>
          </table:table-cell>
          <table:table-cell office:value-type="float" office:value="1">
            <text:p>1</text:p>
          </table:table-cell>
          <table:table-cell office:value-type="string">
            <text:p>2013-07-22 00:00:00</text:p>
          </table:table-cell>
          <table:table-cell table:number-columns-repeated="2" office:value-type="float" office:value="1.9825">
            <text:p>1.9825</text:p>
          </table:table-cell>
          <table:table-cell office:value-type="float" office:value="-0.0277427490542244">
            <text:p>-0.0277427491</text:p>
          </table:table-cell>
          <table:table-cell office:value-type="float" office:value="0.0838256180277229">
            <text:p>0.083825618</text:p>
          </table:table-cell>
          <table:table-cell table:formula="of:=IF([.G407]&gt;0;1;0)" office:value-type="float" office:value="1">
            <text:p>1</text:p>
          </table:table-cell>
          <table:table-cell table:formula="of:=IF([.I406]&gt;=0;IF([.H407]=1;[.I406]+([.F407]*[.J407])-20;[.I406]);0)" office:value-type="float" office:value="76714503124.5908">
            <text:p>76714503124.5908</text:p>
          </table:table-cell>
          <table:table-cell table:formula="of:=IF([.I406]&gt;1000;[.I406]*0.5;1000)" office:value-type="float" office:value="38896803704.3865">
            <text:p>38896803704.3865</text:p>
          </table:table-cell>
          <table:table-cell table:number-columns-repeated="2"/>
        </table:table-row>
        <table:table-row table:style-name="ro1">
          <table:table-cell office:value-type="string">
            <text:p>MGN</text:p>
          </table:table-cell>
          <table:table-cell office:value-type="float" office:value="1">
            <text:p>1</text:p>
          </table:table-cell>
          <table:table-cell office:value-type="string">
            <text:p>2013-07-23 00:00:00</text:p>
          </table:table-cell>
          <table:table-cell table:number-columns-repeated="2" office:value-type="float" office:value="0.605">
            <text:p>0.605</text:p>
          </table:table-cell>
          <table:table-cell office:value-type="float" office:value="0.0123966942148759">
            <text:p>0.0123966942</text:p>
          </table:table-cell>
          <table:table-cell office:value-type="float" office:value="0.0602130663710366">
            <text:p>0.0602130664</text:p>
          </table:table-cell>
          <table:table-cell table:formula="of:=IF([.G408]&gt;0;1;0)" office:value-type="float" office:value="1">
            <text:p>1</text:p>
          </table:table-cell>
          <table:table-cell table:formula="of:=IF([.I407]&gt;=0;IF([.H408]=1;[.I407]+([.F408]*[.J408])-20;[.I407]);0)" office:value-type="float" office:value="77190006223.1316">
            <text:p>77190006223.1316</text:p>
          </table:table-cell>
          <table:table-cell table:formula="of:=IF([.I407]&gt;1000;[.I407]*0.5;1000)" office:value-type="float" office:value="38357251562.2954">
            <text:p>38357251562.2954</text:p>
          </table:table-cell>
          <table:table-cell table:number-columns-repeated="2"/>
        </table:table-row>
        <table:table-row table:style-name="ro1">
          <table:table-cell office:value-type="string">
            <text:p>EGLE</text:p>
          </table:table-cell>
          <table:table-cell office:value-type="float" office:value="1">
            <text:p>1</text:p>
          </table:table-cell>
          <table:table-cell office:value-type="string">
            <text:p>2013-07-24 00:00:00</text:p>
          </table:table-cell>
          <table:table-cell table:number-columns-repeated="2" office:value-type="float" office:value="3.835">
            <text:p>3.835</text:p>
          </table:table-cell>
          <table:table-cell office:value-type="float" office:value="0.014993481095176">
            <text:p>0.0149934811</text:p>
          </table:table-cell>
          <table:table-cell office:value-type="float" office:value="0.209214644030501">
            <text:p>0.209214644</text:p>
          </table:table-cell>
          <table:table-cell table:formula="of:=IF([.G409]&gt;0;1;0)" office:value-type="float" office:value="1">
            <text:p>1</text:p>
          </table:table-cell>
          <table:table-cell table:formula="of:=IF([.I408]&gt;=0;IF([.H409]=1;[.I408]+([.F409]*[.J409])-20;[.I408]);0)" office:value-type="float" office:value="77768679652.6532">
            <text:p>77768679652.6532</text:p>
          </table:table-cell>
          <table:table-cell table:formula="of:=IF([.I408]&gt;1000;[.I408]*0.5;1000)" office:value-type="float" office:value="38595003111.5658">
            <text:p>38595003111.5658</text:p>
          </table:table-cell>
          <table:table-cell table:number-columns-repeated="2"/>
        </table:table-row>
        <table:table-row table:style-name="ro1">
          <table:table-cell office:value-type="string">
            <text:p>THM</text:p>
          </table:table-cell>
          <table:table-cell office:value-type="float" office:value="1">
            <text:p>1</text:p>
          </table:table-cell>
          <table:table-cell office:value-type="string">
            <text:p>2013-07-25 00:00:00</text:p>
          </table:table-cell>
          <table:table-cell table:number-columns-repeated="2" office:value-type="float" office:value="0.42">
            <text:p>0.42</text:p>
          </table:table-cell>
          <table:table-cell office:value-type="float" office:value="0.0595238095238093">
            <text:p>0.0595238095</text:p>
          </table:table-cell>
          <table:table-cell office:value-type="float" office:value="0.124650621938862">
            <text:p>0.1246506219</text:p>
          </table:table-cell>
          <table:table-cell table:formula="of:=IF([.G410]&gt;0;1;0)" office:value-type="float" office:value="1">
            <text:p>1</text:p>
          </table:table-cell>
          <table:table-cell table:formula="of:=IF([.I409]&gt;=0;IF([.H410]=1;[.I409]+([.F410]*[.J410])-20;[.I409]);0)" office:value-type="float" office:value="80083223669.9345">
            <text:p>80083223669.9345</text:p>
          </table:table-cell>
          <table:table-cell table:formula="of:=IF([.I409]&gt;1000;[.I409]*0.5;1000)" office:value-type="float" office:value="38884339826.3266">
            <text:p>38884339826.3266</text:p>
          </table:table-cell>
          <table:table-cell table:number-columns-repeated="2"/>
        </table:table-row>
        <table:table-row table:style-name="ro1">
          <table:table-cell office:value-type="string">
            <text:p>THM</text:p>
          </table:table-cell>
          <table:table-cell office:value-type="float" office:value="1">
            <text:p>1</text:p>
          </table:table-cell>
          <table:table-cell office:value-type="string">
            <text:p>2013-07-26 00:00:00</text:p>
          </table:table-cell>
          <table:table-cell table:number-columns-repeated="2" office:value-type="float" office:value="0.445">
            <text:p>0.445</text:p>
          </table:table-cell>
          <table:table-cell office:value-type="float" office:value="0.050561797752809">
            <text:p>0.0505617978</text:p>
          </table:table-cell>
          <table:table-cell office:value-type="float" office:value="0.091462913756896">
            <text:p>0.0914629138</text:p>
          </table:table-cell>
          <table:table-cell table:formula="of:=IF([.G411]&gt;0;1;0)" office:value-type="float" office:value="1">
            <text:p>1</text:p>
          </table:table-cell>
          <table:table-cell table:formula="of:=IF([.I410]&gt;=0;IF([.H411]=1;[.I410]+([.F411]*[.J411])-20;[.I410]);0)" office:value-type="float" office:value="82107799529.2306">
            <text:p>82107799529.2306</text:p>
          </table:table-cell>
          <table:table-cell table:formula="of:=IF([.I410]&gt;1000;[.I410]*0.5;1000)" office:value-type="float" office:value="40041611834.9672">
            <text:p>40041611834.9672</text:p>
          </table:table-cell>
          <table:table-cell table:number-columns-repeated="2"/>
        </table:table-row>
        <table:table-row table:style-name="ro1">
          <table:table-cell office:value-type="string">
            <text:p>GPCM</text:p>
          </table:table-cell>
          <table:table-cell office:value-type="float" office:value="1">
            <text:p>1</text:p>
          </table:table-cell>
          <table:table-cell office:value-type="string">
            <text:p>2013-07-29 00:00:00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-0.0666666666666666">
            <text:p>-0.0666666667</text:p>
          </table:table-cell>
          <table:table-cell office:value-type="float" office:value="0.110246615896571">
            <text:p>0.1102466159</text:p>
          </table:table-cell>
          <table:table-cell table:formula="of:=IF([.G412]&gt;0;1;0)" office:value-type="float" office:value="1">
            <text:p>1</text:p>
          </table:table-cell>
          <table:table-cell table:formula="of:=IF([.I411]&gt;=0;IF([.H412]=1;[.I411]+([.F412]*[.J412])-20;[.I411]);0)" office:value-type="float" office:value="79370872858.2562">
            <text:p>79370872858.2562</text:p>
          </table:table-cell>
          <table:table-cell table:formula="of:=IF([.I411]&gt;1000;[.I411]*0.5;1000)" office:value-type="float" office:value="41053899764.6153">
            <text:p>41053899764.6153</text:p>
          </table:table-cell>
          <table:table-cell table:number-columns-repeated="2"/>
        </table:table-row>
        <table:table-row table:style-name="ro1">
          <table:table-cell office:value-type="string">
            <text:p>GLBS</text:p>
          </table:table-cell>
          <table:table-cell office:value-type="float" office:value="1">
            <text:p>1</text:p>
          </table:table-cell>
          <table:table-cell office:value-type="string">
            <text:p>2013-07-30 00:00:00</text:p>
          </table:table-cell>
          <table:table-cell table:number-columns-repeated="2" office:value-type="float" office:value="2.2025">
            <text:p>2.2025</text:p>
          </table:table-cell>
          <table:table-cell office:value-type="float" office:value="-0.0295119182746878">
            <text:p>-0.0295119183</text:p>
          </table:table-cell>
          <table:table-cell office:value-type="float" office:value="0.0519782563522759">
            <text:p>0.0519782564</text:p>
          </table:table-cell>
          <table:table-cell table:formula="of:=IF([.G413]&gt;0;1;0)" office:value-type="float" office:value="1">
            <text:p>1</text:p>
          </table:table-cell>
          <table:table-cell table:formula="of:=IF([.I412]&gt;=0;IF([.H413]=1;[.I412]+([.F413]*[.J413])-20;[.I412]);0)" office:value-type="float" office:value="78199679481.6645">
            <text:p>78199679481.6645</text:p>
          </table:table-cell>
          <table:table-cell table:formula="of:=IF([.I412]&gt;1000;[.I412]*0.5;1000)" office:value-type="float" office:value="39685436429.1281">
            <text:p>39685436429.1281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1">
            <text:p>1</text:p>
          </table:table-cell>
          <table:table-cell office:value-type="string">
            <text:p>2013-07-31 00:00:00</text:p>
          </table:table-cell>
          <table:table-cell table:number-columns-repeated="2" office:value-type="float" office:value="2.9025">
            <text:p>2.9025</text:p>
          </table:table-cell>
          <table:table-cell office:value-type="float" office:value="0.086993970714901">
            <text:p>0.0869939707</text:p>
          </table:table-cell>
          <table:table-cell office:value-type="float" office:value="0.046701067228256">
            <text:p>0.0467010672</text:p>
          </table:table-cell>
          <table:table-cell table:formula="of:=IF([.G414]&gt;0;1;0)" office:value-type="float" office:value="1">
            <text:p>1</text:p>
          </table:table-cell>
          <table:table-cell table:formula="of:=IF([.I413]&gt;=0;IF([.H414]=1;[.I413]+([.F414]*[.J414])-20;[.I413]);0)" office:value-type="float" office:value="81601129775.0358">
            <text:p>81601129775.0358</text:p>
          </table:table-cell>
          <table:table-cell table:formula="of:=IF([.I413]&gt;1000;[.I413]*0.5;1000)" office:value-type="float" office:value="39099839740.8322">
            <text:p>39099839740.8322</text:p>
          </table:table-cell>
          <table:table-cell table:number-columns-repeated="2"/>
        </table:table-row>
        <table:table-row table:style-name="ro1">
          <table:table-cell office:value-type="string">
            <text:p>FREE</text:p>
          </table:table-cell>
          <table:table-cell office:value-type="float" office:value="0.2">
            <text:p>0.2</text:p>
          </table:table-cell>
          <table:table-cell office:value-type="string">
            <text:p>2013-08-01 00:00:00</text:p>
          </table:table-cell>
          <table:table-cell office:value-type="float" office:value="0.1925">
            <text:p>0.1925</text:p>
          </table:table-cell>
          <table:table-cell office:value-type="float" office:value="0.9625">
            <text:p>0.9625</text:p>
          </table:table-cell>
          <table:table-cell office:value-type="float" office:value="0.0909090909090908">
            <text:p>0.0909090909</text:p>
          </table:table-cell>
          <table:table-cell office:value-type="float" office:value="0.036416026889856">
            <text:p>0.0364160269</text:p>
          </table:table-cell>
          <table:table-cell table:formula="of:=IF([.G415]&gt;0;1;0)" office:value-type="float" office:value="1">
            <text:p>1</text:p>
          </table:table-cell>
          <table:table-cell table:formula="of:=IF([.I414]&gt;=0;IF([.H415]=1;[.I414]+([.F415]*[.J415])-20;[.I414]);0)" office:value-type="float" office:value="85310272017.5374">
            <text:p>85310272017.5374</text:p>
          </table:table-cell>
          <table:table-cell table:formula="of:=IF([.I414]&gt;1000;[.I414]*0.5;1000)" office:value-type="float" office:value="40800564887.5179">
            <text:p>40800564887.5179</text:p>
          </table:table-cell>
          <table:table-cell table:number-columns-repeated="2"/>
        </table:table-row>
        <table:table-row table:style-name="ro1">
          <table:table-cell office:value-type="string">
            <text:p>CBEH</text:p>
          </table:table-cell>
          <table:table-cell office:value-type="float" office:value="1">
            <text:p>1</text:p>
          </table:table-cell>
          <table:table-cell office:value-type="string">
            <text:p>2013-08-02 00:00:00</text:p>
          </table:table-cell>
          <table:table-cell table:number-columns-repeated="2" office:value-type="float" office:value="0.415">
            <text:p>0.415</text:p>
          </table:table-cell>
          <table:table-cell office:value-type="float" office:value="0.0722891566265058">
            <text:p>0.0722891566</text:p>
          </table:table-cell>
          <table:table-cell office:value-type="float" office:value="0.128075624574454">
            <text:p>0.1280756246</text:p>
          </table:table-cell>
          <table:table-cell table:formula="of:=IF([.G416]&gt;0;1;0)" office:value-type="float" office:value="1">
            <text:p>1</text:p>
          </table:table-cell>
          <table:table-cell table:formula="of:=IF([.I415]&gt;=0;IF([.H416]=1;[.I415]+([.F416]*[.J416])-20;[.I415]);0)" office:value-type="float" office:value="88393775805.4002">
            <text:p>88393775805.4002</text:p>
          </table:table-cell>
          <table:table-cell table:formula="of:=IF([.I415]&gt;1000;[.I415]*0.5;1000)" office:value-type="float" office:value="42655136008.7687">
            <text:p>42655136008.7687</text:p>
          </table:table-cell>
          <table:table-cell table:number-columns-repeated="2"/>
        </table:table-row>
        <table:table-row table:style-name="ro1">
          <table:table-cell office:value-type="string">
            <text:p>GIGM</text:p>
          </table:table-cell>
          <table:table-cell office:value-type="float" office:value="1">
            <text:p>1</text:p>
          </table:table-cell>
          <table:table-cell office:value-type="string">
            <text:p>2013-08-05 00:00:00</text:p>
          </table:table-cell>
          <table:table-cell table:number-columns-repeated="2" office:value-type="float" office:value="1.0875">
            <text:p>1.0875</text:p>
          </table:table-cell>
          <table:table-cell office:value-type="float" office:value="-0.00919540229885063">
            <text:p>-0.0091954023</text:p>
          </table:table-cell>
          <table:table-cell office:value-type="float" office:value="0.0656189757883868">
            <text:p>0.0656189758</text:p>
          </table:table-cell>
          <table:table-cell table:formula="of:=IF([.G417]&gt;0;1;0)" office:value-type="float" office:value="1">
            <text:p>1</text:p>
          </table:table-cell>
          <table:table-cell table:formula="of:=IF([.I416]&gt;=0;IF([.H417]=1;[.I416]+([.F417]*[.J417])-20;[.I416]);0)" office:value-type="float" office:value="87987367620.7776">
            <text:p>87987367620.7776</text:p>
          </table:table-cell>
          <table:table-cell table:formula="of:=IF([.I416]&gt;1000;[.I416]*0.5;1000)" office:value-type="float" office:value="44196887902.7001">
            <text:p>44196887902.7001</text:p>
          </table:table-cell>
          <table:table-cell table:number-columns-repeated="2"/>
        </table:table-row>
        <table:table-row table:style-name="ro1">
          <table:table-cell office:value-type="string">
            <text:p>SCON</text:p>
          </table:table-cell>
          <table:table-cell office:value-type="float" office:value="1">
            <text:p>1</text:p>
          </table:table-cell>
          <table:table-cell office:value-type="string">
            <text:p>2013-08-06 00:00:00</text:p>
          </table:table-cell>
          <table:table-cell table:number-columns-repeated="2" office:value-type="float" office:value="1.8575">
            <text:p>1.8575</text:p>
          </table:table-cell>
          <table:table-cell office:value-type="float" office:value="-0.117092866756393">
            <text:p>-0.1170928668</text:p>
          </table:table-cell>
          <table:table-cell office:value-type="float" office:value="0.0588031923767787">
            <text:p>0.0588031924</text:p>
          </table:table-cell>
          <table:table-cell table:formula="of:=IF([.G418]&gt;0;1;0)" office:value-type="float" office:value="1">
            <text:p>1</text:p>
          </table:table-cell>
          <table:table-cell table:formula="of:=IF([.I417]&gt;=0;IF([.H418]=1;[.I417]+([.F418]*[.J418])-20;[.I417]);0)" office:value-type="float" office:value="82836021044.2449">
            <text:p>82836021044.2449</text:p>
          </table:table-cell>
          <table:table-cell table:formula="of:=IF([.I417]&gt;1000;[.I417]*0.5;1000)" office:value-type="float" office:value="43993683810.3888">
            <text:p>43993683810.3888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1">
            <text:p>1</text:p>
          </table:table-cell>
          <table:table-cell office:value-type="string">
            <text:p>2013-08-07 00:00:00</text:p>
          </table:table-cell>
          <table:table-cell table:number-columns-repeated="2" office:value-type="float" office:value="2.685">
            <text:p>2.685</text:p>
          </table:table-cell>
          <table:table-cell office:value-type="float" office:value="0.134078212290503">
            <text:p>0.1340782123</text:p>
          </table:table-cell>
          <table:table-cell office:value-type="float" office:value="0.0998707118353934">
            <text:p>0.0998707118</text:p>
          </table:table-cell>
          <table:table-cell table:formula="of:=IF([.G419]&gt;0;1;0)" office:value-type="float" office:value="1">
            <text:p>1</text:p>
          </table:table-cell>
          <table:table-cell table:formula="of:=IF([.I418]&gt;=0;IF([.H419]=1;[.I418]+([.F419]*[.J419])-20;[.I418]);0)" office:value-type="float" office:value="88389273831.6803">
            <text:p>88389273831.6803</text:p>
          </table:table-cell>
          <table:table-cell table:formula="of:=IF([.I418]&gt;1000;[.I418]*0.5;1000)" office:value-type="float" office:value="41418010522.1225">
            <text:p>41418010522.1225</text:p>
          </table:table-cell>
          <table:table-cell table:number-columns-repeated="2"/>
        </table:table-row>
        <table:table-row table:style-name="ro1">
          <table:table-cell office:value-type="string">
            <text:p>CBEH</text:p>
          </table:table-cell>
          <table:table-cell office:value-type="float" office:value="1">
            <text:p>1</text:p>
          </table:table-cell>
          <table:table-cell office:value-type="string">
            <text:p>2013-08-08 00:00:00</text:p>
          </table:table-cell>
          <table:table-cell table:number-columns-repeated="2" office:value-type="float" office:value="0.42">
            <text:p>0.42</text:p>
          </table:table-cell>
          <table:table-cell office:value-type="float" office:value="0.0892857142857142">
            <text:p>0.0892857143</text:p>
          </table:table-cell>
          <table:table-cell office:value-type="float" office:value="0.0585408794907569">
            <text:p>0.0585408795</text:p>
          </table:table-cell>
          <table:table-cell table:formula="of:=IF([.G420]&gt;0;1;0)" office:value-type="float" office:value="1">
            <text:p>1</text:p>
          </table:table-cell>
          <table:table-cell table:formula="of:=IF([.I419]&gt;=0;IF([.H420]=1;[.I419]+([.F420]*[.J420])-20;[.I419]);0)" office:value-type="float" office:value="92335223536.3089">
            <text:p>92335223536.3089</text:p>
          </table:table-cell>
          <table:table-cell table:formula="of:=IF([.I419]&gt;1000;[.I419]*0.5;1000)" office:value-type="float" office:value="44194636915.8402">
            <text:p>44194636915.8402</text:p>
          </table:table-cell>
          <table:table-cell table:number-columns-repeated="2"/>
        </table:table-row>
        <table:table-row table:style-name="ro1">
          <table:table-cell office:value-type="string">
            <text:p>QFOR</text:p>
          </table:table-cell>
          <table:table-cell office:value-type="float" office:value="1">
            <text:p>1</text:p>
          </table:table-cell>
          <table:table-cell office:value-type="string">
            <text:p>2013-08-09 00:00:00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-0.1875">
            <text:p>-0.1875</text:p>
          </table:table-cell>
          <table:table-cell office:value-type="float" office:value="0.151504302802749">
            <text:p>0.1515043028</text:p>
          </table:table-cell>
          <table:table-cell table:formula="of:=IF([.G421]&gt;0;1;0)" office:value-type="float" office:value="1">
            <text:p>1</text:p>
          </table:table-cell>
          <table:table-cell table:formula="of:=IF([.I420]&gt;=0;IF([.H421]=1;[.I420]+([.F421]*[.J421])-20;[.I420]);0)" office:value-type="float" office:value="83678796309.7799">
            <text:p>83678796309.7799</text:p>
          </table:table-cell>
          <table:table-cell table:formula="of:=IF([.I420]&gt;1000;[.I420]*0.5;1000)" office:value-type="float" office:value="46167611768.1545">
            <text:p>46167611768.1545</text:p>
          </table:table-cell>
          <table:table-cell table:number-columns-repeated="2"/>
        </table:table-row>
        <table:table-row table:style-name="ro1">
          <table:table-cell office:value-type="string">
            <text:p>CRLRF</text:p>
          </table:table-cell>
          <table:table-cell office:value-type="float" office:value="1">
            <text:p>1</text:p>
          </table:table-cell>
          <table:table-cell office:value-type="string">
            <text:p>2013-08-12 00:00:00</text:p>
          </table:table-cell>
          <table:table-cell table:number-columns-repeated="2" office:value-type="float" office:value="0.4725">
            <text:p>0.4725</text:p>
          </table:table-cell>
          <table:table-cell office:value-type="float" office:value="0.148148148148148">
            <text:p>0.1481481481</text:p>
          </table:table-cell>
          <table:table-cell office:value-type="float" office:value="0.297457429380101">
            <text:p>0.2974574294</text:p>
          </table:table-cell>
          <table:table-cell table:formula="of:=IF([.G422]&gt;0;1;0)" office:value-type="float" office:value="1">
            <text:p>1</text:p>
          </table:table-cell>
          <table:table-cell table:formula="of:=IF([.I421]&gt;=0;IF([.H422]=1;[.I421]+([.F422]*[.J422])-20;[.I421]);0)" office:value-type="float" office:value="89877225646.0599">
            <text:p>89877225646.0599</text:p>
          </table:table-cell>
          <table:table-cell table:formula="of:=IF([.I421]&gt;1000;[.I421]*0.5;1000)" office:value-type="float" office:value="41839398154.89">
            <text:p>41839398154.89</text:p>
          </table:table-cell>
          <table:table-cell table:number-columns-repeated="2"/>
        </table:table-row>
        <table:table-row table:style-name="ro1">
          <table:table-cell office:value-type="string">
            <text:p>ASTM</text:p>
          </table:table-cell>
          <table:table-cell office:value-type="float" office:value="0.05">
            <text:p>0.05</text:p>
          </table:table-cell>
          <table:table-cell office:value-type="string">
            <text:p>2013-08-13 00:00:00</text:p>
          </table:table-cell>
          <table:table-cell office:value-type="float" office:value="0.2925">
            <text:p>0.2925</text:p>
          </table:table-cell>
          <table:table-cell office:value-type="float" office:value="5.85">
            <text:p>5.85</text:p>
          </table:table-cell>
          <table:table-cell office:value-type="float" office:value="0.017094017094017">
            <text:p>0.0170940171</text:p>
          </table:table-cell>
          <table:table-cell office:value-type="float" office:value="0.0633363714867648">
            <text:p>0.0633363715</text:p>
          </table:table-cell>
          <table:table-cell table:formula="of:=IF([.G423]&gt;0;1;0)" office:value-type="float" office:value="1">
            <text:p>1</text:p>
          </table:table-cell>
          <table:table-cell table:formula="of:=IF([.I422]&gt;=0;IF([.H423]=1;[.I422]+([.F423]*[.J423])-20;[.I422]);0)" office:value-type="float" office:value="90645407041.8382">
            <text:p>90645407041.8382</text:p>
          </table:table-cell>
          <table:table-cell table:formula="of:=IF([.I422]&gt;1000;[.I422]*0.5;1000)" office:value-type="float" office:value="44938612823.03">
            <text:p>44938612823.03</text:p>
          </table:table-cell>
          <table:table-cell table:number-columns-repeated="2"/>
        </table:table-row>
        <table:table-row table:style-name="ro1">
          <table:table-cell office:value-type="string">
            <text:p>ASTM</text:p>
          </table:table-cell>
          <table:table-cell office:value-type="float" office:value="0.05">
            <text:p>0.05</text:p>
          </table:table-cell>
          <table:table-cell office:value-type="string">
            <text:p>2013-08-14 00:00:00</text:p>
          </table:table-cell>
          <table:table-cell office:value-type="float" office:value="0.2975">
            <text:p>0.2975</text:p>
          </table:table-cell>
          <table:table-cell office:value-type="float" office:value="5.95">
            <text:p>5.95</text:p>
          </table:table-cell>
          <table:table-cell office:value-type="float" office:value="0.00840336134453778">
            <text:p>0.0084033613</text:p>
          </table:table-cell>
          <table:table-cell office:value-type="float" office:value="0.133006598832282">
            <text:p>0.1330065988</text:p>
          </table:table-cell>
          <table:table-cell table:formula="of:=IF([.G424]&gt;0;1;0)" office:value-type="float" office:value="1">
            <text:p>1</text:p>
          </table:table-cell>
          <table:table-cell table:formula="of:=IF([.I423]&gt;=0;IF([.H424]=1;[.I423]+([.F424]*[.J424])-20;[.I423]);0)" office:value-type="float" office:value="91026270076.6359">
            <text:p>91026270076.6359</text:p>
          </table:table-cell>
          <table:table-cell table:formula="of:=IF([.I423]&gt;1000;[.I423]*0.5;1000)" office:value-type="float" office:value="45322703520.9191">
            <text:p>45322703520.9191</text:p>
          </table:table-cell>
          <table:table-cell table:number-columns-repeated="2"/>
        </table:table-row>
        <table:table-row table:style-name="ro1">
          <table:table-cell office:value-type="string">
            <text:p>SPHS</text:p>
          </table:table-cell>
          <table:table-cell office:value-type="float" office:value="1">
            <text:p>1</text:p>
          </table:table-cell>
          <table:table-cell office:value-type="string">
            <text:p>2013-08-15 00:00:00</text:p>
          </table:table-cell>
          <table:table-cell table:number-columns-repeated="2" office:value-type="float" office:value="6.92">
            <text:p>6.92</text:p>
          </table:table-cell>
          <table:table-cell office:value-type="float" office:value="-0.344653179190751">
            <text:p>-0.3446531792</text:p>
          </table:table-cell>
          <table:table-cell office:value-type="float" office:value="0.18114709883471">
            <text:p>0.1811470988</text:p>
          </table:table-cell>
          <table:table-cell table:formula="of:=IF([.G425]&gt;0;1;0)" office:value-type="float" office:value="1">
            <text:p>1</text:p>
          </table:table-cell>
          <table:table-cell table:formula="of:=IF([.I424]&gt;=0;IF([.H425]=1;[.I424]+([.F425]*[.J425])-20;[.I424]);0)" office:value-type="float" office:value="75340023370.7416">
            <text:p>75340023370.7416</text:p>
          </table:table-cell>
          <table:table-cell table:formula="of:=IF([.I424]&gt;1000;[.I424]*0.5;1000)" office:value-type="float" office:value="45513135038.3179">
            <text:p>45513135038.3179</text:p>
          </table:table-cell>
          <table:table-cell table:number-columns-repeated="2"/>
        </table:table-row>
        <table:table-row table:style-name="ro1">
          <table:table-cell office:value-type="string">
            <text:p>SPHS</text:p>
          </table:table-cell>
          <table:table-cell office:value-type="float" office:value="1">
            <text:p>1</text:p>
          </table:table-cell>
          <table:table-cell office:value-type="string">
            <text:p>2013-08-16 00:00:00</text:p>
          </table:table-cell>
          <table:table-cell table:number-columns-repeated="2" office:value-type="float" office:value="4.535">
            <text:p>4.535</text:p>
          </table:table-cell>
          <table:table-cell office:value-type="float" office:value="-0.0600882028665931">
            <text:p>-0.0600882029</text:p>
          </table:table-cell>
          <table:table-cell office:value-type="float" office:value="0.149255662793945">
            <text:p>0.1492556628</text:p>
          </table:table-cell>
          <table:table-cell table:formula="of:=IF([.G426]&gt;0;1;0)" office:value-type="float" office:value="1">
            <text:p>1</text:p>
          </table:table-cell>
          <table:table-cell table:formula="of:=IF([.I425]&gt;=0;IF([.H426]=1;[.I425]+([.F426]*[.J426])-20;[.I425]);0)" office:value-type="float" office:value="73076500046.6041">
            <text:p>73076500046.6041</text:p>
          </table:table-cell>
          <table:table-cell table:formula="of:=IF([.I425]&gt;1000;[.I425]*0.5;1000)" office:value-type="float" office:value="37670011685.3708">
            <text:p>37670011685.3708</text:p>
          </table:table-cell>
          <table:table-cell table:number-columns-repeated="2"/>
        </table:table-row>
        <table:table-row table:style-name="ro1">
          <table:table-cell office:value-type="string">
            <text:p>ASTM</text:p>
          </table:table-cell>
          <table:table-cell office:value-type="float" office:value="0.05">
            <text:p>0.05</text:p>
          </table:table-cell>
          <table:table-cell office:value-type="string">
            <text:p>2013-08-19 00:00:00</text:p>
          </table:table-cell>
          <table:table-cell office:value-type="float" office:value="0.305">
            <text:p>0.305</text:p>
          </table:table-cell>
          <table:table-cell office:value-type="float" office:value="6.1">
            <text:p>6.1</text:p>
          </table:table-cell>
          <table:table-cell office:value-type="float" office:value="-0.00819672131147542">
            <text:p>-0.0081967213</text:p>
          </table:table-cell>
          <table:table-cell office:value-type="float" office:value="0.107282618340773">
            <text:p>0.1072826183</text:p>
          </table:table-cell>
          <table:table-cell table:formula="of:=IF([.G427]&gt;0;1;0)" office:value-type="float" office:value="1">
            <text:p>1</text:p>
          </table:table-cell>
          <table:table-cell table:formula="of:=IF([.I426]&gt;=0;IF([.H427]=1;[.I426]+([.F427]*[.J427])-20;[.I426]);0)" office:value-type="float" office:value="72777006173.9541">
            <text:p>72777006173.9541</text:p>
          </table:table-cell>
          <table:table-cell table:formula="of:=IF([.I426]&gt;1000;[.I426]*0.5;1000)" office:value-type="float" office:value="36538250023.3021">
            <text:p>36538250023.3021</text:p>
          </table:table-cell>
          <table:table-cell table:number-columns-repeated="2"/>
        </table:table-row>
        <table:table-row table:style-name="ro1">
          <table:table-cell office:value-type="string">
            <text:p>ASTM</text:p>
          </table:table-cell>
          <table:table-cell office:value-type="float" office:value="0.05">
            <text:p>0.05</text:p>
          </table:table-cell>
          <table:table-cell office:value-type="string">
            <text:p>2013-08-20 00:00:00</text:p>
          </table:table-cell>
          <table:table-cell office:value-type="float" office:value="0.3025">
            <text:p>0.3025</text:p>
          </table:table-cell>
          <table:table-cell office:value-type="float" office:value="6.05">
            <text:p>6.05</text:p>
          </table:table-cell>
          <table:table-cell office:value-type="float" office:value="-0.0247933884297521">
            <text:p>-0.0247933884</text:p>
          </table:table-cell>
          <table:table-cell office:value-type="float" office:value="0.121548812339184">
            <text:p>0.1215488123</text:p>
          </table:table-cell>
          <table:table-cell table:formula="of:=IF([.G428]&gt;0;1;0)" office:value-type="float" office:value="1">
            <text:p>1</text:p>
          </table:table-cell>
          <table:table-cell table:formula="of:=IF([.I427]&gt;=0;IF([.H428]=1;[.I427]+([.F428]*[.J428])-20;[.I427]);0)" office:value-type="float" office:value="71874811862.5414">
            <text:p>71874811862.5414</text:p>
          </table:table-cell>
          <table:table-cell table:formula="of:=IF([.I427]&gt;1000;[.I427]*0.5;1000)" office:value-type="float" office:value="36388503086.977">
            <text:p>36388503086.977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08-21 00:00:00</text:p>
          </table:table-cell>
          <table:table-cell table:number-columns-repeated="2" office:value-type="float" office:value="0.325">
            <text:p>0.325</text:p>
          </table:table-cell>
          <table:table-cell office:value-type="float" office:value="0.0153846153846153">
            <text:p>0.0153846154</text:p>
          </table:table-cell>
          <table:table-cell office:value-type="float" office:value="0.0709705238166662">
            <text:p>0.0709705238</text:p>
          </table:table-cell>
          <table:table-cell table:formula="of:=IF([.G429]&gt;0;1;0)" office:value-type="float" office:value="1">
            <text:p>1</text:p>
          </table:table-cell>
          <table:table-cell table:formula="of:=IF([.I428]&gt;=0;IF([.H429]=1;[.I428]+([.F429]*[.J429])-20;[.I428]);0)" office:value-type="float" office:value="72427695010.7148">
            <text:p>72427695010.7148</text:p>
          </table:table-cell>
          <table:table-cell table:formula="of:=IF([.I428]&gt;1000;[.I428]*0.5;1000)" office:value-type="float" office:value="35937405931.2707">
            <text:p>35937405931.2707</text:p>
          </table:table-cell>
          <table:table-cell table:number-columns-repeated="2"/>
        </table:table-row>
        <table:table-row table:style-name="ro1">
          <table:table-cell office:value-type="string">
            <text:p>SPHS</text:p>
          </table:table-cell>
          <table:table-cell office:value-type="float" office:value="1">
            <text:p>1</text:p>
          </table:table-cell>
          <table:table-cell office:value-type="string">
            <text:p>2013-08-22 00:00:00</text:p>
          </table:table-cell>
          <table:table-cell table:number-columns-repeated="2" office:value-type="float" office:value="4.605">
            <text:p>4.605</text:p>
          </table:table-cell>
          <table:table-cell office:value-type="float" office:value="0.0228013029315959">
            <text:p>0.0228013029</text:p>
          </table:table-cell>
          <table:table-cell office:value-type="float" office:value="0.0755367622099627">
            <text:p>0.0755367622</text:p>
          </table:table-cell>
          <table:table-cell table:formula="of:=IF([.G430]&gt;0;1;0)" office:value-type="float" office:value="1">
            <text:p>1</text:p>
          </table:table-cell>
          <table:table-cell table:formula="of:=IF([.I429]&gt;=0;IF([.H430]=1;[.I429]+([.F430]*[.J430])-20;[.I429]);0)" office:value-type="float" office:value="73253417898.0031">
            <text:p>73253417898.0031</text:p>
          </table:table-cell>
          <table:table-cell table:formula="of:=IF([.I429]&gt;1000;[.I429]*0.5;1000)" office:value-type="float" office:value="36213847505.3574">
            <text:p>36213847505.3574</text:p>
          </table:table-cell>
          <table:table-cell table:number-columns-repeated="2"/>
        </table:table-row>
        <table:table-row table:style-name="ro1">
          <table:table-cell office:value-type="string">
            <text:p>SPHS</text:p>
          </table:table-cell>
          <table:table-cell office:value-type="float" office:value="1">
            <text:p>1</text:p>
          </table:table-cell>
          <table:table-cell office:value-type="string">
            <text:p>2013-08-23 00:00:00</text:p>
          </table:table-cell>
          <table:table-cell table:number-columns-repeated="2" office:value-type="float" office:value="4.71">
            <text:p>4.71</text:p>
          </table:table-cell>
          <table:table-cell office:value-type="float" office:value="-0.0467091295116773">
            <text:p>-0.0467091295</text:p>
          </table:table-cell>
          <table:table-cell office:value-type="float" office:value="0.167279266190371">
            <text:p>0.1672792662</text:p>
          </table:table-cell>
          <table:table-cell table:formula="of:=IF([.G431]&gt;0;1;0)" office:value-type="float" office:value="1">
            <text:p>1</text:p>
          </table:table-cell>
          <table:table-cell table:formula="of:=IF([.I430]&gt;=0;IF([.H431]=1;[.I430]+([.F431]*[.J431])-20;[.I430]);0)" office:value-type="float" office:value="71542616186.1177">
            <text:p>71542616186.1177</text:p>
          </table:table-cell>
          <table:table-cell table:formula="of:=IF([.I430]&gt;1000;[.I430]*0.5;1000)" office:value-type="float" office:value="36626708949.0015">
            <text:p>36626708949.0015</text:p>
          </table:table-cell>
          <table:table-cell table:number-columns-repeated="2"/>
        </table:table-row>
        <table:table-row table:style-name="ro1">
          <table:table-cell office:value-type="string">
            <text:p>CBEH</text:p>
          </table:table-cell>
          <table:table-cell office:value-type="float" office:value="1">
            <text:p>1</text:p>
          </table:table-cell>
          <table:table-cell office:value-type="string">
            <text:p>2013-08-26 00:00:00</text:p>
          </table:table-cell>
          <table:table-cell table:number-columns-repeated="2" office:value-type="float" office:value="0.405">
            <text:p>0.405</text:p>
          </table:table-cell>
          <table:table-cell office:value-type="float" office:value="0.0679012345679013">
            <text:p>0.0679012346</text:p>
          </table:table-cell>
          <table:table-cell office:value-type="float" office:value="0.0887798623944456">
            <text:p>0.0887798624</text:p>
          </table:table-cell>
          <table:table-cell table:formula="of:=IF([.G432]&gt;0;1;0)" office:value-type="float" office:value="1">
            <text:p>1</text:p>
          </table:table-cell>
          <table:table-cell table:formula="of:=IF([.I431]&gt;=0;IF([.H432]=1;[.I431]+([.F432]*[.J432])-20;[.I431]);0)" office:value-type="float" office:value="73971532147.7451">
            <text:p>73971532147.7451</text:p>
          </table:table-cell>
          <table:table-cell table:formula="of:=IF([.I431]&gt;1000;[.I431]*0.5;1000)" office:value-type="float" office:value="35771308093.0588">
            <text:p>35771308093.0588</text:p>
          </table:table-cell>
          <table:table-cell table:number-columns-repeated="2"/>
        </table:table-row>
        <table:table-row table:style-name="ro1">
          <table:table-cell office:value-type="string">
            <text:p>SPHS</text:p>
          </table:table-cell>
          <table:table-cell office:value-type="float" office:value="1">
            <text:p>1</text:p>
          </table:table-cell>
          <table:table-cell office:value-type="string">
            <text:p>2013-08-27 00:00:00</text:p>
          </table:table-cell>
          <table:table-cell table:number-columns-repeated="2" office:value-type="float" office:value="4.51">
            <text:p>4.51</text:p>
          </table:table-cell>
          <table:table-cell office:value-type="float" office:value="0.00332594235033268">
            <text:p>0.0033259424</text:p>
          </table:table-cell>
          <table:table-cell office:value-type="float" office:value="0.0603161047372128">
            <text:p>0.0603161047</text:p>
          </table:table-cell>
          <table:table-cell table:formula="of:=IF([.G433]&gt;0;1;0)" office:value-type="float" office:value="1">
            <text:p>1</text:p>
          </table:table-cell>
          <table:table-cell table:formula="of:=IF([.I432]&gt;=0;IF([.H433]=1;[.I432]+([.F433]*[.J433])-20;[.I432]);0)" office:value-type="float" office:value="74094544653.4897">
            <text:p>74094544653.4897</text:p>
          </table:table-cell>
          <table:table-cell table:formula="of:=IF([.I432]&gt;1000;[.I432]*0.5;1000)" office:value-type="float" office:value="36985766073.8726">
            <text:p>36985766073.8726</text:p>
          </table:table-cell>
          <table:table-cell table:number-columns-repeated="2"/>
        </table:table-row>
        <table:table-row table:style-name="ro1">
          <table:table-cell office:value-type="string">
            <text:p>CBEH</text:p>
          </table:table-cell>
          <table:table-cell office:value-type="float" office:value="1">
            <text:p>1</text:p>
          </table:table-cell>
          <table:table-cell office:value-type="string">
            <text:p>2013-08-28 00:00:00</text:p>
          </table:table-cell>
          <table:table-cell table:number-columns-repeated="2" office:value-type="float" office:value="0.385">
            <text:p>0.385</text:p>
          </table:table-cell>
          <table:table-cell office:value-type="float" office:value="0.12987012987013">
            <text:p>0.1298701299</text:p>
          </table:table-cell>
          <table:table-cell office:value-type="float" office:value="0.0841642773105106">
            <text:p>0.0841642773</text:p>
          </table:table-cell>
          <table:table-cell table:formula="of:=IF([.G434]&gt;0;1;0)" office:value-type="float" office:value="1">
            <text:p>1</text:p>
          </table:table-cell>
          <table:table-cell table:formula="of:=IF([.I433]&gt;=0;IF([.H434]=1;[.I433]+([.F434]*[.J434])-20;[.I433]);0)" office:value-type="float" office:value="78905878701.8981">
            <text:p>78905878701.8981</text:p>
          </table:table-cell>
          <table:table-cell table:formula="of:=IF([.I433]&gt;1000;[.I433]*0.5;1000)" office:value-type="float" office:value="37047272326.7449">
            <text:p>37047272326.7449</text:p>
          </table:table-cell>
          <table:table-cell table:number-columns-repeated="2"/>
        </table:table-row>
        <table:table-row table:style-name="ro1">
          <table:table-cell office:value-type="string">
            <text:p>VGZ</text:p>
          </table:table-cell>
          <table:table-cell office:value-type="float" office:value="1">
            <text:p>1</text:p>
          </table:table-cell>
          <table:table-cell office:value-type="string">
            <text:p>2013-08-29 00:00:00</text:p>
          </table:table-cell>
          <table:table-cell table:number-columns-repeated="2" office:value-type="float" office:value="0.81">
            <text:p>0.81</text:p>
          </table:table-cell>
          <table:table-cell office:value-type="float" office:value="-0.0185185185185185">
            <text:p>-0.0185185185</text:p>
          </table:table-cell>
          <table:table-cell office:value-type="float" office:value="0.0551970558121199">
            <text:p>0.0551970558</text:p>
          </table:table-cell>
          <table:table-cell table:formula="of:=IF([.G435]&gt;0;1;0)" office:value-type="float" office:value="1">
            <text:p>1</text:p>
          </table:table-cell>
          <table:table-cell table:formula="of:=IF([.I434]&gt;=0;IF([.H435]=1;[.I434]+([.F435]*[.J435])-20;[.I434]);0)" office:value-type="float" office:value="78175268693.9176">
            <text:p>78175268693.9176</text:p>
          </table:table-cell>
          <table:table-cell table:formula="of:=IF([.I434]&gt;1000;[.I434]*0.5;1000)" office:value-type="float" office:value="39452939350.9491">
            <text:p>39452939350.9491</text:p>
          </table:table-cell>
          <table:table-cell table:number-columns-repeated="2"/>
        </table:table-row>
        <table:table-row table:style-name="ro1">
          <table:table-cell office:value-type="string">
            <text:p>CBEH</text:p>
          </table:table-cell>
          <table:table-cell office:value-type="float" office:value="1">
            <text:p>1</text:p>
          </table:table-cell>
          <table:table-cell office:value-type="string">
            <text:p>2013-08-30 00:00:00</text:p>
          </table:table-cell>
          <table:table-cell table:number-columns-repeated="2" office:value-type="float" office:value="0.385">
            <text:p>0.385</text:p>
          </table:table-cell>
          <table:table-cell office:value-type="float" office:value="0.077922077922078">
            <text:p>0.0779220779</text:p>
          </table:table-cell>
          <table:table-cell office:value-type="float" office:value="0.0546466233004137">
            <text:p>0.0546466233</text:p>
          </table:table-cell>
          <table:table-cell table:formula="of:=IF([.G436]&gt;0;1;0)" office:value-type="float" office:value="1">
            <text:p>1</text:p>
          </table:table-cell>
          <table:table-cell table:formula="of:=IF([.I435]&gt;=0;IF([.H436]=1;[.I435]+([.F436]*[.J436])-20;[.I435]);0)" office:value-type="float" office:value="81221058363.291">
            <text:p>81221058363.291</text:p>
          </table:table-cell>
          <table:table-cell table:formula="of:=IF([.I435]&gt;1000;[.I435]*0.5;1000)" office:value-type="float" office:value="39087634346.9588">
            <text:p>39087634346.9588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09-02 00:00:00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0451836220846847">
            <text:p>0.0451836221</text:p>
          </table:table-cell>
          <table:table-cell table:formula="of:=IF([.G437]&gt;0;1;0)" office:value-type="float" office:value="1">
            <text:p>1</text:p>
          </table:table-cell>
          <table:table-cell table:formula="of:=IF([.I436]&gt;=0;IF([.H437]=1;[.I436]+([.F437]*[.J437])-20;[.I436]);0)" office:value-type="float" office:value="81221058343.291">
            <text:p>81221058343.291</text:p>
          </table:table-cell>
          <table:table-cell table:formula="of:=IF([.I436]&gt;1000;[.I436]*0.5;1000)" office:value-type="float" office:value="40610529181.6455">
            <text:p>40610529181.6455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1">
            <text:p>1</text:p>
          </table:table-cell>
          <table:table-cell office:value-type="string">
            <text:p>2013-09-03 00:00:00</text:p>
          </table:table-cell>
          <table:table-cell table:number-columns-repeated="2" office:value-type="float" office:value="0.39">
            <text:p>0.39</text:p>
          </table:table-cell>
          <table:table-cell office:value-type="float" office:value="0.0769230769230769">
            <text:p>0.0769230769</text:p>
          </table:table-cell>
          <table:table-cell office:value-type="float" office:value="3.05972115384615">
            <text:p>3.0597211538</text:p>
          </table:table-cell>
          <table:table-cell table:formula="of:=IF([.G438]&gt;0;1;0)" office:value-type="float" office:value="1">
            <text:p>1</text:p>
          </table:table-cell>
          <table:table-cell table:formula="of:=IF([.I437]&gt;=0;IF([.H438]=1;[.I437]+([.F438]*[.J438])-20;[.I437]);0)" office:value-type="float" office:value="84344945182.6484">
            <text:p>84344945182.6484</text:p>
          </table:table-cell>
          <table:table-cell table:formula="of:=IF([.I437]&gt;1000;[.I437]*0.5;1000)" office:value-type="float" office:value="40610529171.6455">
            <text:p>40610529171.6455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1">
            <text:p>1</text:p>
          </table:table-cell>
          <table:table-cell office:value-type="string">
            <text:p>2013-09-04 00:00:00</text:p>
          </table:table-cell>
          <table:table-cell table:number-columns-repeated="2" office:value-type="float" office:value="0.42">
            <text:p>0.42</text:p>
          </table:table-cell>
          <table:table-cell office:value-type="float" office:value="0.0297619047619049">
            <text:p>0.0297619048</text:p>
          </table:table-cell>
          <table:table-cell office:value-type="float" office:value="1.15858505488739">
            <text:p>1.1585850549</text:p>
          </table:table-cell>
          <table:table-cell table:formula="of:=IF([.G439]&gt;0;1;0)" office:value-type="float" office:value="1">
            <text:p>1</text:p>
          </table:table-cell>
          <table:table-cell table:formula="of:=IF([.I438]&gt;=0;IF([.H439]=1;[.I438]+([.F439]*[.J439])-20;[.I438]);0)" office:value-type="float" office:value="85600078275.4854">
            <text:p>85600078275.4854</text:p>
          </table:table-cell>
          <table:table-cell table:formula="of:=IF([.I438]&gt;1000;[.I438]*0.5;1000)" office:value-type="float" office:value="42172472591.3242">
            <text:p>42172472591.3242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1">
            <text:p>1</text:p>
          </table:table-cell>
          <table:table-cell office:value-type="string">
            <text:p>2013-09-05 00:00:00</text:p>
          </table:table-cell>
          <table:table-cell table:number-columns-repeated="2" office:value-type="float" office:value="0.4325">
            <text:p>0.4325</text:p>
          </table:table-cell>
          <table:table-cell office:value-type="float" office:value="0.0289017341040463">
            <text:p>0.0289017341</text:p>
          </table:table-cell>
          <table:table-cell office:value-type="float" office:value="0.266413900856693">
            <text:p>0.2664139009</text:p>
          </table:table-cell>
          <table:table-cell table:formula="of:=IF([.G440]&gt;0;1;0)" office:value-type="float" office:value="1">
            <text:p>1</text:p>
          </table:table-cell>
          <table:table-cell table:formula="of:=IF([.I439]&gt;=0;IF([.H440]=1;[.I439]+([.F440]*[.J440])-20;[.I439]);0)" office:value-type="float" office:value="86837073606.2872">
            <text:p>86837073606.2872</text:p>
          </table:table-cell>
          <table:table-cell table:formula="of:=IF([.I439]&gt;1000;[.I439]*0.5;1000)" office:value-type="float" office:value="42800039137.7427">
            <text:p>42800039137.7427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1">
            <text:p>1</text:p>
          </table:table-cell>
          <table:table-cell office:value-type="string">
            <text:p>2013-09-06 00:00:00</text:p>
          </table:table-cell>
          <table:table-cell table:number-columns-repeated="2" office:value-type="float" office:value="0.445">
            <text:p>0.445</text:p>
          </table:table-cell>
          <table:table-cell office:value-type="float" office:value="-0.0056179775280899">
            <text:p>-0.0056179775</text:p>
          </table:table-cell>
          <table:table-cell office:value-type="float" office:value="0.150591193731875">
            <text:p>0.1505911937</text:p>
          </table:table-cell>
          <table:table-cell table:formula="of:=IF([.G441]&gt;0;1;0)" office:value-type="float" office:value="1">
            <text:p>1</text:p>
          </table:table-cell>
          <table:table-cell table:formula="of:=IF([.I440]&gt;=0;IF([.H441]=1;[.I440]+([.F441]*[.J441])-20;[.I440]);0)" office:value-type="float" office:value="86593149222.2246">
            <text:p>86593149222.2246</text:p>
          </table:table-cell>
          <table:table-cell table:formula="of:=IF([.I440]&gt;1000;[.I440]*0.5;1000)" office:value-type="float" office:value="43418536803.1436">
            <text:p>43418536803.1436</text:p>
          </table:table-cell>
          <table:table-cell table:number-columns-repeated="2"/>
        </table:table-row>
        <table:table-row table:style-name="ro1">
          <table:table-cell office:value-type="string">
            <text:p>KIOR</text:p>
          </table:table-cell>
          <table:table-cell office:value-type="float" office:value="1">
            <text:p>1</text:p>
          </table:table-cell>
          <table:table-cell office:value-type="string">
            <text:p>2013-09-09 00:00:00</text:p>
          </table:table-cell>
          <table:table-cell table:number-columns-repeated="2" office:value-type="float" office:value="1.455">
            <text:p>1.455</text:p>
          </table:table-cell>
          <table:table-cell office:value-type="float" office:value="0.151202749140893">
            <text:p>0.1512027491</text:p>
          </table:table-cell>
          <table:table-cell office:value-type="float" office:value="0.0420016364620337">
            <text:p>0.0420016365</text:p>
          </table:table-cell>
          <table:table-cell table:formula="of:=IF([.G442]&gt;0;1;0)" office:value-type="float" office:value="1">
            <text:p>1</text:p>
          </table:table-cell>
          <table:table-cell table:formula="of:=IF([.I441]&gt;=0;IF([.H442]=1;[.I441]+([.F442]*[.J442])-20;[.I441]);0)" office:value-type="float" office:value="93139710311.8086">
            <text:p>93139710311.8086</text:p>
          </table:table-cell>
          <table:table-cell table:formula="of:=IF([.I441]&gt;1000;[.I441]*0.5;1000)" office:value-type="float" office:value="43296574611.1123">
            <text:p>43296574611.1123</text:p>
          </table:table-cell>
          <table:table-cell table:number-columns-repeated="2"/>
        </table:table-row>
        <table:table-row table:style-name="ro1">
          <table:table-cell office:value-type="string">
            <text:p>BIOD</text:p>
          </table:table-cell>
          <table:table-cell office:value-type="float" office:value="1">
            <text:p>1</text:p>
          </table:table-cell>
          <table:table-cell office:value-type="string">
            <text:p>2013-09-10 00:00:00</text:p>
          </table:table-cell>
          <table:table-cell table:number-columns-repeated="2" office:value-type="float" office:value="3.5375">
            <text:p>3.5375</text:p>
          </table:table-cell>
          <table:table-cell office:value-type="float" office:value="-0.0742049469964664">
            <text:p>-0.074204947</text:p>
          </table:table-cell>
          <table:table-cell office:value-type="float" office:value="0.0668638264269231">
            <text:p>0.0668638264</text:p>
          </table:table-cell>
          <table:table-cell table:formula="of:=IF([.G443]&gt;0;1;0)" office:value-type="float" office:value="1">
            <text:p>1</text:p>
          </table:table-cell>
          <table:table-cell table:formula="of:=IF([.I442]&gt;=0;IF([.H443]=1;[.I442]+([.F443]*[.J443])-20;[.I442]);0)" office:value-type="float" office:value="89683996658.3316">
            <text:p>89683996658.3316</text:p>
          </table:table-cell>
          <table:table-cell table:formula="of:=IF([.I442]&gt;1000;[.I442]*0.5;1000)" office:value-type="float" office:value="46569855155.9043">
            <text:p>46569855155.9043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09-11 00:00:0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125">
            <text:p>0.125</text:p>
          </table:table-cell>
          <table:table-cell office:value-type="float" office:value="0.0743721822995978">
            <text:p>0.0743721823</text:p>
          </table:table-cell>
          <table:table-cell table:formula="of:=IF([.G444]&gt;0;1;0)" office:value-type="float" office:value="1">
            <text:p>1</text:p>
          </table:table-cell>
          <table:table-cell table:formula="of:=IF([.I443]&gt;=0;IF([.H444]=1;[.I443]+([.F444]*[.J444])-20;[.I443]);0)" office:value-type="float" office:value="95289246429.4773">
            <text:p>95289246429.4773</text:p>
          </table:table-cell>
          <table:table-cell table:formula="of:=IF([.I443]&gt;1000;[.I443]*0.5;1000)" office:value-type="float" office:value="44841998329.1658">
            <text:p>44841998329.1658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1">
            <text:p>1</text:p>
          </table:table-cell>
          <table:table-cell office:value-type="string">
            <text:p>2013-09-12 00:00:00</text:p>
          </table:table-cell>
          <table:table-cell table:number-columns-repeated="2" office:value-type="float" office:value="0.4625">
            <text:p>0.4625</text:p>
          </table:table-cell>
          <table:table-cell office:value-type="float" office:value="-0.0162162162162162">
            <text:p>-0.0162162162</text:p>
          </table:table-cell>
          <table:table-cell office:value-type="float" office:value="0.0681783962948245">
            <text:p>0.0681783963</text:p>
          </table:table-cell>
          <table:table-cell table:formula="of:=IF([.G445]&gt;0;1;0)" office:value-type="float" office:value="1">
            <text:p>1</text:p>
          </table:table-cell>
          <table:table-cell table:formula="of:=IF([.I444]&gt;=0;IF([.H445]=1;[.I444]+([.F445]*[.J445])-20;[.I444]);0)" office:value-type="float" office:value="94516630897.887">
            <text:p>94516630897.887</text:p>
          </table:table-cell>
          <table:table-cell table:formula="of:=IF([.I444]&gt;1000;[.I444]*0.5;1000)" office:value-type="float" office:value="47644623214.7387">
            <text:p>47644623214.7387</text:p>
          </table:table-cell>
          <table:table-cell table:number-columns-repeated="2"/>
        </table:table-row>
        <table:table-row table:style-name="ro1">
          <table:table-cell office:value-type="string">
            <text:p>ERB</text:p>
          </table:table-cell>
          <table:table-cell office:value-type="float" office:value="1">
            <text:p>1</text:p>
          </table:table-cell>
          <table:table-cell office:value-type="string">
            <text:p>2013-09-13 00:00:00</text:p>
          </table:table-cell>
          <table:table-cell table:number-columns-repeated="2" office:value-type="float" office:value="1.39">
            <text:p>1.39</text:p>
          </table:table-cell>
          <table:table-cell office:value-type="float" office:value="-0.0449640287769782">
            <text:p>-0.0449640288</text:p>
          </table:table-cell>
          <table:table-cell office:value-type="float" office:value="0.0348862906671418">
            <text:p>0.0348862907</text:p>
          </table:table-cell>
          <table:table-cell table:formula="of:=IF([.G446]&gt;0;1;0)" office:value-type="float" office:value="1">
            <text:p>1</text:p>
          </table:table-cell>
          <table:table-cell table:formula="of:=IF([.I445]&gt;=0;IF([.H446]=1;[.I445]+([.F446]*[.J446])-20;[.I445]);0)" office:value-type="float" office:value="92391706622.0892">
            <text:p>92391706622.0892</text:p>
          </table:table-cell>
          <table:table-cell table:formula="of:=IF([.I445]&gt;1000;[.I445]*0.5;1000)" office:value-type="float" office:value="47258315448.9435">
            <text:p>47258315448.9435</text:p>
          </table:table-cell>
          <table:table-cell table:number-columns-repeated="2"/>
        </table:table-row>
        <table:table-row table:style-name="ro1">
          <table:table-cell office:value-type="string">
            <text:p>CRLRF</text:p>
          </table:table-cell>
          <table:table-cell office:value-type="float" office:value="1">
            <text:p>1</text:p>
          </table:table-cell>
          <table:table-cell office:value-type="string">
            <text:p>2013-09-16 00:00:00</text:p>
          </table:table-cell>
          <table:table-cell table:number-columns-repeated="2" office:value-type="float" office:value="0.6475">
            <text:p>0.6475</text:p>
          </table:table-cell>
          <table:table-cell office:value-type="float" office:value="0.0540540540540542">
            <text:p>0.0540540541</text:p>
          </table:table-cell>
          <table:table-cell office:value-type="float" office:value="0.0883867897107915">
            <text:p>0.0883867897</text:p>
          </table:table-cell>
          <table:table-cell table:formula="of:=IF([.G447]&gt;0;1;0)" office:value-type="float" office:value="1">
            <text:p>1</text:p>
          </table:table-cell>
          <table:table-cell table:formula="of:=IF([.I446]&gt;=0;IF([.H447]=1;[.I446]+([.F447]*[.J447])-20;[.I446]);0)" office:value-type="float" office:value="94888779754.0375">
            <text:p>94888779754.0375</text:p>
          </table:table-cell>
          <table:table-cell table:formula="of:=IF([.I446]&gt;1000;[.I446]*0.5;1000)" office:value-type="float" office:value="46195853311.0446">
            <text:p>46195853311.0446</text:p>
          </table:table-cell>
          <table:table-cell table:number-columns-repeated="2"/>
        </table:table-row>
        <table:table-row table:style-name="ro1">
          <table:table-cell office:value-type="string">
            <text:p>CRDS</text:p>
          </table:table-cell>
          <table:table-cell office:value-type="float" office:value="1">
            <text:p>1</text:p>
          </table:table-cell>
          <table:table-cell office:value-type="string">
            <text:p>2013-09-17 00:00:00</text:p>
          </table:table-cell>
          <table:table-cell table:number-columns-repeated="2" office:value-type="float" office:value="1.1375">
            <text:p>1.1375</text:p>
          </table:table-cell>
          <table:table-cell office:value-type="float" office:value="-0.0593406593406592">
            <text:p>-0.0593406593</text:p>
          </table:table-cell>
          <table:table-cell office:value-type="float" office:value="0.0626598668861738">
            <text:p>0.0626598669</text:p>
          </table:table-cell>
          <table:table-cell table:formula="of:=IF([.G448]&gt;0;1;0)" office:value-type="float" office:value="1">
            <text:p>1</text:p>
          </table:table-cell>
          <table:table-cell table:formula="of:=IF([.I447]&gt;=0;IF([.H448]=1;[.I447]+([.F448]*[.J448])-20;[.I447]);0)" office:value-type="float" office:value="92073398356.72">
            <text:p>92073398356.72</text:p>
          </table:table-cell>
          <table:table-cell table:formula="of:=IF([.I447]&gt;1000;[.I447]*0.5;1000)" office:value-type="float" office:value="47444389877.0188">
            <text:p>47444389877.0188</text:p>
          </table:table-cell>
          <table:table-cell table:number-columns-repeated="2"/>
        </table:table-row>
        <table:table-row table:style-name="ro1">
          <table:table-cell office:value-type="string">
            <text:p>PED</text:p>
          </table:table-cell>
          <table:table-cell office:value-type="float" office:value="1">
            <text:p>1</text:p>
          </table:table-cell>
          <table:table-cell office:value-type="string">
            <text:p>2013-09-18 00:00:00</text:p>
          </table:table-cell>
          <table:table-cell table:number-columns-repeated="2" office:value-type="float" office:value="0.39">
            <text:p>0.39</text:p>
          </table:table-cell>
          <table:table-cell office:value-type="float" office:value="0.0576923076923077">
            <text:p>0.0576923077</text:p>
          </table:table-cell>
          <table:table-cell office:value-type="float" office:value="0.159587698617583">
            <text:p>0.1595876986</text:p>
          </table:table-cell>
          <table:table-cell table:formula="of:=IF([.G449]&gt;0;1;0)" office:value-type="float" office:value="1">
            <text:p>1</text:p>
          </table:table-cell>
          <table:table-cell table:formula="of:=IF([.I448]&gt;=0;IF([.H449]=1;[.I448]+([.F449]*[.J449])-20;[.I448]);0)" office:value-type="float" office:value="94729361750.8561">
            <text:p>94729361750.8561</text:p>
          </table:table-cell>
          <table:table-cell table:formula="of:=IF([.I448]&gt;1000;[.I448]*0.5;1000)" office:value-type="float" office:value="46036699178.36">
            <text:p>46036699178.36</text:p>
          </table:table-cell>
          <table:table-cell table:number-columns-repeated="2"/>
        </table:table-row>
        <table:table-row table:style-name="ro1">
          <table:table-cell office:value-type="string">
            <text:p>BLGO</text:p>
          </table:table-cell>
          <table:table-cell office:value-type="float" office:value="1">
            <text:p>1</text:p>
          </table:table-cell>
          <table:table-cell office:value-type="string">
            <text:p>2013-09-19 00:00:00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-0.0535714285714286">
            <text:p>-0.0535714286</text:p>
          </table:table-cell>
          <table:table-cell office:value-type="float" office:value="0.116650126138488">
            <text:p>0.1166501261</text:p>
          </table:table-cell>
          <table:table-cell table:formula="of:=IF([.G450]&gt;0;1;0)" office:value-type="float" office:value="1">
            <text:p>1</text:p>
          </table:table-cell>
          <table:table-cell table:formula="of:=IF([.I449]&gt;=0;IF([.H450]=1;[.I449]+([.F450]*[.J450])-20;[.I449]);0)" office:value-type="float" office:value="92191968112.5296">
            <text:p>92191968112.5296</text:p>
          </table:table-cell>
          <table:table-cell table:formula="of:=IF([.I449]&gt;1000;[.I449]*0.5;1000)" office:value-type="float" office:value="47364680875.4281">
            <text:p>47364680875.4281</text:p>
          </table:table-cell>
          <table:table-cell table:number-columns-repeated="2"/>
        </table:table-row>
        <table:table-row table:style-name="ro1">
          <table:table-cell office:value-type="string">
            <text:p>CRLRF</text:p>
          </table:table-cell>
          <table:table-cell office:value-type="float" office:value="1">
            <text:p>1</text:p>
          </table:table-cell>
          <table:table-cell office:value-type="string">
            <text:p>2013-09-20 00:00:00</text:p>
          </table:table-cell>
          <table:table-cell table:number-columns-repeated="2" office:value-type="float" office:value="0.625">
            <text:p>0.625</text:p>
          </table:table-cell>
          <table:table-cell office:value-type="float" office:value="0.124">
            <text:p>0.124</text:p>
          </table:table-cell>
          <table:table-cell office:value-type="float" office:value="0.0437815816881671">
            <text:p>0.0437815817</text:p>
          </table:table-cell>
          <table:table-cell table:formula="of:=IF([.G451]&gt;0;1;0)" office:value-type="float" office:value="1">
            <text:p>1</text:p>
          </table:table-cell>
          <table:table-cell table:formula="of:=IF([.I450]&gt;=0;IF([.H451]=1;[.I450]+([.F451]*[.J451])-20;[.I450]);0)" office:value-type="float" office:value="97907870115.5065">
            <text:p>97907870115.5065</text:p>
          </table:table-cell>
          <table:table-cell table:formula="of:=IF([.I450]&gt;1000;[.I450]*0.5;1000)" office:value-type="float" office:value="46095984056.2648">
            <text:p>46095984056.2648</text:p>
          </table:table-cell>
          <table:table-cell table:number-columns-repeated="2"/>
        </table:table-row>
        <table:table-row table:style-name="ro1">
          <table:table-cell office:value-type="string">
            <text:p>MHCC</text:p>
          </table:table-cell>
          <table:table-cell office:value-type="float" office:value="1">
            <text:p>1</text:p>
          </table:table-cell>
          <table:table-cell office:value-type="string">
            <text:p>2013-09-23 00:00:00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0892857142857142">
            <text:p>0.0892857143</text:p>
          </table:table-cell>
          <table:table-cell office:value-type="float" office:value="0.0621461764774084">
            <text:p>0.0621461765</text:p>
          </table:table-cell>
          <table:table-cell table:formula="of:=IF([.G452]&gt;0;1;0)" office:value-type="float" office:value="1">
            <text:p>1</text:p>
          </table:table-cell>
          <table:table-cell table:formula="of:=IF([.I451]&gt;=0;IF([.H452]=1;[.I451]+([.F452]*[.J452])-20;[.I451]);0)" office:value-type="float" office:value="102278757154.234">
            <text:p>102278757154.234</text:p>
          </table:table-cell>
          <table:table-cell table:formula="of:=IF([.I451]&gt;1000;[.I451]*0.5;1000)" office:value-type="float" office:value="48953935057.7532">
            <text:p>48953935057.7532</text:p>
          </table:table-cell>
          <table:table-cell table:number-columns-repeated="2"/>
        </table:table-row>
        <table:table-row table:style-name="ro1">
          <table:table-cell office:value-type="string">
            <text:p>GNVC</text:p>
          </table:table-cell>
          <table:table-cell office:value-type="float" office:value="1">
            <text:p>1</text:p>
          </table:table-cell>
          <table:table-cell office:value-type="string">
            <text:p>2013-09-24 00:00:00</text:p>
          </table:table-cell>
          <table:table-cell table:number-columns-repeated="2" office:value-type="float" office:value="1.3675">
            <text:p>1.3675</text:p>
          </table:table-cell>
          <table:table-cell office:value-type="float" office:value="-0.00365630712979903">
            <text:p>-0.0036563071</text:p>
          </table:table-cell>
          <table:table-cell office:value-type="float" office:value="0.0797938844060201">
            <text:p>0.0797938844</text:p>
          </table:table-cell>
          <table:table-cell table:formula="of:=IF([.G453]&gt;0;1;0)" office:value-type="float" office:value="1">
            <text:p>1</text:p>
          </table:table-cell>
          <table:table-cell table:formula="of:=IF([.I452]&gt;=0;IF([.H453]=1;[.I452]+([.F453]*[.J453])-20;[.I452]);0)" office:value-type="float" office:value="102091775859.729">
            <text:p>102091775859.729</text:p>
          </table:table-cell>
          <table:table-cell table:formula="of:=IF([.I452]&gt;1000;[.I452]*0.5;1000)" office:value-type="float" office:value="51139378577.1172">
            <text:p>51139378577.1172</text:p>
          </table:table-cell>
          <table:table-cell table:number-columns-repeated="2"/>
        </table:table-row>
        <table:table-row table:style-name="ro1">
          <table:table-cell office:value-type="string">
            <text:p>NHTC</text:p>
          </table:table-cell>
          <table:table-cell office:value-type="float" office:value="1">
            <text:p>1</text:p>
          </table:table-cell>
          <table:table-cell office:value-type="string">
            <text:p>2013-09-25 00:00:00</text:p>
          </table:table-cell>
          <table:table-cell table:number-columns-repeated="2" office:value-type="float" office:value="1.75">
            <text:p>1.75</text:p>
          </table:table-cell>
          <table:table-cell office:value-type="float" office:value="0.0342857142857143">
            <text:p>0.0342857143</text:p>
          </table:table-cell>
          <table:table-cell office:value-type="float" office:value="0.0438226924034148">
            <text:p>0.0438226924</text:p>
          </table:table-cell>
          <table:table-cell table:formula="of:=IF([.G454]&gt;0;1;0)" office:value-type="float" office:value="1">
            <text:p>1</text:p>
          </table:table-cell>
          <table:table-cell table:formula="of:=IF([.I453]&gt;=0;IF([.H454]=1;[.I453]+([.F454]*[.J454])-20;[.I453]);0)" office:value-type="float" office:value="103841920568.753">
            <text:p>103841920568.753</text:p>
          </table:table-cell>
          <table:table-cell table:formula="of:=IF([.I453]&gt;1000;[.I453]*0.5;1000)" office:value-type="float" office:value="51045887929.8647">
            <text:p>51045887929.8647</text:p>
          </table:table-cell>
          <table:table-cell table:number-columns-repeated="2"/>
        </table:table-row>
        <table:table-row table:style-name="ro1">
          <table:table-cell office:value-type="string">
            <text:p>RELV</text:p>
          </table:table-cell>
          <table:table-cell office:value-type="float" office:value="1.00378787878788">
            <text:p>1.0037878788</text:p>
          </table:table-cell>
          <table:table-cell office:value-type="string">
            <text:p>2013-09-26 00:00:00</text:p>
          </table:table-cell>
          <table:table-cell office:value-type="float" office:value="2.6125">
            <text:p>2.6125</text:p>
          </table:table-cell>
          <table:table-cell office:value-type="float" office:value="2.60264150943396">
            <text:p>2.6026415094</text:p>
          </table:table-cell>
          <table:table-cell office:value-type="float" office:value="0.00184089236122698">
            <text:p>0.0018408924</text:p>
          </table:table-cell>
          <table:table-cell office:value-type="float" office:value="0.0396957444776572">
            <text:p>0.0396957445</text:p>
          </table:table-cell>
          <table:table-cell table:formula="of:=IF([.G455]&gt;0;1;0)" office:value-type="float" office:value="1">
            <text:p>1</text:p>
          </table:table-cell>
          <table:table-cell table:formula="of:=IF([.I454]&gt;=0;IF([.H455]=1;[.I454]+([.F455]*[.J455])-20;[.I454]);0)" office:value-type="float" office:value="103937501447.928">
            <text:p>103937501447.928</text:p>
          </table:table-cell>
          <table:table-cell table:formula="of:=IF([.I454]&gt;1000;[.I454]*0.5;1000)" office:value-type="float" office:value="51920960284.3767">
            <text:p>51920960284.3767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09-27 00:00:0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83567806500754">
            <text:p>0.1835678065</text:p>
          </table:table-cell>
          <table:table-cell table:formula="of:=IF([.G456]&gt;0;1;0)" office:value-type="float" office:value="1">
            <text:p>1</text:p>
          </table:table-cell>
          <table:table-cell table:formula="of:=IF([.I455]&gt;=0;IF([.H456]=1;[.I455]+([.F456]*[.J456])-20;[.I455]);0)" office:value-type="float" office:value="103937501427.928">
            <text:p>103937501427.928</text:p>
          </table:table-cell>
          <table:table-cell table:formula="of:=IF([.I455]&gt;1000;[.I455]*0.5;1000)" office:value-type="float" office:value="51968750723.9642">
            <text:p>51968750723.9642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09-30 00:00:0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673244222750674">
            <text:p>0.0673244223</text:p>
          </table:table-cell>
          <table:table-cell table:formula="of:=IF([.G457]&gt;0;1;0)" office:value-type="float" office:value="1">
            <text:p>1</text:p>
          </table:table-cell>
          <table:table-cell table:formula="of:=IF([.I456]&gt;=0;IF([.H457]=1;[.I456]+([.F457]*[.J457])-20;[.I456]);0)" office:value-type="float" office:value="103937501407.928">
            <text:p>103937501407.928</text:p>
          </table:table-cell>
          <table:table-cell table:formula="of:=IF([.I456]&gt;1000;[.I456]*0.5;1000)" office:value-type="float" office:value="51968750713.9642">
            <text:p>51968750713.9642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10-01 00:00:0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961512964583149">
            <text:p>0.0961512965</text:p>
          </table:table-cell>
          <table:table-cell table:formula="of:=IF([.G458]&gt;0;1;0)" office:value-type="float" office:value="1">
            <text:p>1</text:p>
          </table:table-cell>
          <table:table-cell table:formula="of:=IF([.I457]&gt;=0;IF([.H458]=1;[.I457]+([.F458]*[.J458])-20;[.I457]);0)" office:value-type="float" office:value="103937501387.928">
            <text:p>103937501387.928</text:p>
          </table:table-cell>
          <table:table-cell table:formula="of:=IF([.I457]&gt;1000;[.I457]*0.5;1000)" office:value-type="float" office:value="51968750703.9642">
            <text:p>51968750703.9642</text:p>
          </table:table-cell>
          <table:table-cell table:number-columns-repeated="2"/>
        </table:table-row>
        <table:table-row table:style-name="ro1">
          <table:table-cell office:value-type="string">
            <text:p>CYCC</text:p>
          </table:table-cell>
          <table:table-cell office:value-type="float" office:value="1">
            <text:p>1</text:p>
          </table:table-cell>
          <table:table-cell office:value-type="string">
            <text:p>2013-10-02 00:00:00</text:p>
          </table:table-cell>
          <table:table-cell table:number-columns-repeated="2" office:value-type="float" office:value="4.1575">
            <text:p>4.1575</text:p>
          </table:table-cell>
          <table:table-cell office:value-type="float" office:value="-0.0258568851473243">
            <text:p>-0.0258568851</text:p>
          </table:table-cell>
          <table:table-cell office:value-type="float" office:value="0.0403517302748123">
            <text:p>0.0403517303</text:p>
          </table:table-cell>
          <table:table-cell table:formula="of:=IF([.G459]&gt;0;1;0)" office:value-type="float" office:value="1">
            <text:p>1</text:p>
          </table:table-cell>
          <table:table-cell table:formula="of:=IF([.I458]&gt;=0;IF([.H459]=1;[.I458]+([.F459]*[.J459])-20;[.I458]);0)" office:value-type="float" office:value="102593751349.985">
            <text:p>102593751349.985</text:p>
          </table:table-cell>
          <table:table-cell table:formula="of:=IF([.I458]&gt;1000;[.I458]*0.5;1000)" office:value-type="float" office:value="51968750693.9642">
            <text:p>51968750693.9642</text:p>
          </table:table-cell>
          <table:table-cell table:number-columns-repeated="2"/>
        </table:table-row>
        <table:table-row table:style-name="ro1">
          <table:table-cell office:value-type="string">
            <text:p>AEHR</text:p>
          </table:table-cell>
          <table:table-cell office:value-type="float" office:value="1">
            <text:p>1</text:p>
          </table:table-cell>
          <table:table-cell office:value-type="string">
            <text:p>2013-10-03 00:00:00</text:p>
          </table:table-cell>
          <table:table-cell table:number-columns-repeated="2" office:value-type="float" office:value="3.3025">
            <text:p>3.3025</text:p>
          </table:table-cell>
          <table:table-cell office:value-type="float" office:value="-0.0416351249053748">
            <text:p>-0.0416351249</text:p>
          </table:table-cell>
          <table:table-cell office:value-type="float" office:value="0.0374928706859124">
            <text:p>0.0374928707</text:p>
          </table:table-cell>
          <table:table-cell table:formula="of:=IF([.G460]&gt;0;1;0)" office:value-type="float" office:value="1">
            <text:p>1</text:p>
          </table:table-cell>
          <table:table-cell table:formula="of:=IF([.I459]&gt;=0;IF([.H460]=1;[.I459]+([.F460]*[.J460])-20;[.I459]);0)" office:value-type="float" office:value="100457999504.001">
            <text:p>100457999504.001</text:p>
          </table:table-cell>
          <table:table-cell table:formula="of:=IF([.I459]&gt;1000;[.I459]*0.5;1000)" office:value-type="float" office:value="51296875674.9923">
            <text:p>51296875674.9923</text:p>
          </table:table-cell>
          <table:table-cell table:number-columns-repeated="2"/>
        </table:table-row>
        <table:table-row table:style-name="ro1">
          <table:table-cell office:value-type="string">
            <text:p>IDN</text:p>
          </table:table-cell>
          <table:table-cell office:value-type="float" office:value="1">
            <text:p>1</text:p>
          </table:table-cell>
          <table:table-cell office:value-type="string">
            <text:p>2013-10-04 00:00:00</text:p>
          </table:table-cell>
          <table:table-cell table:number-columns-repeated="2" office:value-type="float" office:value="0.45">
            <text:p>0.45</text:p>
          </table:table-cell>
          <table:table-cell office:value-type="float" office:value="0.0555555555555556">
            <text:p>0.0555555556</text:p>
          </table:table-cell>
          <table:table-cell office:value-type="float" office:value="0.0425969797826615">
            <text:p>0.0425969798</text:p>
          </table:table-cell>
          <table:table-cell table:formula="of:=IF([.G461]&gt;0;1;0)" office:value-type="float" office:value="1">
            <text:p>1</text:p>
          </table:table-cell>
          <table:table-cell table:formula="of:=IF([.I460]&gt;=0;IF([.H461]=1;[.I460]+([.F461]*[.J461])-20;[.I460]);0)" office:value-type="float" office:value="103248499470.223">
            <text:p>103248499470.223</text:p>
          </table:table-cell>
          <table:table-cell table:formula="of:=IF([.I460]&gt;1000;[.I460]*0.5;1000)" office:value-type="float" office:value="50228999752.0004">
            <text:p>50228999752.0004</text:p>
          </table:table-cell>
          <table:table-cell table:number-columns-repeated="2"/>
        </table:table-row>
        <table:table-row table:style-name="ro1">
          <table:table-cell office:value-type="string">
            <text:p>ASTI</text:p>
          </table:table-cell>
          <table:table-cell office:value-type="float" office:value="1">
            <text:p>1</text:p>
          </table:table-cell>
          <table:table-cell office:value-type="string">
            <text:p>2013-10-07 00:00:00</text:p>
          </table:table-cell>
          <table:table-cell table:number-columns-repeated="2" office:value-type="float" office:value="0.99">
            <text:p>0.99</text:p>
          </table:table-cell>
          <table:table-cell office:value-type="float" office:value="0.0202020202020201">
            <text:p>0.0202020202</text:p>
          </table:table-cell>
          <table:table-cell office:value-type="float" office:value="0.116262442432957">
            <text:p>0.1162624424</text:p>
          </table:table-cell>
          <table:table-cell table:formula="of:=IF([.G462]&gt;0;1;0)" office:value-type="float" office:value="1">
            <text:p>1</text:p>
          </table:table-cell>
          <table:table-cell table:formula="of:=IF([.I461]&gt;=0;IF([.H462]=1;[.I461]+([.F462]*[.J462])-20;[.I461]);0)" office:value-type="float" office:value="104291413586.286">
            <text:p>104291413586.286</text:p>
          </table:table-cell>
          <table:table-cell table:formula="of:=IF([.I461]&gt;1000;[.I461]*0.5;1000)" office:value-type="float" office:value="51624249735.1116">
            <text:p>51624249735.1116</text:p>
          </table:table-cell>
          <table:table-cell table:number-columns-repeated="2"/>
        </table:table-row>
        <table:table-row table:style-name="ro1">
          <table:table-cell office:value-type="string">
            <text:p>CVM</text:p>
          </table:table-cell>
          <table:table-cell office:value-type="float" office:value="1">
            <text:p>1</text:p>
          </table:table-cell>
          <table:table-cell office:value-type="string">
            <text:p>2013-10-08 00:00:00</text:p>
          </table:table-cell>
          <table:table-cell table:number-columns-repeated="2" office:value-type="float" office:value="0.87">
            <text:p>0.87</text:p>
          </table:table-cell>
          <table:table-cell office:value-type="float" office:value="-0.0574712643678161">
            <text:p>-0.0574712644</text:p>
          </table:table-cell>
          <table:table-cell office:value-type="float" office:value="0.101683244307244">
            <text:p>0.1016832443</text:p>
          </table:table-cell>
          <table:table-cell table:formula="of:=IF([.G463]&gt;0;1;0)" office:value-type="float" office:value="1">
            <text:p>1</text:p>
          </table:table-cell>
          <table:table-cell table:formula="of:=IF([.I462]&gt;=0;IF([.H463]=1;[.I462]+([.F463]*[.J463])-20;[.I462]);0)" office:value-type="float" office:value="101294533865.531">
            <text:p>101294533865.531</text:p>
          </table:table-cell>
          <table:table-cell table:formula="of:=IF([.I462]&gt;1000;[.I462]*0.5;1000)" office:value-type="float" office:value="52145706793.143">
            <text:p>52145706793.143</text:p>
          </table:table-cell>
          <table:table-cell table:number-columns-repeated="2"/>
        </table:table-row>
        <table:table-row table:style-name="ro1">
          <table:table-cell office:value-type="string">
            <text:p>FREE</text:p>
          </table:table-cell>
          <table:table-cell office:value-type="float" office:value="0.2">
            <text:p>0.2</text:p>
          </table:table-cell>
          <table:table-cell office:value-type="string">
            <text:p>2013-10-09 00:00:00</text:p>
          </table:table-cell>
          <table:table-cell office:value-type="float" office:value="0.505">
            <text:p>0.505</text:p>
          </table:table-cell>
          <table:table-cell office:value-type="float" office:value="2.525">
            <text:p>2.525</text:p>
          </table:table-cell>
          <table:table-cell office:value-type="float" office:value="0.301980198019802">
            <text:p>0.301980198</text:p>
          </table:table-cell>
          <table:table-cell office:value-type="float" office:value="0.0617398002019177">
            <text:p>0.0617398002</text:p>
          </table:table-cell>
          <table:table-cell table:formula="of:=IF([.G464]&gt;0;1;0)" office:value-type="float" office:value="1">
            <text:p>1</text:p>
          </table:table-cell>
          <table:table-cell table:formula="of:=IF([.I463]&gt;=0;IF([.H464]=1;[.I463]+([.F464]*[.J464])-20;[.I463]);0)" office:value-type="float" office:value="116589005543.049">
            <text:p>116589005543.049</text:p>
          </table:table-cell>
          <table:table-cell table:formula="of:=IF([.I463]&gt;1000;[.I463]*0.5;1000)" office:value-type="float" office:value="50647266932.7653">
            <text:p>50647266932.7653</text:p>
          </table:table-cell>
          <table:table-cell table:number-columns-repeated="2"/>
        </table:table-row>
        <table:table-row table:style-name="ro1">
          <table:table-cell office:value-type="string">
            <text:p>BGMD</text:p>
          </table:table-cell>
          <table:table-cell office:value-type="float" office:value="1">
            <text:p>1</text:p>
          </table:table-cell>
          <table:table-cell office:value-type="string">
            <text:p>2013-10-10 00:00:00</text:p>
          </table:table-cell>
          <table:table-cell table:number-columns-repeated="2" office:value-type="float" office:value="0.6525">
            <text:p>0.6525</text:p>
          </table:table-cell>
          <table:table-cell office:value-type="float" office:value="0.00766283524904243">
            <text:p>0.0076628352</text:p>
          </table:table-cell>
          <table:table-cell office:value-type="float" office:value="0.0596028846703406">
            <text:p>0.0596028847</text:p>
          </table:table-cell>
          <table:table-cell table:formula="of:=IF([.G465]&gt;0;1;0)" office:value-type="float" office:value="1">
            <text:p>1</text:p>
          </table:table-cell>
          <table:table-cell table:formula="of:=IF([.I464]&gt;=0;IF([.H465]=1;[.I464]+([.F465]*[.J465])-20;[.I464]);0)" office:value-type="float" office:value="117035706693.712">
            <text:p>117035706693.712</text:p>
          </table:table-cell>
          <table:table-cell table:formula="of:=IF([.I464]&gt;1000;[.I464]*0.5;1000)" office:value-type="float" office:value="58294502771.5244">
            <text:p>58294502771.5244</text:p>
          </table:table-cell>
          <table:table-cell table:number-columns-repeated="2"/>
        </table:table-row>
        <table:table-row table:style-name="ro1">
          <table:table-cell office:value-type="string">
            <text:p>XTLB</text:p>
          </table:table-cell>
          <table:table-cell office:value-type="float" office:value="1">
            <text:p>1</text:p>
          </table:table-cell>
          <table:table-cell office:value-type="string">
            <text:p>2013-10-11 00:00:00</text:p>
          </table:table-cell>
          <table:table-cell table:number-columns-repeated="2" office:value-type="float" office:value="4.4975">
            <text:p>4.4975</text:p>
          </table:table-cell>
          <table:table-cell office:value-type="float" office:value="0.191217342968316">
            <text:p>0.191217343</text:p>
          </table:table-cell>
          <table:table-cell office:value-type="float" office:value="0.103583750043973">
            <text:p>0.10358375</text:p>
          </table:table-cell>
          <table:table-cell table:formula="of:=IF([.G466]&gt;0;1;0)" office:value-type="float" office:value="1">
            <text:p>1</text:p>
          </table:table-cell>
          <table:table-cell table:formula="of:=IF([.I465]&gt;=0;IF([.H466]=1;[.I465]+([.F466]*[.J466])-20;[.I465]);0)" office:value-type="float" office:value="128225335106.907">
            <text:p>128225335106.907</text:p>
          </table:table-cell>
          <table:table-cell table:formula="of:=IF([.I465]&gt;1000;[.I465]*0.5;1000)" office:value-type="float" office:value="58517853346.8559">
            <text:p>58517853346.8559</text:p>
          </table:table-cell>
          <table:table-cell table:number-columns-repeated="2"/>
        </table:table-row>
        <table:table-row table:style-name="ro1">
          <table:table-cell office:value-type="string">
            <text:p>BONE</text:p>
          </table:table-cell>
          <table:table-cell office:value-type="float" office:value="1">
            <text:p>1</text:p>
          </table:table-cell>
          <table:table-cell office:value-type="string">
            <text:p>2013-10-14 00:00:00</text:p>
          </table:table-cell>
          <table:table-cell table:number-columns-repeated="2" office:value-type="float" office:value="0.6825">
            <text:p>0.6825</text:p>
          </table:table-cell>
          <table:table-cell office:value-type="float" office:value="-0.0073260073260073">
            <text:p>-0.0073260073</text:p>
          </table:table-cell>
          <table:table-cell office:value-type="float" office:value="0.0883658698685204">
            <text:p>0.0883658699</text:p>
          </table:table-cell>
          <table:table-cell table:formula="of:=IF([.G467]&gt;0;1;0)" office:value-type="float" office:value="1">
            <text:p>1</text:p>
          </table:table-cell>
          <table:table-cell table:formula="of:=IF([.I466]&gt;=0;IF([.H467]=1;[.I466]+([.F467]*[.J467])-20;[.I466]);0)" office:value-type="float" office:value="127755645214.721">
            <text:p>127755645214.721</text:p>
          </table:table-cell>
          <table:table-cell table:formula="of:=IF([.I466]&gt;1000;[.I466]*0.5;1000)" office:value-type="float" office:value="64112667553.4536">
            <text:p>64112667553.4536</text:p>
          </table:table-cell>
          <table:table-cell table:number-columns-repeated="2"/>
        </table:table-row>
        <table:table-row table:style-name="ro1">
          <table:table-cell office:value-type="string">
            <text:p>ASTM</text:p>
          </table:table-cell>
          <table:table-cell office:value-type="float" office:value="0.05">
            <text:p>0.05</text:p>
          </table:table-cell>
          <table:table-cell office:value-type="string">
            <text:p>2013-10-15 00:00:00</text:p>
          </table:table-cell>
          <table:table-cell office:value-type="float" office:value="0.1925">
            <text:p>0.1925</text:p>
          </table:table-cell>
          <table:table-cell office:value-type="float" office:value="3.85">
            <text:p>3.85</text:p>
          </table:table-cell>
          <table:table-cell office:value-type="float" office:value="-0.0142857142857143">
            <text:p>-0.0142857143</text:p>
          </table:table-cell>
          <table:table-cell office:value-type="float" office:value="18.0938528027127">
            <text:p>18.0938528027</text:p>
          </table:table-cell>
          <table:table-cell table:formula="of:=IF([.G468]&gt;0;1;0)" office:value-type="float" office:value="1">
            <text:p>1</text:p>
          </table:table-cell>
          <table:table-cell table:formula="of:=IF([.I467]&gt;=0;IF([.H468]=1;[.I467]+([.F468]*[.J468])-20;[.I467]);0)" office:value-type="float" office:value="126843104871.758">
            <text:p>126843104871.758</text:p>
          </table:table-cell>
          <table:table-cell table:formula="of:=IF([.I467]&gt;1000;[.I467]*0.5;1000)" office:value-type="float" office:value="63877822607.3604">
            <text:p>63877822607.3604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10-16 00:00:00</text:p>
          </table:table-cell>
          <table:table-cell table:number-columns-repeated="2" office:value-type="float" office:value="0.48">
            <text:p>0.48</text:p>
          </table:table-cell>
          <table:table-cell office:value-type="float" office:value="-0.25">
            <text:p>-0.25</text:p>
          </table:table-cell>
          <table:table-cell office:value-type="float" office:value="0.19131938444084">
            <text:p>0.1913193844</text:p>
          </table:table-cell>
          <table:table-cell table:formula="of:=IF([.G469]&gt;0;1;0)" office:value-type="float" office:value="1">
            <text:p>1</text:p>
          </table:table-cell>
          <table:table-cell table:formula="of:=IF([.I468]&gt;=0;IF([.H469]=1;[.I468]+([.F469]*[.J469])-20;[.I468]);0)" office:value-type="float" office:value="110987716742.789">
            <text:p>110987716742.789</text:p>
          </table:table-cell>
          <table:table-cell table:formula="of:=IF([.I468]&gt;1000;[.I468]*0.5;1000)" office:value-type="float" office:value="63421552435.8792">
            <text:p>63421552435.8792</text:p>
          </table:table-cell>
          <table:table-cell table:number-columns-repeated="2"/>
        </table:table-row>
        <table:table-row table:style-name="ro1">
          <table:table-cell office:value-type="string">
            <text:p>ADXS</text:p>
          </table:table-cell>
          <table:table-cell office:value-type="float" office:value="1">
            <text:p>1</text:p>
          </table:table-cell>
          <table:table-cell office:value-type="string">
            <text:p>2013-10-17 00:00:00</text:p>
          </table:table-cell>
          <table:table-cell table:number-columns-repeated="2" office:value-type="float" office:value="3.66">
            <text:p>3.66</text:p>
          </table:table-cell>
          <table:table-cell office:value-type="float" office:value="0.0232240437158471">
            <text:p>0.0232240437</text:p>
          </table:table-cell>
          <table:table-cell office:value-type="float" office:value="0.125727203048323">
            <text:p>0.125727203</text:p>
          </table:table-cell>
          <table:table-cell table:formula="of:=IF([.G470]&gt;0;1;0)" office:value-type="float" office:value="1">
            <text:p>1</text:p>
          </table:table-cell>
          <table:table-cell table:formula="of:=IF([.I469]&gt;=0;IF([.H470]=1;[.I469]+([.F470]*[.J470])-20;[.I469]);0)" office:value-type="float" office:value="112276508515.567">
            <text:p>112276508515.567</text:p>
          </table:table-cell>
          <table:table-cell table:formula="of:=IF([.I469]&gt;1000;[.I469]*0.5;1000)" office:value-type="float" office:value="55493858371.3943">
            <text:p>55493858371.3943</text:p>
          </table:table-cell>
          <table:table-cell table:number-columns-repeated="2"/>
        </table:table-row>
        <table:table-row table:style-name="ro1">
          <table:table-cell office:value-type="string">
            <text:p>ASTM</text:p>
          </table:table-cell>
          <table:table-cell office:value-type="float" office:value="1">
            <text:p>1</text:p>
          </table:table-cell>
          <table:table-cell office:value-type="string">
            <text:p>2013-10-18 00:00:00</text:p>
          </table:table-cell>
          <table:table-cell table:number-columns-repeated="2" office:value-type="float" office:value="4.8375">
            <text:p>4.8375</text:p>
          </table:table-cell>
          <table:table-cell office:value-type="float" office:value="0.128165374677003">
            <text:p>0.1281653747</text:p>
          </table:table-cell>
          <table:table-cell office:value-type="float" office:value="0.19494964494893">
            <text:p>0.1949496449</text:p>
          </table:table-cell>
          <table:table-cell table:formula="of:=IF([.G471]&gt;0;1;0)" office:value-type="float" office:value="1">
            <text:p>1</text:p>
          </table:table-cell>
          <table:table-cell table:formula="of:=IF([.I470]&gt;=0;IF([.H471]=1;[.I470]+([.F471]*[.J471])-20;[.I470]);0)" office:value-type="float" office:value="119471488886.229">
            <text:p>119471488886.229</text:p>
          </table:table-cell>
          <table:table-cell table:formula="of:=IF([.I470]&gt;1000;[.I470]*0.5;1000)" office:value-type="float" office:value="56138254257.7835">
            <text:p>56138254257.7835</text:p>
          </table:table-cell>
          <table:table-cell table:number-columns-repeated="2"/>
        </table:table-row>
        <table:table-row table:style-name="ro1">
          <table:table-cell office:value-type="string">
            <text:p>ASTM</text:p>
          </table:table-cell>
          <table:table-cell office:value-type="float" office:value="1">
            <text:p>1</text:p>
          </table:table-cell>
          <table:table-cell office:value-type="string">
            <text:p>2013-10-21 00:00:00</text:p>
          </table:table-cell>
          <table:table-cell table:number-columns-repeated="2" office:value-type="float" office:value="5.4575">
            <text:p>5.4575</text:p>
          </table:table-cell>
          <table:table-cell office:value-type="float" office:value="-0.0929912963811269">
            <text:p>-0.0929912964</text:p>
          </table:table-cell>
          <table:table-cell office:value-type="float" office:value="2.24722468672919">
            <text:p>2.2472246867</text:p>
          </table:table-cell>
          <table:table-cell table:formula="of:=IF([.G472]&gt;0;1;0)" office:value-type="float" office:value="1">
            <text:p>1</text:p>
          </table:table-cell>
          <table:table-cell table:formula="of:=IF([.I471]&gt;=0;IF([.H472]=1;[.I471]+([.F472]*[.J472])-20;[.I471]);0)" office:value-type="float" office:value="113916584550.172">
            <text:p>113916584550.172</text:p>
          </table:table-cell>
          <table:table-cell table:formula="of:=IF([.I471]&gt;1000;[.I471]*0.5;1000)" office:value-type="float" office:value="59735744443.1143">
            <text:p>59735744443.1143</text:p>
          </table:table-cell>
          <table:table-cell table:number-columns-repeated="2"/>
        </table:table-row>
        <table:table-row table:style-name="ro1">
          <table:table-cell office:value-type="string">
            <text:p>ASTM</text:p>
          </table:table-cell>
          <table:table-cell office:value-type="float" office:value="1">
            <text:p>1</text:p>
          </table:table-cell>
          <table:table-cell office:value-type="string">
            <text:p>2013-10-22 00:00:00</text:p>
          </table:table-cell>
          <table:table-cell table:number-columns-repeated="2" office:value-type="float" office:value="4.95">
            <text:p>4.95</text:p>
          </table:table-cell>
          <table:table-cell office:value-type="float" office:value="-0.0803030303030303">
            <text:p>-0.0803030303</text:p>
          </table:table-cell>
          <table:table-cell office:value-type="float" office:value="1.28823567680032">
            <text:p>1.2882356768</text:p>
          </table:table-cell>
          <table:table-cell table:formula="of:=IF([.G473]&gt;0;1;0)" office:value-type="float" office:value="1">
            <text:p>1</text:p>
          </table:table-cell>
          <table:table-cell table:formula="of:=IF([.I472]&gt;=0;IF([.H473]=1;[.I472]+([.F473]*[.J473])-20;[.I472]);0)" office:value-type="float" office:value="109342661059.597">
            <text:p>109342661059.597</text:p>
          </table:table-cell>
          <table:table-cell table:formula="of:=IF([.I472]&gt;1000;[.I472]*0.5;1000)" office:value-type="float" office:value="56958292275.0859">
            <text:p>56958292275.0859</text:p>
          </table:table-cell>
          <table:table-cell table:number-columns-repeated="2"/>
        </table:table-row>
        <table:table-row table:style-name="ro1">
          <table:table-cell office:value-type="string">
            <text:p>ASTM</text:p>
          </table:table-cell>
          <table:table-cell office:value-type="float" office:value="1">
            <text:p>1</text:p>
          </table:table-cell>
          <table:table-cell office:value-type="string">
            <text:p>2013-10-23 00:00:00</text:p>
          </table:table-cell>
          <table:table-cell table:number-columns-repeated="2" office:value-type="float" office:value="4.5525">
            <text:p>4.5525</text:p>
          </table:table-cell>
          <table:table-cell office:value-type="float" office:value="-0.0345963756177926">
            <text:p>-0.0345963756</text:p>
          </table:table-cell>
          <table:table-cell office:value-type="float" office:value="2.17304536786746">
            <text:p>2.1730453679</text:p>
          </table:table-cell>
          <table:table-cell table:formula="of:=IF([.G474]&gt;0;1;0)" office:value-type="float" office:value="1">
            <text:p>1</text:p>
          </table:table-cell>
          <table:table-cell table:formula="of:=IF([.I473]&gt;=0;IF([.H474]=1;[.I473]+([.F474]*[.J474])-20;[.I473]);0)" office:value-type="float" office:value="107451231153.063">
            <text:p>107451231153.063</text:p>
          </table:table-cell>
          <table:table-cell table:formula="of:=IF([.I473]&gt;1000;[.I473]*0.5;1000)" office:value-type="float" office:value="54671330529.7983">
            <text:p>54671330529.7983</text:p>
          </table:table-cell>
          <table:table-cell table:number-columns-repeated="2"/>
        </table:table-row>
        <table:table-row table:style-name="ro1">
          <table:table-cell office:value-type="string">
            <text:p>ASTM</text:p>
          </table:table-cell>
          <table:table-cell office:value-type="float" office:value="1">
            <text:p>1</text:p>
          </table:table-cell>
          <table:table-cell office:value-type="string">
            <text:p>2013-10-24 00:00:00</text:p>
          </table:table-cell>
          <table:table-cell table:number-columns-repeated="2" office:value-type="float" office:value="4.395">
            <text:p>4.395</text:p>
          </table:table-cell>
          <table:table-cell office:value-type="float" office:value="-0.0136518771331057">
            <text:p>-0.0136518771</text:p>
          </table:table-cell>
          <table:table-cell office:value-type="float" office:value="0.190669235970941">
            <text:p>0.190669236</text:p>
          </table:table-cell>
          <table:table-cell table:formula="of:=IF([.G475]&gt;0;1;0)" office:value-type="float" office:value="1">
            <text:p>1</text:p>
          </table:table-cell>
          <table:table-cell table:formula="of:=IF([.I474]&gt;=0;IF([.H475]=1;[.I474]+([.F475]*[.J475])-20;[.I474]);0)" office:value-type="float" office:value="106717775630.312">
            <text:p>106717775630.312</text:p>
          </table:table-cell>
          <table:table-cell table:formula="of:=IF([.I474]&gt;1000;[.I474]*0.5;1000)" office:value-type="float" office:value="53725615576.5316">
            <text:p>53725615576.5316</text:p>
          </table:table-cell>
          <table:table-cell table:number-columns-repeated="2"/>
        </table:table-row>
        <table:table-row table:style-name="ro1">
          <table:table-cell office:value-type="string">
            <text:p>BORN</text:p>
          </table:table-cell>
          <table:table-cell office:value-type="float" office:value="1">
            <text:p>1</text:p>
          </table:table-cell>
          <table:table-cell office:value-type="string">
            <text:p>2013-10-25 00:00:00</text:p>
          </table:table-cell>
          <table:table-cell table:number-columns-repeated="2" office:value-type="float" office:value="1.9525">
            <text:p>1.9525</text:p>
          </table:table-cell>
          <table:table-cell office:value-type="float" office:value="-0.0128040973111395">
            <text:p>-0.0128040973</text:p>
          </table:table-cell>
          <table:table-cell office:value-type="float" office:value="0.105395179575697">
            <text:p>0.1053951796</text:p>
          </table:table-cell>
          <table:table-cell table:formula="of:=IF([.G476]&gt;0;1;0)" office:value-type="float" office:value="1">
            <text:p>1</text:p>
          </table:table-cell>
          <table:table-cell table:formula="of:=IF([.I475]&gt;=0;IF([.H476]=1;[.I475]+([.F476]*[.J476])-20;[.I475]);0)" office:value-type="float" office:value="106034563218.313">
            <text:p>106034563218.313</text:p>
          </table:table-cell>
          <table:table-cell table:formula="of:=IF([.I475]&gt;1000;[.I475]*0.5;1000)" office:value-type="float" office:value="53358887815.156">
            <text:p>53358887815.156</text:p>
          </table:table-cell>
          <table:table-cell table:number-columns-repeated="2"/>
        </table:table-row>
        <table:table-row table:style-name="ro1">
          <table:table-cell office:value-type="string">
            <text:p>BORN</text:p>
          </table:table-cell>
          <table:table-cell office:value-type="float" office:value="1">
            <text:p>1</text:p>
          </table:table-cell>
          <table:table-cell office:value-type="string">
            <text:p>2013-10-28 00:00:00</text:p>
          </table:table-cell>
          <table:table-cell table:number-columns-repeated="2" office:value-type="float" office:value="1.9275">
            <text:p>1.9275</text:p>
          </table:table-cell>
          <table:table-cell office:value-type="float" office:value="0.0583657587548636">
            <text:p>0.0583657588</text:p>
          </table:table-cell>
          <table:table-cell office:value-type="float" office:value="0.0643503095904164">
            <text:p>0.0643503096</text:p>
          </table:table-cell>
          <table:table-cell table:formula="of:=IF([.G477]&gt;0;1;0)" office:value-type="float" office:value="1">
            <text:p>1</text:p>
          </table:table-cell>
          <table:table-cell table:formula="of:=IF([.I476]&gt;=0;IF([.H477]=1;[.I476]+([.F477]*[.J477])-20;[.I476]);0)" office:value-type="float" office:value="109128957066.551">
            <text:p>109128957066.551</text:p>
          </table:table-cell>
          <table:table-cell table:formula="of:=IF([.I476]&gt;1000;[.I476]*0.5;1000)" office:value-type="float" office:value="53017281609.1563">
            <text:p>53017281609.1563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10-29 00:00:00</text:p>
          </table:table-cell>
          <table:table-cell table:number-columns-repeated="2"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0.329868329873318">
            <text:p>0.3298683299</text:p>
          </table:table-cell>
          <table:table-cell table:formula="of:=IF([.G478]&gt;0;1;0)" office:value-type="float" office:value="1">
            <text:p>1</text:p>
          </table:table-cell>
          <table:table-cell table:formula="of:=IF([.I477]&gt;=0;IF([.H478]=1;[.I477]+([.F478]*[.J478])-20;[.I477]);0)" office:value-type="float" office:value="109128957046.551">
            <text:p>109128957046.551</text:p>
          </table:table-cell>
          <table:table-cell table:formula="of:=IF([.I477]&gt;1000;[.I477]*0.5;1000)" office:value-type="float" office:value="54564478533.2756">
            <text:p>54564478533.2756</text:p>
          </table:table-cell>
          <table:table-cell table:number-columns-repeated="2"/>
        </table:table-row>
        <table:table-row table:style-name="ro1">
          <table:table-cell office:value-type="string">
            <text:p>ASTM</text:p>
          </table:table-cell>
          <table:table-cell office:value-type="float" office:value="1">
            <text:p>1</text:p>
          </table:table-cell>
          <table:table-cell office:value-type="string">
            <text:p>2013-10-30 00:00:00</text:p>
          </table:table-cell>
          <table:table-cell table:number-columns-repeated="2" office:value-type="float" office:value="3.6825">
            <text:p>3.6825</text:p>
          </table:table-cell>
          <table:table-cell office:value-type="float" office:value="0.0359809911744737">
            <text:p>0.0359809912</text:p>
          </table:table-cell>
          <table:table-cell office:value-type="float" office:value="0.114881086298684">
            <text:p>0.1148810863</text:p>
          </table:table-cell>
          <table:table-cell table:formula="of:=IF([.G479]&gt;0;1;0)" office:value-type="float" office:value="1">
            <text:p>1</text:p>
          </table:table-cell>
          <table:table-cell table:formula="of:=IF([.I478]&gt;=0;IF([.H479]=1;[.I478]+([.F479]*[.J479])-20;[.I478]);0)" office:value-type="float" office:value="111092241046.737">
            <text:p>111092241046.737</text:p>
          </table:table-cell>
          <table:table-cell table:formula="of:=IF([.I478]&gt;1000;[.I478]*0.5;1000)" office:value-type="float" office:value="54564478523.2756">
            <text:p>54564478523.2756</text:p>
          </table:table-cell>
          <table:table-cell table:number-columns-repeated="2"/>
        </table:table-row>
        <table:table-row table:style-name="ro1">
          <table:table-cell office:value-type="string">
            <text:p>CSUN</text:p>
          </table:table-cell>
          <table:table-cell office:value-type="float" office:value="1">
            <text:p>1</text:p>
          </table:table-cell>
          <table:table-cell office:value-type="string">
            <text:p>2013-10-31 00:00:00</text:p>
          </table:table-cell>
          <table:table-cell table:number-columns-repeated="2" office:value-type="float" office:value="7.325">
            <text:p>7.325</text:p>
          </table:table-cell>
          <table:table-cell office:value-type="float" office:value="0.0474402730375427">
            <text:p>0.047440273</text:p>
          </table:table-cell>
          <table:table-cell office:value-type="float" office:value="0.145755668183959">
            <text:p>0.1457556682</text:p>
          </table:table-cell>
          <table:table-cell table:formula="of:=IF([.G480]&gt;0;1;0)" office:value-type="float" office:value="1">
            <text:p>1</text:p>
          </table:table-cell>
          <table:table-cell table:formula="of:=IF([.I479]&gt;=0;IF([.H480]=1;[.I479]+([.F480]*[.J480])-20;[.I479]);0)" office:value-type="float" office:value="113727364150.542">
            <text:p>113727364150.542</text:p>
          </table:table-cell>
          <table:table-cell table:formula="of:=IF([.I479]&gt;1000;[.I479]*0.5;1000)" office:value-type="float" office:value="55546120523.3685">
            <text:p>55546120523.3685</text:p>
          </table:table-cell>
          <table:table-cell table:number-columns-repeated="2"/>
        </table:table-row>
        <table:table-row table:style-name="ro1">
          <table:table-cell office:value-type="string">
            <text:p>ADXS</text:p>
          </table:table-cell>
          <table:table-cell office:value-type="float" office:value="1">
            <text:p>1</text:p>
          </table:table-cell>
          <table:table-cell office:value-type="string">
            <text:p>2013-11-01 00:00:00</text:p>
          </table:table-cell>
          <table:table-cell table:number-columns-repeated="2" office:value-type="float" office:value="3.7075">
            <text:p>3.7075</text:p>
          </table:table-cell>
          <table:table-cell office:value-type="float" office:value="0.0249494268374917">
            <text:p>0.0249494268</text:p>
          </table:table-cell>
          <table:table-cell office:value-type="float" office:value="0.215862732646793">
            <text:p>0.2158627326</text:p>
          </table:table-cell>
          <table:table-cell table:formula="of:=IF([.G481]&gt;0;1;0)" office:value-type="float" office:value="1">
            <text:p>1</text:p>
          </table:table-cell>
          <table:table-cell table:formula="of:=IF([.I480]&gt;=0;IF([.H481]=1;[.I480]+([.F481]*[.J481])-20;[.I480]);0)" office:value-type="float" office:value="115146080406.189">
            <text:p>115146080406.189</text:p>
          </table:table-cell>
          <table:table-cell table:formula="of:=IF([.I480]&gt;1000;[.I480]*0.5;1000)" office:value-type="float" office:value="56863682075.2709">
            <text:p>56863682075.2709</text:p>
          </table:table-cell>
          <table:table-cell table:number-columns-repeated="2"/>
        </table:table-row>
        <table:table-row table:style-name="ro1">
          <table:table-cell office:value-type="string">
            <text:p>BLGO</text:p>
          </table:table-cell>
          <table:table-cell office:value-type="float" office:value="1">
            <text:p>1</text:p>
          </table:table-cell>
          <table:table-cell office:value-type="string">
            <text:p>2013-11-04 00:00:00</text:p>
          </table:table-cell>
          <table:table-cell table:number-columns-repeated="2" office:value-type="float" office:value="0.175">
            <text:p>0.175</text:p>
          </table:table-cell>
          <table:table-cell office:value-type="float" office:value="0.0285714285714287">
            <text:p>0.0285714286</text:p>
          </table:table-cell>
          <table:table-cell office:value-type="float" office:value="0.118604370655229">
            <text:p>0.1186043707</text:p>
          </table:table-cell>
          <table:table-cell table:formula="of:=IF([.G482]&gt;0;1;0)" office:value-type="float" office:value="1">
            <text:p>1</text:p>
          </table:table-cell>
          <table:table-cell table:formula="of:=IF([.I481]&gt;=0;IF([.H482]=1;[.I481]+([.F482]*[.J482])-20;[.I481]);0)" office:value-type="float" office:value="116791024391.992">
            <text:p>116791024391.992</text:p>
          </table:table-cell>
          <table:table-cell table:formula="of:=IF([.I481]&gt;1000;[.I481]*0.5;1000)" office:value-type="float" office:value="57573040203.0946">
            <text:p>57573040203.0946</text:p>
          </table:table-cell>
          <table:table-cell table:number-columns-repeated="2"/>
        </table:table-row>
        <table:table-row table:style-name="ro1">
          <table:table-cell office:value-type="string">
            <text:p>IFON</text:p>
          </table:table-cell>
          <table:table-cell office:value-type="float" office:value="1">
            <text:p>1</text:p>
          </table:table-cell>
          <table:table-cell office:value-type="string">
            <text:p>2013-11-05 00:00:00</text:p>
          </table:table-cell>
          <table:table-cell table:number-columns-repeated="2" office:value-type="float" office:value="0.6925">
            <text:p>0.6925</text:p>
          </table:table-cell>
          <table:table-cell office:value-type="float" office:value="0.184115523465704">
            <text:p>0.1841155235</text:p>
          </table:table-cell>
          <table:table-cell office:value-type="float" office:value="0.0446726140446517">
            <text:p>0.044672614</text:p>
          </table:table-cell>
          <table:table-cell table:formula="of:=IF([.G483]&gt;0;1;0)" office:value-type="float" office:value="1">
            <text:p>1</text:p>
          </table:table-cell>
          <table:table-cell table:formula="of:=IF([.I482]&gt;=0;IF([.H483]=1;[.I482]+([.F483]*[.J483])-20;[.I482]);0)" office:value-type="float" office:value="127542544668.006">
            <text:p>127542544668.006</text:p>
          </table:table-cell>
          <table:table-cell table:formula="of:=IF([.I482]&gt;1000;[.I482]*0.5;1000)" office:value-type="float" office:value="58395512195.9959">
            <text:p>58395512195.9959</text:p>
          </table:table-cell>
          <table:table-cell table:number-columns-repeated="2"/>
        </table:table-row>
        <table:table-row table:style-name="ro1">
          <table:table-cell office:value-type="string">
            <text:p>CBEH</text:p>
          </table:table-cell>
          <table:table-cell office:value-type="float" office:value="1">
            <text:p>1</text:p>
          </table:table-cell>
          <table:table-cell office:value-type="string">
            <text:p>2013-11-06 00:00:0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0899999999999999">
            <text:p>0.09</text:p>
          </table:table-cell>
          <table:table-cell office:value-type="float" office:value="0.115883370710199">
            <text:p>0.1158833707</text:p>
          </table:table-cell>
          <table:table-cell table:formula="of:=IF([.G484]&gt;0;1;0)" office:value-type="float" office:value="1">
            <text:p>1</text:p>
          </table:table-cell>
          <table:table-cell table:formula="of:=IF([.I483]&gt;=0;IF([.H484]=1;[.I483]+([.F484]*[.J484])-20;[.I483]);0)" office:value-type="float" office:value="133281959158.066">
            <text:p>133281959158.066</text:p>
          </table:table-cell>
          <table:table-cell table:formula="of:=IF([.I483]&gt;1000;[.I483]*0.5;1000)" office:value-type="float" office:value="63771272334.0028">
            <text:p>63771272334.0028</text:p>
          </table:table-cell>
          <table:table-cell table:number-columns-repeated="2"/>
        </table:table-row>
        <table:table-row table:style-name="ro1">
          <table:table-cell office:value-type="string">
            <text:p>BIOF</text:p>
          </table:table-cell>
          <table:table-cell office:value-type="float" office:value="1">
            <text:p>1</text:p>
          </table:table-cell>
          <table:table-cell office:value-type="string">
            <text:p>2013-11-07 00:00:00</text:p>
          </table:table-cell>
          <table:table-cell table:number-columns-repeated="2" office:value-type="float" office:value="1.525">
            <text:p>1.525</text:p>
          </table:table-cell>
          <table:table-cell office:value-type="float" office:value="0.121311475409836">
            <text:p>0.1213114754</text:p>
          </table:table-cell>
          <table:table-cell office:value-type="float" office:value="0.168206978043058">
            <text:p>0.168206978</text:p>
          </table:table-cell>
          <table:table-cell table:formula="of:=IF([.G485]&gt;0;1;0)" office:value-type="float" office:value="1">
            <text:p>1</text:p>
          </table:table-cell>
          <table:table-cell table:formula="of:=IF([.I484]&gt;=0;IF([.H485]=1;[.I484]+([.F485]*[.J485])-20;[.I484]);0)" office:value-type="float" office:value="141366274693.555">
            <text:p>141366274693.555</text:p>
          </table:table-cell>
          <table:table-cell table:formula="of:=IF([.I484]&gt;1000;[.I484]*0.5;1000)" office:value-type="float" office:value="66640979579.0329">
            <text:p>66640979579.0329</text:p>
          </table:table-cell>
          <table:table-cell table:number-columns-repeated="2"/>
        </table:table-row>
        <table:table-row table:style-name="ro1">
          <table:table-cell office:value-type="string">
            <text:p>STPFQ</text:p>
          </table:table-cell>
          <table:table-cell office:value-type="float" office:value="1">
            <text:p>1</text:p>
          </table:table-cell>
          <table:table-cell office:value-type="string">
            <text:p>2013-11-08 00:00:00</text:p>
          </table:table-cell>
          <table:table-cell table:number-columns-repeated="2" office:value-type="float" office:value="0.6175">
            <text:p>0.6175</text:p>
          </table:table-cell>
          <table:table-cell office:value-type="float" office:value="-0.1417004048583">
            <text:p>-0.1417004049</text:p>
          </table:table-cell>
          <table:table-cell office:value-type="float" office:value="0.276347284202295">
            <text:p>0.2763472842</text:p>
          </table:table-cell>
          <table:table-cell table:formula="of:=IF([.G486]&gt;0;1;0)" office:value-type="float" office:value="1">
            <text:p>1</text:p>
          </table:table-cell>
          <table:table-cell table:formula="of:=IF([.I485]&gt;=0;IF([.H486]=1;[.I485]+([.F486]*[.J486])-20;[.I485]);0)" office:value-type="float" office:value="131350445494.862">
            <text:p>131350445494.862</text:p>
          </table:table-cell>
          <table:table-cell table:formula="of:=IF([.I485]&gt;1000;[.I485]*0.5;1000)" office:value-type="float" office:value="70683137346.7775">
            <text:p>70683137346.7775</text:p>
          </table:table-cell>
          <table:table-cell table:number-columns-repeated="2"/>
        </table:table-row>
        <table:table-row table:style-name="ro1">
          <table:table-cell office:value-type="string">
            <text:p>ZLCS</text:p>
          </table:table-cell>
          <table:table-cell office:value-type="float" office:value="1">
            <text:p>1</text:p>
          </table:table-cell>
          <table:table-cell office:value-type="string">
            <text:p>2013-11-11 00:00:00</text:p>
          </table:table-cell>
          <table:table-cell table:number-columns-repeated="2" office:value-type="float" office:value="1.3125">
            <text:p>1.3125</text:p>
          </table:table-cell>
          <table:table-cell office:value-type="float" office:value="-0.0933333333333334">
            <text:p>-0.0933333333</text:p>
          </table:table-cell>
          <table:table-cell office:value-type="float" office:value="0.554934353901779">
            <text:p>0.5549343539</text:p>
          </table:table-cell>
          <table:table-cell table:formula="of:=IF([.G487]&gt;0;1;0)" office:value-type="float" office:value="1">
            <text:p>1</text:p>
          </table:table-cell>
          <table:table-cell table:formula="of:=IF([.I486]&gt;=0;IF([.H487]=1;[.I486]+([.F487]*[.J487])-20;[.I486]);0)" office:value-type="float" office:value="125220758018.435">
            <text:p>125220758018.435</text:p>
          </table:table-cell>
          <table:table-cell table:formula="of:=IF([.I486]&gt;1000;[.I486]*0.5;1000)" office:value-type="float" office:value="65675222747.4309">
            <text:p>65675222747.4309</text:p>
          </table:table-cell>
          <table:table-cell table:number-columns-repeated="2"/>
        </table:table-row>
        <table:table-row table:style-name="ro1">
          <table:table-cell office:value-type="string">
            <text:p>ZLCS</text:p>
          </table:table-cell>
          <table:table-cell office:value-type="float" office:value="1">
            <text:p>1</text:p>
          </table:table-cell>
          <table:table-cell office:value-type="string">
            <text:p>2013-11-12 00:00:00</text:p>
          </table:table-cell>
          <table:table-cell table:number-columns-repeated="2" office:value-type="float" office:value="1.19">
            <text:p>1.19</text:p>
          </table:table-cell>
          <table:table-cell office:value-type="float" office:value="-0.0210084033613445">
            <text:p>-0.0210084034</text:p>
          </table:table-cell>
          <table:table-cell office:value-type="float" office:value="0.163386139269276">
            <text:p>0.1633861393</text:p>
          </table:table-cell>
          <table:table-cell table:formula="of:=IF([.G488]&gt;0;1;0)" office:value-type="float" office:value="1">
            <text:p>1</text:p>
          </table:table-cell>
          <table:table-cell table:formula="of:=IF([.I487]&gt;=0;IF([.H488]=1;[.I487]+([.F488]*[.J488])-20;[.I487]);0)" office:value-type="float" office:value="123905413901.603">
            <text:p>123905413901.603</text:p>
          </table:table-cell>
          <table:table-cell table:formula="of:=IF([.I487]&gt;1000;[.I487]*0.5;1000)" office:value-type="float" office:value="62610379009.2175">
            <text:p>62610379009.2175</text:p>
          </table:table-cell>
          <table:table-cell table:number-columns-repeated="2"/>
        </table:table-row>
        <table:table-row table:style-name="ro1">
          <table:table-cell office:value-type="string">
            <text:p>ZLCS</text:p>
          </table:table-cell>
          <table:table-cell office:value-type="float" office:value="1">
            <text:p>1</text:p>
          </table:table-cell>
          <table:table-cell office:value-type="string">
            <text:p>2013-11-13 00:00:00</text:p>
          </table:table-cell>
          <table:table-cell table:number-columns-repeated="2" office:value-type="float" office:value="1.165">
            <text:p>1.165</text:p>
          </table:table-cell>
          <table:table-cell office:value-type="float" office:value="0.0107296137339055">
            <text:p>0.0107296137</text:p>
          </table:table-cell>
          <table:table-cell office:value-type="float" office:value="0.340365293542447">
            <text:p>0.3403652935</text:p>
          </table:table-cell>
          <table:table-cell table:formula="of:=IF([.G489]&gt;0;1;0)" office:value-type="float" office:value="1">
            <text:p>1</text:p>
          </table:table-cell>
          <table:table-cell table:formula="of:=IF([.I488]&gt;=0;IF([.H489]=1;[.I488]+([.F489]*[.J489])-20;[.I488]);0)" office:value-type="float" office:value="124570142496.955">
            <text:p>124570142496.955</text:p>
          </table:table-cell>
          <table:table-cell table:formula="of:=IF([.I488]&gt;1000;[.I488]*0.5;1000)" office:value-type="float" office:value="61952706950.8013">
            <text:p>61952706950.8013</text:p>
          </table:table-cell>
          <table:table-cell table:number-columns-repeated="2"/>
        </table:table-row>
        <table:table-row table:style-name="ro1">
          <table:table-cell office:value-type="string">
            <text:p>IFNY</text:p>
          </table:table-cell>
          <table:table-cell office:value-type="float" office:value="1">
            <text:p>1</text:p>
          </table:table-cell>
          <table:table-cell office:value-type="string">
            <text:p>2013-11-14 00:00:00</text:p>
          </table:table-cell>
          <table:table-cell table:number-columns-repeated="2" office:value-type="float" office:value="1.285">
            <text:p>1.285</text:p>
          </table:table-cell>
          <table:table-cell office:value-type="float" office:value="0.0136186770428015">
            <text:p>0.013618677</text:p>
          </table:table-cell>
          <table:table-cell office:value-type="float" office:value="0.143166357873704">
            <text:p>0.1431663579</text:p>
          </table:table-cell>
          <table:table-cell table:formula="of:=IF([.G490]&gt;0;1;0)" office:value-type="float" office:value="1">
            <text:p>1</text:p>
          </table:table-cell>
          <table:table-cell table:formula="of:=IF([.I489]&gt;=0;IF([.H490]=1;[.I489]+([.F490]*[.J490])-20;[.I489]);0)" office:value-type="float" office:value="125418382746.876">
            <text:p>125418382746.876</text:p>
          </table:table-cell>
          <table:table-cell table:formula="of:=IF([.I489]&gt;1000;[.I489]*0.5;1000)" office:value-type="float" office:value="62285071248.4773">
            <text:p>62285071248.4773</text:p>
          </table:table-cell>
          <table:table-cell table:number-columns-repeated="2"/>
        </table:table-row>
        <table:table-row table:style-name="ro1">
          <table:table-cell office:value-type="string">
            <text:p>IFNY</text:p>
          </table:table-cell>
          <table:table-cell office:value-type="float" office:value="1">
            <text:p>1</text:p>
          </table:table-cell>
          <table:table-cell office:value-type="string">
            <text:p>2013-11-15 00:00:00</text:p>
          </table:table-cell>
          <table:table-cell table:number-columns-repeated="2" office:value-type="float" office:value="1.3025">
            <text:p>1.3025</text:p>
          </table:table-cell>
          <table:table-cell office:value-type="float" office:value="0.111324376199616">
            <text:p>0.1113243762</text:p>
          </table:table-cell>
          <table:table-cell office:value-type="float" office:value="0.101783247805583">
            <text:p>0.1017832478</text:p>
          </table:table-cell>
          <table:table-cell table:formula="of:=IF([.G491]&gt;0;1;0)" office:value-type="float" office:value="1">
            <text:p>1</text:p>
          </table:table-cell>
          <table:table-cell table:formula="of:=IF([.I490]&gt;=0;IF([.H491]=1;[.I490]+([.F491]*[.J491])-20;[.I490]);0)" office:value-type="float" office:value="132399444338.506">
            <text:p>132399444338.506</text:p>
          </table:table-cell>
          <table:table-cell table:formula="of:=IF([.I490]&gt;1000;[.I490]*0.5;1000)" office:value-type="float" office:value="62709191373.4378">
            <text:p>62709191373.4378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11-18 00:00:00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52324026812156">
            <text:p>0.1523240268</text:p>
          </table:table-cell>
          <table:table-cell table:formula="of:=IF([.G492]&gt;0;1;0)" office:value-type="float" office:value="1">
            <text:p>1</text:p>
          </table:table-cell>
          <table:table-cell table:formula="of:=IF([.I491]&gt;=0;IF([.H492]=1;[.I491]+([.F492]*[.J492])-20;[.I491]);0)" office:value-type="float" office:value="132399444318.506">
            <text:p>132399444318.506</text:p>
          </table:table-cell>
          <table:table-cell table:formula="of:=IF([.I491]&gt;1000;[.I491]*0.5;1000)" office:value-type="float" office:value="66199722169.2529">
            <text:p>66199722169.2529</text:p>
          </table:table-cell>
          <table:table-cell table:number-columns-repeated="2"/>
        </table:table-row>
        <table:table-row table:style-name="ro1">
          <table:table-cell office:value-type="string">
            <text:p>SKBI</text:p>
          </table:table-cell>
          <table:table-cell office:value-type="float" office:value="1">
            <text:p>1</text:p>
          </table:table-cell>
          <table:table-cell office:value-type="string">
            <text:p>2013-11-19 00:00:00</text:p>
          </table:table-cell>
          <table:table-cell table:number-columns-repeated="2" office:value-type="float" office:value="3.8625">
            <text:p>3.8625</text:p>
          </table:table-cell>
          <table:table-cell office:value-type="float" office:value="-0.025242718446602">
            <text:p>-0.0252427184</text:p>
          </table:table-cell>
          <table:table-cell office:value-type="float" office:value="0.135036394330601">
            <text:p>0.1350363943</text:p>
          </table:table-cell>
          <table:table-cell table:formula="of:=IF([.G493]&gt;0;1;0)" office:value-type="float" office:value="1">
            <text:p>1</text:p>
          </table:table-cell>
          <table:table-cell table:formula="of:=IF([.I492]&gt;=0;IF([.H493]=1;[.I492]+([.F493]*[.J493])-20;[.I492]);0)" office:value-type="float" office:value="130728383350.796">
            <text:p>130728383350.796</text:p>
          </table:table-cell>
          <table:table-cell table:formula="of:=IF([.I492]&gt;1000;[.I492]*0.5;1000)" office:value-type="float" office:value="66199722159.2529">
            <text:p>66199722159.2529</text:p>
          </table:table-cell>
          <table:table-cell table:number-columns-repeated="2"/>
        </table:table-row>
        <table:table-row table:style-name="ro1">
          <table:table-cell office:value-type="string">
            <text:p>ADMP</text:p>
          </table:table-cell>
          <table:table-cell office:value-type="float" office:value="0.0588235294117647">
            <text:p>0.0588235294</text:p>
          </table:table-cell>
          <table:table-cell office:value-type="string">
            <text:p>2013-11-20 00:00:00</text:p>
          </table:table-cell>
          <table:table-cell office:value-type="float" office:value="0.2175">
            <text:p>0.2175</text:p>
          </table:table-cell>
          <table:table-cell office:value-type="float" office:value="3.6975">
            <text:p>3.6975</text:p>
          </table:table-cell>
          <table:table-cell office:value-type="float" office:value="-0.0344827586206894">
            <text:p>-0.0344827586</text:p>
          </table:table-cell>
          <table:table-cell office:value-type="float" office:value="0.131301383260295">
            <text:p>0.1313013833</text:p>
          </table:table-cell>
          <table:table-cell table:formula="of:=IF([.G494]&gt;0;1;0)" office:value-type="float" office:value="1">
            <text:p>1</text:p>
          </table:table-cell>
          <table:table-cell table:formula="of:=IF([.I493]&gt;=0;IF([.H494]=1;[.I493]+([.F494]*[.J494])-20;[.I493]);0)" office:value-type="float" office:value="128474445686.817">
            <text:p>128474445686.817</text:p>
          </table:table-cell>
          <table:table-cell table:formula="of:=IF([.I493]&gt;1000;[.I493]*0.5;1000)" office:value-type="float" office:value="65364191675.3983">
            <text:p>65364191675.3983</text:p>
          </table:table-cell>
          <table:table-cell table:number-columns-repeated="2"/>
        </table:table-row>
        <table:table-row table:style-name="ro1">
          <table:table-cell office:value-type="string">
            <text:p>CRDC</text:p>
          </table:table-cell>
          <table:table-cell office:value-type="float" office:value="1">
            <text:p>1</text:p>
          </table:table-cell>
          <table:table-cell office:value-type="string">
            <text:p>2013-11-21 00:00:00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0180412371134022">
            <text:p>0.0180412371</text:p>
          </table:table-cell>
          <table:table-cell office:value-type="float" office:value="0.157588090090816">
            <text:p>0.1575880901</text:p>
          </table:table-cell>
          <table:table-cell table:formula="of:=IF([.G495]&gt;0;1;0)" office:value-type="float" office:value="1">
            <text:p>1</text:p>
          </table:table-cell>
          <table:table-cell table:formula="of:=IF([.I494]&gt;=0;IF([.H495]=1;[.I494]+([.F495]*[.J495])-20;[.I494]);0)" office:value-type="float" office:value="129633364635.642">
            <text:p>129633364635.642</text:p>
          </table:table-cell>
          <table:table-cell table:formula="of:=IF([.I494]&gt;1000;[.I494]*0.5;1000)" office:value-type="float" office:value="64237222843.4086">
            <text:p>64237222843.4086</text:p>
          </table:table-cell>
          <table:table-cell table:number-columns-repeated="2"/>
        </table:table-row>
        <table:table-row table:style-name="ro1">
          <table:table-cell office:value-type="string">
            <text:p>ZLCS</text:p>
          </table:table-cell>
          <table:table-cell office:value-type="float" office:value="1">
            <text:p>1</text:p>
          </table:table-cell>
          <table:table-cell office:value-type="string">
            <text:p>2013-11-22 00:00:00</text:p>
          </table:table-cell>
          <table:table-cell table:number-columns-repeated="2" office:value-type="float" office:value="0.935">
            <text:p>0.935</text:p>
          </table:table-cell>
          <table:table-cell office:value-type="float" office:value="-0.0401069518716576">
            <text:p>-0.0401069519</text:p>
          </table:table-cell>
          <table:table-cell office:value-type="float" office:value="0.0936888800847672">
            <text:p>0.0936888801</text:p>
          </table:table-cell>
          <table:table-cell table:formula="of:=IF([.G496]&gt;0;1;0)" office:value-type="float" office:value="1">
            <text:p>1</text:p>
          </table:table-cell>
          <table:table-cell table:formula="of:=IF([.I495]&gt;=0;IF([.H496]=1;[.I495]+([.F496]*[.J496])-20;[.I495]);0)" office:value-type="float" office:value="127033765057.44">
            <text:p>127033765057.44</text:p>
          </table:table-cell>
          <table:table-cell table:formula="of:=IF([.I495]&gt;1000;[.I495]*0.5;1000)" office:value-type="float" office:value="64816682317.8208">
            <text:p>64816682317.8208</text:p>
          </table:table-cell>
          <table:table-cell table:number-columns-repeated="2"/>
        </table:table-row>
        <table:table-row table:style-name="ro1">
          <table:table-cell office:value-type="string">
            <text:p>SGOC</text:p>
          </table:table-cell>
          <table:table-cell office:value-type="float" office:value="1">
            <text:p>1</text:p>
          </table:table-cell>
          <table:table-cell office:value-type="string">
            <text:p>2013-11-25 00:00:00</text:p>
          </table:table-cell>
          <table:table-cell table:number-columns-repeated="2" office:value-type="float" office:value="4.015">
            <text:p>4.015</text:p>
          </table:table-cell>
          <table:table-cell office:value-type="float" office:value="-0.0136986301369861">
            <text:p>-0.0136986301</text:p>
          </table:table-cell>
          <table:table-cell office:value-type="float" office:value="0.0637902860764045">
            <text:p>0.0637902861</text:p>
          </table:table-cell>
          <table:table-cell table:formula="of:=IF([.G497]&gt;0;1;0)" office:value-type="float" office:value="1">
            <text:p>1</text:p>
          </table:table-cell>
          <table:table-cell table:formula="of:=IF([.I496]&gt;=0;IF([.H497]=1;[.I496]+([.F497]*[.J497])-20;[.I496]);0)" office:value-type="float" office:value="126163670756.225">
            <text:p>126163670756.225</text:p>
          </table:table-cell>
          <table:table-cell table:formula="of:=IF([.I496]&gt;1000;[.I496]*0.5;1000)" office:value-type="float" office:value="63516882528.7201">
            <text:p>63516882528.7201</text:p>
          </table:table-cell>
          <table:table-cell table:number-columns-repeated="2"/>
        </table:table-row>
        <table:table-row table:style-name="ro1">
          <table:table-cell office:value-type="string">
            <text:p>BLGO</text:p>
          </table:table-cell>
          <table:table-cell office:value-type="float" office:value="1">
            <text:p>1</text:p>
          </table:table-cell>
          <table:table-cell office:value-type="string">
            <text:p>2013-11-26 00:00:00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133333333333333">
            <text:p>0.1333333333</text:p>
          </table:table-cell>
          <table:table-cell office:value-type="float" office:value="0.0717999650621261">
            <text:p>0.0717999651</text:p>
          </table:table-cell>
          <table:table-cell table:formula="of:=IF([.G498]&gt;0;1;0)" office:value-type="float" office:value="1">
            <text:p>1</text:p>
          </table:table-cell>
          <table:table-cell table:formula="of:=IF([.I497]&gt;=0;IF([.H498]=1;[.I497]+([.F498]*[.J498])-20;[.I497]);0)" office:value-type="float" office:value="134574582119.973">
            <text:p>134574582119.973</text:p>
          </table:table-cell>
          <table:table-cell table:formula="of:=IF([.I497]&gt;1000;[.I497]*0.5;1000)" office:value-type="float" office:value="63081835378.1125">
            <text:p>63081835378.1125</text:p>
          </table:table-cell>
          <table:table-cell table:number-columns-repeated="2"/>
        </table:table-row>
        <table:table-row table:style-name="ro1">
          <table:table-cell office:value-type="string">
            <text:p>CBEH</text:p>
          </table:table-cell>
          <table:table-cell office:value-type="float" office:value="1">
            <text:p>1</text:p>
          </table:table-cell>
          <table:table-cell office:value-type="string">
            <text:p>2013-11-27 00:00:00</text:p>
          </table:table-cell>
          <table:table-cell table:number-columns-repeated="2" office:value-type="float" office:value="0.505">
            <text:p>0.505</text:p>
          </table:table-cell>
          <table:table-cell office:value-type="float" office:value="0.415841584158416">
            <text:p>0.4158415842</text:p>
          </table:table-cell>
          <table:table-cell office:value-type="float" office:value="0.0687394727437592">
            <text:p>0.0687394727</text:p>
          </table:table-cell>
          <table:table-cell table:formula="of:=IF([.G499]&gt;0;1;0)" office:value-type="float" office:value="1">
            <text:p>1</text:p>
          </table:table-cell>
          <table:table-cell table:formula="of:=IF([.I498]&gt;=0;IF([.H499]=1;[.I498]+([.F499]*[.J499])-20;[.I498]);0)" office:value-type="float" office:value="162555435808.087">
            <text:p>162555435808.087</text:p>
          </table:table-cell>
          <table:table-cell table:formula="of:=IF([.I498]&gt;1000;[.I498]*0.5;1000)" office:value-type="float" office:value="67287291059.9866">
            <text:p>67287291059.9866</text:p>
          </table:table-cell>
          <table:table-cell table:number-columns-repeated="2"/>
        </table:table-row>
        <table:table-row table:style-name="ro1">
          <table:table-cell office:value-type="string">
            <text:p>NHLD</text:p>
          </table:table-cell>
          <table:table-cell office:value-type="float" office:value="1">
            <text:p>1</text:p>
          </table:table-cell>
          <table:table-cell office:value-type="string">
            <text:p>2013-11-28 00:00:00</text:p>
          </table:table-cell>
          <table:table-cell table:number-columns-repeated="2" office:value-type="float" office:value="0.54">
            <text:p>0.54</text:p>
          </table:table-cell>
          <table:table-cell office:value-type="float" office:value="-0.0092592592592593">
            <text:p>-0.0092592593</text:p>
          </table:table-cell>
          <table:table-cell office:value-type="float" office:value="-0.00292840364194682">
            <text:p>-0.0029284036</text:p>
          </table:table-cell>
          <table:table-cell table:formula="of:=IF([.G500]&gt;0;1;0)" office:value-type="float" office:value="0">
            <text:p>0</text:p>
          </table:table-cell>
          <table:table-cell table:formula="of:=IF([.I499]&gt;=0;IF([.H500]=1;[.I499]+([.F500]*[.J500])-20;[.I499]);0)" office:value-type="float" office:value="162555435808.087">
            <text:p>162555435808.087</text:p>
          </table:table-cell>
          <table:table-cell table:formula="of:=IF([.I499]&gt;1000;[.I499]*0.5;1000)" office:value-type="float" office:value="81277717904.0433">
            <text:p>81277717904.0433</text:p>
          </table:table-cell>
          <table:table-cell table:number-columns-repeated="2"/>
        </table:table-row>
        <table:table-row table:style-name="ro1">
          <table:table-cell office:value-type="string">
            <text:p>ABAT</text:p>
          </table:table-cell>
          <table:table-cell office:value-type="float" office:value="1">
            <text:p>1</text:p>
          </table:table-cell>
          <table:table-cell office:value-type="string">
            <text:p>2013-11-29 00:00:00</text:p>
          </table:table-cell>
          <table:table-cell table:number-columns-repeated="2" office:value-type="float" office:value="0.3125">
            <text:p>0.3125</text:p>
          </table:table-cell>
          <table:table-cell office:value-type="float" office:value="-0.00800000000000001">
            <text:p>-0.008</text:p>
          </table:table-cell>
          <table:table-cell office:value-type="float" office:value="0.0351886402905363">
            <text:p>0.0351886403</text:p>
          </table:table-cell>
          <table:table-cell table:formula="of:=IF([.G501]&gt;0;1;0)" office:value-type="float" office:value="1">
            <text:p>1</text:p>
          </table:table-cell>
          <table:table-cell table:formula="of:=IF([.I500]&gt;=0;IF([.H501]=1;[.I500]+([.F501]*[.J501])-20;[.I500]);0)" office:value-type="float" office:value="161905214044.854">
            <text:p>161905214044.854</text:p>
          </table:table-cell>
          <table:table-cell table:formula="of:=IF([.I500]&gt;1000;[.I500]*0.5;1000)" office:value-type="float" office:value="81277717904.0433">
            <text:p>81277717904.0433</text:p>
          </table:table-cell>
          <table:table-cell table:number-columns-repeated="2"/>
        </table:table-row>
        <table:table-row table:style-name="ro1">
          <table:table-cell office:value-type="string">
            <text:p>DEJ</text:p>
          </table:table-cell>
          <table:table-cell office:value-type="float" office:value="1">
            <text:p>1</text:p>
          </table:table-cell>
          <table:table-cell office:value-type="string">
            <text:p>2013-12-02 00:00:00</text:p>
          </table:table-cell>
          <table:table-cell table:number-columns-repeated="2" office:value-type="float" office:value="0.1025">
            <text:p>0.1025</text:p>
          </table:table-cell>
          <table:table-cell office:value-type="float" office:value="-0.0487804878048781">
            <text:p>-0.0487804878</text:p>
          </table:table-cell>
          <table:table-cell office:value-type="float" office:value="0.107302782077562">
            <text:p>0.1073027821</text:p>
          </table:table-cell>
          <table:table-cell table:formula="of:=IF([.G502]&gt;0;1;0)" office:value-type="float" office:value="1">
            <text:p>1</text:p>
          </table:table-cell>
          <table:table-cell table:formula="of:=IF([.I501]&gt;=0;IF([.H502]=1;[.I501]+([.F502]*[.J502])-20;[.I501]);0)" office:value-type="float" office:value="157956306365.224">
            <text:p>157956306365.224</text:p>
          </table:table-cell>
          <table:table-cell table:formula="of:=IF([.I501]&gt;1000;[.I501]*0.5;1000)" office:value-type="float" office:value="80952607022.4271">
            <text:p>80952607022.4271</text:p>
          </table:table-cell>
          <table:table-cell table:number-columns-repeated="2"/>
        </table:table-row>
        <table:table-row table:style-name="ro1">
          <table:table-cell office:value-type="string">
            <text:p>BLGO</text:p>
          </table:table-cell>
          <table:table-cell office:value-type="float" office:value="1">
            <text:p>1</text:p>
          </table:table-cell>
          <table:table-cell office:value-type="string">
            <text:p>2013-12-03 00:00:00</text:p>
          </table:table-cell>
          <table:table-cell table:number-columns-repeated="2" office:value-type="float" office:value="0.135">
            <text:p>0.135</text:p>
          </table:table-cell>
          <table:table-cell office:value-type="float" office:value="0.407407407407407">
            <text:p>0.4074074074</text:p>
          </table:table-cell>
          <table:table-cell office:value-type="float" office:value="0.300138475743805">
            <text:p>0.3001384757</text:p>
          </table:table-cell>
          <table:table-cell table:formula="of:=IF([.G503]&gt;0;1;0)" office:value-type="float" office:value="1">
            <text:p>1</text:p>
          </table:table-cell>
          <table:table-cell table:formula="of:=IF([.I502]&gt;=0;IF([.H503]=1;[.I502]+([.F503]*[.J503])-20;[.I502]);0)" office:value-type="float" office:value="190132590975.177">
            <text:p>190132590975.177</text:p>
          </table:table-cell>
          <table:table-cell table:formula="of:=IF([.I502]&gt;1000;[.I502]*0.5;1000)" office:value-type="float" office:value="78978153182.6118">
            <text:p>78978153182.6118</text:p>
          </table:table-cell>
          <table:table-cell table:number-columns-repeated="2"/>
        </table:table-row>
        <table:table-row table:style-name="ro1">
          <table:table-cell office:value-type="string">
            <text:p>DEJ</text:p>
          </table:table-cell>
          <table:table-cell office:value-type="float" office:value="1">
            <text:p>1</text:p>
          </table:table-cell>
          <table:table-cell office:value-type="string">
            <text:p>2013-12-04 00:00:00</text:p>
          </table:table-cell>
          <table:table-cell table:number-columns-repeated="2" office:value-type="float" office:value="0.0975">
            <text:p>0.0975</text:p>
          </table:table-cell>
          <table:table-cell office:value-type="float" office:value="0.128205128205128">
            <text:p>0.1282051282</text:p>
          </table:table-cell>
          <table:table-cell office:value-type="float" office:value="0.0461789799233022">
            <text:p>0.0461789799</text:p>
          </table:table-cell>
          <table:table-cell table:formula="of:=IF([.G504]&gt;0;1;0)" office:value-type="float" office:value="1">
            <text:p>1</text:p>
          </table:table-cell>
          <table:table-cell table:formula="of:=IF([.I503]&gt;=0;IF([.H504]=1;[.I503]+([.F504]*[.J504])-20;[.I503]);0)" office:value-type="float" office:value="202320577556.149">
            <text:p>202320577556.149</text:p>
          </table:table-cell>
          <table:table-cell table:formula="of:=IF([.I503]&gt;1000;[.I503]*0.5;1000)" office:value-type="float" office:value="95066295487.5883">
            <text:p>95066295487.5883</text:p>
          </table:table-cell>
          <table:table-cell table:number-columns-repeated="2"/>
        </table:table-row>
        <table:table-row table:style-name="ro1">
          <table:table-cell office:value-type="string">
            <text:p>HH</text:p>
          </table:table-cell>
          <table:table-cell office:value-type="float" office:value="1">
            <text:p>1</text:p>
          </table:table-cell>
          <table:table-cell office:value-type="string">
            <text:p>2013-12-05 00:00:00</text:p>
          </table:table-cell>
          <table:table-cell table:number-columns-repeated="2" office:value-type="float" office:value="0.5075">
            <text:p>0.5075</text:p>
          </table:table-cell>
          <table:table-cell office:value-type="float" office:value="-0.019704433497537">
            <text:p>-0.0197044335</text:p>
          </table:table-cell>
          <table:table-cell office:value-type="float" office:value="0.121434536316981">
            <text:p>0.1214345363</text:p>
          </table:table-cell>
          <table:table-cell table:formula="of:=IF([.G505]&gt;0;1;0)" office:value-type="float" office:value="1">
            <text:p>1</text:p>
          </table:table-cell>
          <table:table-cell table:formula="of:=IF([.I504]&gt;=0;IF([.H505]=1;[.I504]+([.F505]*[.J505])-20;[.I504]);0)" office:value-type="float" office:value="200327271353.33">
            <text:p>200327271353.33</text:p>
          </table:table-cell>
          <table:table-cell table:formula="of:=IF([.I504]&gt;1000;[.I504]*0.5;1000)" office:value-type="float" office:value="101160288778.075">
            <text:p>101160288778.075</text:p>
          </table:table-cell>
          <table:table-cell table:number-columns-repeated="2"/>
        </table:table-row>
        <table:table-row table:style-name="ro1">
          <table:table-cell office:value-type="string">
            <text:p>AEZS</text:p>
          </table:table-cell>
          <table:table-cell office:value-type="float" office:value="1">
            <text:p>1</text:p>
          </table:table-cell>
          <table:table-cell office:value-type="string">
            <text:p>2013-12-06 00:00:00</text:p>
          </table:table-cell>
          <table:table-cell table:number-columns-repeated="2" office:value-type="float" office:value="1.1125">
            <text:p>1.1125</text:p>
          </table:table-cell>
          <table:table-cell office:value-type="float" office:value="-0.0157303370786516">
            <text:p>-0.0157303371</text:p>
          </table:table-cell>
          <table:table-cell office:value-type="float" office:value="0.0877260679431094">
            <text:p>0.0877260679</text:p>
          </table:table-cell>
          <table:table-cell table:formula="of:=IF([.G506]&gt;0;1;0)" office:value-type="float" office:value="1">
            <text:p>1</text:p>
          </table:table-cell>
          <table:table-cell table:formula="of:=IF([.I505]&gt;=0;IF([.H506]=1;[.I505]+([.F506]*[.J506])-20;[.I505]);0)" office:value-type="float" office:value="198751663581.113">
            <text:p>198751663581.113</text:p>
          </table:table-cell>
          <table:table-cell table:formula="of:=IF([.I505]&gt;1000;[.I505]*0.5;1000)" office:value-type="float" office:value="100163635676.665">
            <text:p>100163635676.665</text:p>
          </table:table-cell>
          <table:table-cell table:number-columns-repeated="2"/>
        </table:table-row>
        <table:table-row table:style-name="ro1">
          <table:table-cell office:value-type="string">
            <text:p>BLGO</text:p>
          </table:table-cell>
          <table:table-cell office:value-type="float" office:value="1">
            <text:p>1</text:p>
          </table:table-cell>
          <table:table-cell office:value-type="string">
            <text:p>2013-12-09 00:00:00</text:p>
          </table:table-cell>
          <table:table-cell table:number-columns-repeated="2"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float" office:value="0.0510743761148171">
            <text:p>0.0510743761</text:p>
          </table:table-cell>
          <table:table-cell table:formula="of:=IF([.G507]&gt;0;1;0)" office:value-type="float" office:value="1">
            <text:p>1</text:p>
          </table:table-cell>
          <table:table-cell table:formula="of:=IF([.I506]&gt;=0;IF([.H507]=1;[.I506]+([.F507]*[.J507])-20;[.I506]);0)" office:value-type="float" office:value="198751663561.113">
            <text:p>198751663561.113</text:p>
          </table:table-cell>
          <table:table-cell table:formula="of:=IF([.I506]&gt;1000;[.I506]*0.5;1000)" office:value-type="float" office:value="99375831790.5565">
            <text:p>99375831790.5565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12-10 00:00:00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0714285714285714">
            <text:p>0.0714285714</text:p>
          </table:table-cell>
          <table:table-cell office:value-type="float" office:value="0.197323065720112">
            <text:p>0.1973230657</text:p>
          </table:table-cell>
          <table:table-cell table:formula="of:=IF([.G508]&gt;0;1;0)" office:value-type="float" office:value="1">
            <text:p>1</text:p>
          </table:table-cell>
          <table:table-cell table:formula="of:=IF([.I507]&gt;=0;IF([.H508]=1;[.I507]+([.F508]*[.J508])-20;[.I507]);0)" office:value-type="float" office:value="205849937239.724">
            <text:p>205849937239.724</text:p>
          </table:table-cell>
          <table:table-cell table:formula="of:=IF([.I507]&gt;1000;[.I507]*0.5;1000)" office:value-type="float" office:value="99375831780.5565">
            <text:p>99375831780.5565</text:p>
          </table:table-cell>
          <table:table-cell table:number-columns-repeated="2"/>
        </table:table-row>
        <table:table-row table:style-name="ro1">
          <table:table-cell office:value-type="string">
            <text:p>GEVO</text:p>
          </table:table-cell>
          <table:table-cell office:value-type="float" office:value="1">
            <text:p>1</text:p>
          </table:table-cell>
          <table:table-cell office:value-type="string">
            <text:p>2013-12-11 00:00:00</text:p>
          </table:table-cell>
          <table:table-cell table:number-columns-repeated="2" office:value-type="float" office:value="1.1975">
            <text:p>1.1975</text:p>
          </table:table-cell>
          <table:table-cell office:value-type="float" office:value="0.00208768267223358">
            <text:p>0.0020876827</text:p>
          </table:table-cell>
          <table:table-cell office:value-type="float" office:value="0.104654854424997">
            <text:p>0.1046548544</text:p>
          </table:table-cell>
          <table:table-cell table:formula="of:=IF([.G509]&gt;0;1;0)" office:value-type="float" office:value="1">
            <text:p>1</text:p>
          </table:table-cell>
          <table:table-cell table:formula="of:=IF([.I508]&gt;=0;IF([.H509]=1;[.I508]+([.F509]*[.J509])-20;[.I508]);0)" office:value-type="float" office:value="206064811893.252">
            <text:p>206064811893.252</text:p>
          </table:table-cell>
          <table:table-cell table:formula="of:=IF([.I508]&gt;1000;[.I508]*0.5;1000)" office:value-type="float" office:value="102924968619.862">
            <text:p>102924968619.862</text:p>
          </table:table-cell>
          <table:table-cell table:number-columns-repeated="2"/>
        </table:table-row>
        <table:table-row table:style-name="ro1">
          <table:table-cell office:value-type="string">
            <text:p>IMUC</text:p>
          </table:table-cell>
          <table:table-cell office:value-type="float" office:value="1">
            <text:p>1</text:p>
          </table:table-cell>
          <table:table-cell office:value-type="string">
            <text:p>2013-12-12 00:00:00</text:p>
          </table:table-cell>
          <table:table-cell table:number-columns-repeated="2" office:value-type="float" office:value="1.0675">
            <text:p>1.0675</text:p>
          </table:table-cell>
          <table:table-cell office:value-type="float" office:value="-0.0281030444964869">
            <text:p>-0.0281030445</text:p>
          </table:table-cell>
          <table:table-cell office:value-type="float" office:value="0.554733024544948">
            <text:p>0.5547330245</text:p>
          </table:table-cell>
          <table:table-cell table:formula="of:=IF([.G510]&gt;0;1;0)" office:value-type="float" office:value="1">
            <text:p>1</text:p>
          </table:table-cell>
          <table:table-cell table:formula="of:=IF([.I509]&gt;=0;IF([.H510]=1;[.I509]+([.F510]*[.J510])-20;[.I509]);0)" office:value-type="float" office:value="203169287584.354">
            <text:p>203169287584.354</text:p>
          </table:table-cell>
          <table:table-cell table:formula="of:=IF([.I509]&gt;1000;[.I509]*0.5;1000)" office:value-type="float" office:value="103032405946.626">
            <text:p>103032405946.626</text:p>
          </table:table-cell>
          <table:table-cell table:number-columns-repeated="2"/>
        </table:table-row>
        <table:table-row table:style-name="ro1">
          <table:table-cell office:value-type="string">
            <text:p>AUNFF</text:p>
          </table:table-cell>
          <table:table-cell office:value-type="float" office:value="1">
            <text:p>1</text:p>
          </table:table-cell>
          <table:table-cell office:value-type="string">
            <text:p>2013-12-13 00:00:00</text:p>
          </table:table-cell>
          <table:table-cell table:number-columns-repeated="2" office:value-type="float" office:value="0.9725">
            <text:p>0.9725</text:p>
          </table:table-cell>
          <table:table-cell office:value-type="float" office:value="0.038560411311054">
            <text:p>0.0385604113</text:p>
          </table:table-cell>
          <table:table-cell office:value-type="float" office:value="0.169832021774219">
            <text:p>0.1698320218</text:p>
          </table:table-cell>
          <table:table-cell table:formula="of:=IF([.G511]&gt;0;1;0)" office:value-type="float" office:value="1">
            <text:p>1</text:p>
          </table:table-cell>
          <table:table-cell table:formula="of:=IF([.I510]&gt;=0;IF([.H511]=1;[.I510]+([.F511]*[.J511])-20;[.I510]);0)" office:value-type="float" office:value="207086433211.867">
            <text:p>207086433211.867</text:p>
          </table:table-cell>
          <table:table-cell table:formula="of:=IF([.I510]&gt;1000;[.I510]*0.5;1000)" office:value-type="float" office:value="101584643792.177">
            <text:p>101584643792.177</text:p>
          </table:table-cell>
          <table:table-cell table:number-columns-repeated="2"/>
        </table:table-row>
        <table:table-row table:style-name="ro1">
          <table:table-cell office:value-type="string">
            <text:p>BGMD</text:p>
          </table:table-cell>
          <table:table-cell office:value-type="float" office:value="1">
            <text:p>1</text:p>
          </table:table-cell>
          <table:table-cell office:value-type="string">
            <text:p>2013-12-16 00:00:00</text:p>
          </table:table-cell>
          <table:table-cell table:number-columns-repeated="2" office:value-type="float" office:value="1.0475">
            <text:p>1.0475</text:p>
          </table:table-cell>
          <table:table-cell office:value-type="float" office:value="-0.097852028639618">
            <text:p>-0.0978520286</text:p>
          </table:table-cell>
          <table:table-cell office:value-type="float" office:value="0.214183050335523">
            <text:p>0.2141830503</text:p>
          </table:table-cell>
          <table:table-cell table:formula="of:=IF([.G512]&gt;0;1;0)" office:value-type="float" office:value="1">
            <text:p>1</text:p>
          </table:table-cell>
          <table:table-cell table:formula="of:=IF([.I511]&gt;=0;IF([.H512]=1;[.I511]+([.F512]*[.J512])-20;[.I511]);0)" office:value-type="float" office:value="196954519395.105">
            <text:p>196954519395.105</text:p>
          </table:table-cell>
          <table:table-cell table:formula="of:=IF([.I511]&gt;1000;[.I511]*0.5;1000)" office:value-type="float" office:value="103543216605.934">
            <text:p>103543216605.934</text:p>
          </table:table-cell>
          <table:table-cell table:number-columns-repeated="2"/>
        </table:table-row>
        <table:table-row table:style-name="ro1">
          <table:table-cell office:value-type="string">
            <text:p>IMUC</text:p>
          </table:table-cell>
          <table:table-cell office:value-type="float" office:value="1">
            <text:p>1</text:p>
          </table:table-cell>
          <table:table-cell office:value-type="string">
            <text:p>2013-12-17 00:00:00</text:p>
          </table:table-cell>
          <table:table-cell table:number-columns-repeated="2" office:value-type="float" office:value="0.8625">
            <text:p>0.8625</text:p>
          </table:table-cell>
          <table:table-cell office:value-type="float" office:value="-0.144927536231884">
            <text:p>-0.1449275362</text:p>
          </table:table-cell>
          <table:table-cell office:value-type="float" office:value="0.0926710368365148">
            <text:p>0.0926710368</text:p>
          </table:table-cell>
          <table:table-cell table:formula="of:=IF([.G513]&gt;0;1;0)" office:value-type="float" office:value="1">
            <text:p>1</text:p>
          </table:table-cell>
          <table:table-cell table:formula="of:=IF([.I512]&gt;=0;IF([.H513]=1;[.I512]+([.F513]*[.J513])-20;[.I512]);0)" office:value-type="float" office:value="182682452752.271">
            <text:p>182682452752.271</text:p>
          </table:table-cell>
          <table:table-cell table:formula="of:=IF([.I512]&gt;1000;[.I512]*0.5;1000)" office:value-type="float" office:value="98477259697.5526">
            <text:p>98477259697.5526</text:p>
          </table:table-cell>
          <table:table-cell table:number-columns-repeated="2"/>
        </table:table-row>
        <table:table-row table:style-name="ro1">
          <table:table-cell office:value-type="string">
            <text:p>IMUC</text:p>
          </table:table-cell>
          <table:table-cell office:value-type="float" office:value="1">
            <text:p>1</text:p>
          </table:table-cell>
          <table:table-cell office:value-type="string">
            <text:p>2013-12-18 00:00:00</text:p>
          </table:table-cell>
          <table:table-cell table:number-columns-repeated="2" office:value-type="float" office:value="0.7375">
            <text:p>0.7375</text:p>
          </table:table-cell>
          <table:table-cell office:value-type="float" office:value="-0.0101694915254238">
            <text:p>-0.0101694915</text:p>
          </table:table-cell>
          <table:table-cell office:value-type="float" office:value="0.306343709956677">
            <text:p>0.30634371</text:p>
          </table:table-cell>
          <table:table-cell table:formula="of:=IF([.G514]&gt;0;1;0)" office:value-type="float" office:value="1">
            <text:p>1</text:p>
          </table:table-cell>
          <table:table-cell table:formula="of:=IF([.I513]&gt;=0;IF([.H514]=1;[.I513]+([.F514]*[.J514])-20;[.I513]);0)" office:value-type="float" office:value="181753558904.718">
            <text:p>181753558904.718</text:p>
          </table:table-cell>
          <table:table-cell table:formula="of:=IF([.I513]&gt;1000;[.I513]*0.5;1000)" office:value-type="float" office:value="91341226376.1357">
            <text:p>91341226376.1357</text:p>
          </table:table-cell>
          <table:table-cell table:number-columns-repeated="2"/>
        </table:table-row>
        <table:table-row table:style-name="ro1">
          <table:table-cell office:value-type="string">
            <text:p>IMUC</text:p>
          </table:table-cell>
          <table:table-cell office:value-type="float" office:value="1">
            <text:p>1</text:p>
          </table:table-cell>
          <table:table-cell office:value-type="string">
            <text:p>2013-12-19 00:00:00</text:p>
          </table:table-cell>
          <table:table-cell table:number-columns-repeated="2" office:value-type="float" office:value="0.73">
            <text:p>0.73</text:p>
          </table:table-cell>
          <table:table-cell office:value-type="float" office:value="0.102739726027397">
            <text:p>0.102739726</text:p>
          </table:table-cell>
          <table:table-cell office:value-type="float" office:value="0.213435569522826">
            <text:p>0.2134355695</text:p>
          </table:table-cell>
          <table:table-cell table:formula="of:=IF([.G515]&gt;0;1;0)" office:value-type="float" office:value="1">
            <text:p>1</text:p>
          </table:table-cell>
          <table:table-cell table:formula="of:=IF([.I514]&gt;=0;IF([.H515]=1;[.I514]+([.F515]*[.J515])-20;[.I514]);0)" office:value-type="float" office:value="191090214307.905">
            <text:p>191090214307.905</text:p>
          </table:table-cell>
          <table:table-cell table:formula="of:=IF([.I514]&gt;1000;[.I514]*0.5;1000)" office:value-type="float" office:value="90876779452.3588">
            <text:p>90876779452.3588</text:p>
          </table:table-cell>
          <table:table-cell table:number-columns-repeated="2"/>
        </table:table-row>
        <table:table-row table:style-name="ro1">
          <table:table-cell office:value-type="string">
            <text:p>IMUC</text:p>
          </table:table-cell>
          <table:table-cell office:value-type="float" office:value="1">
            <text:p>1</text:p>
          </table:table-cell>
          <table:table-cell office:value-type="string">
            <text:p>2013-12-20 00:00:00</text:p>
          </table:table-cell>
          <table:table-cell table:number-columns-repeated="2" office:value-type="float" office:value="0.805">
            <text:p>0.805</text:p>
          </table:table-cell>
          <table:table-cell office:value-type="float" office:value="0.0745341614906831">
            <text:p>0.0745341615</text:p>
          </table:table-cell>
          <table:table-cell office:value-type="float" office:value="0.0968022150997701">
            <text:p>0.0968022151</text:p>
          </table:table-cell>
          <table:table-cell table:formula="of:=IF([.G516]&gt;0;1;0)" office:value-type="float" office:value="1">
            <text:p>1</text:p>
          </table:table-cell>
          <table:table-cell table:formula="of:=IF([.I515]&gt;=0;IF([.H516]=1;[.I515]+([.F516]*[.J516])-20;[.I515]);0)" office:value-type="float" office:value="198211588734.162">
            <text:p>198211588734.162</text:p>
          </table:table-cell>
          <table:table-cell table:formula="of:=IF([.I515]&gt;1000;[.I515]*0.5;1000)" office:value-type="float" office:value="95545107153.9526">
            <text:p>95545107153.9526</text:p>
          </table:table-cell>
          <table:table-cell table:number-columns-repeated="2"/>
        </table:table-row>
        <table:table-row table:style-name="ro1">
          <table:table-cell office:value-type="string">
            <text:p>IMUC</text:p>
          </table:table-cell>
          <table:table-cell office:value-type="float" office:value="1">
            <text:p>1</text:p>
          </table:table-cell>
          <table:table-cell office:value-type="string">
            <text:p>2013-12-23 00:00:00</text:p>
          </table:table-cell>
          <table:table-cell table:number-columns-repeated="2" office:value-type="float" office:value="0.865">
            <text:p>0.865</text:p>
          </table:table-cell>
          <table:table-cell office:value-type="float" office:value="0.176300578034682">
            <text:p>0.176300578</text:p>
          </table:table-cell>
          <table:table-cell office:value-type="float" office:value="0.229084915177957">
            <text:p>0.2290849152</text:p>
          </table:table-cell>
          <table:table-cell table:formula="of:=IF([.G517]&gt;0;1;0)" office:value-type="float" office:value="1">
            <text:p>1</text:p>
          </table:table-cell>
          <table:table-cell table:formula="of:=IF([.I516]&gt;=0;IF([.H517]=1;[.I516]+([.F517]*[.J517])-20;[.I516]);0)" office:value-type="float" office:value="215683997547.665">
            <text:p>215683997547.665</text:p>
          </table:table-cell>
          <table:table-cell table:formula="of:=IF([.I516]&gt;1000;[.I516]*0.5;1000)" office:value-type="float" office:value="99105794367.0812">
            <text:p>99105794367.0812</text:p>
          </table:table-cell>
          <table:table-cell table:number-columns-repeated="2"/>
        </table:table-row>
        <table:table-row table:style-name="ro1">
          <table:table-cell office:value-type="string">
            <text:p>IMUC</text:p>
          </table:table-cell>
          <table:table-cell office:value-type="float" office:value="1">
            <text:p>1</text:p>
          </table:table-cell>
          <table:table-cell office:value-type="string">
            <text:p>2013-12-24 00:00:00</text:p>
          </table:table-cell>
          <table:table-cell table:number-columns-repeated="2" office:value-type="float" office:value="1.0175">
            <text:p>1.0175</text:p>
          </table:table-cell>
          <table:table-cell office:value-type="float" office:value="0.0122850122850122">
            <text:p>0.0122850123</text:p>
          </table:table-cell>
          <table:table-cell office:value-type="float" office:value="0.0874385253506661">
            <text:p>0.0874385254</text:p>
          </table:table-cell>
          <table:table-cell table:formula="of:=IF([.G518]&gt;0;1;0)" office:value-type="float" office:value="1">
            <text:p>1</text:p>
          </table:table-cell>
          <table:table-cell table:formula="of:=IF([.I517]&gt;=0;IF([.H518]=1;[.I517]+([.F518]*[.J518])-20;[.I517]);0)" office:value-type="float" office:value="217008837807.442">
            <text:p>217008837807.442</text:p>
          </table:table-cell>
          <table:table-cell table:formula="of:=IF([.I517]&gt;1000;[.I517]*0.5;1000)" office:value-type="float" office:value="107841998773.833">
            <text:p>107841998773.833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3-12-25 00:00:0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1961840908313">
            <text:p>0.1196184091</text:p>
          </table:table-cell>
          <table:table-cell table:formula="of:=IF([.G519]&gt;0;1;0)" office:value-type="float" office:value="1">
            <text:p>1</text:p>
          </table:table-cell>
          <table:table-cell table:formula="of:=IF([.I518]&gt;=0;IF([.H519]=1;[.I518]+([.F519]*[.J519])-20;[.I518]);0)" office:value-type="float" office:value="217008837787.442">
            <text:p>217008837787.442</text:p>
          </table:table-cell>
          <table:table-cell table:formula="of:=IF([.I518]&gt;1000;[.I518]*0.5;1000)" office:value-type="float" office:value="108504418903.721">
            <text:p>108504418903.721</text:p>
          </table:table-cell>
          <table:table-cell table:number-columns-repeated="2"/>
        </table:table-row>
        <table:table-row table:style-name="ro1">
          <table:table-cell office:value-type="string">
            <text:p>AUNFF</text:p>
          </table:table-cell>
          <table:table-cell office:value-type="float" office:value="1">
            <text:p>1</text:p>
          </table:table-cell>
          <table:table-cell office:value-type="string">
            <text:p>2013-12-26 00:00:00</text:p>
          </table:table-cell>
          <table:table-cell table:number-columns-repeated="2" office:value-type="float" office:value="0.5425">
            <text:p>0.5425</text:p>
          </table:table-cell>
          <table:table-cell office:value-type="float" office:value="-0.00460829493087545">
            <text:p>-0.0046082949</text:p>
          </table:table-cell>
          <table:table-cell office:value-type="float" office:value="0.108596887767263">
            <text:p>0.1085968878</text:p>
          </table:table-cell>
          <table:table-cell table:formula="of:=IF([.G520]&gt;0;1;0)" office:value-type="float" office:value="1">
            <text:p>1</text:p>
          </table:table-cell>
          <table:table-cell table:formula="of:=IF([.I519]&gt;=0;IF([.H520]=1;[.I519]+([.F520]*[.J520])-20;[.I519]);0)" office:value-type="float" office:value="216508817403.876">
            <text:p>216508817403.876</text:p>
          </table:table-cell>
          <table:table-cell table:formula="of:=IF([.I519]&gt;1000;[.I519]*0.5;1000)" office:value-type="float" office:value="108504418893.721">
            <text:p>108504418893.721</text:p>
          </table:table-cell>
          <table:table-cell table:number-columns-repeated="2"/>
        </table:table-row>
        <table:table-row table:style-name="ro1">
          <table:table-cell office:value-type="string">
            <text:p>AUNFF</text:p>
          </table:table-cell>
          <table:table-cell office:value-type="float" office:value="1">
            <text:p>1</text:p>
          </table:table-cell>
          <table:table-cell office:value-type="string">
            <text:p>2013-12-27 00:00:00</text:p>
          </table:table-cell>
          <table:table-cell table:number-columns-repeated="2" office:value-type="float" office:value="0.54">
            <text:p>0.54</text:p>
          </table:table-cell>
          <table:table-cell office:value-type="float" office:value="-0.0092592592592593">
            <text:p>-0.0092592593</text:p>
          </table:table-cell>
          <table:table-cell office:value-type="float" office:value="0.157107576611468">
            <text:p>0.1571075766</text:p>
          </table:table-cell>
          <table:table-cell table:formula="of:=IF([.G521]&gt;0;1;0)" office:value-type="float" office:value="1">
            <text:p>1</text:p>
          </table:table-cell>
          <table:table-cell table:formula="of:=IF([.I520]&gt;=0;IF([.H521]=1;[.I520]+([.F521]*[.J521])-20;[.I520]);0)" office:value-type="float" office:value="215506461747.747">
            <text:p>215506461747.747</text:p>
          </table:table-cell>
          <table:table-cell table:formula="of:=IF([.I520]&gt;1000;[.I520]*0.5;1000)" office:value-type="float" office:value="108254408701.938">
            <text:p>108254408701.938</text:p>
          </table:table-cell>
          <table:table-cell table:number-columns-repeated="2"/>
        </table:table-row>
        <table:table-row table:style-name="ro1">
          <table:table-cell office:value-type="string">
            <text:p>SMTP</text:p>
          </table:table-cell>
          <table:table-cell office:value-type="float" office:value="1.02142857142857">
            <text:p>1.0214285714</text:p>
          </table:table-cell>
          <table:table-cell office:value-type="string">
            <text:p>2013-12-30 00:00:00</text:p>
          </table:table-cell>
          <table:table-cell office:value-type="float" office:value="1.43">
            <text:p>1.43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float" office:value="0.309845035601431">
            <text:p>0.3098450356</text:p>
          </table:table-cell>
          <table:table-cell table:formula="of:=IF([.G522]&gt;0;1;0)" office:value-type="float" office:value="1">
            <text:p>1</text:p>
          </table:table-cell>
          <table:table-cell table:formula="of:=IF([.I521]&gt;=0;IF([.H522]=1;[.I521]+([.F522]*[.J522])-20;[.I521]);0)" office:value-type="float" office:value="215506461727.747">
            <text:p>215506461727.747</text:p>
          </table:table-cell>
          <table:table-cell table:formula="of:=IF([.I521]&gt;1000;[.I521]*0.5;1000)" office:value-type="float" office:value="107753230873.874">
            <text:p>107753230873.874</text:p>
          </table:table-cell>
          <table:table-cell table:number-columns-repeated="2"/>
        </table:table-row>
        <table:table-row table:style-name="ro1">
          <table:table-cell office:value-type="string">
            <text:p>SMTP</text:p>
          </table:table-cell>
          <table:table-cell office:value-type="float" office:value="1.02142857142857">
            <text:p>1.0214285714</text:p>
          </table:table-cell>
          <table:table-cell office:value-type="string">
            <text:p>2013-12-31 00:00:00</text:p>
          </table:table-cell>
          <table:table-cell office:value-type="float" office:value="1.43">
            <text:p>1.43</text:p>
          </table:table-cell>
          <table:table-cell office:value-type="float" office:value="1.4">
            <text:p>1.4</text:p>
          </table:table-cell>
          <table:table-cell office:value-type="float" office:value="4.08428775219075">
            <text:p>4.0842877522</text:p>
          </table:table-cell>
          <table:table-cell office:value-type="float" office:value="0.101765691081031">
            <text:p>0.1017656911</text:p>
          </table:table-cell>
          <table:table-cell table:formula="of:=IF([.G523]&gt;0;1;0)" office:value-type="float" office:value="1">
            <text:p>1</text:p>
          </table:table-cell>
          <table:table-cell table:formula="of:=IF([.I522]&gt;=0;IF([.H523]=1;[.I522]+([.F523]*[.J523])-20;[.I522]);0)" office:value-type="float" office:value="655601662784.049">
            <text:p>655601662784.049</text:p>
          </table:table-cell>
          <table:table-cell table:formula="of:=IF([.I522]&gt;1000;[.I522]*0.5;1000)" office:value-type="float" office:value="107753230863.874">
            <text:p>107753230863.874</text:p>
          </table:table-cell>
          <table:table-cell table:number-columns-repeated="2"/>
        </table:table-row>
        <table:table-row table:style-name="ro1">
          <table:table-cell office:value-type="string">
            <text:p>DPDW</text:p>
          </table:table-cell>
          <table:table-cell office:value-type="float" office:value="1">
            <text:p>1</text:p>
          </table:table-cell>
          <table:table-cell office:value-type="string">
            <text:p>2014-01-01 00:00:00</text:p>
          </table:table-cell>
          <table:table-cell table:number-columns-repeated="2" office:value-type="float" office:value="2.06">
            <text:p>2.06</text:p>
          </table:table-cell>
          <table:table-cell office:value-type="float" office:value="0.0194174757281553">
            <text:p>0.0194174757</text:p>
          </table:table-cell>
          <table:table-cell office:value-type="float" office:value="0.00373221856855931">
            <text:p>0.0037322186</text:p>
          </table:table-cell>
          <table:table-cell table:formula="of:=IF([.G524]&gt;0;1;0)" office:value-type="float" office:value="1">
            <text:p>1</text:p>
          </table:table-cell>
          <table:table-cell table:formula="of:=IF([.I523]&gt;=0;IF([.H524]=1;[.I523]+([.F524]*[.J524])-20;[.I523]);0)" office:value-type="float" office:value="661966727451.273">
            <text:p>661966727451.273</text:p>
          </table:table-cell>
          <table:table-cell table:formula="of:=IF([.I523]&gt;1000;[.I523]*0.5;1000)" office:value-type="float" office:value="327800831392.024">
            <text:p>327800831392.024</text:p>
          </table:table-cell>
          <table:table-cell table:number-columns-repeated="2"/>
        </table:table-row>
        <table:table-row table:style-name="ro1">
          <table:table-cell office:value-type="string">
            <text:p>GPCM</text:p>
          </table:table-cell>
          <table:table-cell office:value-type="float" office:value="1">
            <text:p>1</text:p>
          </table:table-cell>
          <table:table-cell office:value-type="string">
            <text:p>2014-01-02 00:00:00</text:p>
          </table:table-cell>
          <table:table-cell table:number-columns-repeated="2" office:value-type="float" office:value="0.17">
            <text:p>0.17</text:p>
          </table:table-cell>
          <table:table-cell office:value-type="float" office:value="0.0588235294117647">
            <text:p>0.0588235294</text:p>
          </table:table-cell>
          <table:table-cell office:value-type="float" office:value="0.0356856101428214">
            <text:p>0.0356856101</text:p>
          </table:table-cell>
          <table:table-cell table:formula="of:=IF([.G525]&gt;0;1;0)" office:value-type="float" office:value="1">
            <text:p>1</text:p>
          </table:table-cell>
          <table:table-cell table:formula="of:=IF([.I524]&gt;=0;IF([.H525]=1;[.I524]+([.F525]*[.J525])-20;[.I524]);0)" office:value-type="float" office:value="681436337062.193">
            <text:p>681436337062.193</text:p>
          </table:table-cell>
          <table:table-cell table:formula="of:=IF([.I524]&gt;1000;[.I524]*0.5;1000)" office:value-type="float" office:value="330983363725.636">
            <text:p>330983363725.636</text:p>
          </table:table-cell>
          <table:table-cell table:number-columns-repeated="2"/>
        </table:table-row>
        <table:table-row table:style-name="ro1">
          <table:table-cell office:value-type="string">
            <text:p>SMTP</text:p>
          </table:table-cell>
          <table:table-cell office:value-type="float" office:value="1.01920768307323">
            <text:p>1.0192076831</text:p>
          </table:table-cell>
          <table:table-cell office:value-type="string">
            <text:p>2014-01-03 00:00:00</text:p>
          </table:table-cell>
          <table:table-cell office:value-type="float" office:value="7.8825">
            <text:p>7.8825</text:p>
          </table:table-cell>
          <table:table-cell office:value-type="float" office:value="7.73394876325088">
            <text:p>7.7339487633</text:p>
          </table:table-cell>
          <table:table-cell office:value-type="float" office:value="0.0777281273510131">
            <text:p>0.0777281274</text:p>
          </table:table-cell>
          <table:table-cell office:value-type="float" office:value="0.300927061315024">
            <text:p>0.3009270613</text:p>
          </table:table-cell>
          <table:table-cell table:formula="of:=IF([.G526]&gt;0;1;0)" office:value-type="float" office:value="1">
            <text:p>1</text:p>
          </table:table-cell>
          <table:table-cell table:formula="of:=IF([.I525]&gt;=0;IF([.H526]=1;[.I525]+([.F526]*[.J526])-20;[.I525]);0)" office:value-type="float" office:value="707919722236.582">
            <text:p>707919722236.582</text:p>
          </table:table-cell>
          <table:table-cell table:formula="of:=IF([.I525]&gt;1000;[.I525]*0.5;1000)" office:value-type="float" office:value="340718168531.096">
            <text:p>340718168531.096</text:p>
          </table:table-cell>
          <table:table-cell table:number-columns-repeated="2"/>
        </table:table-row>
        <table:table-row table:style-name="ro1">
          <table:table-cell office:value-type="string">
            <text:p>CCNI</text:p>
          </table:table-cell>
          <table:table-cell office:value-type="float" office:value="1">
            <text:p>1</text:p>
          </table:table-cell>
          <table:table-cell office:value-type="string">
            <text:p>2014-01-06 00:00:00</text:p>
          </table:table-cell>
          <table:table-cell table:number-columns-repeated="2" office:value-type="float" office:value="0.39">
            <text:p>0.39</text:p>
          </table:table-cell>
          <table:table-cell office:value-type="float" office:value="0.0641025641025643">
            <text:p>0.0641025641</text:p>
          </table:table-cell>
          <table:table-cell office:value-type="float" office:value="0.0515759604697285">
            <text:p>0.0515759605</text:p>
          </table:table-cell>
          <table:table-cell table:formula="of:=IF([.G527]&gt;0;1;0)" office:value-type="float" office:value="1">
            <text:p>1</text:p>
          </table:table-cell>
          <table:table-cell table:formula="of:=IF([.I526]&gt;=0;IF([.H527]=1;[.I526]+([.F527]*[.J527])-20;[.I526]);0)" office:value-type="float" office:value="730609456903.651">
            <text:p>730609456903.651</text:p>
          </table:table-cell>
          <table:table-cell table:formula="of:=IF([.I526]&gt;1000;[.I526]*0.5;1000)" office:value-type="float" office:value="353959861118.291">
            <text:p>353959861118.291</text:p>
          </table:table-cell>
          <table:table-cell table:number-columns-repeated="2"/>
        </table:table-row>
        <table:table-row table:style-name="ro1">
          <table:table-cell office:value-type="string">
            <text:p>GNI</text:p>
          </table:table-cell>
          <table:table-cell office:value-type="float" office:value="1.10279605263158">
            <text:p>1.1027960526</text:p>
          </table:table-cell>
          <table:table-cell office:value-type="string">
            <text:p>2014-01-07 00:00:00</text:p>
          </table:table-cell>
          <table:table-cell office:value-type="float" office:value="27.425">
            <text:p>27.425</text:p>
          </table:table-cell>
          <table:table-cell office:value-type="float" office:value="24.8686055182699">
            <text:p>24.8686055183</text:p>
          </table:table-cell>
          <table:table-cell office:value-type="float" office:value="-0.0462434329901666">
            <text:p>-0.046243433</text:p>
          </table:table-cell>
          <table:table-cell office:value-type="float" office:value="0.242897506517619">
            <text:p>0.2428975065</text:p>
          </table:table-cell>
          <table:table-cell table:formula="of:=IF([.G528]&gt;0;1;0)" office:value-type="float" office:value="1">
            <text:p>1</text:p>
          </table:table-cell>
          <table:table-cell table:formula="of:=IF([.I527]&gt;=0;IF([.H528]=1;[.I527]+([.F528]*[.J528])-20;[.I527]);0)" office:value-type="float" office:value="713716512152.498">
            <text:p>713716512152.498</text:p>
          </table:table-cell>
          <table:table-cell table:formula="of:=IF([.I527]&gt;1000;[.I527]*0.5;1000)" office:value-type="float" office:value="365304728451.826">
            <text:p>365304728451.826</text:p>
          </table:table-cell>
          <table:table-cell table:number-columns-repeated="2"/>
        </table:table-row>
        <table:table-row table:style-name="ro1">
          <table:table-cell office:value-type="string">
            <text:p>ABAT</text:p>
          </table:table-cell>
          <table:table-cell office:value-type="float" office:value="1">
            <text:p>1</text:p>
          </table:table-cell>
          <table:table-cell office:value-type="string">
            <text:p>2014-01-08 00:00:00</text:p>
          </table:table-cell>
          <table:table-cell table:number-columns-repeated="2" office:value-type="float" office:value="0.3825">
            <text:p>0.3825</text:p>
          </table:table-cell>
          <table:table-cell office:value-type="float" office:value="2.22044604925031E-016">
            <text:p>2.22044604925031E-016</text:p>
          </table:table-cell>
          <table:table-cell office:value-type="float" office:value="0.338659606506313">
            <text:p>0.3386596065</text:p>
          </table:table-cell>
          <table:table-cell table:formula="of:=IF([.G529]&gt;0;1;0)" office:value-type="float" office:value="1">
            <text:p>1</text:p>
          </table:table-cell>
          <table:table-cell table:formula="of:=IF([.I528]&gt;=0;IF([.H529]=1;[.I528]+([.F529]*[.J529])-20;[.I528]);0)" office:value-type="float" office:value="713716512132.499">
            <text:p>713716512132.499</text:p>
          </table:table-cell>
          <table:table-cell table:formula="of:=IF([.I528]&gt;1000;[.I528]*0.5;1000)" office:value-type="float" office:value="356858256076.249">
            <text:p>356858256076.249</text:p>
          </table:table-cell>
          <table:table-cell table:number-columns-repeated="2"/>
        </table:table-row>
        <table:table-row table:style-name="ro1">
          <table:table-cell office:value-type="string">
            <text:p>GNI</text:p>
          </table:table-cell>
          <table:table-cell office:value-type="float" office:value="1.10282436010591">
            <text:p>1.1028243601</text:p>
          </table:table-cell>
          <table:table-cell office:value-type="string">
            <text:p>2014-01-09 00:00:00</text:p>
          </table:table-cell>
          <table:table-cell office:value-type="float" office:value="25.475">
            <text:p>25.475</text:p>
          </table:table-cell>
          <table:table-cell office:value-type="float" office:value="23.0997799119648">
            <text:p>23.099779912</text:p>
          </table:table-cell>
          <table:table-cell office:value-type="float" office:value="-0.0572881386179244">
            <text:p>-0.0572881386</text:p>
          </table:table-cell>
          <table:table-cell office:value-type="float" office:value="0.0810037180539528">
            <text:p>0.0810037181</text:p>
          </table:table-cell>
          <table:table-cell table:formula="of:=IF([.G530]&gt;0;1;0)" office:value-type="float" office:value="1">
            <text:p>1</text:p>
          </table:table-cell>
          <table:table-cell table:formula="of:=IF([.I529]&gt;=0;IF([.H530]=1;[.I529]+([.F530]*[.J530])-20;[.I529]);0)" office:value-type="float" office:value="693272766872.025">
            <text:p>693272766872.025</text:p>
          </table:table-cell>
          <table:table-cell table:formula="of:=IF([.I529]&gt;1000;[.I529]*0.5;1000)" office:value-type="float" office:value="356858256066.249">
            <text:p>356858256066.249</text:p>
          </table:table-cell>
          <table:table-cell table:number-columns-repeated="2"/>
        </table:table-row>
        <table:table-row table:style-name="ro1">
          <table:table-cell office:value-type="string">
            <text:p>GNI</text:p>
          </table:table-cell>
          <table:table-cell office:value-type="float" office:value="1.1024531024531">
            <text:p>1.1024531025</text:p>
          </table:table-cell>
          <table:table-cell office:value-type="string">
            <text:p>2014-01-10 00:00:00</text:p>
          </table:table-cell>
          <table:table-cell office:value-type="float" office:value="24.0075">
            <text:p>24.0075</text:p>
          </table:table-cell>
          <table:table-cell office:value-type="float" office:value="21.7764365183246">
            <text:p>21.7764365183</text:p>
          </table:table-cell>
          <table:table-cell office:value-type="float" office:value="-0.0371626323652569">
            <text:p>-0.0371626324</text:p>
          </table:table-cell>
          <table:table-cell office:value-type="float" office:value="0.125540441602495">
            <text:p>0.1255404416</text:p>
          </table:table-cell>
          <table:table-cell table:formula="of:=IF([.G531]&gt;0;1;0)" office:value-type="float" office:value="1">
            <text:p>1</text:p>
          </table:table-cell>
          <table:table-cell table:formula="of:=IF([.I530]&gt;=0;IF([.H531]=1;[.I530]+([.F531]*[.J531])-20;[.I530]);0)" office:value-type="float" office:value="680390846369.97">
            <text:p>680390846369.97</text:p>
          </table:table-cell>
          <table:table-cell table:formula="of:=IF([.I530]&gt;1000;[.I530]*0.5;1000)" office:value-type="float" office:value="346636383436.012">
            <text:p>346636383436.012</text:p>
          </table:table-cell>
          <table:table-cell table:number-columns-repeated="2"/>
        </table:table-row>
        <table:table-row table:style-name="ro1">
          <table:table-cell office:value-type="string">
            <text:p>NTWK</text:p>
          </table:table-cell>
          <table:table-cell office:value-type="float" office:value="1">
            <text:p>1</text:p>
          </table:table-cell>
          <table:table-cell office:value-type="string">
            <text:p>2014-01-13 00:00:00</text:p>
          </table:table-cell>
          <table:table-cell table:number-columns-repeated="2" office:value-type="float" office:value="5.5825">
            <text:p>5.5825</text:p>
          </table:table-cell>
          <table:table-cell office:value-type="float" office:value="0.00895656068069872">
            <text:p>0.0089565607</text:p>
          </table:table-cell>
          <table:table-cell office:value-type="float" office:value="0.13684103450741">
            <text:p>0.1368410345</text:p>
          </table:table-cell>
          <table:table-cell table:formula="of:=IF([.G532]&gt;0;1;0)" office:value-type="float" office:value="1">
            <text:p>1</text:p>
          </table:table-cell>
          <table:table-cell table:formula="of:=IF([.I531]&gt;=0;IF([.H532]=1;[.I531]+([.F532]*[.J532])-20;[.I531]);0)" office:value-type="float" office:value="683437827301.022">
            <text:p>683437827301.022</text:p>
          </table:table-cell>
          <table:table-cell table:formula="of:=IF([.I531]&gt;1000;[.I531]*0.5;1000)" office:value-type="float" office:value="340195423184.985">
            <text:p>340195423184.985</text:p>
          </table:table-cell>
          <table:table-cell table:number-columns-repeated="2"/>
        </table:table-row>
        <table:table-row table:style-name="ro1">
          <table:table-cell office:value-type="string">
            <text:p>MNGA</text:p>
          </table:table-cell>
          <table:table-cell office:value-type="float" office:value="1">
            <text:p>1</text:p>
          </table:table-cell>
          <table:table-cell office:value-type="string">
            <text:p>2014-01-14 00:00:00</text:p>
          </table:table-cell>
          <table:table-cell table:number-columns-repeated="2" office:value-type="float" office:value="1.2575">
            <text:p>1.2575</text:p>
          </table:table-cell>
          <table:table-cell office:value-type="float" office:value="0.0119284294234594">
            <text:p>0.0119284294</text:p>
          </table:table-cell>
          <table:table-cell office:value-type="float" office:value="0.121268005969997">
            <text:p>0.121268006</text:p>
          </table:table-cell>
          <table:table-cell table:formula="of:=IF([.G533]&gt;0;1;0)" office:value-type="float" office:value="1">
            <text:p>1</text:p>
          </table:table-cell>
          <table:table-cell table:formula="of:=IF([.I532]&gt;=0;IF([.H533]=1;[.I532]+([.F533]*[.J533])-20;[.I532]);0)" office:value-type="float" office:value="687513997225.163">
            <text:p>687513997225.163</text:p>
          </table:table-cell>
          <table:table-cell table:formula="of:=IF([.I532]&gt;1000;[.I532]*0.5;1000)" office:value-type="float" office:value="341718913650.511">
            <text:p>341718913650.511</text:p>
          </table:table-cell>
          <table:table-cell table:number-columns-repeated="2"/>
        </table:table-row>
        <table:table-row table:style-name="ro1">
          <table:table-cell office:value-type="string">
            <text:p>GNI</text:p>
          </table:table-cell>
          <table:table-cell office:value-type="float" office:value="1.10250240615977">
            <text:p>1.1025024062</text:p>
          </table:table-cell>
          <table:table-cell office:value-type="string">
            <text:p>2014-01-15 00:00:00</text:p>
          </table:table-cell>
          <table:table-cell office:value-type="float" office:value="23.0675">
            <text:p>23.0675</text:p>
          </table:table-cell>
          <table:table-cell office:value-type="float" office:value="20.9228568310781">
            <text:p>20.9228568311</text:p>
          </table:table-cell>
          <table:table-cell office:value-type="float" office:value="-0.0114840527403351">
            <text:p>-0.0114840527</text:p>
          </table:table-cell>
          <table:table-cell office:value-type="float" office:value="0.11866436020973">
            <text:p>0.1186643602</text:p>
          </table:table-cell>
          <table:table-cell table:formula="of:=IF([.G534]&gt;0;1;0)" office:value-type="float" office:value="1">
            <text:p>1</text:p>
          </table:table-cell>
          <table:table-cell table:formula="of:=IF([.I533]&gt;=0;IF([.H534]=1;[.I533]+([.F534]*[.J534])-20;[.I533]);0)" office:value-type="float" office:value="683566273703.237">
            <text:p>683566273703.237</text:p>
          </table:table-cell>
          <table:table-cell table:formula="of:=IF([.I533]&gt;1000;[.I533]*0.5;1000)" office:value-type="float" office:value="343756998612.582">
            <text:p>343756998612.582</text:p>
          </table:table-cell>
          <table:table-cell table:number-columns-repeated="2"/>
        </table:table-row>
        <table:table-row table:style-name="ro1">
          <table:table-cell office:value-type="string">
            <text:p>GNI</text:p>
          </table:table-cell>
          <table:table-cell office:value-type="float" office:value="1.1027397260274">
            <text:p>1.102739726</text:p>
          </table:table-cell>
          <table:table-cell office:value-type="string">
            <text:p>2014-01-16 00:00:00</text:p>
          </table:table-cell>
          <table:table-cell office:value-type="float" office:value="22.8075">
            <text:p>22.8075</text:p>
          </table:table-cell>
          <table:table-cell office:value-type="float" office:value="20.6825776397516">
            <text:p>20.6825776398</text:p>
          </table:table-cell>
          <table:table-cell office:value-type="float" office:value="-0.00615047127308888">
            <text:p>-0.0061504713</text:p>
          </table:table-cell>
          <table:table-cell office:value-type="float" office:value="0.123386197229969">
            <text:p>0.1233861972</text:p>
          </table:table-cell>
          <table:table-cell table:formula="of:=IF([.G535]&gt;0;1;0)" office:value-type="float" office:value="1">
            <text:p>1</text:p>
          </table:table-cell>
          <table:table-cell table:formula="of:=IF([.I534]&gt;=0;IF([.H535]=1;[.I534]+([.F535]*[.J535])-20;[.I534]);0)" office:value-type="float" office:value="681464146318.405">
            <text:p>681464146318.405</text:p>
          </table:table-cell>
          <table:table-cell table:formula="of:=IF([.I534]&gt;1000;[.I534]*0.5;1000)" office:value-type="float" office:value="341783136851.619">
            <text:p>341783136851.619</text:p>
          </table:table-cell>
          <table:table-cell table:number-columns-repeated="2"/>
        </table:table-row>
        <table:table-row table:style-name="ro1">
          <table:table-cell office:value-type="string">
            <text:p>MNOV</text:p>
          </table:table-cell>
          <table:table-cell office:value-type="float" office:value="1">
            <text:p>1</text:p>
          </table:table-cell>
          <table:table-cell office:value-type="string">
            <text:p>2014-01-17 00:00:00</text:p>
          </table:table-cell>
          <table:table-cell table:number-columns-repeated="2" office:value-type="float" office:value="2.455">
            <text:p>2.455</text:p>
          </table:table-cell>
          <table:table-cell office:value-type="float" office:value="-0.0162932790224033">
            <text:p>-0.016293279</text:p>
          </table:table-cell>
          <table:table-cell office:value-type="float" office:value="0.0476528398288449">
            <text:p>0.0476528398</text:p>
          </table:table-cell>
          <table:table-cell table:formula="of:=IF([.G536]&gt;0;1;0)" office:value-type="float" office:value="1">
            <text:p>1</text:p>
          </table:table-cell>
          <table:table-cell table:formula="of:=IF([.I535]&gt;=0;IF([.H536]=1;[.I535]+([.F536]*[.J536])-20;[.I535]);0)" office:value-type="float" office:value="675912503558.54">
            <text:p>675912503558.54</text:p>
          </table:table-cell>
          <table:table-cell table:formula="of:=IF([.I535]&gt;1000;[.I535]*0.5;1000)" office:value-type="float" office:value="340732073159.203">
            <text:p>340732073159.203</text:p>
          </table:table-cell>
          <table:table-cell table:number-columns-repeated="2"/>
        </table:table-row>
        <table:table-row table:style-name="ro1">
          <table:table-cell office:value-type="string">
            <text:p>CCNI</text:p>
          </table:table-cell>
          <table:table-cell office:value-type="float" office:value="1">
            <text:p>1</text:p>
          </table:table-cell>
          <table:table-cell office:value-type="string">
            <text:p>2014-01-20 00:00:00</text:p>
          </table:table-cell>
          <table:table-cell table:number-columns-repeated="2" office:value-type="float" office:value="0.37">
            <text:p>0.37</text:p>
          </table:table-cell>
          <table:table-cell office:value-type="float" office:value="-0.0405405405405406">
            <text:p>-0.0405405405</text:p>
          </table:table-cell>
          <table:table-cell office:value-type="float" office:value="0.0113795960791686">
            <text:p>0.0113795961</text:p>
          </table:table-cell>
          <table:table-cell table:formula="of:=IF([.G537]&gt;0;1;0)" office:value-type="float" office:value="1">
            <text:p>1</text:p>
          </table:table-cell>
          <table:table-cell table:formula="of:=IF([.I536]&gt;=0;IF([.H537]=1;[.I536]+([.F537]*[.J537])-20;[.I536]);0)" office:value-type="float" office:value="662211574412.354">
            <text:p>662211574412.354</text:p>
          </table:table-cell>
          <table:table-cell table:formula="of:=IF([.I536]&gt;1000;[.I536]*0.5;1000)" office:value-type="float" office:value="337956251779.27">
            <text:p>337956251779.27</text:p>
          </table:table-cell>
          <table:table-cell table:number-columns-repeated="2"/>
        </table:table-row>
        <table:table-row table:style-name="ro1">
          <table:table-cell office:value-type="string">
            <text:p>LIVE</text:p>
          </table:table-cell>
          <table:table-cell office:value-type="float" office:value="2.99787234042553">
            <text:p>2.9978723404</text:p>
          </table:table-cell>
          <table:table-cell office:value-type="string">
            <text:p>2014-01-21 00:00:00</text:p>
          </table:table-cell>
          <table:table-cell office:value-type="float" office:value="14.1325">
            <text:p>14.1325</text:p>
          </table:table-cell>
          <table:table-cell office:value-type="float" office:value="4.71417672107878">
            <text:p>4.7141767211</text:p>
          </table:table-cell>
          <table:table-cell office:value-type="float" office:value="-0.0134367868438651">
            <text:p>-0.0134367868</text:p>
          </table:table-cell>
          <table:table-cell office:value-type="float" office:value="0.0428329493970798">
            <text:p>0.0428329494</text:p>
          </table:table-cell>
          <table:table-cell table:formula="of:=IF([.G538]&gt;0;1;0)" office:value-type="float" office:value="1">
            <text:p>1</text:p>
          </table:table-cell>
          <table:table-cell table:formula="of:=IF([.I537]&gt;=0;IF([.H538]=1;[.I537]+([.F538]*[.J538])-20;[.I537]);0)" office:value-type="float" office:value="657762576506.894">
            <text:p>657762576506.894</text:p>
          </table:table-cell>
          <table:table-cell table:formula="of:=IF([.I537]&gt;1000;[.I537]*0.5;1000)" office:value-type="float" office:value="331105787206.177">
            <text:p>331105787206.177</text:p>
          </table:table-cell>
          <table:table-cell table:number-columns-repeated="2"/>
        </table:table-row>
        <table:table-row table:style-name="ro1">
          <table:table-cell office:value-type="string">
            <text:p>GENE</text:p>
          </table:table-cell>
          <table:table-cell office:value-type="float" office:value="1">
            <text:p>1</text:p>
          </table:table-cell>
          <table:table-cell office:value-type="string">
            <text:p>2014-01-22 00:00:00</text:p>
          </table:table-cell>
          <table:table-cell table:number-columns-repeated="2" office:value-type="float" office:value="1.7275">
            <text:p>1.7275</text:p>
          </table:table-cell>
          <table:table-cell office:value-type="float" office:value="-0.00723589001447178">
            <text:p>-0.00723589</text:p>
          </table:table-cell>
          <table:table-cell office:value-type="float" office:value="0.0591231089897572">
            <text:p>0.059123109</text:p>
          </table:table-cell>
          <table:table-cell table:formula="of:=IF([.G539]&gt;0;1;0)" office:value-type="float" office:value="1">
            <text:p>1</text:p>
          </table:table-cell>
          <table:table-cell table:formula="of:=IF([.I538]&gt;=0;IF([.H539]=1;[.I538]+([.F539]*[.J539])-20;[.I538]);0)" office:value-type="float" office:value="655382827657.274">
            <text:p>655382827657.274</text:p>
          </table:table-cell>
          <table:table-cell table:formula="of:=IF([.I538]&gt;1000;[.I538]*0.5;1000)" office:value-type="float" office:value="328881288253.447">
            <text:p>328881288253.447</text:p>
          </table:table-cell>
          <table:table-cell table:number-columns-repeated="2"/>
        </table:table-row>
        <table:table-row table:style-name="ro1">
          <table:table-cell office:value-type="string">
            <text:p>KOOL</text:p>
          </table:table-cell>
          <table:table-cell office:value-type="float" office:value="1">
            <text:p>1</text:p>
          </table:table-cell>
          <table:table-cell office:value-type="string">
            <text:p>2014-01-23 00:00:00</text:p>
          </table:table-cell>
          <table:table-cell table:number-columns-repeated="2" office:value-type="float" office:value="2.635">
            <text:p>2.635</text:p>
          </table:table-cell>
          <table:table-cell office:value-type="float" office:value="0.0796963946869069">
            <text:p>0.0796963947</text:p>
          </table:table-cell>
          <table:table-cell office:value-type="float" office:value="0.0714932530620167">
            <text:p>0.0714932531</text:p>
          </table:table-cell>
          <table:table-cell table:formula="of:=IF([.G540]&gt;0;1;0)" office:value-type="float" office:value="1">
            <text:p>1</text:p>
          </table:table-cell>
          <table:table-cell table:formula="of:=IF([.I539]&gt;=0;IF([.H540]=1;[.I539]+([.F540]*[.J540])-20;[.I539]);0)" office:value-type="float" office:value="681498651889.272">
            <text:p>681498651889.272</text:p>
          </table:table-cell>
          <table:table-cell table:formula="of:=IF([.I539]&gt;1000;[.I539]*0.5;1000)" office:value-type="float" office:value="327691413828.637">
            <text:p>327691413828.637</text:p>
          </table:table-cell>
          <table:table-cell table:number-columns-repeated="2"/>
        </table:table-row>
        <table:table-row table:style-name="ro1">
          <table:table-cell office:value-type="string">
            <text:p>LPTN</text:p>
          </table:table-cell>
          <table:table-cell office:value-type="float" office:value="1">
            <text:p>1</text:p>
          </table:table-cell>
          <table:table-cell office:value-type="string">
            <text:p>2014-01-24 00:00:00</text:p>
          </table:table-cell>
          <table:table-cell table:number-columns-repeated="2" office:value-type="float" office:value="4.895">
            <text:p>4.895</text:p>
          </table:table-cell>
          <table:table-cell office:value-type="float" office:value="-0.0209397344228804">
            <text:p>-0.0209397344</text:p>
          </table:table-cell>
          <table:table-cell office:value-type="float" office:value="0.139555357312015">
            <text:p>0.1395553573</text:p>
          </table:table-cell>
          <table:table-cell table:formula="of:=IF([.G541]&gt;0;1;0)" office:value-type="float" office:value="1">
            <text:p>1</text:p>
          </table:table-cell>
          <table:table-cell table:formula="of:=IF([.I540]&gt;=0;IF([.H541]=1;[.I540]+([.F541]*[.J541])-20;[.I540]);0)" office:value-type="float" office:value="674363451479.216">
            <text:p>674363451479.216</text:p>
          </table:table-cell>
          <table:table-cell table:formula="of:=IF([.I540]&gt;1000;[.I540]*0.5;1000)" office:value-type="float" office:value="340749325944.636">
            <text:p>340749325944.636</text:p>
          </table:table-cell>
          <table:table-cell table:number-columns-repeated="2"/>
        </table:table-row>
        <table:table-row table:style-name="ro1">
          <table:table-cell office:value-type="string">
            <text:p>KOOL</text:p>
          </table:table-cell>
          <table:table-cell office:value-type="float" office:value="1">
            <text:p>1</text:p>
          </table:table-cell>
          <table:table-cell office:value-type="string">
            <text:p>2014-01-27 00:00:00</text:p>
          </table:table-cell>
          <table:table-cell table:number-columns-repeated="2" office:value-type="float" office:value="2.5075">
            <text:p>2.5075</text:p>
          </table:table-cell>
          <table:table-cell office:value-type="float" office:value="-0.0947158524426721">
            <text:p>-0.0947158524</text:p>
          </table:table-cell>
          <table:table-cell office:value-type="float" office:value="0.376409546166222">
            <text:p>0.3764095462</text:p>
          </table:table-cell>
          <table:table-cell table:formula="of:=IF([.G542]&gt;0;1;0)" office:value-type="float" office:value="1">
            <text:p>1</text:p>
          </table:table-cell>
          <table:table-cell table:formula="of:=IF([.I541]&gt;=0;IF([.H542]=1;[.I541]+([.F542]*[.J542])-20;[.I541]);0)" office:value-type="float" office:value="642426996877.698">
            <text:p>642426996877.698</text:p>
          </table:table-cell>
          <table:table-cell table:formula="of:=IF([.I541]&gt;1000;[.I541]*0.5;1000)" office:value-type="float" office:value="337181725739.608">
            <text:p>337181725739.608</text:p>
          </table:table-cell>
          <table:table-cell table:number-columns-repeated="2"/>
        </table:table-row>
        <table:table-row table:style-name="ro1">
          <table:table-cell office:value-type="string">
            <text:p>IFNY</text:p>
          </table:table-cell>
          <table:table-cell office:value-type="float" office:value="1">
            <text:p>1</text:p>
          </table:table-cell>
          <table:table-cell office:value-type="string">
            <text:p>2014-01-28 00:00:00</text:p>
          </table:table-cell>
          <table:table-cell table:number-columns-repeated="2" office:value-type="float" office:value="1.1">
            <text:p>1.1</text:p>
          </table:table-cell>
          <table:table-cell office:value-type="float" office:value="0.0340909090909092">
            <text:p>0.0340909091</text:p>
          </table:table-cell>
          <table:table-cell office:value-type="float" office:value="0.050368125901395">
            <text:p>0.0503681259</text:p>
          </table:table-cell>
          <table:table-cell table:formula="of:=IF([.G543]&gt;0;1;0)" office:value-type="float" office:value="1">
            <text:p>1</text:p>
          </table:table-cell>
          <table:table-cell table:formula="of:=IF([.I542]&gt;=0;IF([.H543]=1;[.I542]+([.F543]*[.J543])-20;[.I542]);0)" office:value-type="float" office:value="653377457031.749">
            <text:p>653377457031.749</text:p>
          </table:table-cell>
          <table:table-cell table:formula="of:=IF([.I542]&gt;1000;[.I542]*0.5;1000)" office:value-type="float" office:value="321213498438.849">
            <text:p>321213498438.849</text:p>
          </table:table-cell>
          <table:table-cell table:number-columns-repeated="2"/>
        </table:table-row>
        <table:table-row table:style-name="ro1">
          <table:table-cell office:value-type="string">
            <text:p>DIAGF</text:p>
          </table:table-cell>
          <table:table-cell office:value-type="float" office:value="1">
            <text:p>1</text:p>
          </table:table-cell>
          <table:table-cell office:value-type="string">
            <text:p>2014-01-29 00:00:00</text:p>
          </table:table-cell>
          <table:table-cell table:number-columns-repeated="2" office:value-type="float" office:value="0.3525">
            <text:p>0.3525</text:p>
          </table:table-cell>
          <table:table-cell office:value-type="float" office:value="0.120567375886525">
            <text:p>0.1205673759</text:p>
          </table:table-cell>
          <table:table-cell office:value-type="float" office:value="0.128757425097354">
            <text:p>0.1287574251</text:p>
          </table:table-cell>
          <table:table-cell table:formula="of:=IF([.G544]&gt;0;1;0)" office:value-type="float" office:value="1">
            <text:p>1</text:p>
          </table:table-cell>
          <table:table-cell table:formula="of:=IF([.I543]&gt;=0;IF([.H544]=1;[.I543]+([.F544]*[.J544])-20;[.I543]);0)" office:value-type="float" office:value="692765459740.613">
            <text:p>692765459740.613</text:p>
          </table:table-cell>
          <table:table-cell table:formula="of:=IF([.I543]&gt;1000;[.I543]*0.5;1000)" office:value-type="float" office:value="326688728515.875">
            <text:p>326688728515.875</text:p>
          </table:table-cell>
          <table:table-cell table:number-columns-repeated="2"/>
        </table:table-row>
        <table:table-row table:style-name="ro1">
          <table:table-cell office:value-type="string">
            <text:p>DCTH</text:p>
          </table:table-cell>
          <table:table-cell office:value-type="float" office:value="0.0625">
            <text:p>0.0625</text:p>
          </table:table-cell>
          <table:table-cell office:value-type="string">
            <text:p>2014-01-30 00:00:00</text:p>
          </table:table-cell>
          <table:table-cell office:value-type="float" office:value="0.3425">
            <text:p>0.3425</text:p>
          </table:table-cell>
          <table:table-cell office:value-type="float" office:value="5.48">
            <text:p>5.48</text:p>
          </table:table-cell>
          <table:table-cell office:value-type="float" office:value="-0.051094890510949">
            <text:p>-0.0510948905</text:p>
          </table:table-cell>
          <table:table-cell office:value-type="float" office:value="0.172352497255332">
            <text:p>0.1723524973</text:p>
          </table:table-cell>
          <table:table-cell table:formula="of:=IF([.G545]&gt;0;1;0)" office:value-type="float" office:value="1">
            <text:p>1</text:p>
          </table:table-cell>
          <table:table-cell table:formula="of:=IF([.I544]&gt;=0;IF([.H545]=1;[.I544]+([.F545]*[.J545])-20;[.I544]);0)" office:value-type="float" office:value="675067072063.006">
            <text:p>675067072063.006</text:p>
          </table:table-cell>
          <table:table-cell table:formula="of:=IF([.I544]&gt;1000;[.I544]*0.5;1000)" office:value-type="float" office:value="346382729870.307">
            <text:p>346382729870.307</text:p>
          </table:table-cell>
          <table:table-cell table:number-columns-repeated="2"/>
        </table:table-row>
        <table:table-row table:style-name="ro1">
          <table:table-cell office:value-type="string">
            <text:p>SMTP</text:p>
          </table:table-cell>
          <table:table-cell office:value-type="float" office:value="1.01791530944625">
            <text:p>1.0179153094</text:p>
          </table:table-cell>
          <table:table-cell office:value-type="string">
            <text:p>2014-01-31 00:00:00</text:p>
          </table:table-cell>
          <table:table-cell office:value-type="float" office:value="6.25">
            <text:p>6.25</text:p>
          </table:table-cell>
          <table:table-cell office:value-type="float" office:value="6.14">
            <text:p>6.14</text:p>
          </table:table-cell>
          <table:table-cell office:value-type="float" office:value="0.006">
            <text:p>0.006</text:p>
          </table:table-cell>
          <table:table-cell office:value-type="float" office:value="0.0845896195544147">
            <text:p>0.0845896196</text:p>
          </table:table-cell>
          <table:table-cell table:formula="of:=IF([.G546]&gt;0;1;0)" office:value-type="float" office:value="1">
            <text:p>1</text:p>
          </table:table-cell>
          <table:table-cell table:formula="of:=IF([.I545]&gt;=0;IF([.H546]=1;[.I545]+([.F546]*[.J546])-20;[.I545]);0)" office:value-type="float" office:value="677092273259.196">
            <text:p>677092273259.196</text:p>
          </table:table-cell>
          <table:table-cell table:formula="of:=IF([.I545]&gt;1000;[.I545]*0.5;1000)" office:value-type="float" office:value="337533536031.503">
            <text:p>337533536031.503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4-02-03 00:00:00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0">
            <text:p>0</text:p>
          </table:table-cell>
          <table:table-cell office:value-type="float" office:value="0.10859109933461">
            <text:p>0.1085910993</text:p>
          </table:table-cell>
          <table:table-cell table:formula="of:=IF([.G547]&gt;0;1;0)" office:value-type="float" office:value="1">
            <text:p>1</text:p>
          </table:table-cell>
          <table:table-cell table:formula="of:=IF([.I546]&gt;=0;IF([.H547]=1;[.I546]+([.F547]*[.J547])-20;[.I546]);0)" office:value-type="float" office:value="677092273239.196">
            <text:p>677092273239.196</text:p>
          </table:table-cell>
          <table:table-cell table:formula="of:=IF([.I546]&gt;1000;[.I546]*0.5;1000)" office:value-type="float" office:value="338546136629.598">
            <text:p>338546136629.598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4-02-04 00:00:00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0.465909090909091">
            <text:p>0.4659090909</text:p>
          </table:table-cell>
          <table:table-cell office:value-type="float" office:value="0.0473271482383779">
            <text:p>0.0473271482</text:p>
          </table:table-cell>
          <table:table-cell table:formula="of:=IF([.G548]&gt;0;1;0)" office:value-type="float" office:value="1">
            <text:p>1</text:p>
          </table:table-cell>
          <table:table-cell table:formula="of:=IF([.I547]&gt;=0;IF([.H548]=1;[.I547]+([.F548]*[.J548])-20;[.I547]);0)" office:value-type="float" office:value="834823995962.417">
            <text:p>834823995962.417</text:p>
          </table:table-cell>
          <table:table-cell table:formula="of:=IF([.I547]&gt;1000;[.I547]*0.5;1000)" office:value-type="float" office:value="338546136619.598">
            <text:p>338546136619.598</text:p>
          </table:table-cell>
          <table:table-cell table:number-columns-repeated="2"/>
        </table:table-row>
        <table:table-row table:style-name="ro1">
          <table:table-cell office:value-type="string">
            <text:p>CSBR</text:p>
          </table:table-cell>
          <table:table-cell office:value-type="float" office:value="1">
            <text:p>1</text:p>
          </table:table-cell>
          <table:table-cell office:value-type="string">
            <text:p>2014-02-05 00:00:00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-0.0368421052631579">
            <text:p>-0.0368421053</text:p>
          </table:table-cell>
          <table:table-cell office:value-type="float" office:value="0.0460715479118769">
            <text:p>0.0460715479</text:p>
          </table:table-cell>
          <table:table-cell table:formula="of:=IF([.G549]&gt;0;1;0)" office:value-type="float" office:value="1">
            <text:p>1</text:p>
          </table:table-cell>
          <table:table-cell table:formula="of:=IF([.I548]&gt;=0;IF([.H549]=1;[.I548]+([.F549]*[.J549])-20;[.I548]);0)" office:value-type="float" office:value="819445659174.689">
            <text:p>819445659174.689</text:p>
          </table:table-cell>
          <table:table-cell table:formula="of:=IF([.I548]&gt;1000;[.I548]*0.5;1000)" office:value-type="float" office:value="417411997981.209">
            <text:p>417411997981.209</text:p>
          </table:table-cell>
          <table:table-cell table:number-columns-repeated="2"/>
        </table:table-row>
        <table:table-row table:style-name="ro1">
          <table:table-cell office:value-type="string">
            <text:p>LIVE</text:p>
          </table:table-cell>
          <table:table-cell office:value-type="float" office:value="3">
            <text:p>3</text:p>
          </table:table-cell>
          <table:table-cell office:value-type="string">
            <text:p>2014-02-06 00:00:00</text:p>
          </table:table-cell>
          <table:table-cell office:value-type="float" office:value="14.595">
            <text:p>14.595</text:p>
          </table:table-cell>
          <table:table-cell office:value-type="float" office:value="4.865">
            <text:p>4.865</text:p>
          </table:table-cell>
          <table:table-cell office:value-type="float" office:value="0.133436108256252">
            <text:p>0.1334361083</text:p>
          </table:table-cell>
          <table:table-cell office:value-type="float" office:value="0.0366500545525839">
            <text:p>0.0366500546</text:p>
          </table:table-cell>
          <table:table-cell table:formula="of:=IF([.G550]&gt;0;1;0)" office:value-type="float" office:value="1">
            <text:p>1</text:p>
          </table:table-cell>
          <table:table-cell table:formula="of:=IF([.I549]&gt;=0;IF([.H550]=1;[.I549]+([.F550]*[.J550])-20;[.I549]);0)" office:value-type="float" office:value="874117478998.563">
            <text:p>874117478998.563</text:p>
          </table:table-cell>
          <table:table-cell table:formula="of:=IF([.I549]&gt;1000;[.I549]*0.5;1000)" office:value-type="float" office:value="409722829587.344">
            <text:p>409722829587.344</text:p>
          </table:table-cell>
          <table:table-cell table:number-columns-repeated="2"/>
        </table:table-row>
        <table:table-row table:style-name="ro1">
          <table:table-cell office:value-type="string">
            <text:p>BLGO</text:p>
          </table:table-cell>
          <table:table-cell office:value-type="float" office:value="1">
            <text:p>1</text:p>
          </table:table-cell>
          <table:table-cell office:value-type="string">
            <text:p>2014-02-07 00:00:00</text:p>
          </table:table-cell>
          <table:table-cell table:number-columns-repeated="2" office:value-type="float" office:value="0.265">
            <text:p>0.265</text:p>
          </table:table-cell>
          <table:table-cell office:value-type="float" office:value="-0.0566037735849058">
            <text:p>-0.0566037736</text:p>
          </table:table-cell>
          <table:table-cell office:value-type="float" office:value="0.16526837870086">
            <text:p>0.1652683787</text:p>
          </table:table-cell>
          <table:table-cell table:formula="of:=IF([.G551]&gt;0;1;0)" office:value-type="float" office:value="1">
            <text:p>1</text:p>
          </table:table-cell>
          <table:table-cell table:formula="of:=IF([.I550]&gt;=0;IF([.H551]=1;[.I550]+([.F551]*[.J551])-20;[.I550]);0)" office:value-type="float" office:value="849378305044.642">
            <text:p>849378305044.642</text:p>
          </table:table-cell>
          <table:table-cell table:formula="of:=IF([.I550]&gt;1000;[.I550]*0.5;1000)" office:value-type="float" office:value="437058739499.282">
            <text:p>437058739499.282</text:p>
          </table:table-cell>
          <table:table-cell table:number-columns-repeated="2"/>
        </table:table-row>
        <table:table-row table:style-name="ro1">
          <table:table-cell office:value-type="string">
            <text:p>BLGO</text:p>
          </table:table-cell>
          <table:table-cell office:value-type="float" office:value="1">
            <text:p>1</text:p>
          </table:table-cell>
          <table:table-cell office:value-type="string">
            <text:p>2014-02-10 00:00:0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0808011098033085">
            <text:p>0.0808011098</text:p>
          </table:table-cell>
          <table:table-cell table:formula="of:=IF([.G552]&gt;0;1;0)" office:value-type="float" office:value="1">
            <text:p>1</text:p>
          </table:table-cell>
          <table:table-cell table:formula="of:=IF([.I551]&gt;=0;IF([.H552]=1;[.I551]+([.F552]*[.J552])-20;[.I551]);0)" office:value-type="float" office:value="849378305024.642">
            <text:p>849378305024.642</text:p>
          </table:table-cell>
          <table:table-cell table:formula="of:=IF([.I551]&gt;1000;[.I551]*0.5;1000)" office:value-type="float" office:value="424689152522.321">
            <text:p>424689152522.321</text:p>
          </table:table-cell>
          <table:table-cell table:number-columns-repeated="2"/>
        </table:table-row>
        <table:table-row table:style-name="ro1">
          <table:table-cell office:value-type="string">
            <text:p>BLGO</text:p>
          </table:table-cell>
          <table:table-cell office:value-type="float" office:value="1">
            <text:p>1</text:p>
          </table:table-cell>
          <table:table-cell office:value-type="string">
            <text:p>2014-02-11 00:00:0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.52">
            <text:p>0.52</text:p>
          </table:table-cell>
          <table:table-cell office:value-type="float" office:value="0.128611912057153">
            <text:p>0.1286119121</text:p>
          </table:table-cell>
          <table:table-cell table:formula="of:=IF([.G553]&gt;0;1;0)" office:value-type="float" office:value="1">
            <text:p>1</text:p>
          </table:table-cell>
          <table:table-cell table:formula="of:=IF([.I552]&gt;=0;IF([.H553]=1;[.I552]+([.F553]*[.J553])-20;[.I552]);0)" office:value-type="float" office:value="1070216664311.05">
            <text:p>1070216664311.05</text:p>
          </table:table-cell>
          <table:table-cell table:formula="of:=IF([.I552]&gt;1000;[.I552]*0.5;1000)" office:value-type="float" office:value="424689152512.321">
            <text:p>424689152512.321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4-02-12 00:00:00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0">
            <text:p>0</text:p>
          </table:table-cell>
          <table:table-cell office:value-type="float" office:value="0.238442432350627">
            <text:p>0.2384424324</text:p>
          </table:table-cell>
          <table:table-cell table:formula="of:=IF([.G554]&gt;0;1;0)" office:value-type="float" office:value="1">
            <text:p>1</text:p>
          </table:table-cell>
          <table:table-cell table:formula="of:=IF([.I553]&gt;=0;IF([.H554]=1;[.I553]+([.F554]*[.J554])-20;[.I553]);0)" office:value-type="float" office:value="1070216664291.05">
            <text:p>1070216664291.05</text:p>
          </table:table-cell>
          <table:table-cell table:formula="of:=IF([.I553]&gt;1000;[.I553]*0.5;1000)" office:value-type="float" office:value="535108332155.524">
            <text:p>535108332155.524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4-02-13 00:00:00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0">
            <text:p>0</text:p>
          </table:table-cell>
          <table:table-cell office:value-type="float" office:value="0.216445346372787">
            <text:p>0.2164453464</text:p>
          </table:table-cell>
          <table:table-cell table:formula="of:=IF([.G555]&gt;0;1;0)" office:value-type="float" office:value="1">
            <text:p>1</text:p>
          </table:table-cell>
          <table:table-cell table:formula="of:=IF([.I554]&gt;=0;IF([.H555]=1;[.I554]+([.F555]*[.J555])-20;[.I554]);0)" office:value-type="float" office:value="1070216664271.05">
            <text:p>1070216664271.05</text:p>
          </table:table-cell>
          <table:table-cell table:formula="of:=IF([.I554]&gt;1000;[.I554]*0.5;1000)" office:value-type="float" office:value="535108332145.524">
            <text:p>535108332145.524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4-02-14 00:00:00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0">
            <text:p>0</text:p>
          </table:table-cell>
          <table:table-cell office:value-type="float" office:value="0.141545090657562">
            <text:p>0.1415450907</text:p>
          </table:table-cell>
          <table:table-cell table:formula="of:=IF([.G556]&gt;0;1;0)" office:value-type="float" office:value="1">
            <text:p>1</text:p>
          </table:table-cell>
          <table:table-cell table:formula="of:=IF([.I555]&gt;=0;IF([.H556]=1;[.I555]+([.F556]*[.J556])-20;[.I555]);0)" office:value-type="float" office:value="1070216664251.05">
            <text:p>1070216664251.05</text:p>
          </table:table-cell>
          <table:table-cell table:formula="of:=IF([.I555]&gt;1000;[.I555]*0.5;1000)" office:value-type="float" office:value="535108332135.524">
            <text:p>535108332135.524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4-02-17 00:00:00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0">
            <text:p>0</text:p>
          </table:table-cell>
          <table:table-cell office:value-type="float" office:value="0.113332791608621">
            <text:p>0.1133327916</text:p>
          </table:table-cell>
          <table:table-cell table:formula="of:=IF([.G557]&gt;0;1;0)" office:value-type="float" office:value="1">
            <text:p>1</text:p>
          </table:table-cell>
          <table:table-cell table:formula="of:=IF([.I556]&gt;=0;IF([.H557]=1;[.I556]+([.F557]*[.J557])-20;[.I556]);0)" office:value-type="float" office:value="1070216664231.05">
            <text:p>1070216664231.05</text:p>
          </table:table-cell>
          <table:table-cell table:formula="of:=IF([.I556]&gt;1000;[.I556]*0.5;1000)" office:value-type="float" office:value="535108332125.524">
            <text:p>535108332125.524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4-02-18 00:00:00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0">
            <text:p>0</text:p>
          </table:table-cell>
          <table:table-cell office:value-type="float" office:value="0.0426731109294549">
            <text:p>0.0426731109</text:p>
          </table:table-cell>
          <table:table-cell table:formula="of:=IF([.G558]&gt;0;1;0)" office:value-type="float" office:value="1">
            <text:p>1</text:p>
          </table:table-cell>
          <table:table-cell table:formula="of:=IF([.I557]&gt;=0;IF([.H558]=1;[.I557]+([.F558]*[.J558])-20;[.I557]);0)" office:value-type="float" office:value="1070216664211.05">
            <text:p>1070216664211.05</text:p>
          </table:table-cell>
          <table:table-cell table:formula="of:=IF([.I557]&gt;1000;[.I557]*0.5;1000)" office:value-type="float" office:value="535108332115.524">
            <text:p>535108332115.524</text:p>
          </table:table-cell>
          <table:table-cell table:number-columns-repeated="2"/>
        </table:table-row>
        <table:table-row table:style-name="ro1">
          <table:table-cell office:value-type="string">
            <text:p>ILIU</text:p>
          </table:table-cell>
          <table:table-cell office:value-type="float" office:value="1">
            <text:p>1</text:p>
          </table:table-cell>
          <table:table-cell office:value-type="string">
            <text:p>2014-02-19 00:00:00</text:p>
          </table:table-cell>
          <table:table-cell table:number-columns-repeated="2" office:value-type="float" office:value="0.34">
            <text:p>0.34</text:p>
          </table:table-cell>
          <table:table-cell office:value-type="float" office:value="-0.0441176470588236">
            <text:p>-0.0441176471</text:p>
          </table:table-cell>
          <table:table-cell office:value-type="float" office:value="0.0358109273452466">
            <text:p>0.0358109273</text:p>
          </table:table-cell>
          <table:table-cell table:formula="of:=IF([.G559]&gt;0;1;0)" office:value-type="float" office:value="1">
            <text:p>1</text:p>
          </table:table-cell>
          <table:table-cell table:formula="of:=IF([.I558]&gt;=0;IF([.H559]=1;[.I558]+([.F559]*[.J559])-20;[.I558]);0)" office:value-type="float" office:value="1046608943656.98">
            <text:p>1046608943656.98</text:p>
          </table:table-cell>
          <table:table-cell table:formula="of:=IF([.I558]&gt;1000;[.I558]*0.5;1000)" office:value-type="float" office:value="535108332105.524">
            <text:p>535108332105.524</text:p>
          </table:table-cell>
          <table:table-cell table:number-columns-repeated="2"/>
        </table:table-row>
        <table:table-row table:style-name="ro1">
          <table:table-cell office:value-type="string">
            <text:p>OEDV</text:p>
          </table:table-cell>
          <table:table-cell office:value-type="float" office:value="1">
            <text:p>1</text:p>
          </table:table-cell>
          <table:table-cell office:value-type="string">
            <text:p>2014-02-20 00:00:00</text:p>
          </table:table-cell>
          <table:table-cell table:number-columns-repeated="2" office:value-type="float" office:value="1.1075">
            <text:p>1.1075</text:p>
          </table:table-cell>
          <table:table-cell office:value-type="float" office:value="-0.00225733634311509">
            <text:p>-0.0022573363</text:p>
          </table:table-cell>
          <table:table-cell office:value-type="float" office:value="0.118178431929807">
            <text:p>0.1181784319</text:p>
          </table:table-cell>
          <table:table-cell table:formula="of:=IF([.G560]&gt;0;1;0)" office:value-type="float" office:value="1">
            <text:p>1</text:p>
          </table:table-cell>
          <table:table-cell table:formula="of:=IF([.I559]&gt;=0;IF([.H560]=1;[.I559]+([.F560]*[.J560])-20;[.I559]);0)" office:value-type="float" office:value="1045427669434.21">
            <text:p>1045427669434.21</text:p>
          </table:table-cell>
          <table:table-cell table:formula="of:=IF([.I559]&gt;1000;[.I559]*0.5;1000)" office:value-type="float" office:value="523304471828.491">
            <text:p>523304471828.491</text:p>
          </table:table-cell>
          <table:table-cell table:number-columns-repeated="2"/>
        </table:table-row>
        <table:table-row table:style-name="ro1">
          <table:table-cell office:value-type="string">
            <text:p>WFCF</text:p>
          </table:table-cell>
          <table:table-cell office:value-type="float" office:value="1">
            <text:p>1</text:p>
          </table:table-cell>
          <table:table-cell office:value-type="string">
            <text:p>2014-02-21 00:00:00</text:p>
          </table:table-cell>
          <table:table-cell table:number-columns-repeated="2" office:value-type="float" office:value="2.6625">
            <text:p>2.6625</text:p>
          </table:table-cell>
          <table:table-cell office:value-type="float" office:value="0.0225352112676058">
            <text:p>0.0225352113</text:p>
          </table:table-cell>
          <table:table-cell office:value-type="float" office:value="0.0338523079670141">
            <text:p>0.033852308</text:p>
          </table:table-cell>
          <table:table-cell table:formula="of:=IF([.G561]&gt;0;1;0)" office:value-type="float" office:value="1">
            <text:p>1</text:p>
          </table:table-cell>
          <table:table-cell table:formula="of:=IF([.I560]&gt;=0;IF([.H561]=1;[.I560]+([.F561]*[.J561])-20;[.I560]);0)" office:value-type="float" office:value="1057207136112.06">
            <text:p>1057207136112.06</text:p>
          </table:table-cell>
          <table:table-cell table:formula="of:=IF([.I560]&gt;1000;[.I560]*0.5;1000)" office:value-type="float" office:value="522713834717.104">
            <text:p>522713834717.104</text:p>
          </table:table-cell>
          <table:table-cell table:number-columns-repeated="2"/>
        </table:table-row>
        <table:table-row table:style-name="ro1">
          <table:table-cell office:value-type="string">
            <text:p>DHRM</text:p>
          </table:table-cell>
          <table:table-cell office:value-type="float" office:value="1">
            <text:p>1</text:p>
          </table:table-cell>
          <table:table-cell office:value-type="string">
            <text:p>2014-02-24 00:00:00</text:p>
          </table:table-cell>
          <table:table-cell table:number-columns-repeated="2" office:value-type="float" office:value="10.44">
            <text:p>10.44</text:p>
          </table:table-cell>
          <table:table-cell office:value-type="float" office:value="-0.0177203065134098">
            <text:p>-0.0177203065</text:p>
          </table:table-cell>
          <table:table-cell office:value-type="float" office:value="0.0602086559009716">
            <text:p>0.0602086559</text:p>
          </table:table-cell>
          <table:table-cell table:formula="of:=IF([.G562]&gt;0;1;0)" office:value-type="float" office:value="1">
            <text:p>1</text:p>
          </table:table-cell>
          <table:table-cell table:formula="of:=IF([.I561]&gt;=0;IF([.H562]=1;[.I561]+([.F562]*[.J562])-20;[.I561]);0)" office:value-type="float" office:value="1047840118842.02">
            <text:p>1047840118842.02</text:p>
          </table:table-cell>
          <table:table-cell table:formula="of:=IF([.I561]&gt;1000;[.I561]*0.5;1000)" office:value-type="float" office:value="528603568056.029">
            <text:p>528603568056.029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4-02-25 00:00:00</text:p>
          </table:table-cell>
          <table:table-cell table:number-columns-repeated="2" office:value-type="float" office:value="0.26">
            <text:p>0.26</text:p>
          </table:table-cell>
          <table:table-cell office:value-type="float" office:value="-0.153846153846154">
            <text:p>-0.1538461538</text:p>
          </table:table-cell>
          <table:table-cell office:value-type="float" office:value="0.218283220449127">
            <text:p>0.2182832204</text:p>
          </table:table-cell>
          <table:table-cell table:formula="of:=IF([.G563]&gt;0;1;0)" office:value-type="float" office:value="1">
            <text:p>1</text:p>
          </table:table-cell>
          <table:table-cell table:formula="of:=IF([.I562]&gt;=0;IF([.H563]=1;[.I562]+([.F563]*[.J563])-20;[.I562]);0)" office:value-type="float" office:value="967237032757.253">
            <text:p>967237032757.253</text:p>
          </table:table-cell>
          <table:table-cell table:formula="of:=IF([.I562]&gt;1000;[.I562]*0.5;1000)" office:value-type="float" office:value="523920059421.012">
            <text:p>523920059421.012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4-02-26 00:00:00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0.454545454545455">
            <text:p>0.4545454545</text:p>
          </table:table-cell>
          <table:table-cell office:value-type="float" office:value="0.103807834836373">
            <text:p>0.1038078348</text:p>
          </table:table-cell>
          <table:table-cell table:formula="of:=IF([.G564]&gt;0;1;0)" office:value-type="float" office:value="1">
            <text:p>1</text:p>
          </table:table-cell>
          <table:table-cell table:formula="of:=IF([.I563]&gt;=0;IF([.H564]=1;[.I563]+([.F564]*[.J564])-20;[.I563]);0)" office:value-type="float" office:value="1187063631091.17">
            <text:p>1187063631091.17</text:p>
          </table:table-cell>
          <table:table-cell table:formula="of:=IF([.I563]&gt;1000;[.I563]*0.5;1000)" office:value-type="float" office:value="483618516378.626">
            <text:p>483618516378.626</text:p>
          </table:table-cell>
          <table:table-cell table:number-columns-repeated="2"/>
        </table:table-row>
        <table:table-row table:style-name="ro1">
          <table:table-cell office:value-type="string">
            <text:p>LIVE</text:p>
          </table:table-cell>
          <table:table-cell office:value-type="float" office:value="1">
            <text:p>1</text:p>
          </table:table-cell>
          <table:table-cell office:value-type="string">
            <text:p>2014-02-27 00:00:00</text:p>
          </table:table-cell>
          <table:table-cell table:number-columns-repeated="2" office:value-type="float" office:value="7.315">
            <text:p>7.315</text:p>
          </table:table-cell>
          <table:table-cell office:value-type="float" office:value="0.037252221462748">
            <text:p>0.0372522215</text:p>
          </table:table-cell>
          <table:table-cell office:value-type="float" office:value="0.0512374505498176">
            <text:p>0.0512374505</text:p>
          </table:table-cell>
          <table:table-cell table:formula="of:=IF([.G565]&gt;0;1;0)" office:value-type="float" office:value="1">
            <text:p>1</text:p>
          </table:table-cell>
          <table:table-cell table:formula="of:=IF([.I564]&gt;=0;IF([.H565]=1;[.I564]+([.F565]*[.J565])-20;[.I564]);0)" office:value-type="float" office:value="1209174009709.06">
            <text:p>1209174009709.06</text:p>
          </table:table-cell>
          <table:table-cell table:formula="of:=IF([.I564]&gt;1000;[.I564]*0.5;1000)" office:value-type="float" office:value="593531815545.587">
            <text:p>593531815545.587</text:p>
          </table:table-cell>
          <table:table-cell table:number-columns-repeated="2"/>
        </table:table-row>
        <table:table-row table:style-name="ro1">
          <table:table-cell office:value-type="string">
            <text:p>MHCC</text:p>
          </table:table-cell>
          <table:table-cell office:value-type="float" office:value="1">
            <text:p>1</text:p>
          </table:table-cell>
          <table:table-cell office:value-type="string">
            <text:p>2014-02-28 00:00:00</text:p>
          </table:table-cell>
          <table:table-cell table:number-columns-repeated="2" office:value-type="float" office:value="0.7075">
            <text:p>0.7075</text:p>
          </table:table-cell>
          <table:table-cell office:value-type="float" office:value="-0.0247349823321555">
            <text:p>-0.0247349823</text:p>
          </table:table-cell>
          <table:table-cell office:value-type="float" office:value="0.0550053329621544">
            <text:p>0.055005333</text:p>
          </table:table-cell>
          <table:table-cell table:formula="of:=IF([.G566]&gt;0;1;0)" office:value-type="float" office:value="1">
            <text:p>1</text:p>
          </table:table-cell>
          <table:table-cell table:formula="of:=IF([.I565]&gt;=0;IF([.H566]=1;[.I565]+([.F566]*[.J566])-20;[.I565]);0)" office:value-type="float" office:value="1194219560805.74">
            <text:p>1194219560805.74</text:p>
          </table:table-cell>
          <table:table-cell table:formula="of:=IF([.I565]&gt;1000;[.I565]*0.5;1000)" office:value-type="float" office:value="604587004854.532">
            <text:p>604587004854.532</text:p>
          </table:table-cell>
          <table:table-cell table:number-columns-repeated="2"/>
        </table:table-row>
        <table:table-row table:style-name="ro1">
          <table:table-cell office:value-type="string">
            <text:p>LIVE</text:p>
          </table:table-cell>
          <table:table-cell office:value-type="float" office:value="1">
            <text:p>1</text:p>
          </table:table-cell>
          <table:table-cell office:value-type="string">
            <text:p>2014-03-03 00:00:00</text:p>
          </table:table-cell>
          <table:table-cell table:number-columns-repeated="2" office:value-type="float" office:value="7.7225">
            <text:p>7.7225</text:p>
          </table:table-cell>
          <table:table-cell office:value-type="float" office:value="0.150857882809971">
            <text:p>0.1508578828</text:p>
          </table:table-cell>
          <table:table-cell office:value-type="float" office:value="0.0335628380020196">
            <text:p>0.033562838</text:p>
          </table:table-cell>
          <table:table-cell table:formula="of:=IF([.G567]&gt;0;1;0)" office:value-type="float" office:value="1">
            <text:p>1</text:p>
          </table:table-cell>
          <table:table-cell table:formula="of:=IF([.I566]&gt;=0;IF([.H567]=1;[.I566]+([.F567]*[.J567])-20;[.I566]);0)" office:value-type="float" office:value="1284298278062.44">
            <text:p>1284298278062.44</text:p>
          </table:table-cell>
          <table:table-cell table:formula="of:=IF([.I566]&gt;1000;[.I566]*0.5;1000)" office:value-type="float" office:value="597109780402.869">
            <text:p>597109780402.869</text:p>
          </table:table-cell>
          <table:table-cell table:number-columns-repeated="2"/>
        </table:table-row>
        <table:table-row table:style-name="ro1">
          <table:table-cell office:value-type="string">
            <text:p>BIOF</text:p>
          </table:table-cell>
          <table:table-cell office:value-type="float" office:value="1">
            <text:p>1</text:p>
          </table:table-cell>
          <table:table-cell office:value-type="string">
            <text:p>2014-03-04 00:00:00</text:p>
          </table:table-cell>
          <table:table-cell table:number-columns-repeated="2" office:value-type="float" office:value="3.585">
            <text:p>3.585</text:p>
          </table:table-cell>
          <table:table-cell office:value-type="float" office:value="-0.0146443514644352">
            <text:p>-0.0146443515</text:p>
          </table:table-cell>
          <table:table-cell office:value-type="float" office:value="0.0363951258706382">
            <text:p>0.0363951259</text:p>
          </table:table-cell>
          <table:table-cell table:formula="of:=IF([.G568]&gt;0;1;0)" office:value-type="float" office:value="1">
            <text:p>1</text:p>
          </table:table-cell>
          <table:table-cell table:formula="of:=IF([.I567]&gt;=0;IF([.H568]=1;[.I567]+([.F568]*[.J568])-20;[.I567]);0)" office:value-type="float" office:value="1274894420357.88">
            <text:p>1274894420357.88</text:p>
          </table:table-cell>
          <table:table-cell table:formula="of:=IF([.I567]&gt;1000;[.I567]*0.5;1000)" office:value-type="float" office:value="642149139031.22">
            <text:p>642149139031.22</text:p>
          </table:table-cell>
          <table:table-cell table:number-columns-repeated="2"/>
        </table:table-row>
        <table:table-row table:style-name="ro1">
          <table:table-cell office:value-type="string">
            <text:p>TMNG</text:p>
          </table:table-cell>
          <table:table-cell office:value-type="float" office:value="1">
            <text:p>1</text:p>
          </table:table-cell>
          <table:table-cell office:value-type="string">
            <text:p>2014-03-05 00:00:00</text:p>
          </table:table-cell>
          <table:table-cell table:number-columns-repeated="2" office:value-type="float" office:value="3.845">
            <text:p>3.845</text:p>
          </table:table-cell>
          <table:table-cell office:value-type="float" office:value="-0.0149544863459038">
            <text:p>-0.0149544863</text:p>
          </table:table-cell>
          <table:table-cell office:value-type="float" office:value="0.0389287602938741">
            <text:p>0.0389287603</text:p>
          </table:table-cell>
          <table:table-cell table:formula="of:=IF([.G569]&gt;0;1;0)" office:value-type="float" office:value="1">
            <text:p>1</text:p>
          </table:table-cell>
          <table:table-cell table:formula="of:=IF([.I568]&gt;=0;IF([.H569]=1;[.I568]+([.F569]*[.J569])-20;[.I568]);0)" office:value-type="float" office:value="1265361724737.03">
            <text:p>1265361724737.03</text:p>
          </table:table-cell>
          <table:table-cell table:formula="of:=IF([.I568]&gt;1000;[.I568]*0.5;1000)" office:value-type="float" office:value="637447210178.941">
            <text:p>637447210178.941</text:p>
          </table:table-cell>
          <table:table-cell table:number-columns-repeated="2"/>
        </table:table-row>
        <table:table-row table:style-name="ro1">
          <table:table-cell office:value-type="string">
            <text:p>CRLRF</text:p>
          </table:table-cell>
          <table:table-cell office:value-type="float" office:value="1">
            <text:p>1</text:p>
          </table:table-cell>
          <table:table-cell office:value-type="string">
            <text:p>2014-03-06 00:00:00</text:p>
          </table:table-cell>
          <table:table-cell table:number-columns-repeated="2" office:value-type="float" office:value="1.28">
            <text:p>1.28</text:p>
          </table:table-cell>
          <table:table-cell office:value-type="float" office:value="0.03125">
            <text:p>0.03125</text:p>
          </table:table-cell>
          <table:table-cell office:value-type="float" office:value="0.0450770616403536">
            <text:p>0.0450770616</text:p>
          </table:table-cell>
          <table:table-cell table:formula="of:=IF([.G570]&gt;0;1;0)" office:value-type="float" office:value="1">
            <text:p>1</text:p>
          </table:table-cell>
          <table:table-cell table:formula="of:=IF([.I569]&gt;=0;IF([.H570]=1;[.I569]+([.F570]*[.J570])-20;[.I569]);0)" office:value-type="float" office:value="1285133001666.04">
            <text:p>1285133001666.04</text:p>
          </table:table-cell>
          <table:table-cell table:formula="of:=IF([.I569]&gt;1000;[.I569]*0.5;1000)" office:value-type="float" office:value="632680862368.514">
            <text:p>632680862368.514</text:p>
          </table:table-cell>
          <table:table-cell table:number-columns-repeated="2"/>
        </table:table-row>
        <table:table-row table:style-name="ro1">
          <table:table-cell office:value-type="string">
            <text:p>BLGO</text:p>
          </table:table-cell>
          <table:table-cell office:value-type="float" office:value="1">
            <text:p>1</text:p>
          </table:table-cell>
          <table:table-cell office:value-type="string">
            <text:p>2014-03-07 00:00:00</text:p>
          </table:table-cell>
          <table:table-cell table:number-columns-repeated="2" office:value-type="float" office:value="0.405">
            <text:p>0.405</text:p>
          </table:table-cell>
          <table:table-cell office:value-type="float" office:value="-0.0864197530864198">
            <text:p>-0.0864197531</text:p>
          </table:table-cell>
          <table:table-cell office:value-type="float" office:value="0.0310931206430552">
            <text:p>0.0310931206</text:p>
          </table:table-cell>
          <table:table-cell table:formula="of:=IF([.G571]&gt;0;1;0)" office:value-type="float" office:value="1">
            <text:p>1</text:p>
          </table:table-cell>
          <table:table-cell table:formula="of:=IF([.I570]&gt;=0;IF([.H571]=1;[.I570]+([.F571]*[.J571])-20;[.I570]);0)" office:value-type="float" office:value="1229602563302.45">
            <text:p>1229602563302.45</text:p>
          </table:table-cell>
          <table:table-cell table:formula="of:=IF([.I570]&gt;1000;[.I570]*0.5;1000)" office:value-type="float" office:value="642566500833.022">
            <text:p>642566500833.022</text:p>
          </table:table-cell>
          <table:table-cell table:number-columns-repeated="2"/>
        </table:table-row>
        <table:table-row table:style-name="ro1">
          <table:table-cell office:value-type="string">
            <text:p>BLGO</text:p>
          </table:table-cell>
          <table:table-cell office:value-type="float" office:value="1">
            <text:p>1</text:p>
          </table:table-cell>
          <table:table-cell office:value-type="string">
            <text:p>2014-03-10 00:00:00</text:p>
          </table:table-cell>
          <table:table-cell table:number-columns-repeated="2" office:value-type="float" office:value="0.37">
            <text:p>0.37</text:p>
          </table:table-cell>
          <table:table-cell office:value-type="float" office:value="-0.0270270270270271">
            <text:p>-0.027027027</text:p>
          </table:table-cell>
          <table:table-cell office:value-type="float" office:value="0.0586937939452067">
            <text:p>0.0586937939</text:p>
          </table:table-cell>
          <table:table-cell table:formula="of:=IF([.G572]&gt;0;1;0)" office:value-type="float" office:value="1">
            <text:p>1</text:p>
          </table:table-cell>
          <table:table-cell table:formula="of:=IF([.I571]&gt;=0;IF([.H572]=1;[.I571]+([.F572]*[.J572])-20;[.I571]);0)" office:value-type="float" office:value="1212986312427.01">
            <text:p>1212986312427.01</text:p>
          </table:table-cell>
          <table:table-cell table:formula="of:=IF([.I571]&gt;1000;[.I571]*0.5;1000)" office:value-type="float" office:value="614801281651.225">
            <text:p>614801281651.225</text:p>
          </table:table-cell>
          <table:table-cell table:number-columns-repeated="2"/>
        </table:table-row>
        <table:table-row table:style-name="ro1">
          <table:table-cell office:value-type="string">
            <text:p>BSPM</text:p>
          </table:table-cell>
          <table:table-cell office:value-type="float" office:value="1">
            <text:p>1</text:p>
          </table:table-cell>
          <table:table-cell office:value-type="string">
            <text:p>2014-03-11 00:00:00</text:p>
          </table:table-cell>
          <table:table-cell table:number-columns-repeated="2" office:value-type="float" office:value="2.4125">
            <text:p>2.4125</text:p>
          </table:table-cell>
          <table:table-cell office:value-type="float" office:value="-0.0735751295336786">
            <text:p>-0.0735751295</text:p>
          </table:table-cell>
          <table:table-cell office:value-type="float" office:value="0.0512177751324012">
            <text:p>0.0512177751</text:p>
          </table:table-cell>
          <table:table-cell table:formula="of:=IF([.G573]&gt;0;1;0)" office:value-type="float" office:value="1">
            <text:p>1</text:p>
          </table:table-cell>
          <table:table-cell table:formula="of:=IF([.I572]&gt;=0;IF([.H573]=1;[.I572]+([.F573]*[.J573])-20;[.I572]);0)" office:value-type="float" office:value="1168363499877.31">
            <text:p>1168363499877.31</text:p>
          </table:table-cell>
          <table:table-cell table:formula="of:=IF([.I572]&gt;1000;[.I572]*0.5;1000)" office:value-type="float" office:value="606493156213.505">
            <text:p>606493156213.505</text:p>
          </table:table-cell>
          <table:table-cell table:number-columns-repeated="2"/>
        </table:table-row>
        <table:table-row table:style-name="ro1">
          <table:table-cell office:value-type="string">
            <text:p>HDY</text:p>
          </table:table-cell>
          <table:table-cell office:value-type="float" office:value="1">
            <text:p>1</text:p>
          </table:table-cell>
          <table:table-cell office:value-type="string">
            <text:p>2014-03-12 00:00:00</text:p>
          </table:table-cell>
          <table:table-cell table:number-columns-repeated="2" office:value-type="float" office:value="1.8925">
            <text:p>1.8925</text:p>
          </table:table-cell>
          <table:table-cell office:value-type="float" office:value="0.0752972258916778">
            <text:p>0.0752972259</text:p>
          </table:table-cell>
          <table:table-cell office:value-type="float" office:value="0.549155409143348">
            <text:p>0.5491554091</text:p>
          </table:table-cell>
          <table:table-cell table:formula="of:=IF([.G574]&gt;0;1;0)" office:value-type="float" office:value="1">
            <text:p>1</text:p>
          </table:table-cell>
          <table:table-cell table:formula="of:=IF([.I573]&gt;=0;IF([.H574]=1;[.I573]+([.F574]*[.J574])-20;[.I573]);0)" office:value-type="float" office:value="1212350765044.24">
            <text:p>1212350765044.24</text:p>
          </table:table-cell>
          <table:table-cell table:formula="of:=IF([.I573]&gt;1000;[.I573]*0.5;1000)" office:value-type="float" office:value="584181749938.656">
            <text:p>584181749938.656</text:p>
          </table:table-cell>
          <table:table-cell table:number-columns-repeated="2"/>
        </table:table-row>
        <table:table-row table:style-name="ro1">
          <table:table-cell office:value-type="string">
            <text:p>OXGN</text:p>
          </table:table-cell>
          <table:table-cell office:value-type="float" office:value="1">
            <text:p>1</text:p>
          </table:table-cell>
          <table:table-cell office:value-type="string">
            <text:p>2014-03-13 00:00:00</text:p>
          </table:table-cell>
          <table:table-cell table:number-columns-repeated="2" office:value-type="float" office:value="4.4">
            <text:p>4.4</text:p>
          </table:table-cell>
          <table:table-cell office:value-type="float" office:value="-0.0806818181818183">
            <text:p>-0.0806818182</text:p>
          </table:table-cell>
          <table:table-cell office:value-type="float" office:value="0.0959380948638486">
            <text:p>0.0959380949</text:p>
          </table:table-cell>
          <table:table-cell table:formula="of:=IF([.G575]&gt;0;1;0)" office:value-type="float" office:value="1">
            <text:p>1</text:p>
          </table:table-cell>
          <table:table-cell table:formula="of:=IF([.I574]&gt;=0;IF([.H575]=1;[.I574]+([.F575]*[.J575])-20;[.I574]);0)" office:value-type="float" office:value="1163443433025.3">
            <text:p>1163443433025.3</text:p>
          </table:table-cell>
          <table:table-cell table:formula="of:=IF([.I574]&gt;1000;[.I574]*0.5;1000)" office:value-type="float" office:value="606175382522.119">
            <text:p>606175382522.119</text:p>
          </table:table-cell>
          <table:table-cell table:number-columns-repeated="2"/>
        </table:table-row>
        <table:table-row table:style-name="ro1">
          <table:table-cell office:value-type="string">
            <text:p>HDY</text:p>
          </table:table-cell>
          <table:table-cell office:value-type="float" office:value="1">
            <text:p>1</text:p>
          </table:table-cell>
          <table:table-cell office:value-type="string">
            <text:p>2014-03-14 00:00:00</text:p>
          </table:table-cell>
          <table:table-cell table:number-columns-repeated="2" office:value-type="float" office:value="1.8875">
            <text:p>1.8875</text:p>
          </table:table-cell>
          <table:table-cell office:value-type="float" office:value="-0.0225165562913908">
            <text:p>-0.0225165563</text:p>
          </table:table-cell>
          <table:table-cell office:value-type="float" office:value="0.192159445056809">
            <text:p>0.1921594451</text:p>
          </table:table-cell>
          <table:table-cell table:formula="of:=IF([.G576]&gt;0;1;0)" office:value-type="float" office:value="1">
            <text:p>1</text:p>
          </table:table-cell>
          <table:table-cell table:formula="of:=IF([.I575]&gt;=0;IF([.H576]=1;[.I575]+([.F576]*[.J576])-20;[.I575]);0)" office:value-type="float" office:value="1150345063229.51">
            <text:p>1150345063229.51</text:p>
          </table:table-cell>
          <table:table-cell table:formula="of:=IF([.I575]&gt;1000;[.I575]*0.5;1000)" office:value-type="float" office:value="581721716512.647">
            <text:p>581721716512.647</text:p>
          </table:table-cell>
          <table:table-cell table:number-columns-repeated="2"/>
        </table:table-row>
        <table:table-row table:style-name="ro1">
          <table:table-cell office:value-type="string">
            <text:p>CBEH</text:p>
          </table:table-cell>
          <table:table-cell office:value-type="float" office:value="1">
            <text:p>1</text:p>
          </table:table-cell>
          <table:table-cell office:value-type="string">
            <text:p>2014-03-17 00:00:00</text:p>
          </table:table-cell>
          <table:table-cell table:number-columns-repeated="2" office:value-type="float" office:value="0.7775">
            <text:p>0.7775</text:p>
          </table:table-cell>
          <table:table-cell office:value-type="float" office:value="0.0289389067524117">
            <text:p>0.0289389068</text:p>
          </table:table-cell>
          <table:table-cell office:value-type="float" office:value="0.0737593397912057">
            <text:p>0.0737593398</text:p>
          </table:table-cell>
          <table:table-cell table:formula="of:=IF([.G577]&gt;0;1;0)" office:value-type="float" office:value="1">
            <text:p>1</text:p>
          </table:table-cell>
          <table:table-cell table:formula="of:=IF([.I576]&gt;=0;IF([.H577]=1;[.I576]+([.F577]*[.J577])-20;[.I576]);0)" office:value-type="float" office:value="1166989927468.46">
            <text:p>1166989927468.46</text:p>
          </table:table-cell>
          <table:table-cell table:formula="of:=IF([.I576]&gt;1000;[.I576]*0.5;1000)" office:value-type="float" office:value="575172531614.757">
            <text:p>575172531614.757</text:p>
          </table:table-cell>
          <table:table-cell table:number-columns-repeated="2"/>
        </table:table-row>
        <table:table-row table:style-name="ro1">
          <table:table-cell office:value-type="string">
            <text:p>KIOR</text:p>
          </table:table-cell>
          <table:table-cell office:value-type="float" office:value="1">
            <text:p>1</text:p>
          </table:table-cell>
          <table:table-cell office:value-type="string">
            <text:p>2014-03-18 00:00:00</text:p>
          </table:table-cell>
          <table:table-cell table:number-columns-repeated="2" office:value-type="float" office:value="0.66">
            <text:p>0.66</text:p>
          </table:table-cell>
          <table:table-cell office:value-type="float" office:value="-0.00757575757575757">
            <text:p>-0.0075757576</text:p>
          </table:table-cell>
          <table:table-cell office:value-type="float" office:value="0.228500065454503">
            <text:p>0.2285000655</text:p>
          </table:table-cell>
          <table:table-cell table:formula="of:=IF([.G578]&gt;0;1;0)" office:value-type="float" office:value="1">
            <text:p>1</text:p>
          </table:table-cell>
          <table:table-cell table:formula="of:=IF([.I577]&gt;=0;IF([.H578]=1;[.I577]+([.F578]*[.J578])-20;[.I577]);0)" office:value-type="float" office:value="1162569511056.54">
            <text:p>1162569511056.54</text:p>
          </table:table-cell>
          <table:table-cell table:formula="of:=IF([.I577]&gt;1000;[.I577]*0.5;1000)" office:value-type="float" office:value="583494963734.231">
            <text:p>583494963734.231</text:p>
          </table:table-cell>
          <table:table-cell table:number-columns-repeated="2"/>
        </table:table-row>
        <table:table-row table:style-name="ro1">
          <table:table-cell office:value-type="string">
            <text:p>HDY</text:p>
          </table:table-cell>
          <table:table-cell office:value-type="float" office:value="1">
            <text:p>1</text:p>
          </table:table-cell>
          <table:table-cell office:value-type="string">
            <text:p>2014-03-19 00:00:00</text:p>
          </table:table-cell>
          <table:table-cell table:number-columns-repeated="2" office:value-type="float" office:value="2.025">
            <text:p>2.025</text:p>
          </table:table-cell>
          <table:table-cell office:value-type="float" office:value="0.00123456790123444">
            <text:p>0.0012345679</text:p>
          </table:table-cell>
          <table:table-cell office:value-type="float" office:value="0.115522628786512">
            <text:p>0.1155226288</text:p>
          </table:table-cell>
          <table:table-cell table:formula="of:=IF([.G579]&gt;0;1;0)" office:value-type="float" office:value="1">
            <text:p>1</text:p>
          </table:table-cell>
          <table:table-cell table:formula="of:=IF([.I578]&gt;=0;IF([.H579]=1;[.I578]+([.F579]*[.J579])-20;[.I578]);0)" office:value-type="float" office:value="1163287146537.19">
            <text:p>1163287146537.19</text:p>
          </table:table-cell>
          <table:table-cell table:formula="of:=IF([.I578]&gt;1000;[.I578]*0.5;1000)" office:value-type="float" office:value="581284755528.268">
            <text:p>581284755528.268</text:p>
          </table:table-cell>
          <table:table-cell table:number-columns-repeated="2"/>
        </table:table-row>
        <table:table-row table:style-name="ro1">
          <table:table-cell office:value-type="string">
            <text:p>ABAT</text:p>
          </table:table-cell>
          <table:table-cell office:value-type="float" office:value="1">
            <text:p>1</text:p>
          </table:table-cell>
          <table:table-cell office:value-type="string">
            <text:p>2014-03-20 00:00:00</text:p>
          </table:table-cell>
          <table:table-cell table:number-columns-repeated="2" office:value-type="float" office:value="0.5725">
            <text:p>0.5725</text:p>
          </table:table-cell>
          <table:table-cell office:value-type="float" office:value="-0.0218340611353711">
            <text:p>-0.0218340611</text:p>
          </table:table-cell>
          <table:table-cell office:value-type="float" office:value="0.0461689387174632">
            <text:p>0.0461689387</text:p>
          </table:table-cell>
          <table:table-cell table:formula="of:=IF([.G580]&gt;0;1;0)" office:value-type="float" office:value="1">
            <text:p>1</text:p>
          </table:table-cell>
          <table:table-cell table:formula="of:=IF([.I579]&gt;=0;IF([.H580]=1;[.I579]+([.F580]*[.J580])-20;[.I579]);0)" office:value-type="float" office:value="1150587505179.45">
            <text:p>1150587505179.45</text:p>
          </table:table-cell>
          <table:table-cell table:formula="of:=IF([.I579]&gt;1000;[.I579]*0.5;1000)" office:value-type="float" office:value="581643573268.594">
            <text:p>581643573268.594</text:p>
          </table:table-cell>
          <table:table-cell table:number-columns-repeated="2"/>
        </table:table-row>
        <table:table-row table:style-name="ro1">
          <table:table-cell office:value-type="string">
            <text:p>ALYE</text:p>
          </table:table-cell>
          <table:table-cell office:value-type="float" office:value="1">
            <text:p>1</text:p>
          </table:table-cell>
          <table:table-cell office:value-type="string">
            <text:p>2014-03-21 00:00:00</text:p>
          </table:table-cell>
          <table:table-cell table:number-columns-repeated="2" office:value-type="float" office:value="0.36">
            <text:p>0.36</text:p>
          </table:table-cell>
          <table:table-cell office:value-type="float" office:value="0.0277777777777779">
            <text:p>0.0277777778</text:p>
          </table:table-cell>
          <table:table-cell office:value-type="float" office:value="0.265413730328235">
            <text:p>0.2654137303</text:p>
          </table:table-cell>
          <table:table-cell table:formula="of:=IF([.G581]&gt;0;1;0)" office:value-type="float" office:value="1">
            <text:p>1</text:p>
          </table:table-cell>
          <table:table-cell table:formula="of:=IF([.I580]&gt;=0;IF([.H581]=1;[.I580]+([.F581]*[.J581])-20;[.I580]);0)" office:value-type="float" office:value="1166567887175.83">
            <text:p>1166567887175.83</text:p>
          </table:table-cell>
          <table:table-cell table:formula="of:=IF([.I580]&gt;1000;[.I580]*0.5;1000)" office:value-type="float" office:value="575293752589.723">
            <text:p>575293752589.723</text:p>
          </table:table-cell>
          <table:table-cell table:number-columns-repeated="2"/>
        </table:table-row>
        <table:table-row table:style-name="ro1">
          <table:table-cell office:value-type="string">
            <text:p>MOBQ</text:p>
          </table:table-cell>
          <table:table-cell office:value-type="float" office:value="1">
            <text:p>1</text:p>
          </table:table-cell>
          <table:table-cell office:value-type="string">
            <text:p>2014-03-24 00:00:00</text:p>
          </table:table-cell>
          <table:table-cell table:number-columns-repeated="2" office:value-type="float" office:value="0.575">
            <text:p>0.575</text:p>
          </table:table-cell>
          <table:table-cell office:value-type="float" office:value="0.0521739130434784">
            <text:p>0.052173913</text:p>
          </table:table-cell>
          <table:table-cell office:value-type="float" office:value="0.040439513630309">
            <text:p>0.0404395136</text:p>
          </table:table-cell>
          <table:table-cell table:formula="of:=IF([.G582]&gt;0;1;0)" office:value-type="float" office:value="1">
            <text:p>1</text:p>
          </table:table-cell>
          <table:table-cell table:formula="of:=IF([.I581]&gt;=0;IF([.H582]=1;[.I581]+([.F582]*[.J582])-20;[.I581]);0)" office:value-type="float" office:value="1197000092908.24">
            <text:p>1197000092908.24</text:p>
          </table:table-cell>
          <table:table-cell table:formula="of:=IF([.I581]&gt;1000;[.I581]*0.5;1000)" office:value-type="float" office:value="583283943587.913">
            <text:p>583283943587.913</text:p>
          </table:table-cell>
          <table:table-cell table:number-columns-repeated="2"/>
        </table:table-row>
        <table:table-row table:style-name="ro1">
          <table:table-cell office:value-type="string">
            <text:p>KIOR</text:p>
          </table:table-cell>
          <table:table-cell office:value-type="float" office:value="1">
            <text:p>1</text:p>
          </table:table-cell>
          <table:table-cell office:value-type="string">
            <text:p>2014-03-25 00:00:00</text:p>
          </table:table-cell>
          <table:table-cell table:number-columns-repeated="2" office:value-type="float" office:value="0.63">
            <text:p>0.63</text:p>
          </table:table-cell>
          <table:table-cell office:value-type="float" office:value="-0.150793650793651">
            <text:p>-0.1507936508</text:p>
          </table:table-cell>
          <table:table-cell office:value-type="float" office:value="0.0769188395971535">
            <text:p>0.0769188396</text:p>
          </table:table-cell>
          <table:table-cell table:formula="of:=IF([.G583]&gt;0;1;0)" office:value-type="float" office:value="1">
            <text:p>1</text:p>
          </table:table-cell>
          <table:table-cell table:formula="of:=IF([.I582]&gt;=0;IF([.H583]=1;[.I582]+([.F583]*[.J583])-20;[.I582]);0)" office:value-type="float" office:value="1106750085883.25">
            <text:p>1106750085883.25</text:p>
          </table:table-cell>
          <table:table-cell table:formula="of:=IF([.I582]&gt;1000;[.I582]*0.5;1000)" office:value-type="float" office:value="598500046454.12">
            <text:p>598500046454.12</text:p>
          </table:table-cell>
          <table:table-cell table:number-columns-repeated="2"/>
        </table:table-row>
        <table:table-row table:style-name="ro1">
          <table:table-cell office:value-type="string">
            <text:p>MOBQ</text:p>
          </table:table-cell>
          <table:table-cell office:value-type="float" office:value="1">
            <text:p>1</text:p>
          </table:table-cell>
          <table:table-cell office:value-type="string">
            <text:p>2014-03-26 00:00:00</text:p>
          </table:table-cell>
          <table:table-cell table:number-columns-repeated="2" office:value-type="float" office:value="0.5775">
            <text:p>0.5775</text:p>
          </table:table-cell>
          <table:table-cell office:value-type="float" office:value="-0.121212121212121">
            <text:p>-0.1212121212</text:p>
          </table:table-cell>
          <table:table-cell office:value-type="float" office:value="0.0484025687528436">
            <text:p>0.0484025688</text:p>
          </table:table-cell>
          <table:table-cell table:formula="of:=IF([.G584]&gt;0;1;0)" office:value-type="float" office:value="1">
            <text:p>1</text:p>
          </table:table-cell>
          <table:table-cell table:formula="of:=IF([.I583]&gt;=0;IF([.H584]=1;[.I583]+([.F584]*[.J584])-20;[.I583]);0)" office:value-type="float" office:value="1039674323082.45">
            <text:p>1039674323082.45</text:p>
          </table:table-cell>
          <table:table-cell table:formula="of:=IF([.I583]&gt;1000;[.I583]*0.5;1000)" office:value-type="float" office:value="553375042941.627">
            <text:p>553375042941.627</text:p>
          </table:table-cell>
          <table:table-cell table:number-columns-repeated="2"/>
        </table:table-row>
        <table:table-row table:style-name="ro1">
          <table:table-cell office:value-type="string">
            <text:p>KIOR</text:p>
          </table:table-cell>
          <table:table-cell office:value-type="float" office:value="1">
            <text:p>1</text:p>
          </table:table-cell>
          <table:table-cell office:value-type="string">
            <text:p>2014-03-27 00:00:0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-0.0375">
            <text:p>-0.0375</text:p>
          </table:table-cell>
          <table:table-cell office:value-type="float" office:value="0.249172242147632">
            <text:p>0.2491722421</text:p>
          </table:table-cell>
          <table:table-cell table:formula="of:=IF([.G585]&gt;0;1;0)" office:value-type="float" office:value="1">
            <text:p>1</text:p>
          </table:table-cell>
          <table:table-cell table:formula="of:=IF([.I584]&gt;=0;IF([.H585]=1;[.I584]+([.F585]*[.J585])-20;[.I584]);0)" office:value-type="float" office:value="1020180429504.65">
            <text:p>1020180429504.65</text:p>
          </table:table-cell>
          <table:table-cell table:formula="of:=IF([.I584]&gt;1000;[.I584]*0.5;1000)" office:value-type="float" office:value="519837161541.225">
            <text:p>519837161541.225</text:p>
          </table:table-cell>
          <table:table-cell table:number-columns-repeated="2"/>
        </table:table-row>
        <table:table-row table:style-name="ro1">
          <table:table-cell office:value-type="string">
            <text:p>KIOR</text:p>
          </table:table-cell>
          <table:table-cell office:value-type="float" office:value="1">
            <text:p>1</text:p>
          </table:table-cell>
          <table:table-cell office:value-type="string">
            <text:p>2014-03-28 00:00:00</text:p>
          </table:table-cell>
          <table:table-cell table:number-columns-repeated="2" office:value-type="float" office:value="0.385">
            <text:p>0.385</text:p>
          </table:table-cell>
          <table:table-cell office:value-type="float" office:value="0.292207792207792">
            <text:p>0.2922077922</text:p>
          </table:table-cell>
          <table:table-cell office:value-type="float" office:value="0.143594160436173">
            <text:p>0.1435941604</text:p>
          </table:table-cell>
          <table:table-cell table:formula="of:=IF([.G586]&gt;0;1;0)" office:value-type="float" office:value="1">
            <text:p>1</text:p>
          </table:table-cell>
          <table:table-cell table:formula="of:=IF([.I585]&gt;=0;IF([.H586]=1;[.I585]+([.F586]*[.J586])-20;[.I585]);0)" office:value-type="float" office:value="1169232764964.23">
            <text:p>1169232764964.23</text:p>
          </table:table-cell>
          <table:table-cell table:formula="of:=IF([.I585]&gt;1000;[.I585]*0.5;1000)" office:value-type="float" office:value="510090214752.327">
            <text:p>510090214752.327</text:p>
          </table:table-cell>
          <table:table-cell table:number-columns-repeated="2"/>
        </table:table-row>
        <table:table-row table:style-name="ro1">
          <table:table-cell office:value-type="string">
            <text:p>KIOR</text:p>
          </table:table-cell>
          <table:table-cell office:value-type="float" office:value="1">
            <text:p>1</text:p>
          </table:table-cell>
          <table:table-cell office:value-type="string">
            <text:p>2014-03-31 00:00:00</text:p>
          </table:table-cell>
          <table:table-cell table:number-columns-repeated="2" office:value-type="float" office:value="0.4975">
            <text:p>0.4975</text:p>
          </table:table-cell>
          <table:table-cell office:value-type="float" office:value="0.733668341708543">
            <text:p>0.7336683417</text:p>
          </table:table-cell>
          <table:table-cell office:value-type="float" office:value="0.128974949254053">
            <text:p>0.1289749493</text:p>
          </table:table-cell>
          <table:table-cell table:formula="of:=IF([.G587]&gt;0;1;0)" office:value-type="float" office:value="1">
            <text:p>1</text:p>
          </table:table-cell>
          <table:table-cell table:formula="of:=IF([.I586]&gt;=0;IF([.H587]=1;[.I586]+([.F587]*[.J587])-20;[.I586]);0)" office:value-type="float" office:value="1598147296815.53">
            <text:p>1598147296815.53</text:p>
          </table:table-cell>
          <table:table-cell table:formula="of:=IF([.I586]&gt;1000;[.I586]*0.5;1000)" office:value-type="float" office:value="584616382482.115">
            <text:p>584616382482.115</text:p>
          </table:table-cell>
          <table:table-cell table:number-columns-repeated="2"/>
        </table:table-row>
        <table:table-row table:style-name="ro1">
          <table:table-cell office:value-type="string">
            <text:p>WHX</text:p>
          </table:table-cell>
          <table:table-cell office:value-type="float" office:value="1">
            <text:p>1</text:p>
          </table:table-cell>
          <table:table-cell office:value-type="string">
            <text:p>2014-04-01 00:00:00</text:p>
          </table:table-cell>
          <table:table-cell table:number-columns-repeated="2" office:value-type="float" office:value="2.545">
            <text:p>2.545</text:p>
          </table:table-cell>
          <table:table-cell office:value-type="float" office:value="0.118860510805501">
            <text:p>0.1188605108</text:p>
          </table:table-cell>
          <table:table-cell office:value-type="float" office:value="0.060938155435902">
            <text:p>0.0609381554</text:p>
          </table:table-cell>
          <table:table-cell table:formula="of:=IF([.G588]&gt;0;1;0)" office:value-type="float" office:value="1">
            <text:p>1</text:p>
          </table:table-cell>
          <table:table-cell table:formula="of:=IF([.I587]&gt;=0;IF([.H588]=1;[.I587]+([.F588]*[.J588])-20;[.I587]);0)" office:value-type="float" office:value="1693125598816.49">
            <text:p>1693125598816.49</text:p>
          </table:table-cell>
          <table:table-cell table:formula="of:=IF([.I587]&gt;1000;[.I587]*0.5;1000)" office:value-type="float" office:value="799073648407.766">
            <text:p>799073648407.766</text:p>
          </table:table-cell>
          <table:table-cell table:number-columns-repeated="2"/>
        </table:table-row>
        <table:table-row table:style-name="ro1">
          <table:table-cell office:value-type="string">
            <text:p>WHX</text:p>
          </table:table-cell>
          <table:table-cell office:value-type="float" office:value="1">
            <text:p>1</text:p>
          </table:table-cell>
          <table:table-cell office:value-type="string">
            <text:p>2014-04-02 00:00:00</text:p>
          </table:table-cell>
          <table:table-cell table:number-columns-repeated="2" office:value-type="float" office:value="2.8475">
            <text:p>2.8475</text:p>
          </table:table-cell>
          <table:table-cell office:value-type="float" office:value="0.0237050043898155">
            <text:p>0.0237050044</text:p>
          </table:table-cell>
          <table:table-cell office:value-type="float" office:value="0.0586504407463587">
            <text:p>0.0586504407</text:p>
          </table:table-cell>
          <table:table-cell table:formula="of:=IF([.G589]&gt;0;1;0)" office:value-type="float" office:value="1">
            <text:p>1</text:p>
          </table:table-cell>
          <table:table-cell table:formula="of:=IF([.I588]&gt;=0;IF([.H589]=1;[.I588]+([.F589]*[.J589])-20;[.I588]);0)" office:value-type="float" office:value="1713193373672.72">
            <text:p>1713193373672.72</text:p>
          </table:table-cell>
          <table:table-cell table:formula="of:=IF([.I588]&gt;1000;[.I588]*0.5;1000)" office:value-type="float" office:value="846562799408.247">
            <text:p>846562799408.247</text:p>
          </table:table-cell>
          <table:table-cell table:number-columns-repeated="2"/>
        </table:table-row>
        <table:table-row table:style-name="ro1">
          <table:table-cell office:value-type="string">
            <text:p>WHX</text:p>
          </table:table-cell>
          <table:table-cell office:value-type="float" office:value="1">
            <text:p>1</text:p>
          </table:table-cell>
          <table:table-cell office:value-type="string">
            <text:p>2014-04-03 00:00:00</text:p>
          </table:table-cell>
          <table:table-cell table:number-columns-repeated="2" office:value-type="float" office:value="2.915">
            <text:p>2.915</text:p>
          </table:table-cell>
          <table:table-cell office:value-type="float" office:value="-0.00257289879931399">
            <text:p>-0.0025728988</text:p>
          </table:table-cell>
          <table:table-cell office:value-type="float" office:value="0.127161587609227">
            <text:p>0.1271615876</text:p>
          </table:table-cell>
          <table:table-cell table:formula="of:=IF([.G590]&gt;0;1;0)" office:value-type="float" office:value="1">
            <text:p>1</text:p>
          </table:table-cell>
          <table:table-cell table:formula="of:=IF([.I589]&gt;=0;IF([.H590]=1;[.I589]+([.F590]*[.J590])-20;[.I589]);0)" office:value-type="float" office:value="1710989437065.66">
            <text:p>1710989437065.66</text:p>
          </table:table-cell>
          <table:table-cell table:formula="of:=IF([.I589]&gt;1000;[.I589]*0.5;1000)" office:value-type="float" office:value="856596686836.36">
            <text:p>856596686836.36</text:p>
          </table:table-cell>
          <table:table-cell table:number-columns-repeated="2"/>
        </table:table-row>
        <table:table-row table:style-name="ro1">
          <table:table-cell office:value-type="string">
            <text:p>BIOF</text:p>
          </table:table-cell>
          <table:table-cell office:value-type="float" office:value="1">
            <text:p>1</text:p>
          </table:table-cell>
          <table:table-cell office:value-type="string">
            <text:p>2014-04-04 00:00:00</text:p>
          </table:table-cell>
          <table:table-cell table:number-columns-repeated="2" office:value-type="float" office:value="5.78">
            <text:p>5.78</text:p>
          </table:table-cell>
          <table:table-cell office:value-type="float" office:value="-0.0596885813148789">
            <text:p>-0.0596885813</text:p>
          </table:table-cell>
          <table:table-cell office:value-type="float" office:value="0.0689820794515624">
            <text:p>0.0689820795</text:p>
          </table:table-cell>
          <table:table-cell table:formula="of:=IF([.G591]&gt;0;1;0)" office:value-type="float" office:value="1">
            <text:p>1</text:p>
          </table:table-cell>
          <table:table-cell table:formula="of:=IF([.I590]&gt;=0;IF([.H591]=1;[.I590]+([.F591]*[.J591])-20;[.I590]);0)" office:value-type="float" office:value="1659926170974.07">
            <text:p>1659926170974.07</text:p>
          </table:table-cell>
          <table:table-cell table:formula="of:=IF([.I590]&gt;1000;[.I590]*0.5;1000)" office:value-type="float" office:value="855494718532.832">
            <text:p>855494718532.832</text:p>
          </table:table-cell>
          <table:table-cell table:number-columns-repeated="2"/>
        </table:table-row>
        <table:table-row table:style-name="ro1">
          <table:table-cell office:value-type="string">
            <text:p>KIOR</text:p>
          </table:table-cell>
          <table:table-cell office:value-type="float" office:value="1">
            <text:p>1</text:p>
          </table:table-cell>
          <table:table-cell office:value-type="string">
            <text:p>2014-04-07 00:00:00</text:p>
          </table:table-cell>
          <table:table-cell table:number-columns-repeated="2" office:value-type="float" office:value="0.72">
            <text:p>0.72</text:p>
          </table:table-cell>
          <table:table-cell office:value-type="float" office:value="-0.0590277777777778">
            <text:p>-0.0590277778</text:p>
          </table:table-cell>
          <table:table-cell office:value-type="float" office:value="0.0489408390199332">
            <text:p>0.048940839</text:p>
          </table:table-cell>
          <table:table-cell table:formula="of:=IF([.G592]&gt;0;1;0)" office:value-type="float" office:value="1">
            <text:p>1</text:p>
          </table:table-cell>
          <table:table-cell table:formula="of:=IF([.I591]&gt;=0;IF([.H592]=1;[.I591]+([.F592]*[.J592])-20;[.I591]);0)" office:value-type="float" office:value="1610935294380.18">
            <text:p>1610935294380.18</text:p>
          </table:table-cell>
          <table:table-cell table:formula="of:=IF([.I591]&gt;1000;[.I591]*0.5;1000)" office:value-type="float" office:value="829963085487.033">
            <text:p>829963085487.033</text:p>
          </table:table-cell>
          <table:table-cell table:number-columns-repeated="2"/>
        </table:table-row>
        <table:table-row table:style-name="ro1">
          <table:table-cell office:value-type="string">
            <text:p>MOBQ</text:p>
          </table:table-cell>
          <table:table-cell office:value-type="float" office:value="1">
            <text:p>1</text:p>
          </table:table-cell>
          <table:table-cell office:value-type="string">
            <text:p>2014-04-08 00:00:00</text:p>
          </table:table-cell>
          <table:table-cell table:number-columns-repeated="2" office:value-type="float" office:value="0.5025">
            <text:p>0.5025</text:p>
          </table:table-cell>
          <table:table-cell office:value-type="float" office:value="0.074626865671642">
            <text:p>0.0746268657</text:p>
          </table:table-cell>
          <table:table-cell office:value-type="float" office:value="0.0663559928198565">
            <text:p>0.0663559928</text:p>
          </table:table-cell>
          <table:table-cell table:formula="of:=IF([.G593]&gt;0;1;0)" office:value-type="float" office:value="1">
            <text:p>1</text:p>
          </table:table-cell>
          <table:table-cell table:formula="of:=IF([.I592]&gt;=0;IF([.H593]=1;[.I592]+([.F593]*[.J593])-20;[.I592]);0)" office:value-type="float" office:value="1671044820269.89">
            <text:p>1671044820269.89</text:p>
          </table:table-cell>
          <table:table-cell table:formula="of:=IF([.I592]&gt;1000;[.I592]*0.5;1000)" office:value-type="float" office:value="805467647190.089">
            <text:p>805467647190.089</text:p>
          </table:table-cell>
          <table:table-cell table:number-columns-repeated="2"/>
        </table:table-row>
        <table:table-row table:style-name="ro1">
          <table:table-cell office:value-type="string">
            <text:p>VASO</text:p>
          </table:table-cell>
          <table:table-cell office:value-type="float" office:value="1">
            <text:p>1</text:p>
          </table:table-cell>
          <table:table-cell office:value-type="string">
            <text:p>2014-04-09 00:00:00</text:p>
          </table:table-cell>
          <table:table-cell table:number-columns-repeated="2" office:value-type="float" office:value="0.3025">
            <text:p>0.3025</text:p>
          </table:table-cell>
          <table:table-cell office:value-type="float" office:value="-0.0247933884297519">
            <text:p>-0.0247933884</text:p>
          </table:table-cell>
          <table:table-cell office:value-type="float" office:value="0.0620979129931773">
            <text:p>0.062097913</text:p>
          </table:table-cell>
          <table:table-cell table:formula="of:=IF([.G594]&gt;0;1;0)" office:value-type="float" office:value="1">
            <text:p>1</text:p>
          </table:table-cell>
          <table:table-cell table:formula="of:=IF([.I593]&gt;=0;IF([.H594]=1;[.I593]+([.F594]*[.J594])-20;[.I593]);0)" office:value-type="float" office:value="1650329388593.65">
            <text:p>1650329388593.65</text:p>
          </table:table-cell>
          <table:table-cell table:formula="of:=IF([.I593]&gt;1000;[.I593]*0.5;1000)" office:value-type="float" office:value="835522410134.944">
            <text:p>835522410134.944</text:p>
          </table:table-cell>
          <table:table-cell table:number-columns-repeated="2"/>
        </table:table-row>
        <table:table-row table:style-name="ro1">
          <table:table-cell office:value-type="string">
            <text:p>ZTHO</text:p>
          </table:table-cell>
          <table:table-cell office:value-type="float" office:value="1">
            <text:p>1</text:p>
          </table:table-cell>
          <table:table-cell office:value-type="string">
            <text:p>2014-04-10 00:00:00</text:p>
          </table:table-cell>
          <table:table-cell table:number-columns-repeated="2" office:value-type="float" office:value="0.5525">
            <text:p>0.5525</text:p>
          </table:table-cell>
          <table:table-cell office:value-type="float" office:value="0.122171945701357">
            <text:p>0.1221719457</text:p>
          </table:table-cell>
          <table:table-cell office:value-type="float" office:value="0.0587393516919079">
            <text:p>0.0587393517</text:p>
          </table:table-cell>
          <table:table-cell table:formula="of:=IF([.G595]&gt;0;1;0)" office:value-type="float" office:value="1">
            <text:p>1</text:p>
          </table:table-cell>
          <table:table-cell table:formula="of:=IF([.I594]&gt;=0;IF([.H595]=1;[.I594]+([.F595]*[.J595])-20;[.I594]);0)" office:value-type="float" office:value="1751141364799.96">
            <text:p>1751141364799.96</text:p>
          </table:table-cell>
          <table:table-cell table:formula="of:=IF([.I594]&gt;1000;[.I594]*0.5;1000)" office:value-type="float" office:value="825164694296.825">
            <text:p>825164694296.825</text:p>
          </table:table-cell>
          <table:table-cell table:number-columns-repeated="2"/>
        </table:table-row>
        <table:table-row table:style-name="ro1">
          <table:table-cell office:value-type="string">
            <text:p>KIOR</text:p>
          </table:table-cell>
          <table:table-cell office:value-type="float" office:value="1">
            <text:p>1</text:p>
          </table:table-cell>
          <table:table-cell office:value-type="string">
            <text:p>2014-04-11 00:00:00</text:p>
          </table:table-cell>
          <table:table-cell table:number-columns-repeated="2" office:value-type="float" office:value="0.63">
            <text:p>0.63</text:p>
          </table:table-cell>
          <table:table-cell office:value-type="float" office:value="0.01984126984127">
            <text:p>0.0198412698</text:p>
          </table:table-cell>
          <table:table-cell office:value-type="float" office:value="0.0798678486427213">
            <text:p>0.0798678486</text:p>
          </table:table-cell>
          <table:table-cell table:formula="of:=IF([.G596]&gt;0;1;0)" office:value-type="float" office:value="1">
            <text:p>1</text:p>
          </table:table-cell>
          <table:table-cell table:formula="of:=IF([.I595]&gt;=0;IF([.H596]=1;[.I595]+([.F596]*[.J596])-20;[.I595]);0)" office:value-type="float" office:value="1768513798954.56">
            <text:p>1768513798954.56</text:p>
          </table:table-cell>
          <table:table-cell table:formula="of:=IF([.I595]&gt;1000;[.I595]*0.5;1000)" office:value-type="float" office:value="875570682399.979">
            <text:p>875570682399.979</text:p>
          </table:table-cell>
          <table:table-cell table:number-columns-repeated="2"/>
        </table:table-row>
        <table:table-row table:style-name="ro1">
          <table:table-cell office:value-type="string">
            <text:p>NTN</text:p>
          </table:table-cell>
          <table:table-cell office:value-type="float" office:value="1">
            <text:p>1</text:p>
          </table:table-cell>
          <table:table-cell office:value-type="string">
            <text:p>2014-04-14 00:00:00</text:p>
          </table:table-cell>
          <table:table-cell table:number-columns-repeated="2" office:value-type="float" office:value="0.69">
            <text:p>0.69</text:p>
          </table:table-cell>
          <table:table-cell office:value-type="float" office:value="-0.0652173913043479">
            <text:p>-0.0652173913</text:p>
          </table:table-cell>
          <table:table-cell office:value-type="float" office:value="0.0525238779793577">
            <text:p>0.052523878</text:p>
          </table:table-cell>
          <table:table-cell table:formula="of:=IF([.G597]&gt;0;1;0)" office:value-type="float" office:value="1">
            <text:p>1</text:p>
          </table:table-cell>
          <table:table-cell table:formula="of:=IF([.I596]&gt;=0;IF([.H597]=1;[.I596]+([.F597]*[.J597])-20;[.I596]);0)" office:value-type="float" office:value="1710844870707.78">
            <text:p>1710844870707.78</text:p>
          </table:table-cell>
          <table:table-cell table:formula="of:=IF([.I596]&gt;1000;[.I596]*0.5;1000)" office:value-type="float" office:value="884256899477.28">
            <text:p>884256899477.28</text:p>
          </table:table-cell>
          <table:table-cell table:number-columns-repeated="2"/>
        </table:table-row>
        <table:table-row table:style-name="ro1">
          <table:table-cell office:value-type="string">
            <text:p>CBEH</text:p>
          </table:table-cell>
          <table:table-cell office:value-type="float" office:value="1">
            <text:p>1</text:p>
          </table:table-cell>
          <table:table-cell office:value-type="string">
            <text:p>2014-04-15 00:00:00</text:p>
          </table:table-cell>
          <table:table-cell table:number-columns-repeated="2" office:value-type="float" office:value="0.5025">
            <text:p>0.5025</text:p>
          </table:table-cell>
          <table:table-cell office:value-type="float" office:value="0.328358208955224">
            <text:p>0.328358209</text:p>
          </table:table-cell>
          <table:table-cell office:value-type="float" office:value="0.135967265288151">
            <text:p>0.1359672653</text:p>
          </table:table-cell>
          <table:table-cell table:formula="of:=IF([.G598]&gt;0;1;0)" office:value-type="float" office:value="1">
            <text:p>1</text:p>
          </table:table-cell>
          <table:table-cell table:formula="of:=IF([.I597]&gt;=0;IF([.H598]=1;[.I597]+([.F598]*[.J598])-20;[.I597]);0)" office:value-type="float" office:value="1991729849460.7">
            <text:p>1991729849460.7</text:p>
          </table:table-cell>
          <table:table-cell table:formula="of:=IF([.I597]&gt;1000;[.I597]*0.5;1000)" office:value-type="float" office:value="855422435353.891">
            <text:p>855422435353.891</text:p>
          </table:table-cell>
          <table:table-cell table:number-columns-repeated="2"/>
        </table:table-row>
        <table:table-row table:style-name="ro1">
          <table:table-cell office:value-type="string">
            <text:p>GEVO</text:p>
          </table:table-cell>
          <table:table-cell office:value-type="float" office:value="1">
            <text:p>1</text:p>
          </table:table-cell>
          <table:table-cell office:value-type="string">
            <text:p>2014-04-16 00:00:00</text:p>
          </table:table-cell>
          <table:table-cell table:number-columns-repeated="2" office:value-type="float" office:value="0.8225">
            <text:p>0.8225</text:p>
          </table:table-cell>
          <table:table-cell office:value-type="float" office:value="0.0668693009118542">
            <text:p>0.0668693009</text:p>
          </table:table-cell>
          <table:table-cell office:value-type="float" office:value="0.0394114081249579">
            <text:p>0.0394114081</text:p>
          </table:table-cell>
          <table:table-cell table:formula="of:=IF([.G599]&gt;0;1;0)" office:value-type="float" office:value="1">
            <text:p>1</text:p>
          </table:table-cell>
          <table:table-cell table:formula="of:=IF([.I598]&gt;=0;IF([.H599]=1;[.I598]+([.F599]*[.J599])-20;[.I598]);0)" office:value-type="float" office:value="2058322640760.06">
            <text:p>2058322640760.06</text:p>
          </table:table-cell>
          <table:table-cell table:formula="of:=IF([.I598]&gt;1000;[.I598]*0.5;1000)" office:value-type="float" office:value="995864924730.35">
            <text:p>995864924730.35</text:p>
          </table:table-cell>
          <table:table-cell table:number-columns-repeated="2"/>
        </table:table-row>
        <table:table-row table:style-name="ro1">
          <table:table-cell office:value-type="string">
            <text:p>CBEH</text:p>
          </table:table-cell>
          <table:table-cell office:value-type="float" office:value="1">
            <text:p>1</text:p>
          </table:table-cell>
          <table:table-cell office:value-type="string">
            <text:p>2014-04-17 00:00:00</text:p>
          </table:table-cell>
          <table:table-cell table:number-columns-repeated="2" office:value-type="float" office:value="0.6175">
            <text:p>0.6175</text:p>
          </table:table-cell>
          <table:table-cell office:value-type="float" office:value="0.0769230769230769">
            <text:p>0.0769230769</text:p>
          </table:table-cell>
          <table:table-cell office:value-type="float" office:value="0.0581559816644409">
            <text:p>0.0581559817</text:p>
          </table:table-cell>
          <table:table-cell table:formula="of:=IF([.G600]&gt;0;1;0)" office:value-type="float" office:value="1">
            <text:p>1</text:p>
          </table:table-cell>
          <table:table-cell table:formula="of:=IF([.I599]&gt;=0;IF([.H600]=1;[.I599]+([.F600]*[.J600])-20;[.I599]);0)" office:value-type="float" office:value="2137488896153.9">
            <text:p>2137488896153.9</text:p>
          </table:table-cell>
          <table:table-cell table:formula="of:=IF([.I599]&gt;1000;[.I599]*0.5;1000)" office:value-type="float" office:value="1029161320380.03">
            <text:p>1029161320380.03</text:p>
          </table:table-cell>
          <table:table-cell table:number-columns-repeated="2"/>
        </table:table-row>
        <table:table-row table:style-name="ro1">
          <table:table-cell office:value-type="string">
            <text:p>LWLG</text:p>
          </table:table-cell>
          <table:table-cell office:value-type="float" office:value="1">
            <text:p>1</text:p>
          </table:table-cell>
          <table:table-cell office:value-type="string">
            <text:p>2014-04-18 00:00:00</text:p>
          </table:table-cell>
          <table:table-cell table:number-columns-repeated="2" office:value-type="float" office:value="0.76">
            <text:p>0.76</text:p>
          </table:table-cell>
          <table:table-cell office:value-type="float" office:value="0.0657894736842106">
            <text:p>0.0657894737</text:p>
          </table:table-cell>
          <table:table-cell office:value-type="float" office:value="0.00659995608615893">
            <text:p>0.0065999561</text:p>
          </table:table-cell>
          <table:table-cell table:formula="of:=IF([.G601]&gt;0;1;0)" office:value-type="float" office:value="1">
            <text:p>1</text:p>
          </table:table-cell>
          <table:table-cell table:formula="of:=IF([.I600]&gt;=0;IF([.H601]=1;[.I600]+([.F601]*[.J601])-20;[.I600]);0)" office:value-type="float" office:value="2207801030875.81">
            <text:p>2207801030875.81</text:p>
          </table:table-cell>
          <table:table-cell table:formula="of:=IF([.I600]&gt;1000;[.I600]*0.5;1000)" office:value-type="float" office:value="1068744448076.95">
            <text:p>1068744448076.95</text:p>
          </table:table-cell>
          <table:table-cell table:number-columns-repeated="2"/>
        </table:table-row>
        <table:table-row table:style-name="ro1">
          <table:table-cell office:value-type="string">
            <text:p>MOBQ</text:p>
          </table:table-cell>
          <table:table-cell office:value-type="float" office:value="1">
            <text:p>1</text:p>
          </table:table-cell>
          <table:table-cell office:value-type="string">
            <text:p>2014-04-21 00:00:00</text:p>
          </table:table-cell>
          <table:table-cell table:number-columns-repeated="2" office:value-type="float" office:value="0.505">
            <text:p>0.505</text:p>
          </table:table-cell>
          <table:table-cell office:value-type="float" office:value="-0.123762376237624">
            <text:p>-0.1237623762</text:p>
          </table:table-cell>
          <table:table-cell office:value-type="float" office:value="0.0542627234809265">
            <text:p>0.0542627235</text:p>
          </table:table-cell>
          <table:table-cell table:formula="of:=IF([.G602]&gt;0;1;0)" office:value-type="float" office:value="1">
            <text:p>1</text:p>
          </table:table-cell>
          <table:table-cell table:formula="of:=IF([.I601]&gt;=0;IF([.H602]=1;[.I601]+([.F602]*[.J602])-20;[.I601]);0)" office:value-type="float" office:value="2071179679935.28">
            <text:p>2071179679935.28</text:p>
          </table:table-cell>
          <table:table-cell table:formula="of:=IF([.I601]&gt;1000;[.I601]*0.5;1000)" office:value-type="float" office:value="1103900515437.9">
            <text:p>1103900515437.9</text:p>
          </table:table-cell>
          <table:table-cell table:number-columns-repeated="2"/>
        </table:table-row>
        <table:table-row table:style-name="ro1">
          <table:table-cell office:value-type="string">
            <text:p>CRLRF</text:p>
          </table:table-cell>
          <table:table-cell office:value-type="float" office:value="1">
            <text:p>1</text:p>
          </table:table-cell>
          <table:table-cell office:value-type="string">
            <text:p>2014-04-22 00:00:00</text:p>
          </table:table-cell>
          <table:table-cell table:number-columns-repeated="2" office:value-type="float" office:value="1.115">
            <text:p>1.115</text:p>
          </table:table-cell>
          <table:table-cell office:value-type="float" office:value="-0.031390134529148">
            <text:p>-0.0313901345</text:p>
          </table:table-cell>
          <table:table-cell office:value-type="float" office:value="0.0506908249949453">
            <text:p>0.050690825</text:p>
          </table:table-cell>
          <table:table-cell table:formula="of:=IF([.G603]&gt;0;1;0)" office:value-type="float" office:value="1">
            <text:p>1</text:p>
          </table:table-cell>
          <table:table-cell table:formula="of:=IF([.I602]&gt;=0;IF([.H603]=1;[.I602]+([.F603]*[.J603])-20;[.I602]);0)" office:value-type="float" office:value="2038672375521.67">
            <text:p>2038672375521.67</text:p>
          </table:table-cell>
          <table:table-cell table:formula="of:=IF([.I602]&gt;1000;[.I602]*0.5;1000)" office:value-type="float" office:value="1035589839967.64">
            <text:p>1035589839967.64</text:p>
          </table:table-cell>
          <table:table-cell table:number-columns-repeated="2"/>
        </table:table-row>
        <table:table-row table:style-name="ro1">
          <table:table-cell office:value-type="string">
            <text:p>AXN</text:p>
          </table:table-cell>
          <table:table-cell office:value-type="float" office:value="1">
            <text:p>1</text:p>
          </table:table-cell>
          <table:table-cell office:value-type="string">
            <text:p>2014-04-23 00:00:00</text:p>
          </table:table-cell>
          <table:table-cell table:number-columns-repeated="2" office:value-type="float" office:value="0.4625">
            <text:p>0.4625</text:p>
          </table:table-cell>
          <table:table-cell office:value-type="float" office:value="0.102702702702703">
            <text:p>0.1027027027</text:p>
          </table:table-cell>
          <table:table-cell office:value-type="float" office:value="0.0588898366108546">
            <text:p>0.0588898366</text:p>
          </table:table-cell>
          <table:table-cell table:formula="of:=IF([.G604]&gt;0;1;0)" office:value-type="float" office:value="1">
            <text:p>1</text:p>
          </table:table-cell>
          <table:table-cell table:formula="of:=IF([.I603]&gt;=0;IF([.H604]=1;[.I603]+([.F604]*[.J604])-20;[.I603]);0)" office:value-type="float" office:value="2143360956947.38">
            <text:p>2143360956947.38</text:p>
          </table:table-cell>
          <table:table-cell table:formula="of:=IF([.I603]&gt;1000;[.I603]*0.5;1000)" office:value-type="float" office:value="1019336187760.84">
            <text:p>1019336187760.8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25T10:59:03</dc:date>
    <dc:creator>iswdp </dc:creator>
    <meta:document-statistic meta:table-count="1" meta:cell-count="6044" meta:object-count="1"/>
    <meta:generator>LibreOffice/4.0.2.2$Linux_X86_64 LibreOffice_project/4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91cm" svg:height="19.03cm" xlink:href=".." xlink:type="simple" chart:class="chart:line" chart:style-name="ch1">
        <chart:plot-area chart:style-name="ch2" table:cell-range-address="Sheet1.I1:Sheet1.I604" chart:data-source-has-labels="row" svg:x="0.888cm" svg:y="1.655cm" svg:width="20.146cm" svg:height="16.575cm">
          <chartooo:coordinate-region svg:x="3.917cm" svg:y="1.854cm" svg:width="17.004cm" svg:height="15.05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I2:Sheet1.I604" chart:label-cell-address="Sheet1.I1:Sheet1.I1" chart:class="chart:line">
            <chart:data-point chart:repeated="60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1.I2:Sheet1.I6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28.48484848485">
                <text:p>9828.48484848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25.87014008005">
                <text:p>9825.87014008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87.04762840671">
                <text:p>8987.047628406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67.04762840671">
                <text:p>8967.047628406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67.9285819575">
                <text:p>10067.92858195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47.9285819575">
                <text:p>10047.92858195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702.5833456171">
                <text:p>11702.58334561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670.2388484171">
                <text:p>11670.23884841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650.2388484171">
                <text:p>11650.23884841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630.2388484171">
                <text:p>11630.23884841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610.2388484171">
                <text:p>11610.23884841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655.1990403476">
                <text:p>9655.19904034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064.0320647375">
                <text:p>16064.0320647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044.0320647375">
                <text:p>16044.0320647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006.966835502">
                <text:p>17006.9668355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897.1413064413">
                <text:p>16897.14130644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696.744780038">
                <text:p>16696.7447800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720.2913287903">
                <text:p>17720.29132879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017.073214481">
                <text:p>18017.0732144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85.7143369635">
                <text:p>21085.71433696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571.8367896038">
                <text:p>22571.83678960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551.8367896038">
                <text:p>22551.83678960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531.8367896038">
                <text:p>22531.83678960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511.8367896038">
                <text:p>22511.83678960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826.9237213969">
                <text:p>25826.92372139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806.9237213969">
                <text:p>25806.92372139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786.9237213969">
                <text:p>25786.92372139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199.5305948078">
                <text:p>27199.53059480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811.5024304963">
                <text:p>28811.50243049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836.661525215">
                <text:p>28836.6615252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339.5458527069">
                <text:p>28339.54585270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183.796260261">
                <text:p>33183.7962602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941.4996313464">
                <text:p>34941.49963134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967.9247505144">
                <text:p>35967.9247505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947.9247505144">
                <text:p>35947.92475051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842.1506968254">
                <text:p>34842.15069682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096.0257999184">
                <text:p>33096.02579991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405.5722385941">
                <text:p>32405.57223859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730.3123687919">
                <text:p>32730.31236879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021.222071777">
                <text:p>33021.2220717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001.222071777">
                <text:p>33001.2220717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407.9620123603">
                <text:p>33407.96201236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387.9620123603">
                <text:p>33387.96201236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1803.3462933126">
                <text:p>31803.34629331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783.3462933126">
                <text:p>31783.34629331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763.3462933126">
                <text:p>31763.34629331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1743.3462933126">
                <text:p>31743.34629331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723.3462933126">
                <text:p>31723.34629331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703.3462933126">
                <text:p>31703.34629331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957.1414568832">
                <text:p>32957.14145688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642.8812653039">
                <text:p>32642.88126530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074.1832560272">
                <text:p>37074.18325602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233.2137986984">
                <text:p>43233.21379869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083.1563992442">
                <text:p>25083.15639924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588.1033190175">
                <text:p>32588.10331901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568.1033190175">
                <text:p>32568.10331901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6619.1162338947">
                <text:p>36619.11623389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176.5057631315">
                <text:p>41176.50576313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740.2175232519">
                <text:p>42740.21752325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720.2175232519">
                <text:p>42720.21752325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700.2175232519">
                <text:p>42700.21752325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2680.2175232519">
                <text:p>42680.21752325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9773.5871104606">
                <text:p>49773.58711046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9753.5871104606">
                <text:p>49753.58711046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9733.5871104606">
                <text:p>49733.58711046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223.0800380526">
                <text:p>52223.08003805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1739.5615761764">
                <text:p>51739.56157617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2887.8742569288">
                <text:p>52887.87425692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2867.8742569288">
                <text:p>52867.87425692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470.4990092384">
                <text:p>70470.49900923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450.4990092384">
                <text:p>70450.49900923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8169.41880455">
                <text:p>68169.418804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8149.41880455">
                <text:p>68149.418804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8129.41880455">
                <text:p>68129.418804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8697.7557545029">
                <text:p>68697.75575450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7652.416116376">
                <text:p>67652.4161163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4918.0609289088">
                <text:p>74918.06092890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2529.8756347052">
                <text:p>92529.87563470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2904.1790820121">
                <text:p>92904.17908201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8790.4585081882">
                <text:p>98790.45850818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8770.4585081882">
                <text:p>98770.45850818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750.4585081882">
                <text:p>98750.45850818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8730.4585081882">
                <text:p>98730.45850818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8710.4585081882">
                <text:p>98710.45850818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8690.4585081882">
                <text:p>98690.45850818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8551.736223167">
                <text:p>128551.7362231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3711.046114799">
                <text:p>123711.0461147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2111.151303333">
                <text:p>152111.151303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7645.771996995">
                <text:p>157645.7719969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7625.771996995">
                <text:p>157625.7719969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3050.113846792">
                <text:p>153050.1138467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0422.172238473">
                <text:p>170422.1722384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1157.280704424">
                <text:p>171157.280704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3730.57283631">
                <text:p>173730.572836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7824.92870041">
                <text:p>167824.928700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1475.459768842">
                <text:p>161475.4597688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9245.129065409">
                <text:p>179245.1290654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0214.28204332">
                <text:p>160214.282043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0194.28204332">
                <text:p>160194.282043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0174.28204332">
                <text:p>160174.282043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9869.274424026">
                <text:p>159869.2744240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9263.521754647">
                <text:p>159263.5217546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2675.385035159">
                <text:p>172675.3850351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3229.057410691">
                <text:p>173229.0574106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3209.057410691">
                <text:p>173209.0574106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1097.754870931">
                <text:p>171097.7548709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7046.281203638">
                <text:p>177046.2812036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2927.823910426">
                <text:p>182927.8239104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1983.946011889">
                <text:p>181983.9460118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8873.958694409">
                <text:p>198873.9586944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3771.171958831">
                <text:p>203771.1719588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4882.523546481">
                <text:p>264882.5235464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5130.145014509">
                <text:p>225130.1450145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9130.326175482">
                <text:p>229130.3261754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7298.713871396">
                <text:p>267298.7138713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4103.392339245">
                <text:p>334103.3923392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34083.392339245">
                <text:p>334083.3923392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92886.094383888">
                <text:p>392886.0943838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84539.516406795">
                <text:p>484539.5164067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04708.662923745">
                <text:p>504708.6629237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04688.662923745">
                <text:p>504688.6629237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37258.945429812">
                <text:p>937258.9454298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96431.322805761">
                <text:p>896431.3228057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65340.71964749">
                <text:p>1165340.719647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65320.71964749">
                <text:p>1165320.719647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40098.82759461">
                <text:p>1340098.8275946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48369.64194569">
                <text:p>1448369.641945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9547.55125923">
                <text:p>1309547.551259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69026.08060173">
                <text:p>1269026.080601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1545.21087357">
                <text:p>1301545.210873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2862.71271045">
                <text:p>1312862.712710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58140.09968084">
                <text:p>1258140.099680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43039.65328056">
                <text:p>1243039.653280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43019.65328056">
                <text:p>1243019.653280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42999.65328056">
                <text:p>1242999.653280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53729.5666007">
                <text:p>1553729.56660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11612.53181563">
                <text:p>1611612.531815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22502.38773601">
                <text:p>3022502.387736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533733.58160402">
                <text:p>4533733.581604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667146.97700502">
                <text:p>5667146.977005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667126.97700502">
                <text:p>5667126.977005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583766.874402">
                <text:p>5583766.8744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733428.27080206">
                <text:p>5733428.270802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733408.27080206">
                <text:p>5733408.270802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733388.27080206">
                <text:p>5733388.270802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910951.09334902">
                <text:p>5910951.093349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910931.09334902">
                <text:p>5910931.093349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910911.09334902">
                <text:p>5910911.093349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910891.09334902">
                <text:p>5910891.093349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910871.09334902">
                <text:p>5910871.093349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910851.09334902">
                <text:p>5910851.093349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780444.67217221">
                <text:p>5780444.672172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780424.67217221">
                <text:p>5780424.672172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750156.50538952">
                <text:p>5750156.505389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750136.50538952">
                <text:p>5750136.505389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900143.80646742">
                <text:p>6900143.806467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900123.80646742">
                <text:p>6900123.806467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050124.44087866">
                <text:p>8050124.440878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50104.44087866">
                <text:p>8050104.440878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385505.4592486">
                <text:p>8385505.459248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353043.78146959">
                <text:p>9353043.781469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353023.78146959">
                <text:p>9353023.781469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353003.78146959">
                <text:p>9353003.7814695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279453.87752722">
                <text:p>9279453.877527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063944.2385901">
                <text:p>11063944.23859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063924.2385901">
                <text:p>11063924.23859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907891.6116885">
                <text:p>12907891.61168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888871.3741768">
                <text:p>13888871.37417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888851.3741768">
                <text:p>13888851.37417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731427.0929954">
                <text:p>12731427.09299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851301.1428423">
                <text:p>13851301.14284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318538.7911945">
                <text:p>13318538.79119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302846.5403876">
                <text:p>15302846.54038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302826.5403876">
                <text:p>15302826.54038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302806.5403876">
                <text:p>15302806.54038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867040.6281298">
                <text:p>24867040.62812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867020.6281298">
                <text:p>24867020.62812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4867000.6281298">
                <text:p>24867000.62812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6421168.1673879">
                <text:p>26421168.16738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4802757.5246562">
                <text:p>24802757.52465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930767.2965987">
                <text:p>19930767.29659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346884.1961981">
                <text:p>20346884.196198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346864.1961981">
                <text:p>20346864.196198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625080.4324816">
                <text:p>19625080.43248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733011.3219142">
                <text:p>18733011.32191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201316.6049621">
                <text:p>19201316.60496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658470.8098421">
                <text:p>19658470.80984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658450.8098421">
                <text:p>19658450.80984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658430.8098421">
                <text:p>19658430.80984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658410.8098421">
                <text:p>19658410.80984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2339083.1930024">
                <text:p>22339083.19300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2339063.1930024">
                <text:p>22339063.19300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737955.0357346">
                <text:p>22737955.035734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3129968.7432473">
                <text:p>23129968.74324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6442250.0924016">
                <text:p>26442250.09240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9251719.1647193">
                <text:p>29251719.164719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3877558.7470789">
                <text:p>43877558.747078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2947929.45159">
                <text:p>42947929.4515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0105897.6935216">
                <text:p>50105897.69352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105877.6935216">
                <text:p>50105877.69352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1754878.0779347">
                <text:p>41754878.07793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2632297.116902">
                <text:p>62632297.1169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5963782.2826947">
                <text:p>65963782.282694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5963762.2826947">
                <text:p>65963762.282694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8066172.9530595">
                <text:p>68066172.95305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5939085.0482764">
                <text:p>65939085.04827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3998286.5541768">
                <text:p>73998286.554176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8987865.304687">
                <text:p>78987865.30468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0271826.0624994">
                <text:p>90271826.062499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0687785.992788">
                <text:p>100687785.9927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8994636.173295">
                <text:p>118994636.17329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6134294.343692">
                <text:p>126134294.34369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5328623.48295">
                <text:p>145328623.4829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5829205.524624">
                <text:p>145829205.5246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5829185.524624">
                <text:p>145829185.52462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2835829.611224">
                <text:p>142835829.6112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7342123.856946">
                <text:p>137342123.85694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2166415.56213">
                <text:p>142166415.5621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1552724.956966">
                <text:p>161552724.95696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61552704.956966">
                <text:p>161552704.95696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77166670.616466">
                <text:p>177166670.6164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7405656.863031">
                <text:p>167405656.8630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1356108.268283">
                <text:p>181356108.26828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94789874.065934">
                <text:p>194789874.0659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5867862.8268">
                <text:p>215867862.826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5867842.8268">
                <text:p>215867842.82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9366351.843001">
                <text:p>239366351.8430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72007198.00341">
                <text:p>272007198.0034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8492462.73089">
                <text:p>288492462.7308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12872087.468712">
                <text:p>312872087.46871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12872067.468712">
                <text:p>312872067.4687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10127555.648811">
                <text:p>310127555.6488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02839942.957324">
                <text:p>302839942.95732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16404901.566321">
                <text:p>416404901.56632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58696004.38165">
                <text:p>458696004.3816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93980292.411008">
                <text:p>493980292.41100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01464822.296023">
                <text:p>501464822.29602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24258657.854933">
                <text:p>524258657.8549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39627917.22112">
                <text:p>739627917.221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39627897.22112">
                <text:p>739627897.221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28905717.86381">
                <text:p>1128905717.8638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28905697.86381">
                <text:p>1128905697.8638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28905677.86382">
                <text:p>1128905677.8638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28905657.86381">
                <text:p>1128905657.8638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85350920.75701">
                <text:p>1185350920.7570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85350900.75701">
                <text:p>1185350900.7570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78026331.13551">
                <text:p>1778026331.1355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78026311.13551">
                <text:p>1778026311.1355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985462694.10132">
                <text:p>1985462694.1013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967552572.47927">
                <text:p>1967552572.479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923983512.84478">
                <text:p>1923983512.8447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04149472.54665">
                <text:p>2004149472.5466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988732918.14244">
                <text:p>1988732918.142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971140905.18499">
                <text:p>1971140905.184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971140885.18499">
                <text:p>1971140885.1849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971140865.18499">
                <text:p>1971140865.1849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963920548.97552">
                <text:p>1963920548.9755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222331127.52493">
                <text:p>2222331127.5249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37136846.89785">
                <text:p>2037136846.8978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216884195.74178">
                <text:p>2216884195.7417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216884195.74178">
                <text:p>2216884195.7417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216884175.74178">
                <text:p>2216884175.7417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216884155.74178">
                <text:p>2216884155.7417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323011568.72942">
                <text:p>2323011568.7294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74007300.69683">
                <text:p>2474007300.6968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18592122.94535">
                <text:p>2618592122.9453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18592102.94535">
                <text:p>2618592102.9453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49119231.23455">
                <text:p>2549119231.234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88099139.16279">
                <text:p>2788099139.1627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88099119.16279">
                <text:p>2788099119.1627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154954246.42105">
                <text:p>3154954246.4210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282857776.95164">
                <text:p>3282857776.9516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156593996.29965">
                <text:p>3156593996.2996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419643475.99129">
                <text:p>3419643475.9912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419643455.99129">
                <text:p>3419643455.9912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380337189.3707">
                <text:p>3380337189.370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400221505.77876">
                <text:p>3400221505.7787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424223049.34897">
                <text:p>3424223049.3489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705962900.49793">
                <text:p>3705962900.4979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891261025.52283">
                <text:p>3891261025.5228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694912972.12489">
                <text:p>3694912972.1248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654191753.47618">
                <text:p>3654191753.4761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421080707.57851">
                <text:p>3421080707.5785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436968059.28553">
                <text:p>3436968059.2855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491614763.44801">
                <text:p>3491614763.448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004145350.92662">
                <text:p>4004145350.9266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004145330.92662">
                <text:p>4004145330.9266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108874174.36689">
                <text:p>4108874174.3668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042994326.70683">
                <text:p>4042994326.7068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029460087.54336">
                <text:p>4029460087.5433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330728111.47183">
                <text:p>4330728111.4718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527579369.26601">
                <text:p>4527579369.266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570928513.43983">
                <text:p>4570928513.4398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822681171.56467">
                <text:p>4822681171.564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867893787.54809">
                <text:p>4867893787.5480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780623852.71335">
                <text:p>5780623852.7133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762891857.70503">
                <text:p>5762891857.705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692612668.70863">
                <text:p>5692612668.7086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398167165.84439">
                <text:p>5398167165.8443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190545331.77345">
                <text:p>5190545331.7734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623090756.0879">
                <text:p>5623090756.087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635247072.18373">
                <text:p>6635247072.1837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459806621.1226">
                <text:p>6459806621.122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459806601.1226">
                <text:p>6459806601.122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487305757.83017">
                <text:p>6487305757.8301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487305737.83017">
                <text:p>6487305737.8301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265782406.36979">
                <text:p>7265782406.3697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225416928.55662">
                <text:p>7225416928.5566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586687754.98445">
                <text:p>7586687754.9844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481023560.12394">
                <text:p>7481023560.1239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411468569.00709">
                <text:p>7411468569.0070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877598647.68678">
                <text:p>7877598647.6867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116313738.22274">
                <text:p>8116313738.2227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238363548.87271">
                <text:p>8238363548.8727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379687626.0784">
                <text:p>8379687626.078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157197102.5193">
                <text:p>10157197102.519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227593498.0813">
                <text:p>10227593498.081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197862101.6334">
                <text:p>10197862101.633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926568342.23113">
                <text:p>9926568342.2311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189330425.4078">
                <text:p>10189330425.407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933174053.9311">
                <text:p>9933174053.931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933174033.9311">
                <text:p>9933174033.93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405474143.37851">
                <text:p>9405474143.3785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405474123.37851">
                <text:p>9405474123.3785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439675827.46352">
                <text:p>9439675827.4635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790738131.62539">
                <text:p>9790738131.6253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996692149.99291">
                <text:p>9996692149.9929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277211552.5692">
                <text:p>10277211552.569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277211532.5692">
                <text:p>10277211532.569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277211512.5692">
                <text:p>10277211512.569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071667262.3179">
                <text:p>10071667262.317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294655409.885">
                <text:p>11294655409.88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2321442245.3291">
                <text:p>12321442245.329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2640100214.4325">
                <text:p>12640100214.43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591505586.9166">
                <text:p>13591505586.916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2956388483.4158">
                <text:p>12956388483.415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2589068171.3602">
                <text:p>12589068171.360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2371224530.9087">
                <text:p>12371224530.908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2371224510.9087">
                <text:p>12371224510.908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2847040818.2513">
                <text:p>12847040818.251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010350639.1613">
                <text:p>13010350639.161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186166168.3391">
                <text:p>13186166168.339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3296280270.8305">
                <text:p>13296280270.830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258290878.6281">
                <text:p>13258290878.628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2982076465.3233">
                <text:p>12982076465.32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2657524533.6903">
                <text:p>12657524533.690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3004834638.0903">
                <text:p>13004834638.090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3158435027.2016">
                <text:p>13158435027.201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167746784.8563">
                <text:p>14167746784.856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066237831.9044">
                <text:p>14066237831.904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095300286.7637">
                <text:p>14095300286.763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3660260134.4562">
                <text:p>13660260134.456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3989783933.4891">
                <text:p>13989783933.489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3960516583.0843">
                <text:p>13960516583.084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609842915.7859">
                <text:p>14609842915.785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3888962488.757">
                <text:p>13888962488.75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3787583180.5179">
                <text:p>13787583180.517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9039995800.7152">
                <text:p>19039995800.715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8253940908.2086">
                <text:p>18253940908.208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2817426115.2607">
                <text:p>22817426115.260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4718878271.5325">
                <text:p>24718878271.532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4662851782.1954">
                <text:p>24662851782.195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4949980551.3263">
                <text:p>24949980551.326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4800691193.6968">
                <text:p>24800691193.696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5817112943.9303">
                <text:p>25817112943.930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4865956131.2592">
                <text:p>24865956131.259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4865956111.2592">
                <text:p>24865956111.259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5001941788.7427">
                <text:p>25001941788.742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5079227523.8856">
                <text:p>25079227523.885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6147161642.9522">
                <text:p>26147161642.952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5743032385.8122">
                <text:p>25743032385.812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6856244577.0906">
                <text:p>26856244577.090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9063607125.0707">
                <text:p>29063607125.070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8721682315.364">
                <text:p>28721682315.36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9886074821.6625">
                <text:p>29886074821.662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9886074801.6625">
                <text:p>29886074801.66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0439520611.3229">
                <text:p>30439520611.322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0439520591.3229">
                <text:p>30439520591.322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664905731.1105">
                <text:p>38664905731.110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1202290149.7147">
                <text:p>41202290149.714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1316108610.7912">
                <text:p>41316108610.79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0448403563.424">
                <text:p>40448403563.42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0448403543.424">
                <text:p>40448403543.42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9542842250.0638">
                <text:p>39542842250.063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0362383002.0858">
                <text:p>40362383002.085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4170566640.6942">
                <text:p>54170566640.694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3985050981.5137">
                <text:p>53985050981.513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7712590195.9516">
                <text:p>57712590195.951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9069469255.7937">
                <text:p>59069469255.793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0199985393.7993">
                <text:p>60199985393.799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5933317316.0659">
                <text:p>65933317316.065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5050281796.2972">
                <text:p>65050281796.297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5050281776.2972">
                <text:p>65050281776.297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2897882726.9344">
                <text:p>62897882726.93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2256067577.0677">
                <text:p>62256067577.067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2256067557.0677">
                <text:p>62256067557.067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2256067537.0677">
                <text:p>62256067537.067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2256067517.0677">
                <text:p>62256067517.067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9818245189.8189">
                <text:p>69818245189.818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9547631816.37">
                <text:p>69547631816.3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9547631796.37">
                <text:p>69547631796.3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1820430201.0879">
                <text:p>71820430201.087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2186860947.42">
                <text:p>72186860947.4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7793607408.773">
                <text:p>77793607408.77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6714503124.5908">
                <text:p>76714503124.590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7190006223.1316">
                <text:p>77190006223.131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7768679652.6532">
                <text:p>77768679652.653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0083223669.9345">
                <text:p>80083223669.934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2107799529.2306">
                <text:p>82107799529.230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9370872858.2562">
                <text:p>79370872858.256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8199679481.6645">
                <text:p>78199679481.664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1601129775.0358">
                <text:p>81601129775.035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5310272017.5374">
                <text:p>85310272017.53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8393775805.4002">
                <text:p>88393775805.400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7987367620.7776">
                <text:p>87987367620.777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2836021044.2449">
                <text:p>82836021044.244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8389273831.6803">
                <text:p>88389273831.680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2335223536.3089">
                <text:p>92335223536.308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3678796309.7799">
                <text:p>83678796309.779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9877225646.0599">
                <text:p>89877225646.059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0645407041.8382">
                <text:p>90645407041.838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1026270076.6359">
                <text:p>91026270076.635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5340023370.7416">
                <text:p>75340023370.741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3076500046.6041">
                <text:p>73076500046.604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2777006173.9541">
                <text:p>72777006173.954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1874811862.5414">
                <text:p>71874811862.541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2427695010.7148">
                <text:p>72427695010.714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3253417898.0031">
                <text:p>73253417898.003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1542616186.1177">
                <text:p>71542616186.117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3971532147.7451">
                <text:p>73971532147.745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4094544653.4897">
                <text:p>74094544653.489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8905878701.8981">
                <text:p>78905878701.898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8175268693.9176">
                <text:p>78175268693.917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1221058363.291">
                <text:p>81221058363.29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1221058343.291">
                <text:p>81221058343.29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4344945182.6484">
                <text:p>84344945182.648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5600078275.4854">
                <text:p>85600078275.485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6837073606.2872">
                <text:p>86837073606.287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6593149222.2246">
                <text:p>86593149222.224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3139710311.8086">
                <text:p>93139710311.808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9683996658.3316">
                <text:p>89683996658.331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5289246429.4773">
                <text:p>95289246429.477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4516630897.887">
                <text:p>94516630897.88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2391706622.0892">
                <text:p>92391706622.089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4888779754.0375">
                <text:p>94888779754.037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2073398356.72">
                <text:p>92073398356.7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4729361750.8561">
                <text:p>94729361750.856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2191968112.5296">
                <text:p>92191968112.529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7907870115.5065">
                <text:p>97907870115.506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2278757154.234">
                <text:p>102278757154.23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2091775859.729">
                <text:p>102091775859.72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3841920568.753">
                <text:p>103841920568.75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3937501447.928">
                <text:p>103937501447.92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3937501427.928">
                <text:p>103937501427.92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3937501407.928">
                <text:p>103937501407.92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3937501387.928">
                <text:p>103937501387.92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2593751349.985">
                <text:p>102593751349.98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0457999504.001">
                <text:p>100457999504.00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3248499470.223">
                <text:p>103248499470.22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4291413586.286">
                <text:p>104291413586.28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1294533865.531">
                <text:p>101294533865.53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16589005543.049">
                <text:p>116589005543.04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17035706693.712">
                <text:p>117035706693.71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28225335106.907">
                <text:p>128225335106.90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27755645214.721">
                <text:p>127755645214.72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26843104871.758">
                <text:p>126843104871.75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0987716742.789">
                <text:p>110987716742.78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12276508515.567">
                <text:p>112276508515.56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19471488886.229">
                <text:p>119471488886.22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13916584550.172">
                <text:p>113916584550.17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9342661059.597">
                <text:p>109342661059.59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7451231153.063">
                <text:p>107451231153.06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6717775630.312">
                <text:p>106717775630.31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6034563218.313">
                <text:p>106034563218.31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9128957066.551">
                <text:p>109128957066.55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9128957046.551">
                <text:p>109128957046.55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1092241046.737">
                <text:p>111092241046.73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3727364150.542">
                <text:p>113727364150.54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15146080406.189">
                <text:p>115146080406.18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16791024391.992">
                <text:p>116791024391.99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27542544668.006">
                <text:p>127542544668.00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33281959158.066">
                <text:p>133281959158.06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41366274693.555">
                <text:p>141366274693.55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31350445494.862">
                <text:p>131350445494.86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5220758018.435">
                <text:p>125220758018.43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3905413901.603">
                <text:p>123905413901.60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4570142496.955">
                <text:p>124570142496.95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5418382746.876">
                <text:p>125418382746.87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32399444338.506">
                <text:p>132399444338.50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32399444318.506">
                <text:p>132399444318.50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30728383350.796">
                <text:p>130728383350.79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8474445686.817">
                <text:p>128474445686.81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29633364635.642">
                <text:p>129633364635.64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7033765057.44">
                <text:p>127033765057.4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6163670756.225">
                <text:p>126163670756.22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34574582119.973">
                <text:p>134574582119.97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62555435808.087">
                <text:p>162555435808.08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62555435808.087">
                <text:p>162555435808.08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1905214044.854">
                <text:p>161905214044.85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57956306365.224">
                <text:p>157956306365.22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90132590975.177">
                <text:p>190132590975.17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02320577556.149">
                <text:p>202320577556.14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00327271353.33">
                <text:p>200327271353.3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98751663581.113">
                <text:p>198751663581.11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98751663561.113">
                <text:p>198751663561.11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05849937239.724">
                <text:p>205849937239.72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06064811893.252">
                <text:p>206064811893.25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03169287584.354">
                <text:p>203169287584.35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7086433211.867">
                <text:p>207086433211.86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96954519395.105">
                <text:p>196954519395.10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82682452752.271">
                <text:p>182682452752.27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81753558904.718">
                <text:p>181753558904.71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91090214307.905">
                <text:p>191090214307.90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98211588734.162">
                <text:p>198211588734.16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15683997547.665">
                <text:p>215683997547.66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17008837807.442">
                <text:p>217008837807.44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17008837787.442">
                <text:p>217008837787.44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16508817403.876">
                <text:p>216508817403.87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15506461747.747">
                <text:p>215506461747.74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15506461727.747">
                <text:p>215506461727.74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55601662784.049">
                <text:p>655601662784.04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61966727451.273">
                <text:p>661966727451.27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81436337062.193">
                <text:p>681436337062.19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07919722236.582">
                <text:p>707919722236.58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30609456903.651">
                <text:p>730609456903.65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13716512152.498">
                <text:p>713716512152.49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13716512132.499">
                <text:p>713716512132.49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93272766872.025">
                <text:p>693272766872.02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80390846369.97">
                <text:p>680390846369.9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83437827301.022">
                <text:p>683437827301.02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87513997225.163">
                <text:p>687513997225.16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83566273703.237">
                <text:p>683566273703.23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81464146318.405">
                <text:p>681464146318.40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75912503558.54">
                <text:p>675912503558.5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62211574412.354">
                <text:p>662211574412.35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57762576506.894">
                <text:p>657762576506.89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55382827657.274">
                <text:p>655382827657.27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81498651889.272">
                <text:p>681498651889.27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74363451479.216">
                <text:p>674363451479.21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42426996877.698">
                <text:p>642426996877.69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53377457031.749">
                <text:p>653377457031.74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92765459740.613">
                <text:p>692765459740.61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75067072063.006">
                <text:p>675067072063.00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77092273259.196">
                <text:p>677092273259.19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77092273239.196">
                <text:p>677092273239.19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34823995962.417">
                <text:p>834823995962.41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19445659174.689">
                <text:p>819445659174.68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874117478998.563">
                <text:p>874117478998.56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849378305044.642">
                <text:p>849378305044.64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849378305024.642">
                <text:p>849378305024.64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070216664311.05">
                <text:p>1070216664311.0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070216664291.05">
                <text:p>1070216664291.0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070216664271.05">
                <text:p>1070216664271.0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070216664251.05">
                <text:p>1070216664251.0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070216664231.05">
                <text:p>1070216664231.0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070216664211.05">
                <text:p>1070216664211.0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046608943656.98">
                <text:p>1046608943656.9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045427669434.21">
                <text:p>1045427669434.2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057207136112.06">
                <text:p>1057207136112.0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047840118842.02">
                <text:p>1047840118842.0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67237032757.253">
                <text:p>967237032757.25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87063631091.17">
                <text:p>1187063631091.1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209174009709.06">
                <text:p>1209174009709.0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94219560805.74">
                <text:p>1194219560805.7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284298278062.44">
                <text:p>1284298278062.4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274894420357.88">
                <text:p>1274894420357.8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265361724737.03">
                <text:p>1265361724737.0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285133001666.04">
                <text:p>1285133001666.0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229602563302.45">
                <text:p>1229602563302.4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212986312427.01">
                <text:p>1212986312427.0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68363499877.31">
                <text:p>1168363499877.3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212350765044.24">
                <text:p>1212350765044.2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63443433025.3">
                <text:p>1163443433025.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50345063229.51">
                <text:p>1150345063229.5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66989927468.46">
                <text:p>1166989927468.4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62569511056.54">
                <text:p>1162569511056.5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63287146537.19">
                <text:p>1163287146537.1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50587505179.45">
                <text:p>1150587505179.4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66567887175.83">
                <text:p>1166567887175.8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97000092908.24">
                <text:p>1197000092908.2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06750085883.25">
                <text:p>1106750085883.2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039674323082.45">
                <text:p>1039674323082.4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20180429504.65">
                <text:p>1020180429504.6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69232764964.23">
                <text:p>1169232764964.2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598147296815.53">
                <text:p>1598147296815.5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693125598816.49">
                <text:p>1693125598816.4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713193373672.72">
                <text:p>1713193373672.7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710989437065.66">
                <text:p>1710989437065.6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659926170974.07">
                <text:p>1659926170974.0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610935294380.18">
                <text:p>1610935294380.1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671044820269.89">
                <text:p>1671044820269.8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650329388593.65">
                <text:p>1650329388593.6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751141364799.96">
                <text:p>1751141364799.9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768513798954.56">
                <text:p>1768513798954.5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710844870707.78">
                <text:p>1710844870707.7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991729849460.7">
                <text:p>1991729849460.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058322640760.06">
                <text:p>2058322640760.0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137488896153.9">
                <text:p>2137488896153.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207801030875.81">
                <text:p>2207801030875.8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071179679935.28">
                <text:p>2071179679935.2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038672375521.67">
                <text:p>2038672375521.6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143360956947.38">
                <text:p>2143360956947.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